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odel_rcoeff_exp_nor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ps trained</text:p>
          </table:table-cell>
        </table:table-row>
        <table:table-row table:style-name="ro1">
          <table:table-cell office:value-type="string" calcext:value-type="string">
            <text:p>exp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5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9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office:value-type="string" calcext:value-type="string">
            <text:p>exp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1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2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goal or spe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2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goal or speed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exp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 only</text:p>
          </table:table-cell>
          <table:table-cell office:value-type="string" calcext:value-type="string">
            <text:p>10k</text:p>
          </table:table-cell>
        </table:table-row>
      </table:table>
      <table:table table:name="speed" table:style-name="ta1">
        <table:table-column table:style-name="co6" table:number-columns-repeated="7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0</text:p>
          </table:table-cell>
          <table:table-cell office:value-type="float" office:value="-293.06" calcext:value-type="float">
            <text:p>-293.06</text:p>
          </table:table-cell>
          <table:table-cell office:value-type="float" office:value="0.001" calcext:value-type="float">
            <text:p>0.001</text:p>
          </table:table-cell>
          <table:table-cell office:value-type="float" office:value="-497.6801" calcext:value-type="float">
            <text:p>-497.6801</text:p>
          </table:table-cell>
          <table:table-cell office:value-type="float" office:value="-88.4399" calcext:value-type="float">
            <text:p>-88.4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1</text:p>
          </table:table-cell>
          <table:table-cell office:value-type="float" office:value="-338.06" calcext:value-type="float">
            <text:p>-338.06</text:p>
          </table:table-cell>
          <table:table-cell office:value-type="float" office:value="0.001" calcext:value-type="float">
            <text:p>0.001</text:p>
          </table:table-cell>
          <table:table-cell office:value-type="float" office:value="-542.6801" calcext:value-type="float">
            <text:p>-542.6801</text:p>
          </table:table-cell>
          <table:table-cell office:value-type="float" office:value="-133.4399" calcext:value-type="float">
            <text:p>-133.4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2</text:p>
          </table:table-cell>
          <table:table-cell office:value-type="float" office:value="333.12" calcext:value-type="float">
            <text:p>333.1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.4999" calcext:value-type="float">
            <text:p>128.4999</text:p>
          </table:table-cell>
          <table:table-cell office:value-type="float" office:value="537.7401" calcext:value-type="float">
            <text:p>537.7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4</text:p>
          </table:table-cell>
          <table:table-cell office:value-type="float" office:value="-273.72" calcext:value-type="float">
            <text:p>-273.72</text:p>
          </table:table-cell>
          <table:table-cell office:value-type="float" office:value="0.001" calcext:value-type="float">
            <text:p>0.001</text:p>
          </table:table-cell>
          <table:table-cell office:value-type="float" office:value="-478.3401" calcext:value-type="float">
            <text:p>-478.3401</text:p>
          </table:table-cell>
          <table:table-cell office:value-type="float" office:value="-69.0999" calcext:value-type="float">
            <text:p>-69.0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5</text:p>
          </table:table-cell>
          <table:table-cell office:value-type="float" office:value="-338.08" calcext:value-type="float">
            <text:p>-338.08</text:p>
          </table:table-cell>
          <table:table-cell office:value-type="float" office:value="0.001" calcext:value-type="float">
            <text:p>0.001</text:p>
          </table:table-cell>
          <table:table-cell office:value-type="float" office:value="-542.7001" calcext:value-type="float">
            <text:p>-542.7001</text:p>
          </table:table-cell>
          <table:table-cell office:value-type="float" office:value="-133.4599" calcext:value-type="float">
            <text:p>-133.4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6</text:p>
          </table:table-cell>
          <table:table-cell office:value-type="float" office:value="-310.24" calcext:value-type="float">
            <text:p>-31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-514.8601" calcext:value-type="float">
            <text:p>-514.8601</text:p>
          </table:table-cell>
          <table:table-cell office:value-type="float" office:value="-105.6199" calcext:value-type="float">
            <text:p>-105.6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7</text:p>
          </table:table-cell>
          <table:table-cell office:value-type="float" office:value="-263.08" calcext:value-type="float">
            <text:p>-263.08</text:p>
          </table:table-cell>
          <table:table-cell office:value-type="float" office:value="0.001" calcext:value-type="float">
            <text:p>0.001</text:p>
          </table:table-cell>
          <table:table-cell office:value-type="float" office:value="-467.7001" calcext:value-type="float">
            <text:p>-467.7001</text:p>
          </table:table-cell>
          <table:table-cell office:value-type="float" office:value="-58.4599" calcext:value-type="float">
            <text:p>-58.4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8</text:p>
          </table:table-cell>
          <table:table-cell office:value-type="float" office:value="-244.4" calcext:value-type="float">
            <text:p>-244.4</text:p>
          </table:table-cell>
          <table:table-cell office:value-type="float" office:value="0.0034" calcext:value-type="float">
            <text:p>0.0034</text:p>
          </table:table-cell>
          <table:table-cell office:value-type="float" office:value="-449.0201" calcext:value-type="float">
            <text:p>-449.0201</text:p>
          </table:table-cell>
          <table:table-cell office:value-type="float" office:value="-39.7799" calcext:value-type="float">
            <text:p>-39.7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</text:p>
          </table:table-cell>
          <table:table-cell office:value-type="float" office:value="-335.2" calcext:value-type="float">
            <text:p>-335.2</text:p>
          </table:table-cell>
          <table:table-cell office:value-type="float" office:value="0.001" calcext:value-type="float">
            <text:p>0.001</text:p>
          </table:table-cell>
          <table:table-cell office:value-type="float" office:value="-539.8201" calcext:value-type="float">
            <text:p>-539.8201</text:p>
          </table:table-cell>
          <table:table-cell office:value-type="float" office:value="-130.5799" calcext:value-type="float">
            <text:p>-130.5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2</text:p>
          </table:table-cell>
          <table:table-cell office:value-type="float" office:value="221.36" calcext:value-type="float">
            <text:p>221.36</text:p>
          </table:table-cell>
          <table:table-cell office:value-type="float" office:value="0.0176" calcext:value-type="float">
            <text:p>0.0176</text:p>
          </table:table-cell>
          <table:table-cell office:value-type="float" office:value="16.7399" calcext:value-type="float">
            <text:p>16.7399</text:p>
          </table:table-cell>
          <table:table-cell office:value-type="float" office:value="425.9801" calcext:value-type="float">
            <text:p>425.9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4</text:p>
          </table:table-cell>
          <table:table-cell office:value-type="float" office:value="520.24" calcext:value-type="float">
            <text:p>52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315.6199" calcext:value-type="float">
            <text:p>315.6199</text:p>
          </table:table-cell>
          <table:table-cell office:value-type="float" office:value="724.8601" calcext:value-type="float">
            <text:p>724.8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4</text:p>
          </table:table-cell>
          <table:table-cell office:value-type="float" office:value="212.78" calcext:value-type="float">
            <text:p>212.78</text:p>
          </table:table-cell>
          <table:table-cell office:value-type="float" office:value="0.0305" calcext:value-type="float">
            <text:p>0.0305</text:p>
          </table:table-cell>
          <table:table-cell office:value-type="float" office:value="8.1599" calcext:value-type="float">
            <text:p>8.1599</text:p>
          </table:table-cell>
          <table:table-cell office:value-type="float" office:value="417.4001" calcext:value-type="float">
            <text:p>417.4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5</text:p>
          </table:table-cell>
          <table:table-cell office:value-type="float" office:value="389.96" calcext:value-type="float">
            <text:p>389.96</text:p>
          </table:table-cell>
          <table:table-cell office:value-type="float" office:value="0.001" calcext:value-type="float">
            <text:p>0.001</text:p>
          </table:table-cell>
          <table:table-cell office:value-type="float" office:value="185.3399" calcext:value-type="float">
            <text:p>185.3399</text:p>
          </table:table-cell>
          <table:table-cell office:value-type="float" office:value="594.5801" calcext:value-type="float">
            <text:p>594.5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6</text:p>
          </table:table-cell>
          <table:table-cell office:value-type="float" office:value="432.54" calcext:value-type="float">
            <text:p>432.54</text:p>
          </table:table-cell>
          <table:table-cell office:value-type="float" office:value="0.001" calcext:value-type="float">
            <text:p>0.001</text:p>
          </table:table-cell>
          <table:table-cell office:value-type="float" office:value="227.9199" calcext:value-type="float">
            <text:p>227.9199</text:p>
          </table:table-cell>
          <table:table-cell office:value-type="float" office:value="637.1601" calcext:value-type="float">
            <text:p>637.1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7</text:p>
          </table:table-cell>
          <table:table-cell office:value-type="float" office:value="-303.32" calcext:value-type="float">
            <text:p>-303.32</text:p>
          </table:table-cell>
          <table:table-cell office:value-type="float" office:value="0.001" calcext:value-type="float">
            <text:p>0.001</text:p>
          </table:table-cell>
          <table:table-cell office:value-type="float" office:value="-507.9401" calcext:value-type="float">
            <text:p>-507.9401</text:p>
          </table:table-cell>
          <table:table-cell office:value-type="float" office:value="-98.6999" calcext:value-type="float">
            <text:p>-98.6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8</text:p>
          </table:table-cell>
          <table:table-cell office:value-type="float" office:value="512.82" calcext:value-type="float">
            <text:p>512.82</text:p>
          </table:table-cell>
          <table:table-cell office:value-type="float" office:value="0.001" calcext:value-type="float">
            <text:p>0.001</text:p>
          </table:table-cell>
          <table:table-cell office:value-type="float" office:value="308.1999" calcext:value-type="float">
            <text:p>308.1999</text:p>
          </table:table-cell>
          <table:table-cell office:value-type="float" office:value="717.4401" calcext:value-type="float">
            <text:p>717.4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9</text:p>
          </table:table-cell>
          <table:table-cell office:value-type="float" office:value="520.24" calcext:value-type="float">
            <text:p>52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315.6199" calcext:value-type="float">
            <text:p>315.6199</text:p>
          </table:table-cell>
          <table:table-cell office:value-type="float" office:value="724.8601" calcext:value-type="float">
            <text:p>724.8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2</text:p>
          </table:table-cell>
          <table:table-cell office:value-type="float" office:value="626.18" calcext:value-type="float">
            <text:p>626.18</text:p>
          </table:table-cell>
          <table:table-cell office:value-type="float" office:value="0.001" calcext:value-type="float">
            <text:p>0.001</text:p>
          </table:table-cell>
          <table:table-cell office:value-type="float" office:value="421.5599" calcext:value-type="float">
            <text:p>421.5599</text:p>
          </table:table-cell>
          <table:table-cell office:value-type="float" office:value="830.8001" calcext:value-type="float">
            <text:p>830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9</text:p>
          </table:table-cell>
          <table:table-cell office:value-type="float" office:value="478.14" calcext:value-type="float">
            <text:p>478.14</text:p>
          </table:table-cell>
          <table:table-cell office:value-type="float" office:value="0.001" calcext:value-type="float">
            <text:p>0.001</text:p>
          </table:table-cell>
          <table:table-cell office:value-type="float" office:value="273.5199" calcext:value-type="float">
            <text:p>273.5199</text:p>
          </table:table-cell>
          <table:table-cell office:value-type="float" office:value="682.7601" calcext:value-type="float">
            <text:p>682.7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1</text:p>
          </table:table-cell>
          <table:table-cell office:value-type="float" office:value="260.38" calcext:value-type="float">
            <text:p>260.38</text:p>
          </table:table-cell>
          <table:table-cell office:value-type="float" office:value="0.001" calcext:value-type="float">
            <text:p>0.001</text:p>
          </table:table-cell>
          <table:table-cell office:value-type="float" office:value="55.7599" calcext:value-type="float">
            <text:p>55.7599</text:p>
          </table:table-cell>
          <table:table-cell office:value-type="float" office:value="465.0001" calcext:value-type="float">
            <text:p>465.0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2</text:p>
          </table:table-cell>
          <table:table-cell office:value-type="float" office:value="514.42" calcext:value-type="float">
            <text:p>514.42</text:p>
          </table:table-cell>
          <table:table-cell office:value-type="float" office:value="0.001" calcext:value-type="float">
            <text:p>0.001</text:p>
          </table:table-cell>
          <table:table-cell office:value-type="float" office:value="309.7999" calcext:value-type="float">
            <text:p>309.7999</text:p>
          </table:table-cell>
          <table:table-cell office:value-type="float" office:value="719.0401" calcext:value-type="float">
            <text:p>719.0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4</text:p>
          </table:table-cell>
          <table:table-cell office:value-type="float" office:value="813.3" calcext:value-type="float">
            <text:p>813.3</text:p>
          </table:table-cell>
          <table:table-cell office:value-type="float" office:value="0.001" calcext:value-type="float">
            <text:p>0.001</text:p>
          </table:table-cell>
          <table:table-cell office:value-type="float" office:value="608.6799" calcext:value-type="float">
            <text:p>608.6799</text:p>
          </table:table-cell>
          <table:table-cell office:value-type="float" office:value="1017.9201" calcext:value-type="float">
            <text:p>1017.9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3</text:p>
          </table:table-cell>
          <table:table-cell office:value-type="float" office:value="431.04" calcext:value-type="float">
            <text:p>431.04</text:p>
          </table:table-cell>
          <table:table-cell office:value-type="float" office:value="0.001" calcext:value-type="float">
            <text:p>0.001</text:p>
          </table:table-cell>
          <table:table-cell office:value-type="float" office:value="226.4199" calcext:value-type="float">
            <text:p>226.4199</text:p>
          </table:table-cell>
          <table:table-cell office:value-type="float" office:value="635.6601" calcext:value-type="float">
            <text:p>635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4</text:p>
          </table:table-cell>
          <table:table-cell office:value-type="float" office:value="505.84" calcext:value-type="float">
            <text:p>505.84</text:p>
          </table:table-cell>
          <table:table-cell office:value-type="float" office:value="0.001" calcext:value-type="float">
            <text:p>0.001</text:p>
          </table:table-cell>
          <table:table-cell office:value-type="float" office:value="301.2199" calcext:value-type="float">
            <text:p>301.2199</text:p>
          </table:table-cell>
          <table:table-cell office:value-type="float" office:value="710.4601" calcext:value-type="float">
            <text:p>710.4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5</text:p>
          </table:table-cell>
          <table:table-cell office:value-type="float" office:value="683.02" calcext:value-type="float">
            <text:p>683.02</text:p>
          </table:table-cell>
          <table:table-cell office:value-type="float" office:value="0.001" calcext:value-type="float">
            <text:p>0.001</text:p>
          </table:table-cell>
          <table:table-cell office:value-type="float" office:value="478.3999" calcext:value-type="float">
            <text:p>478.3999</text:p>
          </table:table-cell>
          <table:table-cell office:value-type="float" office:value="887.6401" calcext:value-type="float">
            <text:p>887.6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6</text:p>
          </table:table-cell>
          <table:table-cell office:value-type="float" office:value="725.6" calcext:value-type="float">
            <text:p>725.6</text:p>
          </table:table-cell>
          <table:table-cell office:value-type="float" office:value="0.001" calcext:value-type="float">
            <text:p>0.001</text:p>
          </table:table-cell>
          <table:table-cell office:value-type="float" office:value="520.9799" calcext:value-type="float">
            <text:p>520.9799</text:p>
          </table:table-cell>
          <table:table-cell office:value-type="float" office:value="930.2201" calcext:value-type="float">
            <text:p>930.2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8</text:p>
          </table:table-cell>
          <table:table-cell office:value-type="float" office:value="805.88" calcext:value-type="float">
            <text:p>805.88</text:p>
          </table:table-cell>
          <table:table-cell office:value-type="float" office:value="0.001" calcext:value-type="float">
            <text:p>0.001</text:p>
          </table:table-cell>
          <table:table-cell office:value-type="float" office:value="601.2599" calcext:value-type="float">
            <text:p>601.2599</text:p>
          </table:table-cell>
          <table:table-cell office:value-type="float" office:value="1010.5001" calcext:value-type="float">
            <text:p>1010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9</text:p>
          </table:table-cell>
          <table:table-cell office:value-type="float" office:value="813.3" calcext:value-type="float">
            <text:p>813.3</text:p>
          </table:table-cell>
          <table:table-cell office:value-type="float" office:value="0.001" calcext:value-type="float">
            <text:p>0.001</text:p>
          </table:table-cell>
          <table:table-cell office:value-type="float" office:value="608.6799" calcext:value-type="float">
            <text:p>608.6799</text:p>
          </table:table-cell>
          <table:table-cell office:value-type="float" office:value="1017.9201" calcext:value-type="float">
            <text:p>1017.9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2</text:p>
          </table:table-cell>
          <table:table-cell office:value-type="float" office:value="671.18" calcext:value-type="float">
            <text:p>671.18</text:p>
          </table:table-cell>
          <table:table-cell office:value-type="float" office:value="0.001" calcext:value-type="float">
            <text:p>0.001</text:p>
          </table:table-cell>
          <table:table-cell office:value-type="float" office:value="466.5599" calcext:value-type="float">
            <text:p>466.5599</text:p>
          </table:table-cell>
          <table:table-cell office:value-type="float" office:value="875.8001" calcext:value-type="float">
            <text:p>875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9</text:p>
          </table:table-cell>
          <table:table-cell office:value-type="float" office:value="523.14" calcext:value-type="float">
            <text:p>523.14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5199" calcext:value-type="float">
            <text:p>318.5199</text:p>
          </table:table-cell>
          <table:table-cell office:value-type="float" office:value="727.7601" calcext:value-type="float">
            <text:p>727.7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0</text:p>
          </table:table-cell>
          <table:table-cell office:value-type="float" office:value="244.06" calcext:value-type="float">
            <text:p>244.06</text:p>
          </table:table-cell>
          <table:table-cell office:value-type="float" office:value="0.0035" calcext:value-type="float">
            <text:p>0.0035</text:p>
          </table:table-cell>
          <table:table-cell office:value-type="float" office:value="39.4399" calcext:value-type="float">
            <text:p>39.4399</text:p>
          </table:table-cell>
          <table:table-cell office:value-type="float" office:value="448.6801" calcext:value-type="float">
            <text:p>448.6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1</text:p>
          </table:table-cell>
          <table:table-cell office:value-type="float" office:value="305.38" calcext:value-type="float">
            <text:p>305.3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.7599" calcext:value-type="float">
            <text:p>100.7599</text:p>
          </table:table-cell>
          <table:table-cell office:value-type="float" office:value="510.0001" calcext:value-type="float">
            <text:p>510.0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2</text:p>
          </table:table-cell>
          <table:table-cell office:value-type="float" office:value="559.42" calcext:value-type="float">
            <text:p>559.42</text:p>
          </table:table-cell>
          <table:table-cell office:value-type="float" office:value="0.001" calcext:value-type="float">
            <text:p>0.001</text:p>
          </table:table-cell>
          <table:table-cell office:value-type="float" office:value="354.7999" calcext:value-type="float">
            <text:p>354.7999</text:p>
          </table:table-cell>
          <table:table-cell office:value-type="float" office:value="764.0401" calcext:value-type="float">
            <text:p>764.0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3</text:p>
          </table:table-cell>
          <table:table-cell office:value-type="float" office:value="237.18" calcext:value-type="float">
            <text:p>237.18</text:p>
          </table:table-cell>
          <table:table-cell office:value-type="float" office:value="0.0058" calcext:value-type="float">
            <text:p>0.0058</text:p>
          </table:table-cell>
          <table:table-cell office:value-type="float" office:value="32.5599" calcext:value-type="float">
            <text:p>32.5599</text:p>
          </table:table-cell>
          <table:table-cell office:value-type="float" office:value="441.8001" calcext:value-type="float">
            <text:p>441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4</text:p>
          </table:table-cell>
          <table:table-cell office:value-type="float" office:value="858.3" calcext:value-type="float">
            <text:p>858.3</text:p>
          </table:table-cell>
          <table:table-cell office:value-type="float" office:value="0.001" calcext:value-type="float">
            <text:p>0.001</text:p>
          </table:table-cell>
          <table:table-cell office:value-type="float" office:value="653.6799" calcext:value-type="float">
            <text:p>653.6799</text:p>
          </table:table-cell>
          <table:table-cell office:value-type="float" office:value="1062.9201" calcext:value-type="float">
            <text:p>1062.9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3</text:p>
          </table:table-cell>
          <table:table-cell office:value-type="float" office:value="476.04" calcext:value-type="float">
            <text:p>476.04</text:p>
          </table:table-cell>
          <table:table-cell office:value-type="float" office:value="0.001" calcext:value-type="float">
            <text:p>0.001</text:p>
          </table:table-cell>
          <table:table-cell office:value-type="float" office:value="271.4199" calcext:value-type="float">
            <text:p>271.4199</text:p>
          </table:table-cell>
          <table:table-cell office:value-type="float" office:value="680.6601" calcext:value-type="float">
            <text:p>680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4</text:p>
          </table:table-cell>
          <table:table-cell office:value-type="float" office:value="550.84" calcext:value-type="float">
            <text:p>550.84</text:p>
          </table:table-cell>
          <table:table-cell office:value-type="float" office:value="0.001" calcext:value-type="float">
            <text:p>0.001</text:p>
          </table:table-cell>
          <table:table-cell office:value-type="float" office:value="346.2199" calcext:value-type="float">
            <text:p>346.2199</text:p>
          </table:table-cell>
          <table:table-cell office:value-type="float" office:value="755.4601" calcext:value-type="float">
            <text:p>755.4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5</text:p>
          </table:table-cell>
          <table:table-cell office:value-type="float" office:value="728.02" calcext:value-type="float">
            <text:p>728.02</text:p>
          </table:table-cell>
          <table:table-cell office:value-type="float" office:value="0.001" calcext:value-type="float">
            <text:p>0.001</text:p>
          </table:table-cell>
          <table:table-cell office:value-type="float" office:value="523.3999" calcext:value-type="float">
            <text:p>523.3999</text:p>
          </table:table-cell>
          <table:table-cell office:value-type="float" office:value="932.6401" calcext:value-type="float">
            <text:p>932.6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6</text:p>
          </table:table-cell>
          <table:table-cell office:value-type="float" office:value="770.6" calcext:value-type="float">
            <text:p>770.6</text:p>
          </table:table-cell>
          <table:table-cell office:value-type="float" office:value="0.001" calcext:value-type="float">
            <text:p>0.001</text:p>
          </table:table-cell>
          <table:table-cell office:value-type="float" office:value="565.9799" calcext:value-type="float">
            <text:p>565.9799</text:p>
          </table:table-cell>
          <table:table-cell office:value-type="float" office:value="975.2201" calcext:value-type="float">
            <text:p>975.2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8</text:p>
          </table:table-cell>
          <table:table-cell office:value-type="float" office:value="850.88" calcext:value-type="float">
            <text:p>850.88</text:p>
          </table:table-cell>
          <table:table-cell office:value-type="float" office:value="0.001" calcext:value-type="float">
            <text:p>0.001</text:p>
          </table:table-cell>
          <table:table-cell office:value-type="float" office:value="646.2599" calcext:value-type="float">
            <text:p>646.2599</text:p>
          </table:table-cell>
          <table:table-cell office:value-type="float" office:value="1055.5001" calcext:value-type="float">
            <text:p>1055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9</text:p>
          </table:table-cell>
          <table:table-cell office:value-type="float" office:value="858.3" calcext:value-type="float">
            <text:p>858.3</text:p>
          </table:table-cell>
          <table:table-cell office:value-type="float" office:value="0.001" calcext:value-type="float">
            <text:p>0.001</text:p>
          </table:table-cell>
          <table:table-cell office:value-type="float" office:value="653.6799" calcext:value-type="float">
            <text:p>653.6799</text:p>
          </table:table-cell>
          <table:table-cell office:value-type="float" office:value="1062.9201" calcext:value-type="float">
            <text:p>1062.9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3</text:p>
          </table:table-cell>
          <table:table-cell office:value-type="float" office:value="-504.46" calcext:value-type="float">
            <text:p>-504.46</text:p>
          </table:table-cell>
          <table:table-cell office:value-type="float" office:value="0.001" calcext:value-type="float">
            <text:p>0.001</text:p>
          </table:table-cell>
          <table:table-cell office:value-type="float" office:value="-709.0801" calcext:value-type="float">
            <text:p>-709.0801</text:p>
          </table:table-cell>
          <table:table-cell office:value-type="float" office:value="-299.8399" calcext:value-type="float">
            <text:p>-299.8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4</text:p>
          </table:table-cell>
          <table:table-cell office:value-type="float" office:value="-606.84" calcext:value-type="float">
            <text:p>-606.84</text:p>
          </table:table-cell>
          <table:table-cell office:value-type="float" office:value="0.001" calcext:value-type="float">
            <text:p>0.001</text:p>
          </table:table-cell>
          <table:table-cell office:value-type="float" office:value="-811.4601" calcext:value-type="float">
            <text:p>-811.4601</text:p>
          </table:table-cell>
          <table:table-cell office:value-type="float" office:value="-402.2199" calcext:value-type="float">
            <text:p>-402.2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5</text:p>
          </table:table-cell>
          <table:table-cell office:value-type="float" office:value="-671.2" calcext:value-type="float">
            <text:p>-671.2</text:p>
          </table:table-cell>
          <table:table-cell office:value-type="float" office:value="0.001" calcext:value-type="float">
            <text:p>0.001</text:p>
          </table:table-cell>
          <table:table-cell office:value-type="float" office:value="-875.8201" calcext:value-type="float">
            <text:p>-875.8201</text:p>
          </table:table-cell>
          <table:table-cell office:value-type="float" office:value="-466.5799" calcext:value-type="float">
            <text:p>-466.5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6</text:p>
          </table:table-cell>
          <table:table-cell office:value-type="float" office:value="-643.36" calcext:value-type="float">
            <text:p>-643.36</text:p>
          </table:table-cell>
          <table:table-cell office:value-type="float" office:value="0.001" calcext:value-type="float">
            <text:p>0.001</text:p>
          </table:table-cell>
          <table:table-cell office:value-type="float" office:value="-847.9801" calcext:value-type="float">
            <text:p>-847.9801</text:p>
          </table:table-cell>
          <table:table-cell office:value-type="float" office:value="-438.7399" calcext:value-type="float">
            <text:p>-438.7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7</text:p>
          </table:table-cell>
          <table:table-cell office:value-type="float" office:value="-596.2" calcext:value-type="float">
            <text:p>-596.2</text:p>
          </table:table-cell>
          <table:table-cell office:value-type="float" office:value="0.001" calcext:value-type="float">
            <text:p>0.001</text:p>
          </table:table-cell>
          <table:table-cell office:value-type="float" office:value="-800.8201" calcext:value-type="float">
            <text:p>-800.8201</text:p>
          </table:table-cell>
          <table:table-cell office:value-type="float" office:value="-391.5799" calcext:value-type="float">
            <text:p>-391.5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8</text:p>
          </table:table-cell>
          <table:table-cell office:value-type="float" office:value="-577.52" calcext:value-type="float">
            <text:p>-577.52</text:p>
          </table:table-cell>
          <table:table-cell office:value-type="float" office:value="0.001" calcext:value-type="float">
            <text:p>0.001</text:p>
          </table:table-cell>
          <table:table-cell office:value-type="float" office:value="-782.1401" calcext:value-type="float">
            <text:p>-782.1401</text:p>
          </table:table-cell>
          <table:table-cell office:value-type="float" office:value="-372.8999" calcext:value-type="float">
            <text:p>-372.8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</text:p>
          </table:table-cell>
          <table:table-cell office:value-type="float" office:value="-668.32" calcext:value-type="float">
            <text:p>-668.32</text:p>
          </table:table-cell>
          <table:table-cell office:value-type="float" office:value="0.001" calcext:value-type="float">
            <text:p>0.001</text:p>
          </table:table-cell>
          <table:table-cell office:value-type="float" office:value="-872.9401" calcext:value-type="float">
            <text:p>-872.9401</text:p>
          </table:table-cell>
          <table:table-cell office:value-type="float" office:value="-463.6999" calcext:value-type="float">
            <text:p>-463.6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0</text:p>
          </table:table-cell>
          <table:table-cell office:value-type="float" office:value="-427.12" calcext:value-type="float">
            <text:p>-427.12</text:p>
          </table:table-cell>
          <table:table-cell office:value-type="float" office:value="0.001" calcext:value-type="float">
            <text:p>0.001</text:p>
          </table:table-cell>
          <table:table-cell office:value-type="float" office:value="-631.7401" calcext:value-type="float">
            <text:p>-631.7401</text:p>
          </table:table-cell>
          <table:table-cell office:value-type="float" office:value="-222.4999" calcext:value-type="float">
            <text:p>-222.4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1</text:p>
          </table:table-cell>
          <table:table-cell office:value-type="float" office:value="-365.8" calcext:value-type="float">
            <text:p>-365.8</text:p>
          </table:table-cell>
          <table:table-cell office:value-type="float" office:value="0.001" calcext:value-type="float">
            <text:p>0.001</text:p>
          </table:table-cell>
          <table:table-cell office:value-type="float" office:value="-570.4201" calcext:value-type="float">
            <text:p>-570.4201</text:p>
          </table:table-cell>
          <table:table-cell office:value-type="float" office:value="-161.1799" calcext:value-type="float">
            <text:p>-161.1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3</text:p>
          </table:table-cell>
          <table:table-cell office:value-type="float" office:value="-434" calcext:value-type="float">
            <text:p>-434</text:p>
          </table:table-cell>
          <table:table-cell office:value-type="float" office:value="0.001" calcext:value-type="float">
            <text:p>0.001</text:p>
          </table:table-cell>
          <table:table-cell office:value-type="float" office:value="-638.6201" calcext:value-type="float">
            <text:p>-638.6201</text:p>
          </table:table-cell>
          <table:table-cell office:value-type="float" office:value="-229.3799" calcext:value-type="float">
            <text:p>-229.3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7</text:p>
          </table:table-cell>
          <table:table-cell office:value-type="float" office:value="-636.44" calcext:value-type="float">
            <text:p>-636.44</text:p>
          </table:table-cell>
          <table:table-cell office:value-type="float" office:value="0.001" calcext:value-type="float">
            <text:p>0.001</text:p>
          </table:table-cell>
          <table:table-cell office:value-type="float" office:value="-841.0601" calcext:value-type="float">
            <text:p>-841.0601</text:p>
          </table:table-cell>
          <table:table-cell office:value-type="float" office:value="-431.8199" calcext:value-type="float">
            <text:p>-431.8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9</text:p>
          </table:table-cell>
          <table:table-cell office:value-type="float" office:value="356.42" calcext:value-type="float">
            <text:p>356.42</text:p>
          </table:table-cell>
          <table:table-cell office:value-type="float" office:value="0.001" calcext:value-type="float">
            <text:p>0.001</text:p>
          </table:table-cell>
          <table:table-cell office:value-type="float" office:value="151.7999" calcext:value-type="float">
            <text:p>151.7999</text:p>
          </table:table-cell>
          <table:table-cell office:value-type="float" office:value="561.0401" calcext:value-type="float">
            <text:p>561.0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2</text:p>
          </table:table-cell>
          <table:table-cell office:value-type="float" office:value="392.7" calcext:value-type="float">
            <text:p>392.7</text:p>
          </table:table-cell>
          <table:table-cell office:value-type="float" office:value="0.001" calcext:value-type="float">
            <text:p>0.001</text:p>
          </table:table-cell>
          <table:table-cell office:value-type="float" office:value="188.0799" calcext:value-type="float">
            <text:p>188.0799</text:p>
          </table:table-cell>
          <table:table-cell office:value-type="float" office:value="597.3201" calcext:value-type="float">
            <text:p>597.3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4</text:p>
          </table:table-cell>
          <table:table-cell office:value-type="float" office:value="691.58" calcext:value-type="float">
            <text:p>691.58</text:p>
          </table:table-cell>
          <table:table-cell office:value-type="float" office:value="0.001" calcext:value-type="float">
            <text:p>0.001</text:p>
          </table:table-cell>
          <table:table-cell office:value-type="float" office:value="486.9599" calcext:value-type="float">
            <text:p>486.9599</text:p>
          </table:table-cell>
          <table:table-cell office:value-type="float" office:value="896.2001" calcext:value-type="float">
            <text:p>896.2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3</text:p>
          </table:table-cell>
          <table:table-cell office:value-type="float" office:value="309.32" calcext:value-type="float">
            <text:p>309.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4.6999" calcext:value-type="float">
            <text:p>104.6999</text:p>
          </table:table-cell>
          <table:table-cell office:value-type="float" office:value="513.9401" calcext:value-type="float">
            <text:p>513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4</text:p>
          </table:table-cell>
          <table:table-cell office:value-type="float" office:value="384.12" calcext:value-type="float">
            <text:p>384.12</text:p>
          </table:table-cell>
          <table:table-cell office:value-type="float" office:value="0.001" calcext:value-type="float">
            <text:p>0.001</text:p>
          </table:table-cell>
          <table:table-cell office:value-type="float" office:value="179.4999" calcext:value-type="float">
            <text:p>179.4999</text:p>
          </table:table-cell>
          <table:table-cell office:value-type="float" office:value="588.7401" calcext:value-type="float">
            <text:p>588.7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5</text:p>
          </table:table-cell>
          <table:table-cell office:value-type="float" office:value="561.3" calcext:value-type="float">
            <text:p>561.3</text:p>
          </table:table-cell>
          <table:table-cell office:value-type="float" office:value="0.001" calcext:value-type="float">
            <text:p>0.001</text:p>
          </table:table-cell>
          <table:table-cell office:value-type="float" office:value="356.6799" calcext:value-type="float">
            <text:p>356.6799</text:p>
          </table:table-cell>
          <table:table-cell office:value-type="float" office:value="765.9201" calcext:value-type="float">
            <text:p>765.9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6</text:p>
          </table:table-cell>
          <table:table-cell office:value-type="float" office:value="603.88" calcext:value-type="float">
            <text:p>603.88</text:p>
          </table:table-cell>
          <table:table-cell office:value-type="float" office:value="0.001" calcext:value-type="float">
            <text:p>0.001</text:p>
          </table:table-cell>
          <table:table-cell office:value-type="float" office:value="399.2599" calcext:value-type="float">
            <text:p>399.2599</text:p>
          </table:table-cell>
          <table:table-cell office:value-type="float" office:value="808.5001" calcext:value-type="float">
            <text:p>808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8</text:p>
          </table:table-cell>
          <table:table-cell office:value-type="float" office:value="684.16" calcext:value-type="float">
            <text:p>684.16</text:p>
          </table:table-cell>
          <table:table-cell office:value-type="float" office:value="0.001" calcext:value-type="float">
            <text:p>0.001</text:p>
          </table:table-cell>
          <table:table-cell office:value-type="float" office:value="479.5399" calcext:value-type="float">
            <text:p>479.5399</text:p>
          </table:table-cell>
          <table:table-cell office:value-type="float" office:value="888.7801" calcext:value-type="float">
            <text:p>888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9</text:p>
          </table:table-cell>
          <table:table-cell office:value-type="float" office:value="691.58" calcext:value-type="float">
            <text:p>691.58</text:p>
          </table:table-cell>
          <table:table-cell office:value-type="float" office:value="0.001" calcext:value-type="float">
            <text:p>0.001</text:p>
          </table:table-cell>
          <table:table-cell office:value-type="float" office:value="486.9599" calcext:value-type="float">
            <text:p>486.9599</text:p>
          </table:table-cell>
          <table:table-cell office:value-type="float" office:value="896.2001" calcext:value-type="float">
            <text:p>896.2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9</text:p>
          </table:table-cell>
          <table:table-cell office:value-type="float" office:value="458.8" calcext:value-type="float">
            <text:p>458.8</text:p>
          </table:table-cell>
          <table:table-cell office:value-type="float" office:value="0.001" calcext:value-type="float">
            <text:p>0.001</text:p>
          </table:table-cell>
          <table:table-cell office:value-type="float" office:value="254.1799" calcext:value-type="float">
            <text:p>254.1799</text:p>
          </table:table-cell>
          <table:table-cell office:value-type="float" office:value="663.4201" calcext:value-type="float">
            <text:p>663.4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1</text:p>
          </table:table-cell>
          <table:table-cell office:value-type="float" office:value="241.04" calcext:value-type="float">
            <text:p>241.04</text:p>
          </table:table-cell>
          <table:table-cell office:value-type="float" office:value="0.0044" calcext:value-type="float">
            <text:p>0.0044</text:p>
          </table:table-cell>
          <table:table-cell office:value-type="float" office:value="36.4199" calcext:value-type="float">
            <text:p>36.4199</text:p>
          </table:table-cell>
          <table:table-cell office:value-type="float" office:value="445.6601" calcext:value-type="float">
            <text:p>445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2</text:p>
          </table:table-cell>
          <table:table-cell office:value-type="float" office:value="495.08" calcext:value-type="float">
            <text:p>495.08</text:p>
          </table:table-cell>
          <table:table-cell office:value-type="float" office:value="0.001" calcext:value-type="float">
            <text:p>0.001</text:p>
          </table:table-cell>
          <table:table-cell office:value-type="float" office:value="290.4599" calcext:value-type="float">
            <text:p>290.4599</text:p>
          </table:table-cell>
          <table:table-cell office:value-type="float" office:value="699.7001" calcext:value-type="float">
            <text:p>699.7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4</text:p>
          </table:table-cell>
          <table:table-cell office:value-type="float" office:value="793.96" calcext:value-type="float">
            <text:p>793.96</text:p>
          </table:table-cell>
          <table:table-cell office:value-type="float" office:value="0.001" calcext:value-type="float">
            <text:p>0.001</text:p>
          </table:table-cell>
          <table:table-cell office:value-type="float" office:value="589.3399" calcext:value-type="float">
            <text:p>589.3399</text:p>
          </table:table-cell>
          <table:table-cell office:value-type="float" office:value="998.5801" calcext:value-type="float">
            <text:p>998.5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3</text:p>
          </table:table-cell>
          <table:table-cell office:value-type="float" office:value="411.7" calcext:value-type="float">
            <text:p>411.7</text:p>
          </table:table-cell>
          <table:table-cell office:value-type="float" office:value="0.001" calcext:value-type="float">
            <text:p>0.001</text:p>
          </table:table-cell>
          <table:table-cell office:value-type="float" office:value="207.0799" calcext:value-type="float">
            <text:p>207.0799</text:p>
          </table:table-cell>
          <table:table-cell office:value-type="float" office:value="616.3201" calcext:value-type="float">
            <text:p>616.3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4</text:p>
          </table:table-cell>
          <table:table-cell office:value-type="float" office:value="486.5" calcext:value-type="float">
            <text:p>486.5</text:p>
          </table:table-cell>
          <table:table-cell office:value-type="float" office:value="0.001" calcext:value-type="float">
            <text:p>0.001</text:p>
          </table:table-cell>
          <table:table-cell office:value-type="float" office:value="281.8799" calcext:value-type="float">
            <text:p>281.8799</text:p>
          </table:table-cell>
          <table:table-cell office:value-type="float" office:value="691.1201" calcext:value-type="float">
            <text:p>691.1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5</text:p>
          </table:table-cell>
          <table:table-cell office:value-type="float" office:value="663.68" calcext:value-type="float">
            <text:p>663.68</text:p>
          </table:table-cell>
          <table:table-cell office:value-type="float" office:value="0.001" calcext:value-type="float">
            <text:p>0.001</text:p>
          </table:table-cell>
          <table:table-cell office:value-type="float" office:value="459.0599" calcext:value-type="float">
            <text:p>459.0599</text:p>
          </table:table-cell>
          <table:table-cell office:value-type="float" office:value="868.3001" calcext:value-type="float">
            <text:p>868.3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6</text:p>
          </table:table-cell>
          <table:table-cell office:value-type="float" office:value="706.26" calcext:value-type="float">
            <text:p>706.26</text:p>
          </table:table-cell>
          <table:table-cell office:value-type="float" office:value="0.001" calcext:value-type="float">
            <text:p>0.001</text:p>
          </table:table-cell>
          <table:table-cell office:value-type="float" office:value="501.6399" calcext:value-type="float">
            <text:p>501.6399</text:p>
          </table:table-cell>
          <table:table-cell office:value-type="float" office:value="910.8801" calcext:value-type="float">
            <text:p>910.8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8</text:p>
          </table:table-cell>
          <table:table-cell office:value-type="float" office:value="786.54" calcext:value-type="float">
            <text:p>786.54</text:p>
          </table:table-cell>
          <table:table-cell office:value-type="float" office:value="0.001" calcext:value-type="float">
            <text:p>0.001</text:p>
          </table:table-cell>
          <table:table-cell office:value-type="float" office:value="581.9199" calcext:value-type="float">
            <text:p>581.9199</text:p>
          </table:table-cell>
          <table:table-cell office:value-type="float" office:value="991.1601" calcext:value-type="float">
            <text:p>991.1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9</text:p>
          </table:table-cell>
          <table:table-cell office:value-type="float" office:value="793.96" calcext:value-type="float">
            <text:p>793.96</text:p>
          </table:table-cell>
          <table:table-cell office:value-type="float" office:value="0.001" calcext:value-type="float">
            <text:p>0.001</text:p>
          </table:table-cell>
          <table:table-cell office:value-type="float" office:value="589.3399" calcext:value-type="float">
            <text:p>589.3399</text:p>
          </table:table-cell>
          <table:table-cell office:value-type="float" office:value="998.5801" calcext:value-type="float">
            <text:p>998.5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9</text:p>
          </table:table-cell>
          <table:table-cell office:value-type="float" office:value="523.16" calcext:value-type="float">
            <text:p>523.16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5399" calcext:value-type="float">
            <text:p>318.5399</text:p>
          </table:table-cell>
          <table:table-cell office:value-type="float" office:value="727.7801" calcext:value-type="float">
            <text:p>727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0</text:p>
          </table:table-cell>
          <table:table-cell office:value-type="float" office:value="244.08" calcext:value-type="float">
            <text:p>244.08</text:p>
          </table:table-cell>
          <table:table-cell office:value-type="float" office:value="0.0035" calcext:value-type="float">
            <text:p>0.0035</text:p>
          </table:table-cell>
          <table:table-cell office:value-type="float" office:value="39.4599" calcext:value-type="float">
            <text:p>39.4599</text:p>
          </table:table-cell>
          <table:table-cell office:value-type="float" office:value="448.7001" calcext:value-type="float">
            <text:p>448.7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1</text:p>
          </table:table-cell>
          <table:table-cell office:value-type="float" office:value="305.4" calcext:value-type="float">
            <text:p>305.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.7799" calcext:value-type="float">
            <text:p>100.7799</text:p>
          </table:table-cell>
          <table:table-cell office:value-type="float" office:value="510.0201" calcext:value-type="float">
            <text:p>510.0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2</text:p>
          </table:table-cell>
          <table:table-cell office:value-type="float" office:value="559.44" calcext:value-type="float">
            <text:p>559.44</text:p>
          </table:table-cell>
          <table:table-cell office:value-type="float" office:value="0.001" calcext:value-type="float">
            <text:p>0.001</text:p>
          </table:table-cell>
          <table:table-cell office:value-type="float" office:value="354.8199" calcext:value-type="float">
            <text:p>354.8199</text:p>
          </table:table-cell>
          <table:table-cell office:value-type="float" office:value="764.0601" calcext:value-type="float">
            <text:p>764.0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3</text:p>
          </table:table-cell>
          <table:table-cell office:value-type="float" office:value="237.2" calcext:value-type="float">
            <text:p>237.2</text:p>
          </table:table-cell>
          <table:table-cell office:value-type="float" office:value="0.0058" calcext:value-type="float">
            <text:p>0.0058</text:p>
          </table:table-cell>
          <table:table-cell office:value-type="float" office:value="32.5799" calcext:value-type="float">
            <text:p>32.5799</text:p>
          </table:table-cell>
          <table:table-cell office:value-type="float" office:value="441.8201" calcext:value-type="float">
            <text:p>441.8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4</text:p>
          </table:table-cell>
          <table:table-cell office:value-type="float" office:value="858.32" calcext:value-type="float">
            <text:p>858.32</text:p>
          </table:table-cell>
          <table:table-cell office:value-type="float" office:value="0.001" calcext:value-type="float">
            <text:p>0.001</text:p>
          </table:table-cell>
          <table:table-cell office:value-type="float" office:value="653.6999" calcext:value-type="float">
            <text:p>653.6999</text:p>
          </table:table-cell>
          <table:table-cell office:value-type="float" office:value="1062.9401" calcext:value-type="float">
            <text:p>1062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3</text:p>
          </table:table-cell>
          <table:table-cell office:value-type="float" office:value="476.06" calcext:value-type="float">
            <text:p>476.06</text:p>
          </table:table-cell>
          <table:table-cell office:value-type="float" office:value="0.001" calcext:value-type="float">
            <text:p>0.001</text:p>
          </table:table-cell>
          <table:table-cell office:value-type="float" office:value="271.4399" calcext:value-type="float">
            <text:p>271.4399</text:p>
          </table:table-cell>
          <table:table-cell office:value-type="float" office:value="680.6801" calcext:value-type="float">
            <text:p>680.6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4</text:p>
          </table:table-cell>
          <table:table-cell office:value-type="float" office:value="550.86" calcext:value-type="float">
            <text:p>550.86</text:p>
          </table:table-cell>
          <table:table-cell office:value-type="float" office:value="0.001" calcext:value-type="float">
            <text:p>0.001</text:p>
          </table:table-cell>
          <table:table-cell office:value-type="float" office:value="346.2399" calcext:value-type="float">
            <text:p>346.2399</text:p>
          </table:table-cell>
          <table:table-cell office:value-type="float" office:value="755.4801" calcext:value-type="float">
            <text:p>755.4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5</text:p>
          </table:table-cell>
          <table:table-cell office:value-type="float" office:value="728.04" calcext:value-type="float">
            <text:p>728.04</text:p>
          </table:table-cell>
          <table:table-cell office:value-type="float" office:value="0.001" calcext:value-type="float">
            <text:p>0.001</text:p>
          </table:table-cell>
          <table:table-cell office:value-type="float" office:value="523.4199" calcext:value-type="float">
            <text:p>523.4199</text:p>
          </table:table-cell>
          <table:table-cell office:value-type="float" office:value="932.6601" calcext:value-type="float">
            <text:p>932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6</text:p>
          </table:table-cell>
          <table:table-cell office:value-type="float" office:value="770.62" calcext:value-type="float">
            <text:p>770.62</text:p>
          </table:table-cell>
          <table:table-cell office:value-type="float" office:value="0.001" calcext:value-type="float">
            <text:p>0.001</text:p>
          </table:table-cell>
          <table:table-cell office:value-type="float" office:value="565.9999" calcext:value-type="float">
            <text:p>565.9999</text:p>
          </table:table-cell>
          <table:table-cell office:value-type="float" office:value="975.2401" calcext:value-type="float">
            <text:p>975.2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8</text:p>
          </table:table-cell>
          <table:table-cell office:value-type="float" office:value="850.9" calcext:value-type="float">
            <text:p>850.9</text:p>
          </table:table-cell>
          <table:table-cell office:value-type="float" office:value="0.001" calcext:value-type="float">
            <text:p>0.001</text:p>
          </table:table-cell>
          <table:table-cell office:value-type="float" office:value="646.2799" calcext:value-type="float">
            <text:p>646.2799</text:p>
          </table:table-cell>
          <table:table-cell office:value-type="float" office:value="1055.5201" calcext:value-type="float">
            <text:p>1055.5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9</text:p>
          </table:table-cell>
          <table:table-cell office:value-type="float" office:value="858.32" calcext:value-type="float">
            <text:p>858.32</text:p>
          </table:table-cell>
          <table:table-cell office:value-type="float" office:value="0.001" calcext:value-type="float">
            <text:p>0.001</text:p>
          </table:table-cell>
          <table:table-cell office:value-type="float" office:value="653.6999" calcext:value-type="float">
            <text:p>653.6999</text:p>
          </table:table-cell>
          <table:table-cell office:value-type="float" office:value="1062.9401" calcext:value-type="float">
            <text:p>1062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9</text:p>
          </table:table-cell>
          <table:table-cell office:value-type="float" office:value="495.32" calcext:value-type="float">
            <text:p>495.32</text:p>
          </table:table-cell>
          <table:table-cell office:value-type="float" office:value="0.001" calcext:value-type="float">
            <text:p>0.001</text:p>
          </table:table-cell>
          <table:table-cell office:value-type="float" office:value="290.6999" calcext:value-type="float">
            <text:p>290.6999</text:p>
          </table:table-cell>
          <table:table-cell office:value-type="float" office:value="699.9401" calcext:value-type="float">
            <text:p>699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0</text:p>
          </table:table-cell>
          <table:table-cell office:value-type="float" office:value="216.24" calcext:value-type="float">
            <text:p>216.24</text:p>
          </table:table-cell>
          <table:table-cell office:value-type="float" office:value="0.0245" calcext:value-type="float">
            <text:p>0.0245</text:p>
          </table:table-cell>
          <table:table-cell office:value-type="float" office:value="11.6199" calcext:value-type="float">
            <text:p>11.6199</text:p>
          </table:table-cell>
          <table:table-cell office:value-type="float" office:value="420.8601" calcext:value-type="float">
            <text:p>420.8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1</text:p>
          </table:table-cell>
          <table:table-cell office:value-type="float" office:value="277.56" calcext:value-type="float">
            <text:p>277.56</text:p>
          </table:table-cell>
          <table:table-cell office:value-type="float" office:value="0.001" calcext:value-type="float">
            <text:p>0.001</text:p>
          </table:table-cell>
          <table:table-cell office:value-type="float" office:value="72.9399" calcext:value-type="float">
            <text:p>72.9399</text:p>
          </table:table-cell>
          <table:table-cell office:value-type="float" office:value="482.1801" calcext:value-type="float">
            <text:p>482.1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2</text:p>
          </table:table-cell>
          <table:table-cell office:value-type="float" office:value="531.6" calcext:value-type="float">
            <text:p>531.6</text:p>
          </table:table-cell>
          <table:table-cell office:value-type="float" office:value="0.001" calcext:value-type="float">
            <text:p>0.001</text:p>
          </table:table-cell>
          <table:table-cell office:value-type="float" office:value="326.9799" calcext:value-type="float">
            <text:p>326.9799</text:p>
          </table:table-cell>
          <table:table-cell office:value-type="float" office:value="736.2201" calcext:value-type="float">
            <text:p>736.2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3</text:p>
          </table:table-cell>
          <table:table-cell office:value-type="float" office:value="209.36" calcext:value-type="float">
            <text:p>209.36</text:p>
          </table:table-cell>
          <table:table-cell office:value-type="float" office:value="0.0378" calcext:value-type="float">
            <text:p>0.0378</text:p>
          </table:table-cell>
          <table:table-cell office:value-type="float" office:value="4.7399" calcext:value-type="float">
            <text:p>4.7399</text:p>
          </table:table-cell>
          <table:table-cell office:value-type="float" office:value="413.9801" calcext:value-type="float">
            <text:p>413.9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4</text:p>
          </table:table-cell>
          <table:table-cell office:value-type="float" office:value="830.48" calcext:value-type="float">
            <text:p>830.48</text:p>
          </table:table-cell>
          <table:table-cell office:value-type="float" office:value="0.001" calcext:value-type="float">
            <text:p>0.001</text:p>
          </table:table-cell>
          <table:table-cell office:value-type="float" office:value="625.8599" calcext:value-type="float">
            <text:p>625.8599</text:p>
          </table:table-cell>
          <table:table-cell office:value-type="float" office:value="1035.1001" calcext:value-type="float">
            <text:p>1035.1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3</text:p>
          </table:table-cell>
          <table:table-cell office:value-type="float" office:value="448.22" calcext:value-type="float">
            <text:p>448.22</text:p>
          </table:table-cell>
          <table:table-cell office:value-type="float" office:value="0.001" calcext:value-type="float">
            <text:p>0.001</text:p>
          </table:table-cell>
          <table:table-cell office:value-type="float" office:value="243.5999" calcext:value-type="float">
            <text:p>243.5999</text:p>
          </table:table-cell>
          <table:table-cell office:value-type="float" office:value="652.8401" calcext:value-type="float">
            <text:p>652.8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4</text:p>
          </table:table-cell>
          <table:table-cell office:value-type="float" office:value="523.02" calcext:value-type="float">
            <text:p>523.02</text:p>
          </table:table-cell>
          <table:table-cell office:value-type="float" office:value="0.001" calcext:value-type="float">
            <text:p>0.001</text:p>
          </table:table-cell>
          <table:table-cell office:value-type="float" office:value="318.3999" calcext:value-type="float">
            <text:p>318.3999</text:p>
          </table:table-cell>
          <table:table-cell office:value-type="float" office:value="727.6401" calcext:value-type="float">
            <text:p>727.6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5</text:p>
          </table:table-cell>
          <table:table-cell office:value-type="float" office:value="700.2" calcext:value-type="float">
            <text:p>700.2</text:p>
          </table:table-cell>
          <table:table-cell office:value-type="float" office:value="0.001" calcext:value-type="float">
            <text:p>0.001</text:p>
          </table:table-cell>
          <table:table-cell office:value-type="float" office:value="495.5799" calcext:value-type="float">
            <text:p>495.5799</text:p>
          </table:table-cell>
          <table:table-cell office:value-type="float" office:value="904.8201" calcext:value-type="float">
            <text:p>904.8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6</text:p>
          </table:table-cell>
          <table:table-cell office:value-type="float" office:value="742.78" calcext:value-type="float">
            <text:p>742.78</text:p>
          </table:table-cell>
          <table:table-cell office:value-type="float" office:value="0.001" calcext:value-type="float">
            <text:p>0.001</text:p>
          </table:table-cell>
          <table:table-cell office:value-type="float" office:value="538.1599" calcext:value-type="float">
            <text:p>538.1599</text:p>
          </table:table-cell>
          <table:table-cell office:value-type="float" office:value="947.4001" calcext:value-type="float">
            <text:p>947.4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8</text:p>
          </table:table-cell>
          <table:table-cell office:value-type="float" office:value="823.06" calcext:value-type="float">
            <text:p>823.06</text:p>
          </table:table-cell>
          <table:table-cell office:value-type="float" office:value="0.001" calcext:value-type="float">
            <text:p>0.001</text:p>
          </table:table-cell>
          <table:table-cell office:value-type="float" office:value="618.4399" calcext:value-type="float">
            <text:p>618.4399</text:p>
          </table:table-cell>
          <table:table-cell office:value-type="float" office:value="1027.6801" calcext:value-type="float">
            <text:p>1027.6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9</text:p>
          </table:table-cell>
          <table:table-cell office:value-type="float" office:value="830.48" calcext:value-type="float">
            <text:p>830.48</text:p>
          </table:table-cell>
          <table:table-cell office:value-type="float" office:value="0.001" calcext:value-type="float">
            <text:p>0.001</text:p>
          </table:table-cell>
          <table:table-cell office:value-type="float" office:value="625.8599" calcext:value-type="float">
            <text:p>625.8599</text:p>
          </table:table-cell>
          <table:table-cell office:value-type="float" office:value="1035.1001" calcext:value-type="float">
            <text:p>1035.1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9</text:p>
          </table:table-cell>
          <table:table-cell office:value-type="float" office:value="448.16" calcext:value-type="float">
            <text:p>448.16</text:p>
          </table:table-cell>
          <table:table-cell office:value-type="float" office:value="0.001" calcext:value-type="float">
            <text:p>0.001</text:p>
          </table:table-cell>
          <table:table-cell office:value-type="float" office:value="243.5399" calcext:value-type="float">
            <text:p>243.5399</text:p>
          </table:table-cell>
          <table:table-cell office:value-type="float" office:value="652.7801" calcext:value-type="float">
            <text:p>652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1</text:p>
          </table:table-cell>
          <table:table-cell office:value-type="float" office:value="230.4" calcext:value-type="float">
            <text:p>230.4</text:p>
          </table:table-cell>
          <table:table-cell office:value-type="float" office:value="0.0094" calcext:value-type="float">
            <text:p>0.0094</text:p>
          </table:table-cell>
          <table:table-cell office:value-type="float" office:value="25.7799" calcext:value-type="float">
            <text:p>25.7799</text:p>
          </table:table-cell>
          <table:table-cell office:value-type="float" office:value="435.0201" calcext:value-type="float">
            <text:p>435.0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2</text:p>
          </table:table-cell>
          <table:table-cell office:value-type="float" office:value="484.44" calcext:value-type="float">
            <text:p>484.44</text:p>
          </table:table-cell>
          <table:table-cell office:value-type="float" office:value="0.001" calcext:value-type="float">
            <text:p>0.001</text:p>
          </table:table-cell>
          <table:table-cell office:value-type="float" office:value="279.8199" calcext:value-type="float">
            <text:p>279.8199</text:p>
          </table:table-cell>
          <table:table-cell office:value-type="float" office:value="689.0601" calcext:value-type="float">
            <text:p>689.0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4</text:p>
          </table:table-cell>
          <table:table-cell office:value-type="float" office:value="783.32" calcext:value-type="float">
            <text:p>783.32</text:p>
          </table:table-cell>
          <table:table-cell office:value-type="float" office:value="0.001" calcext:value-type="float">
            <text:p>0.001</text:p>
          </table:table-cell>
          <table:table-cell office:value-type="float" office:value="578.6999" calcext:value-type="float">
            <text:p>578.6999</text:p>
          </table:table-cell>
          <table:table-cell office:value-type="float" office:value="987.9401" calcext:value-type="float">
            <text:p>987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3</text:p>
          </table:table-cell>
          <table:table-cell office:value-type="float" office:value="401.06" calcext:value-type="float">
            <text:p>401.06</text:p>
          </table:table-cell>
          <table:table-cell office:value-type="float" office:value="0.001" calcext:value-type="float">
            <text:p>0.001</text:p>
          </table:table-cell>
          <table:table-cell office:value-type="float" office:value="196.4399" calcext:value-type="float">
            <text:p>196.4399</text:p>
          </table:table-cell>
          <table:table-cell office:value-type="float" office:value="605.6801" calcext:value-type="float">
            <text:p>605.6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4</text:p>
          </table:table-cell>
          <table:table-cell office:value-type="float" office:value="475.86" calcext:value-type="float">
            <text:p>475.86</text:p>
          </table:table-cell>
          <table:table-cell office:value-type="float" office:value="0.001" calcext:value-type="float">
            <text:p>0.001</text:p>
          </table:table-cell>
          <table:table-cell office:value-type="float" office:value="271.2399" calcext:value-type="float">
            <text:p>271.2399</text:p>
          </table:table-cell>
          <table:table-cell office:value-type="float" office:value="680.4801" calcext:value-type="float">
            <text:p>680.4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5</text:p>
          </table:table-cell>
          <table:table-cell office:value-type="float" office:value="653.04" calcext:value-type="float">
            <text:p>653.04</text:p>
          </table:table-cell>
          <table:table-cell office:value-type="float" office:value="0.001" calcext:value-type="float">
            <text:p>0.001</text:p>
          </table:table-cell>
          <table:table-cell office:value-type="float" office:value="448.4199" calcext:value-type="float">
            <text:p>448.4199</text:p>
          </table:table-cell>
          <table:table-cell office:value-type="float" office:value="857.6601" calcext:value-type="float">
            <text:p>857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6</text:p>
          </table:table-cell>
          <table:table-cell office:value-type="float" office:value="695.62" calcext:value-type="float">
            <text:p>695.62</text:p>
          </table:table-cell>
          <table:table-cell office:value-type="float" office:value="0.001" calcext:value-type="float">
            <text:p>0.001</text:p>
          </table:table-cell>
          <table:table-cell office:value-type="float" office:value="490.9999" calcext:value-type="float">
            <text:p>490.9999</text:p>
          </table:table-cell>
          <table:table-cell office:value-type="float" office:value="900.2401" calcext:value-type="float">
            <text:p>900.2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8</text:p>
          </table:table-cell>
          <table:table-cell office:value-type="float" office:value="775.9" calcext:value-type="float">
            <text:p>775.9</text:p>
          </table:table-cell>
          <table:table-cell office:value-type="float" office:value="0.001" calcext:value-type="float">
            <text:p>0.001</text:p>
          </table:table-cell>
          <table:table-cell office:value-type="float" office:value="571.2799" calcext:value-type="float">
            <text:p>571.2799</text:p>
          </table:table-cell>
          <table:table-cell office:value-type="float" office:value="980.5201" calcext:value-type="float">
            <text:p>980.5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9</text:p>
          </table:table-cell>
          <table:table-cell office:value-type="float" office:value="783.32" calcext:value-type="float">
            <text:p>783.32</text:p>
          </table:table-cell>
          <table:table-cell office:value-type="float" office:value="0.001" calcext:value-type="float">
            <text:p>0.001</text:p>
          </table:table-cell>
          <table:table-cell office:value-type="float" office:value="578.6999" calcext:value-type="float">
            <text:p>578.6999</text:p>
          </table:table-cell>
          <table:table-cell office:value-type="float" office:value="987.9401" calcext:value-type="float">
            <text:p>987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19</text:p>
          </table:table-cell>
          <table:table-cell office:value-type="float" office:value="429.48" calcext:value-type="float">
            <text:p>429.48</text:p>
          </table:table-cell>
          <table:table-cell office:value-type="float" office:value="0.001" calcext:value-type="float">
            <text:p>0.001</text:p>
          </table:table-cell>
          <table:table-cell office:value-type="float" office:value="224.8599" calcext:value-type="float">
            <text:p>224.8599</text:p>
          </table:table-cell>
          <table:table-cell office:value-type="float" office:value="634.1001" calcext:value-type="float">
            <text:p>634.1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1</text:p>
          </table:table-cell>
          <table:table-cell office:value-type="float" office:value="211.72" calcext:value-type="float">
            <text:p>211.72</text:p>
          </table:table-cell>
          <table:table-cell office:value-type="float" office:value="0.0326" calcext:value-type="float">
            <text:p>0.0326</text:p>
          </table:table-cell>
          <table:table-cell office:value-type="float" office:value="7.0999" calcext:value-type="float">
            <text:p>7.0999</text:p>
          </table:table-cell>
          <table:table-cell office:value-type="float" office:value="416.3401" calcext:value-type="float">
            <text:p>416.3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2</text:p>
          </table:table-cell>
          <table:table-cell office:value-type="float" office:value="465.76" calcext:value-type="float">
            <text:p>465.76</text:p>
          </table:table-cell>
          <table:table-cell office:value-type="float" office:value="0.001" calcext:value-type="float">
            <text:p>0.001</text:p>
          </table:table-cell>
          <table:table-cell office:value-type="float" office:value="261.1399" calcext:value-type="float">
            <text:p>261.1399</text:p>
          </table:table-cell>
          <table:table-cell office:value-type="float" office:value="670.3801" calcext:value-type="float">
            <text:p>670.3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4</text:p>
          </table:table-cell>
          <table:table-cell office:value-type="float" office:value="764.64" calcext:value-type="float">
            <text:p>764.64</text:p>
          </table:table-cell>
          <table:table-cell office:value-type="float" office:value="0.001" calcext:value-type="float">
            <text:p>0.001</text:p>
          </table:table-cell>
          <table:table-cell office:value-type="float" office:value="560.0199" calcext:value-type="float">
            <text:p>560.0199</text:p>
          </table:table-cell>
          <table:table-cell office:value-type="float" office:value="969.2601" calcext:value-type="float">
            <text:p>969.2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3</text:p>
          </table:table-cell>
          <table:table-cell office:value-type="float" office:value="382.38" calcext:value-type="float">
            <text:p>382.38</text:p>
          </table:table-cell>
          <table:table-cell office:value-type="float" office:value="0.001" calcext:value-type="float">
            <text:p>0.001</text:p>
          </table:table-cell>
          <table:table-cell office:value-type="float" office:value="177.7599" calcext:value-type="float">
            <text:p>177.7599</text:p>
          </table:table-cell>
          <table:table-cell office:value-type="float" office:value="587.0001" calcext:value-type="float">
            <text:p>587.0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4</text:p>
          </table:table-cell>
          <table:table-cell office:value-type="float" office:value="457.18" calcext:value-type="float">
            <text:p>457.18</text:p>
          </table:table-cell>
          <table:table-cell office:value-type="float" office:value="0.001" calcext:value-type="float">
            <text:p>0.001</text:p>
          </table:table-cell>
          <table:table-cell office:value-type="float" office:value="252.5599" calcext:value-type="float">
            <text:p>252.5599</text:p>
          </table:table-cell>
          <table:table-cell office:value-type="float" office:value="661.8001" calcext:value-type="float">
            <text:p>661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5</text:p>
          </table:table-cell>
          <table:table-cell office:value-type="float" office:value="634.36" calcext:value-type="float">
            <text:p>634.36</text:p>
          </table:table-cell>
          <table:table-cell office:value-type="float" office:value="0.001" calcext:value-type="float">
            <text:p>0.001</text:p>
          </table:table-cell>
          <table:table-cell office:value-type="float" office:value="429.7399" calcext:value-type="float">
            <text:p>429.7399</text:p>
          </table:table-cell>
          <table:table-cell office:value-type="float" office:value="838.9801" calcext:value-type="float">
            <text:p>838.9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6</text:p>
          </table:table-cell>
          <table:table-cell office:value-type="float" office:value="676.94" calcext:value-type="float">
            <text:p>676.94</text:p>
          </table:table-cell>
          <table:table-cell office:value-type="float" office:value="0.001" calcext:value-type="float">
            <text:p>0.001</text:p>
          </table:table-cell>
          <table:table-cell office:value-type="float" office:value="472.3199" calcext:value-type="float">
            <text:p>472.3199</text:p>
          </table:table-cell>
          <table:table-cell office:value-type="float" office:value="881.5601" calcext:value-type="float">
            <text:p>881.5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8</text:p>
          </table:table-cell>
          <table:table-cell office:value-type="float" office:value="757.22" calcext:value-type="float">
            <text:p>757.22</text:p>
          </table:table-cell>
          <table:table-cell office:value-type="float" office:value="0.001" calcext:value-type="float">
            <text:p>0.001</text:p>
          </table:table-cell>
          <table:table-cell office:value-type="float" office:value="552.5999" calcext:value-type="float">
            <text:p>552.5999</text:p>
          </table:table-cell>
          <table:table-cell office:value-type="float" office:value="961.8401" calcext:value-type="float">
            <text:p>961.8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9</text:p>
          </table:table-cell>
          <table:table-cell office:value-type="float" office:value="764.64" calcext:value-type="float">
            <text:p>764.64</text:p>
          </table:table-cell>
          <table:table-cell office:value-type="float" office:value="0.001" calcext:value-type="float">
            <text:p>0.001</text:p>
          </table:table-cell>
          <table:table-cell office:value-type="float" office:value="560.0199" calcext:value-type="float">
            <text:p>560.0199</text:p>
          </table:table-cell>
          <table:table-cell office:value-type="float" office:value="969.2601" calcext:value-type="float">
            <text:p>969.2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</text:p>
          </table:table-cell>
          <table:table-cell office:value-type="float" office:value="-520.28" calcext:value-type="float">
            <text:p>-520.28</text:p>
          </table:table-cell>
          <table:table-cell office:value-type="float" office:value="0.001" calcext:value-type="float">
            <text:p>0.001</text:p>
          </table:table-cell>
          <table:table-cell office:value-type="float" office:value="-724.9001" calcext:value-type="float">
            <text:p>-724.9001</text:p>
          </table:table-cell>
          <table:table-cell office:value-type="float" office:value="-315.6599" calcext:value-type="float">
            <text:p>-315.6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0</text:p>
          </table:table-cell>
          <table:table-cell office:value-type="float" office:value="-279.08" calcext:value-type="float">
            <text:p>-279.08</text:p>
          </table:table-cell>
          <table:table-cell office:value-type="float" office:value="0.001" calcext:value-type="float">
            <text:p>0.001</text:p>
          </table:table-cell>
          <table:table-cell office:value-type="float" office:value="-483.7001" calcext:value-type="float">
            <text:p>-483.7001</text:p>
          </table:table-cell>
          <table:table-cell office:value-type="float" office:value="-74.4599" calcext:value-type="float">
            <text:p>-74.4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1</text:p>
          </table:table-cell>
          <table:table-cell office:value-type="float" office:value="-217.76" calcext:value-type="float">
            <text:p>-217.76</text:p>
          </table:table-cell>
          <table:table-cell office:value-type="float" office:value="0.0222" calcext:value-type="float">
            <text:p>0.0222</text:p>
          </table:table-cell>
          <table:table-cell office:value-type="float" office:value="-422.3801" calcext:value-type="float">
            <text:p>-422.3801</text:p>
          </table:table-cell>
          <table:table-cell office:value-type="float" office:value="-13.1399" calcext:value-type="float">
            <text:p>-13.1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3</text:p>
          </table:table-cell>
          <table:table-cell office:value-type="float" office:value="-285.96" calcext:value-type="float">
            <text:p>-285.96</text:p>
          </table:table-cell>
          <table:table-cell office:value-type="float" office:value="0.001" calcext:value-type="float">
            <text:p>0.001</text:p>
          </table:table-cell>
          <table:table-cell office:value-type="float" office:value="-490.5801" calcext:value-type="float">
            <text:p>-490.5801</text:p>
          </table:table-cell>
          <table:table-cell office:value-type="float" office:value="-81.3399" calcext:value-type="float">
            <text:p>-81.3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4</text:p>
          </table:table-cell>
          <table:table-cell office:value-type="float" office:value="335.16" calcext:value-type="float">
            <text:p>335.16</text:p>
          </table:table-cell>
          <table:table-cell office:value-type="float" office:value="0.001" calcext:value-type="float">
            <text:p>0.001</text:p>
          </table:table-cell>
          <table:table-cell office:value-type="float" office:value="130.5399" calcext:value-type="float">
            <text:p>130.5399</text:p>
          </table:table-cell>
          <table:table-cell office:value-type="float" office:value="539.7801" calcext:value-type="float">
            <text:p>539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5</text:p>
          </table:table-cell>
          <table:table-cell office:value-type="float" office:value="204.88" calcext:value-type="float">
            <text:p>204.8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2599" calcext:value-type="float">
            <text:p>0.2599</text:p>
          </table:table-cell>
          <table:table-cell office:value-type="float" office:value="409.5001" calcext:value-type="float">
            <text:p>409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6</text:p>
          </table:table-cell>
          <table:table-cell office:value-type="float" office:value="247.46" calcext:value-type="float">
            <text:p>247.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42.8399" calcext:value-type="float">
            <text:p>42.8399</text:p>
          </table:table-cell>
          <table:table-cell office:value-type="float" office:value="452.0801" calcext:value-type="float">
            <text:p>452.0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7</text:p>
          </table:table-cell>
          <table:table-cell office:value-type="float" office:value="-488.4" calcext:value-type="float">
            <text:p>-488.4</text:p>
          </table:table-cell>
          <table:table-cell office:value-type="float" office:value="0.001" calcext:value-type="float">
            <text:p>0.001</text:p>
          </table:table-cell>
          <table:table-cell office:value-type="float" office:value="-693.0201" calcext:value-type="float">
            <text:p>-693.0201</text:p>
          </table:table-cell>
          <table:table-cell office:value-type="float" office:value="-283.7799" calcext:value-type="float">
            <text:p>-283.7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8</text:p>
          </table:table-cell>
          <table:table-cell office:value-type="float" office:value="327.74" calcext:value-type="float">
            <text:p>327.74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1199" calcext:value-type="float">
            <text:p>123.1199</text:p>
          </table:table-cell>
          <table:table-cell office:value-type="float" office:value="532.3601" calcext:value-type="float">
            <text:p>532.3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9</text:p>
          </table:table-cell>
          <table:table-cell office:value-type="float" office:value="335.16" calcext:value-type="float">
            <text:p>335.16</text:p>
          </table:table-cell>
          <table:table-cell office:value-type="float" office:value="0.001" calcext:value-type="float">
            <text:p>0.001</text:p>
          </table:table-cell>
          <table:table-cell office:value-type="float" office:value="130.5399" calcext:value-type="float">
            <text:p>130.5399</text:p>
          </table:table-cell>
          <table:table-cell office:value-type="float" office:value="539.7801" calcext:value-type="float">
            <text:p>539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0</text:p>
          </table:table-cell>
          <table:table-cell office:value-type="float" office:value="241.2" calcext:value-type="float">
            <text:p>241.2</text:p>
          </table:table-cell>
          <table:table-cell office:value-type="float" office:value="0.0043" calcext:value-type="float">
            <text:p>0.0043</text:p>
          </table:table-cell>
          <table:table-cell office:value-type="float" office:value="36.5799" calcext:value-type="float">
            <text:p>36.5799</text:p>
          </table:table-cell>
          <table:table-cell office:value-type="float" office:value="445.8201" calcext:value-type="float">
            <text:p>445.8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1</text:p>
          </table:table-cell>
          <table:table-cell office:value-type="float" office:value="302.52" calcext:value-type="float">
            <text:p>302.52</text:p>
          </table:table-cell>
          <table:table-cell office:value-type="float" office:value="0.001" calcext:value-type="float">
            <text:p>0.001</text:p>
          </table:table-cell>
          <table:table-cell office:value-type="float" office:value="97.8999" calcext:value-type="float">
            <text:p>97.8999</text:p>
          </table:table-cell>
          <table:table-cell office:value-type="float" office:value="507.1401" calcext:value-type="float">
            <text:p>507.1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2</text:p>
          </table:table-cell>
          <table:table-cell office:value-type="float" office:value="556.56" calcext:value-type="float">
            <text:p>556.56</text:p>
          </table:table-cell>
          <table:table-cell office:value-type="float" office:value="0.001" calcext:value-type="float">
            <text:p>0.001</text:p>
          </table:table-cell>
          <table:table-cell office:value-type="float" office:value="351.9399" calcext:value-type="float">
            <text:p>351.9399</text:p>
          </table:table-cell>
          <table:table-cell office:value-type="float" office:value="761.1801" calcext:value-type="float">
            <text:p>761.1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3</text:p>
          </table:table-cell>
          <table:table-cell office:value-type="float" office:value="234.32" calcext:value-type="float">
            <text:p>234.3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9.6999" calcext:value-type="float">
            <text:p>29.6999</text:p>
          </table:table-cell>
          <table:table-cell office:value-type="float" office:value="438.9401" calcext:value-type="float">
            <text:p>438.9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4</text:p>
          </table:table-cell>
          <table:table-cell office:value-type="float" office:value="855.44" calcext:value-type="float">
            <text:p>855.44</text:p>
          </table:table-cell>
          <table:table-cell office:value-type="float" office:value="0.001" calcext:value-type="float">
            <text:p>0.001</text:p>
          </table:table-cell>
          <table:table-cell office:value-type="float" office:value="650.8199" calcext:value-type="float">
            <text:p>650.8199</text:p>
          </table:table-cell>
          <table:table-cell office:value-type="float" office:value="1060.0601" calcext:value-type="float">
            <text:p>1060.0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3</text:p>
          </table:table-cell>
          <table:table-cell office:value-type="float" office:value="473.18" calcext:value-type="float">
            <text:p>473.18</text:p>
          </table:table-cell>
          <table:table-cell office:value-type="float" office:value="0.001" calcext:value-type="float">
            <text:p>0.001</text:p>
          </table:table-cell>
          <table:table-cell office:value-type="float" office:value="268.5599" calcext:value-type="float">
            <text:p>268.5599</text:p>
          </table:table-cell>
          <table:table-cell office:value-type="float" office:value="677.8001" calcext:value-type="float">
            <text:p>677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4</text:p>
          </table:table-cell>
          <table:table-cell office:value-type="float" office:value="547.98" calcext:value-type="float">
            <text:p>547.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3.3599" calcext:value-type="float">
            <text:p>343.3599</text:p>
          </table:table-cell>
          <table:table-cell office:value-type="float" office:value="752.6001" calcext:value-type="float">
            <text:p>752.6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5</text:p>
          </table:table-cell>
          <table:table-cell office:value-type="float" office:value="725.16" calcext:value-type="float">
            <text:p>725.16</text:p>
          </table:table-cell>
          <table:table-cell office:value-type="float" office:value="0.001" calcext:value-type="float">
            <text:p>0.001</text:p>
          </table:table-cell>
          <table:table-cell office:value-type="float" office:value="520.5399" calcext:value-type="float">
            <text:p>520.5399</text:p>
          </table:table-cell>
          <table:table-cell office:value-type="float" office:value="929.7801" calcext:value-type="float">
            <text:p>929.7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6</text:p>
          </table:table-cell>
          <table:table-cell office:value-type="float" office:value="767.74" calcext:value-type="float">
            <text:p>767.74</text:p>
          </table:table-cell>
          <table:table-cell office:value-type="float" office:value="0.001" calcext:value-type="float">
            <text:p>0.001</text:p>
          </table:table-cell>
          <table:table-cell office:value-type="float" office:value="563.1199" calcext:value-type="float">
            <text:p>563.1199</text:p>
          </table:table-cell>
          <table:table-cell office:value-type="float" office:value="972.3601" calcext:value-type="float">
            <text:p>972.3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8</text:p>
          </table:table-cell>
          <table:table-cell office:value-type="float" office:value="848.02" calcext:value-type="float">
            <text:p>848.02</text:p>
          </table:table-cell>
          <table:table-cell office:value-type="float" office:value="0.001" calcext:value-type="float">
            <text:p>0.001</text:p>
          </table:table-cell>
          <table:table-cell office:value-type="float" office:value="643.3999" calcext:value-type="float">
            <text:p>643.3999</text:p>
          </table:table-cell>
          <table:table-cell office:value-type="float" office:value="1052.6401" calcext:value-type="float">
            <text:p>1052.6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9</text:p>
          </table:table-cell>
          <table:table-cell office:value-type="float" office:value="855.44" calcext:value-type="float">
            <text:p>855.44</text:p>
          </table:table-cell>
          <table:table-cell office:value-type="float" office:value="0.001" calcext:value-type="float">
            <text:p>0.001</text:p>
          </table:table-cell>
          <table:table-cell office:value-type="float" office:value="650.8199" calcext:value-type="float">
            <text:p>650.8199</text:p>
          </table:table-cell>
          <table:table-cell office:value-type="float" office:value="1060.0601" calcext:value-type="float">
            <text:p>1060.0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2</text:p>
          </table:table-cell>
          <table:table-cell office:value-type="float" office:value="315.36" calcext:value-type="float">
            <text:p>315.36</text:p>
          </table:table-cell>
          <table:table-cell office:value-type="float" office:value="0.001" calcext:value-type="float">
            <text:p>0.001</text:p>
          </table:table-cell>
          <table:table-cell office:value-type="float" office:value="110.7399" calcext:value-type="float">
            <text:p>110.7399</text:p>
          </table:table-cell>
          <table:table-cell office:value-type="float" office:value="519.9801" calcext:value-type="float">
            <text:p>519.9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4</text:p>
          </table:table-cell>
          <table:table-cell office:value-type="float" office:value="614.24" calcext:value-type="float">
            <text:p>614.24</text:p>
          </table:table-cell>
          <table:table-cell office:value-type="float" office:value="0.001" calcext:value-type="float">
            <text:p>0.001</text:p>
          </table:table-cell>
          <table:table-cell office:value-type="float" office:value="409.6199" calcext:value-type="float">
            <text:p>409.6199</text:p>
          </table:table-cell>
          <table:table-cell office:value-type="float" office:value="818.8601" calcext:value-type="float">
            <text:p>818.8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3</text:p>
          </table:table-cell>
          <table:table-cell office:value-type="float" office:value="231.98" calcext:value-type="float">
            <text:p>231.98</text:p>
          </table:table-cell>
          <table:table-cell office:value-type="float" office:value="0.0085" calcext:value-type="float">
            <text:p>0.0085</text:p>
          </table:table-cell>
          <table:table-cell office:value-type="float" office:value="27.3599" calcext:value-type="float">
            <text:p>27.3599</text:p>
          </table:table-cell>
          <table:table-cell office:value-type="float" office:value="436.6001" calcext:value-type="float">
            <text:p>436.6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4</text:p>
          </table:table-cell>
          <table:table-cell office:value-type="float" office:value="306.78" calcext:value-type="float">
            <text:p>306.78</text:p>
          </table:table-cell>
          <table:table-cell office:value-type="float" office:value="0.001" calcext:value-type="float">
            <text:p>0.001</text:p>
          </table:table-cell>
          <table:table-cell office:value-type="float" office:value="102.1599" calcext:value-type="float">
            <text:p>102.1599</text:p>
          </table:table-cell>
          <table:table-cell office:value-type="float" office:value="511.4001" calcext:value-type="float">
            <text:p>511.4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5</text:p>
          </table:table-cell>
          <table:table-cell office:value-type="float" office:value="483.96" calcext:value-type="float">
            <text:p>483.96</text:p>
          </table:table-cell>
          <table:table-cell office:value-type="float" office:value="0.001" calcext:value-type="float">
            <text:p>0.001</text:p>
          </table:table-cell>
          <table:table-cell office:value-type="float" office:value="279.3399" calcext:value-type="float">
            <text:p>279.3399</text:p>
          </table:table-cell>
          <table:table-cell office:value-type="float" office:value="688.5801" calcext:value-type="float">
            <text:p>688.5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6</text:p>
          </table:table-cell>
          <table:table-cell office:value-type="float" office:value="526.54" calcext:value-type="float">
            <text:p>526.54</text:p>
          </table:table-cell>
          <table:table-cell office:value-type="float" office:value="0.001" calcext:value-type="float">
            <text:p>0.001</text:p>
          </table:table-cell>
          <table:table-cell office:value-type="float" office:value="321.9199" calcext:value-type="float">
            <text:p>321.9199</text:p>
          </table:table-cell>
          <table:table-cell office:value-type="float" office:value="731.1601" calcext:value-type="float">
            <text:p>731.1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7</text:p>
          </table:table-cell>
          <table:table-cell office:value-type="float" office:value="-209.32" calcext:value-type="float">
            <text:p>-209.32</text:p>
          </table:table-cell>
          <table:table-cell office:value-type="float" office:value="0.0379" calcext:value-type="float">
            <text:p>0.0379</text:p>
          </table:table-cell>
          <table:table-cell office:value-type="float" office:value="-413.9401" calcext:value-type="float">
            <text:p>-413.9401</text:p>
          </table:table-cell>
          <table:table-cell office:value-type="float" office:value="-4.6999" calcext:value-type="float">
            <text:p>-4.69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8</text:p>
          </table:table-cell>
          <table:table-cell office:value-type="float" office:value="606.82" calcext:value-type="float">
            <text:p>606.82</text:p>
          </table:table-cell>
          <table:table-cell office:value-type="float" office:value="0.001" calcext:value-type="float">
            <text:p>0.001</text:p>
          </table:table-cell>
          <table:table-cell office:value-type="float" office:value="402.1999" calcext:value-type="float">
            <text:p>402.1999</text:p>
          </table:table-cell>
          <table:table-cell office:value-type="float" office:value="811.4401" calcext:value-type="float">
            <text:p>811.4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9</text:p>
          </table:table-cell>
          <table:table-cell office:value-type="float" office:value="614.24" calcext:value-type="float">
            <text:p>614.24</text:p>
          </table:table-cell>
          <table:table-cell office:value-type="float" office:value="0.001" calcext:value-type="float">
            <text:p>0.001</text:p>
          </table:table-cell>
          <table:table-cell office:value-type="float" office:value="409.6199" calcext:value-type="float">
            <text:p>409.6199</text:p>
          </table:table-cell>
          <table:table-cell office:value-type="float" office:value="818.8601" calcext:value-type="float">
            <text:p>818.8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2</text:p>
          </table:table-cell>
          <table:table-cell office:value-type="float" office:value="254.04" calcext:value-type="float">
            <text:p>254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49.4199" calcext:value-type="float">
            <text:p>49.4199</text:p>
          </table:table-cell>
          <table:table-cell office:value-type="float" office:value="458.6601" calcext:value-type="float">
            <text:p>458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4</text:p>
          </table:table-cell>
          <table:table-cell office:value-type="float" office:value="552.92" calcext:value-type="float">
            <text:p>552.92</text:p>
          </table:table-cell>
          <table:table-cell office:value-type="float" office:value="0.001" calcext:value-type="float">
            <text:p>0.001</text:p>
          </table:table-cell>
          <table:table-cell office:value-type="float" office:value="348.2999" calcext:value-type="float">
            <text:p>348.2999</text:p>
          </table:table-cell>
          <table:table-cell office:value-type="float" office:value="757.5401" calcext:value-type="float">
            <text:p>757.5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4</text:p>
          </table:table-cell>
          <table:table-cell office:value-type="float" office:value="245.46" calcext:value-type="float">
            <text:p>245.46</text:p>
          </table:table-cell>
          <table:table-cell office:value-type="float" office:value="0.0031" calcext:value-type="float">
            <text:p>0.0031</text:p>
          </table:table-cell>
          <table:table-cell office:value-type="float" office:value="40.8399" calcext:value-type="float">
            <text:p>40.8399</text:p>
          </table:table-cell>
          <table:table-cell office:value-type="float" office:value="450.0801" calcext:value-type="float">
            <text:p>450.0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5</text:p>
          </table:table-cell>
          <table:table-cell office:value-type="float" office:value="422.64" calcext:value-type="float">
            <text:p>422.64</text:p>
          </table:table-cell>
          <table:table-cell office:value-type="float" office:value="0.001" calcext:value-type="float">
            <text:p>0.001</text:p>
          </table:table-cell>
          <table:table-cell office:value-type="float" office:value="218.0199" calcext:value-type="float">
            <text:p>218.0199</text:p>
          </table:table-cell>
          <table:table-cell office:value-type="float" office:value="627.2601" calcext:value-type="float">
            <text:p>627.2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6</text:p>
          </table:table-cell>
          <table:table-cell office:value-type="float" office:value="465.22" calcext:value-type="float">
            <text:p>465.22</text:p>
          </table:table-cell>
          <table:table-cell office:value-type="float" office:value="0.001" calcext:value-type="float">
            <text:p>0.001</text:p>
          </table:table-cell>
          <table:table-cell office:value-type="float" office:value="260.5999" calcext:value-type="float">
            <text:p>260.5999</text:p>
          </table:table-cell>
          <table:table-cell office:value-type="float" office:value="669.8401" calcext:value-type="float">
            <text:p>669.8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7</text:p>
          </table:table-cell>
          <table:table-cell office:value-type="float" office:value="-270.64" calcext:value-type="float">
            <text:p>-270.64</text:p>
          </table:table-cell>
          <table:table-cell office:value-type="float" office:value="0.001" calcext:value-type="float">
            <text:p>0.001</text:p>
          </table:table-cell>
          <table:table-cell office:value-type="float" office:value="-475.2601" calcext:value-type="float">
            <text:p>-475.2601</text:p>
          </table:table-cell>
          <table:table-cell office:value-type="float" office:value="-66.0199" calcext:value-type="float">
            <text:p>-66.0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8</text:p>
          </table:table-cell>
          <table:table-cell office:value-type="float" office:value="545.5" calcext:value-type="float">
            <text:p>545.5</text:p>
          </table:table-cell>
          <table:table-cell office:value-type="float" office:value="0.001" calcext:value-type="float">
            <text:p>0.001</text:p>
          </table:table-cell>
          <table:table-cell office:value-type="float" office:value="340.8799" calcext:value-type="float">
            <text:p>340.8799</text:p>
          </table:table-cell>
          <table:table-cell office:value-type="float" office:value="750.1201" calcext:value-type="float">
            <text:p>750.1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9</text:p>
          </table:table-cell>
          <table:table-cell office:value-type="float" office:value="552.92" calcext:value-type="float">
            <text:p>552.92</text:p>
          </table:table-cell>
          <table:table-cell office:value-type="float" office:value="0.001" calcext:value-type="float">
            <text:p>0.001</text:p>
          </table:table-cell>
          <table:table-cell office:value-type="float" office:value="348.2999" calcext:value-type="float">
            <text:p>348.2999</text:p>
          </table:table-cell>
          <table:table-cell office:value-type="float" office:value="757.5401" calcext:value-type="float">
            <text:p>757.5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3</text:p>
          </table:table-cell>
          <table:table-cell office:value-type="float" office:value="-322.24" calcext:value-type="float">
            <text:p>-322.24</text:p>
          </table:table-cell>
          <table:table-cell office:value-type="float" office:value="0.001" calcext:value-type="float">
            <text:p>0.001</text:p>
          </table:table-cell>
          <table:table-cell office:value-type="float" office:value="-526.8601" calcext:value-type="float">
            <text:p>-526.8601</text:p>
          </table:table-cell>
          <table:table-cell office:value-type="float" office:value="-117.6199" calcext:value-type="float">
            <text:p>-117.61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4</text:p>
          </table:table-cell>
          <table:table-cell office:value-type="float" office:value="298.88" calcext:value-type="float">
            <text:p>298.88</text:p>
          </table:table-cell>
          <table:table-cell office:value-type="float" office:value="0.001" calcext:value-type="float">
            <text:p>0.001</text:p>
          </table:table-cell>
          <table:table-cell office:value-type="float" office:value="94.2599" calcext:value-type="float">
            <text:p>94.2599</text:p>
          </table:table-cell>
          <table:table-cell office:value-type="float" office:value="503.5001" calcext:value-type="float">
            <text:p>503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6</text:p>
          </table:table-cell>
          <table:table-cell office:value-type="float" office:value="211.18" calcext:value-type="float">
            <text:p>211.18</text:p>
          </table:table-cell>
          <table:table-cell office:value-type="float" office:value="0.0338" calcext:value-type="float">
            <text:p>0.0338</text:p>
          </table:table-cell>
          <table:table-cell office:value-type="float" office:value="6.5599" calcext:value-type="float">
            <text:p>6.5599</text:p>
          </table:table-cell>
          <table:table-cell office:value-type="float" office:value="415.8001" calcext:value-type="float">
            <text:p>415.8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7</text:p>
          </table:table-cell>
          <table:table-cell office:value-type="float" office:value="-524.68" calcext:value-type="float">
            <text:p>-524.68</text:p>
          </table:table-cell>
          <table:table-cell office:value-type="float" office:value="0.001" calcext:value-type="float">
            <text:p>0.001</text:p>
          </table:table-cell>
          <table:table-cell office:value-type="float" office:value="-729.3001" calcext:value-type="float">
            <text:p>-729.3001</text:p>
          </table:table-cell>
          <table:table-cell office:value-type="float" office:value="-320.0599" calcext:value-type="float">
            <text:p>-320.0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8</text:p>
          </table:table-cell>
          <table:table-cell office:value-type="float" office:value="291.46" calcext:value-type="float">
            <text:p>291.46</text:p>
          </table:table-cell>
          <table:table-cell office:value-type="float" office:value="0.001" calcext:value-type="float">
            <text:p>0.001</text:p>
          </table:table-cell>
          <table:table-cell office:value-type="float" office:value="86.8399" calcext:value-type="float">
            <text:p>86.8399</text:p>
          </table:table-cell>
          <table:table-cell office:value-type="float" office:value="496.0801" calcext:value-type="float">
            <text:p>496.0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9</text:p>
          </table:table-cell>
          <table:table-cell office:value-type="float" office:value="298.88" calcext:value-type="float">
            <text:p>298.88</text:p>
          </table:table-cell>
          <table:table-cell office:value-type="float" office:value="0.001" calcext:value-type="float">
            <text:p>0.001</text:p>
          </table:table-cell>
          <table:table-cell office:value-type="float" office:value="94.2599" calcext:value-type="float">
            <text:p>94.2599</text:p>
          </table:table-cell>
          <table:table-cell office:value-type="float" office:value="503.5001" calcext:value-type="float">
            <text:p>503.5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24</text:p>
          </table:table-cell>
          <table:table-cell office:value-type="float" office:value="621.12" calcext:value-type="float">
            <text:p>621.12</text:p>
          </table:table-cell>
          <table:table-cell office:value-type="float" office:value="0.001" calcext:value-type="float">
            <text:p>0.001</text:p>
          </table:table-cell>
          <table:table-cell office:value-type="float" office:value="416.4999" calcext:value-type="float">
            <text:p>416.4999</text:p>
          </table:table-cell>
          <table:table-cell office:value-type="float" office:value="825.7401" calcext:value-type="float">
            <text:p>825.7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3</text:p>
          </table:table-cell>
          <table:table-cell office:value-type="float" office:value="238.86" calcext:value-type="float">
            <text:p>238.86</text:p>
          </table:table-cell>
          <table:table-cell office:value-type="float" office:value="0.0051" calcext:value-type="float">
            <text:p>0.0051</text:p>
          </table:table-cell>
          <table:table-cell office:value-type="float" office:value="34.2399" calcext:value-type="float">
            <text:p>34.2399</text:p>
          </table:table-cell>
          <table:table-cell office:value-type="float" office:value="443.4801" calcext:value-type="float">
            <text:p>443.4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4</text:p>
          </table:table-cell>
          <table:table-cell office:value-type="float" office:value="313.66" calcext:value-type="float">
            <text:p>313.66</text:p>
          </table:table-cell>
          <table:table-cell office:value-type="float" office:value="0.001" calcext:value-type="float">
            <text:p>0.001</text:p>
          </table:table-cell>
          <table:table-cell office:value-type="float" office:value="109.0399" calcext:value-type="float">
            <text:p>109.0399</text:p>
          </table:table-cell>
          <table:table-cell office:value-type="float" office:value="518.2801" calcext:value-type="float">
            <text:p>518.2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5</text:p>
          </table:table-cell>
          <table:table-cell office:value-type="float" office:value="490.84" calcext:value-type="float">
            <text:p>490.84</text:p>
          </table:table-cell>
          <table:table-cell office:value-type="float" office:value="0.001" calcext:value-type="float">
            <text:p>0.001</text:p>
          </table:table-cell>
          <table:table-cell office:value-type="float" office:value="286.2199" calcext:value-type="float">
            <text:p>286.2199</text:p>
          </table:table-cell>
          <table:table-cell office:value-type="float" office:value="695.4601" calcext:value-type="float">
            <text:p>695.4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6</text:p>
          </table:table-cell>
          <table:table-cell office:value-type="float" office:value="533.42" calcext:value-type="float">
            <text:p>533.42</text:p>
          </table:table-cell>
          <table:table-cell office:value-type="float" office:value="0.001" calcext:value-type="float">
            <text:p>0.001</text:p>
          </table:table-cell>
          <table:table-cell office:value-type="float" office:value="328.7999" calcext:value-type="float">
            <text:p>328.7999</text:p>
          </table:table-cell>
          <table:table-cell office:value-type="float" office:value="738.0401" calcext:value-type="float">
            <text:p>738.0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8</text:p>
          </table:table-cell>
          <table:table-cell office:value-type="float" office:value="613.7" calcext:value-type="float">
            <text:p>613.7</text:p>
          </table:table-cell>
          <table:table-cell office:value-type="float" office:value="0.001" calcext:value-type="float">
            <text:p>0.001</text:p>
          </table:table-cell>
          <table:table-cell office:value-type="float" office:value="409.0799" calcext:value-type="float">
            <text:p>409.0799</text:p>
          </table:table-cell>
          <table:table-cell office:value-type="float" office:value="818.3201" calcext:value-type="float">
            <text:p>818.3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9</text:p>
          </table:table-cell>
          <table:table-cell office:value-type="float" office:value="621.12" calcext:value-type="float">
            <text:p>621.12</text:p>
          </table:table-cell>
          <table:table-cell office:value-type="float" office:value="0.001" calcext:value-type="float">
            <text:p>0.001</text:p>
          </table:table-cell>
          <table:table-cell office:value-type="float" office:value="416.4999" calcext:value-type="float">
            <text:p>416.4999</text:p>
          </table:table-cell>
          <table:table-cell office:value-type="float" office:value="825.7401" calcext:value-type="float">
            <text:p>825.74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3</text:p>
          </table:table-cell>
          <table:table-cell office:value-type="float" office:value="-382.26" calcext:value-type="float">
            <text:p>-382.26</text:p>
          </table:table-cell>
          <table:table-cell office:value-type="float" office:value="0.001" calcext:value-type="float">
            <text:p>0.001</text:p>
          </table:table-cell>
          <table:table-cell office:value-type="float" office:value="-586.8801" calcext:value-type="float">
            <text:p>-586.8801</text:p>
          </table:table-cell>
          <table:table-cell office:value-type="float" office:value="-177.6399" calcext:value-type="float">
            <text:p>-177.6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4</text:p>
          </table:table-cell>
          <table:table-cell office:value-type="float" office:value="-307.46" calcext:value-type="float">
            <text:p>-307.46</text:p>
          </table:table-cell>
          <table:table-cell office:value-type="float" office:value="0.001" calcext:value-type="float">
            <text:p>0.001</text:p>
          </table:table-cell>
          <table:table-cell office:value-type="float" office:value="-512.0801" calcext:value-type="float">
            <text:p>-512.0801</text:p>
          </table:table-cell>
          <table:table-cell office:value-type="float" office:value="-102.8399" calcext:value-type="float">
            <text:p>-102.8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7</text:p>
          </table:table-cell>
          <table:table-cell office:value-type="float" office:value="-823.56" calcext:value-type="float">
            <text:p>-823.56</text:p>
          </table:table-cell>
          <table:table-cell office:value-type="float" office:value="0.001" calcext:value-type="float">
            <text:p>0.001</text:p>
          </table:table-cell>
          <table:table-cell office:value-type="float" office:value="-1028.1801" calcext:value-type="float">
            <text:p>-1028.1801</text:p>
          </table:table-cell>
          <table:table-cell office:value-type="float" office:value="-618.9399" calcext:value-type="float">
            <text:p>-618.9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5</text:p>
          </table:table-cell>
          <table:table-cell office:value-type="float" office:value="251.98" calcext:value-type="float">
            <text:p>251.98</text:p>
          </table:table-cell>
          <table:table-cell office:value-type="float" office:value="0.0019" calcext:value-type="float">
            <text:p>0.0019</text:p>
          </table:table-cell>
          <table:table-cell office:value-type="float" office:value="47.3599" calcext:value-type="float">
            <text:p>47.3599</text:p>
          </table:table-cell>
          <table:table-cell office:value-type="float" office:value="456.6001" calcext:value-type="float">
            <text:p>456.60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6</text:p>
          </table:table-cell>
          <table:table-cell office:value-type="float" office:value="294.56" calcext:value-type="float">
            <text:p>294.5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399" calcext:value-type="float">
            <text:p>89.9399</text:p>
          </table:table-cell>
          <table:table-cell office:value-type="float" office:value="499.1801" calcext:value-type="float">
            <text:p>499.1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7</text:p>
          </table:table-cell>
          <table:table-cell office:value-type="float" office:value="-441.3" calcext:value-type="float">
            <text:p>-441.3</text:p>
          </table:table-cell>
          <table:table-cell office:value-type="float" office:value="0.001" calcext:value-type="float">
            <text:p>0.001</text:p>
          </table:table-cell>
          <table:table-cell office:value-type="float" office:value="-645.9201" calcext:value-type="float">
            <text:p>-645.9201</text:p>
          </table:table-cell>
          <table:table-cell office:value-type="float" office:value="-236.6799" calcext:value-type="float">
            <text:p>-236.6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8</text:p>
          </table:table-cell>
          <table:table-cell office:value-type="float" office:value="374.84" calcext:value-type="float">
            <text:p>374.84</text:p>
          </table:table-cell>
          <table:table-cell office:value-type="float" office:value="0.001" calcext:value-type="float">
            <text:p>0.001</text:p>
          </table:table-cell>
          <table:table-cell office:value-type="float" office:value="170.2199" calcext:value-type="float">
            <text:p>170.2199</text:p>
          </table:table-cell>
          <table:table-cell office:value-type="float" office:value="579.4601" calcext:value-type="float">
            <text:p>579.4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9</text:p>
          </table:table-cell>
          <table:table-cell office:value-type="float" office:value="382.26" calcext:value-type="float">
            <text:p>382.26</text:p>
          </table:table-cell>
          <table:table-cell office:value-type="float" office:value="0.001" calcext:value-type="float">
            <text:p>0.001</text:p>
          </table:table-cell>
          <table:table-cell office:value-type="float" office:value="177.6399" calcext:value-type="float">
            <text:p>177.6399</text:p>
          </table:table-cell>
          <table:table-cell office:value-type="float" office:value="586.8801" calcext:value-type="float">
            <text:p>586.8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6</text:p>
          </table:table-cell>
          <table:table-cell office:value-type="float" office:value="219.76" calcext:value-type="float">
            <text:p>219.76</text:p>
          </table:table-cell>
          <table:table-cell office:value-type="float" office:value="0.0195" calcext:value-type="float">
            <text:p>0.0195</text:p>
          </table:table-cell>
          <table:table-cell office:value-type="float" office:value="15.1399" calcext:value-type="float">
            <text:p>15.1399</text:p>
          </table:table-cell>
          <table:table-cell office:value-type="float" office:value="424.3801" calcext:value-type="float">
            <text:p>424.3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7</text:p>
          </table:table-cell>
          <table:table-cell office:value-type="float" office:value="-516.1" calcext:value-type="float">
            <text:p>-516.1</text:p>
          </table:table-cell>
          <table:table-cell office:value-type="float" office:value="0.001" calcext:value-type="float">
            <text:p>0.001</text:p>
          </table:table-cell>
          <table:table-cell office:value-type="float" office:value="-720.7201" calcext:value-type="float">
            <text:p>-720.7201</text:p>
          </table:table-cell>
          <table:table-cell office:value-type="float" office:value="-311.4799" calcext:value-type="float">
            <text:p>-311.47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float" office:value="300.04" calcext:value-type="float">
            <text:p>30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95.4199" calcext:value-type="float">
            <text:p>95.4199</text:p>
          </table:table-cell>
          <table:table-cell office:value-type="float" office:value="504.6601" calcext:value-type="float">
            <text:p>504.6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9</text:p>
          </table:table-cell>
          <table:table-cell office:value-type="float" office:value="307.46" calcext:value-type="float">
            <text:p>307.46</text:p>
          </table:table-cell>
          <table:table-cell office:value-type="float" office:value="0.001" calcext:value-type="float">
            <text:p>0.001</text:p>
          </table:table-cell>
          <table:table-cell office:value-type="float" office:value="102.8399" calcext:value-type="float">
            <text:p>102.8399</text:p>
          </table:table-cell>
          <table:table-cell office:value-type="float" office:value="512.0801" calcext:value-type="float">
            <text:p>512.0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7</text:p>
          </table:table-cell>
          <table:table-cell office:value-type="float" office:value="-693.28" calcext:value-type="float">
            <text:p>-693.28</text:p>
          </table:table-cell>
          <table:table-cell office:value-type="float" office:value="0.001" calcext:value-type="float">
            <text:p>0.001</text:p>
          </table:table-cell>
          <table:table-cell office:value-type="float" office:value="-897.9001" calcext:value-type="float">
            <text:p>-897.9001</text:p>
          </table:table-cell>
          <table:table-cell office:value-type="float" office:value="-488.6599" calcext:value-type="float">
            <text:p>-488.65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7</text:p>
          </table:table-cell>
          <table:table-cell office:value-type="float" office:value="-735.86" calcext:value-type="float">
            <text:p>-735.86</text:p>
          </table:table-cell>
          <table:table-cell office:value-type="float" office:value="0.001" calcext:value-type="float">
            <text:p>0.001</text:p>
          </table:table-cell>
          <table:table-cell office:value-type="float" office:value="-940.4801" calcext:value-type="float">
            <text:p>-940.4801</text:p>
          </table:table-cell>
          <table:table-cell office:value-type="float" office:value="-531.2399" calcext:value-type="float">
            <text:p>-531.23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8</text:p>
          </table:table-cell>
          <table:table-cell office:value-type="float" office:value="816.14" calcext:value-type="float">
            <text:p>816.14</text:p>
          </table:table-cell>
          <table:table-cell office:value-type="float" office:value="0.001" calcext:value-type="float">
            <text:p>0.001</text:p>
          </table:table-cell>
          <table:table-cell office:value-type="float" office:value="611.5199" calcext:value-type="float">
            <text:p>611.5199</text:p>
          </table:table-cell>
          <table:table-cell office:value-type="float" office:value="1020.7601" calcext:value-type="float">
            <text:p>1020.7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9</text:p>
          </table:table-cell>
          <table:table-cell office:value-type="float" office:value="823.56" calcext:value-type="float">
            <text:p>823.56</text:p>
          </table:table-cell>
          <table:table-cell office:value-type="float" office:value="0.001" calcext:value-type="float">
            <text:p>0.001</text:p>
          </table:table-cell>
          <table:table-cell office:value-type="float" office:value="618.9399" calcext:value-type="float">
            <text:p>618.9399</text:p>
          </table:table-cell>
          <table:table-cell office:value-type="float" office:value="1028.1801" calcext:value-type="float">
            <text:p>1028.18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3</text:p>
          </table:table-cell>
          <table:table-cell office:value-type="float" office:value="-171.34" calcext:value-type="float">
            <text:p>-171.34</text:p>
          </table:table-cell>
          <table:table-cell office:value-type="float" office:value="0.2634" calcext:value-type="float">
            <text:p>0.2634</text:p>
          </table:table-cell>
          <table:table-cell office:value-type="float" office:value="-375.9601" calcext:value-type="float">
            <text:p>-375.9601</text:p>
          </table:table-cell>
          <table:table-cell office:value-type="float" office:value="33.2801" calcext:value-type="float">
            <text:p>33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9</text:p>
          </table:table-cell>
          <table:table-cell office:value-type="float" office:value="185.08" calcext:value-type="float">
            <text:p>185.08</text:p>
          </table:table-cell>
          <table:table-cell office:value-type="float" office:value="0.1424" calcext:value-type="float">
            <text:p>0.1424</text:p>
          </table:table-cell>
          <table:table-cell office:value-type="float" office:value="-19.5401" calcext:value-type="float">
            <text:p>-19.5401</text:p>
          </table:table-cell>
          <table:table-cell office:value-type="float" office:value="389.7001" calcext:value-type="float">
            <text:p>389.7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0</text:p>
          </table:table-cell>
          <table:table-cell office:value-type="float" office:value="-94" calcext:value-type="float">
            <text:p>-94</text:p>
          </table:table-cell>
          <table:table-cell office:value-type="float" office:value="0.9" calcext:value-type="float">
            <text:p>0.9</text:p>
          </table:table-cell>
          <table:table-cell office:value-type="float" office:value="-298.6201" calcext:value-type="float">
            <text:p>-298.6201</text:p>
          </table:table-cell>
          <table:table-cell office:value-type="float" office:value="110.6201" calcext:value-type="float">
            <text:p>110.6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1</text:p>
          </table:table-cell>
          <table:table-cell office:value-type="float" office:value="-32.68" calcext:value-type="float">
            <text:p>-32.68</text:p>
          </table:table-cell>
          <table:table-cell office:value-type="float" office:value="0.9" calcext:value-type="float">
            <text:p>0.9</text:p>
          </table:table-cell>
          <table:table-cell office:value-type="float" office:value="-237.3001" calcext:value-type="float">
            <text:p>-237.3001</text:p>
          </table:table-cell>
          <table:table-cell office:value-type="float" office:value="171.9401" calcext:value-type="float">
            <text:p>171.9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3</text:p>
          </table:table-cell>
          <table:table-cell office:value-type="float" office:value="-100.88" calcext:value-type="float">
            <text:p>-100.88</text:p>
          </table:table-cell>
          <table:table-cell office:value-type="float" office:value="0.9" calcext:value-type="float">
            <text:p>0.9</text:p>
          </table:table-cell>
          <table:table-cell office:value-type="float" office:value="-305.5001" calcext:value-type="float">
            <text:p>-305.5001</text:p>
          </table:table-cell>
          <table:table-cell office:value-type="float" office:value="103.7401" calcext:value-type="float">
            <text:p>103.7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3</text:p>
          </table:table-cell>
          <table:table-cell office:value-type="float" office:value="137.98" calcext:value-type="float">
            <text:p>137.98</text:p>
          </table:table-cell>
          <table:table-cell office:value-type="float" office:value="0.675" calcext:value-type="float">
            <text:p>0.675</text:p>
          </table:table-cell>
          <table:table-cell office:value-type="float" office:value="-66.6401" calcext:value-type="float">
            <text:p>-66.6401</text:p>
          </table:table-cell>
          <table:table-cell office:value-type="float" office:value="342.6001" calcext:value-type="float">
            <text:p>342.6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1</text:p>
          </table:table-cell>
          <table:table-cell office:value-type="float" office:value="-45" calcext:value-type="float">
            <text:p>-45</text:p>
          </table:table-cell>
          <table:table-cell office:value-type="float" office:value="0.9" calcext:value-type="float">
            <text:p>0.9</text:p>
          </table:table-cell>
          <table:table-cell office:value-type="float" office:value="-249.6201" calcext:value-type="float">
            <text:p>-249.6201</text:p>
          </table:table-cell>
          <table:table-cell office:value-type="float" office:value="159.6201" calcext:value-type="float">
            <text:p>159.6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3</text:p>
          </table:table-cell>
          <table:table-cell office:value-type="float" office:value="121.72" calcext:value-type="float">
            <text:p>121.72</text:p>
          </table:table-cell>
          <table:table-cell office:value-type="float" office:value="0.8678" calcext:value-type="float">
            <text:p>0.8678</text:p>
          </table:table-cell>
          <table:table-cell office:value-type="float" office:value="-82.9001" calcext:value-type="float">
            <text:p>-82.9001</text:p>
          </table:table-cell>
          <table:table-cell office:value-type="float" office:value="326.3401" calcext:value-type="float">
            <text:p>326.3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4</text:p>
          </table:table-cell>
          <table:table-cell office:value-type="float" office:value="19.34" calcext:value-type="float">
            <text:p>19.34</text:p>
          </table:table-cell>
          <table:table-cell office:value-type="float" office:value="0.9" calcext:value-type="float">
            <text:p>0.9</text:p>
          </table:table-cell>
          <table:table-cell office:value-type="float" office:value="-185.2801" calcext:value-type="float">
            <text:p>-185.2801</text:p>
          </table:table-cell>
          <table:table-cell office:value-type="float" office:value="223.9601" calcext:value-type="float">
            <text:p>223.9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5</text:p>
          </table:table-cell>
          <table:table-cell office:value-type="float" office:value="-45.02" calcext:value-type="float">
            <text:p>-45.02</text:p>
          </table:table-cell>
          <table:table-cell office:value-type="float" office:value="0.9" calcext:value-type="float">
            <text:p>0.9</text:p>
          </table:table-cell>
          <table:table-cell office:value-type="float" office:value="-249.6401" calcext:value-type="float">
            <text:p>-249.6401</text:p>
          </table:table-cell>
          <table:table-cell office:value-type="float" office:value="159.6001" calcext:value-type="float">
            <text:p>159.6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6</text:p>
          </table:table-cell>
          <table:table-cell office:value-type="float" office:value="-17.18" calcext:value-type="float">
            <text:p>-17.18</text:p>
          </table:table-cell>
          <table:table-cell office:value-type="float" office:value="0.9" calcext:value-type="float">
            <text:p>0.9</text:p>
          </table:table-cell>
          <table:table-cell office:value-type="float" office:value="-221.8001" calcext:value-type="float">
            <text:p>-221.8001</text:p>
          </table:table-cell>
          <table:table-cell office:value-type="float" office:value="187.4401" calcext:value-type="float">
            <text:p>187.4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7</text:p>
          </table:table-cell>
          <table:table-cell office:value-type="float" office:value="29.98" calcext:value-type="float">
            <text:p>29.98</text:p>
          </table:table-cell>
          <table:table-cell office:value-type="float" office:value="0.9" calcext:value-type="float">
            <text:p>0.9</text:p>
          </table:table-cell>
          <table:table-cell office:value-type="float" office:value="-174.6401" calcext:value-type="float">
            <text:p>-174.6401</text:p>
          </table:table-cell>
          <table:table-cell office:value-type="float" office:value="234.6001" calcext:value-type="float">
            <text:p>234.6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8</text:p>
          </table:table-cell>
          <table:table-cell office:value-type="float" office:value="48.66" calcext:value-type="float">
            <text:p>48.66</text:p>
          </table:table-cell>
          <table:table-cell office:value-type="float" office:value="0.9" calcext:value-type="float">
            <text:p>0.9</text:p>
          </table:table-cell>
          <table:table-cell office:value-type="float" office:value="-155.9601" calcext:value-type="float">
            <text:p>-155.9601</text:p>
          </table:table-cell>
          <table:table-cell office:value-type="float" office:value="253.2801" calcext:value-type="float">
            <text:p>253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</text:p>
          </table:table-cell>
          <table:table-cell office:value-type="float" office:value="-42.14" calcext:value-type="float">
            <text:p>-42.14</text:p>
          </table:table-cell>
          <table:table-cell office:value-type="float" office:value="0.9" calcext:value-type="float">
            <text:p>0.9</text:p>
          </table:table-cell>
          <table:table-cell office:value-type="float" office:value="-246.7601" calcext:value-type="float">
            <text:p>-246.7601</text:p>
          </table:table-cell>
          <table:table-cell office:value-type="float" office:value="162.4801" calcext:value-type="float">
            <text:p>162.4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0</text:p>
          </table:table-cell>
          <table:table-cell office:value-type="float" office:value="199.06" calcext:value-type="float">
            <text:p>199.06</text:p>
          </table:table-cell>
          <table:table-cell office:value-type="float" office:value="0.0693" calcext:value-type="float">
            <text:p>0.0693</text:p>
          </table:table-cell>
          <table:table-cell office:value-type="float" office:value="-5.5601" calcext:value-type="float">
            <text:p>-5.5601</text:p>
          </table:table-cell>
          <table:table-cell office:value-type="float" office:value="403.6801" calcext:value-type="float">
            <text:p>403.6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3</text:p>
          </table:table-cell>
          <table:table-cell office:value-type="float" office:value="192.18" calcext:value-type="float">
            <text:p>192.18</text:p>
          </table:table-cell>
          <table:table-cell office:value-type="float" office:value="0.0998" calcext:value-type="float">
            <text:p>0.0998</text:p>
          </table:table-cell>
          <table:table-cell office:value-type="float" office:value="-12.4401" calcext:value-type="float">
            <text:p>-12.4401</text:p>
          </table:table-cell>
          <table:table-cell office:value-type="float" office:value="396.8001" calcext:value-type="float">
            <text:p>396.8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7</text:p>
          </table:table-cell>
          <table:table-cell office:value-type="float" office:value="-10.26" calcext:value-type="float">
            <text:p>-10.26</text:p>
          </table:table-cell>
          <table:table-cell office:value-type="float" office:value="0.9" calcext:value-type="float">
            <text:p>0.9</text:p>
          </table:table-cell>
          <table:table-cell office:value-type="float" office:value="-214.8801" calcext:value-type="float">
            <text:p>-214.8801</text:p>
          </table:table-cell>
          <table:table-cell office:value-type="float" office:value="194.3601" calcext:value-type="float">
            <text:p>194.3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3</text:p>
          </table:table-cell>
          <table:table-cell office:value-type="float" office:value="166.72" calcext:value-type="float">
            <text:p>166.72</text:p>
          </table:table-cell>
          <table:table-cell office:value-type="float" office:value="0.3154" calcext:value-type="float">
            <text:p>0.3154</text:p>
          </table:table-cell>
          <table:table-cell office:value-type="float" office:value="-37.9001" calcext:value-type="float">
            <text:p>-37.9001</text:p>
          </table:table-cell>
          <table:table-cell office:value-type="float" office:value="371.3401" calcext:value-type="float">
            <text:p>371.3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4</text:p>
          </table:table-cell>
          <table:table-cell office:value-type="float" office:value="64.34" calcext:value-type="float">
            <text:p>64.34</text:p>
          </table:table-cell>
          <table:table-cell office:value-type="float" office:value="0.9" calcext:value-type="float">
            <text:p>0.9</text:p>
          </table:table-cell>
          <table:table-cell office:value-type="float" office:value="-140.2801" calcext:value-type="float">
            <text:p>-140.2801</text:p>
          </table:table-cell>
          <table:table-cell office:value-type="float" office:value="268.9601" calcext:value-type="float">
            <text:p>268.9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9" calcext:value-type="float">
            <text:p>0.9</text:p>
          </table:table-cell>
          <table:table-cell office:value-type="float" office:value="-204.6401" calcext:value-type="float">
            <text:p>-204.6401</text:p>
          </table:table-cell>
          <table:table-cell office:value-type="float" office:value="204.6001" calcext:value-type="float">
            <text:p>204.6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6</text:p>
          </table:table-cell>
          <table:table-cell office:value-type="float" office:value="27.82" calcext:value-type="float">
            <text:p>27.82</text:p>
          </table:table-cell>
          <table:table-cell office:value-type="float" office:value="0.9" calcext:value-type="float">
            <text:p>0.9</text:p>
          </table:table-cell>
          <table:table-cell office:value-type="float" office:value="-176.8001" calcext:value-type="float">
            <text:p>-176.8001</text:p>
          </table:table-cell>
          <table:table-cell office:value-type="float" office:value="232.4401" calcext:value-type="float">
            <text:p>232.4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7</text:p>
          </table:table-cell>
          <table:table-cell office:value-type="float" office:value="74.98" calcext:value-type="float">
            <text:p>74.98</text:p>
          </table:table-cell>
          <table:table-cell office:value-type="float" office:value="0.9" calcext:value-type="float">
            <text:p>0.9</text:p>
          </table:table-cell>
          <table:table-cell office:value-type="float" office:value="-129.6401" calcext:value-type="float">
            <text:p>-129.6401</text:p>
          </table:table-cell>
          <table:table-cell office:value-type="float" office:value="279.6001" calcext:value-type="float">
            <text:p>279.6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8</text:p>
          </table:table-cell>
          <table:table-cell office:value-type="float" office:value="93.66" calcext:value-type="float">
            <text:p>93.66</text:p>
          </table:table-cell>
          <table:table-cell office:value-type="float" office:value="0.9" calcext:value-type="float">
            <text:p>0.9</text:p>
          </table:table-cell>
          <table:table-cell office:value-type="float" office:value="-110.9601" calcext:value-type="float">
            <text:p>-110.9601</text:p>
          </table:table-cell>
          <table:table-cell office:value-type="float" office:value="298.2801" calcext:value-type="float">
            <text:p>298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</text:p>
          </table:table-cell>
          <table:table-cell office:value-type="float" office:value="2.86" calcext:value-type="float">
            <text:p>2.86</text:p>
          </table:table-cell>
          <table:table-cell office:value-type="float" office:value="0.9" calcext:value-type="float">
            <text:p>0.9</text:p>
          </table:table-cell>
          <table:table-cell office:value-type="float" office:value="-201.7601" calcext:value-type="float">
            <text:p>-201.7601</text:p>
          </table:table-cell>
          <table:table-cell office:value-type="float" office:value="207.4801" calcext:value-type="float">
            <text:p>207.4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7</text:p>
          </table:table-cell>
          <table:table-cell office:value-type="float" office:value="34.74" calcext:value-type="float">
            <text:p>34.74</text:p>
          </table:table-cell>
          <table:table-cell office:value-type="float" office:value="0.9" calcext:value-type="float">
            <text:p>0.9</text:p>
          </table:table-cell>
          <table:table-cell office:value-type="float" office:value="-169.8801" calcext:value-type="float">
            <text:p>-169.8801</text:p>
          </table:table-cell>
          <table:table-cell office:value-type="float" office:value="239.3601" calcext:value-type="float">
            <text:p>239.3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9</text:p>
          </table:table-cell>
          <table:table-cell office:value-type="float" office:value="-148.04" calcext:value-type="float">
            <text:p>-148.04</text:p>
          </table:table-cell>
          <table:table-cell office:value-type="float" office:value="0.5557" calcext:value-type="float">
            <text:p>0.5557</text:p>
          </table:table-cell>
          <table:table-cell office:value-type="float" office:value="-352.6601" calcext:value-type="float">
            <text:p>-352.6601</text:p>
          </table:table-cell>
          <table:table-cell office:value-type="float" office:value="56.5801" calcext:value-type="float">
            <text:p>56.5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2</text:p>
          </table:table-cell>
          <table:table-cell office:value-type="float" office:value="-111.76" calcext:value-type="float">
            <text:p>-111.76</text:p>
          </table:table-cell>
          <table:table-cell office:value-type="float" office:value="0.9" calcext:value-type="float">
            <text:p>0.9</text:p>
          </table:table-cell>
          <table:table-cell office:value-type="float" office:value="-316.3801" calcext:value-type="float">
            <text:p>-316.3801</text:p>
          </table:table-cell>
          <table:table-cell office:value-type="float" office:value="92.8601" calcext:value-type="float">
            <text:p>92.8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4</text:p>
          </table:table-cell>
          <table:table-cell office:value-type="float" office:value="187.12" calcext:value-type="float">
            <text:p>187.12</text:p>
          </table:table-cell>
          <table:table-cell office:value-type="float" office:value="0.1284" calcext:value-type="float">
            <text:p>0.1284</text:p>
          </table:table-cell>
          <table:table-cell office:value-type="float" office:value="-17.5001" calcext:value-type="float">
            <text:p>-17.5001</text:p>
          </table:table-cell>
          <table:table-cell office:value-type="float" office:value="391.7401" calcext:value-type="float">
            <text:p>391.7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3</text:p>
          </table:table-cell>
          <table:table-cell office:value-type="float" office:value="-195.14" calcext:value-type="float">
            <text:p>-195.14</text:p>
          </table:table-cell>
          <table:table-cell office:value-type="float" office:value="0.086" calcext:value-type="float">
            <text:p>0.086</text:p>
          </table:table-cell>
          <table:table-cell office:value-type="float" office:value="-399.7601" calcext:value-type="float">
            <text:p>-399.7601</text:p>
          </table:table-cell>
          <table:table-cell office:value-type="float" office:value="9.4801" calcext:value-type="float">
            <text:p>9.4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4</text:p>
          </table:table-cell>
          <table:table-cell office:value-type="float" office:value="-120.34" calcext:value-type="float">
            <text:p>-120.34</text:p>
          </table:table-cell>
          <table:table-cell office:value-type="float" office:value="0.8842" calcext:value-type="float">
            <text:p>0.8842</text:p>
          </table:table-cell>
          <table:table-cell office:value-type="float" office:value="-324.9601" calcext:value-type="float">
            <text:p>-324.9601</text:p>
          </table:table-cell>
          <table:table-cell office:value-type="float" office:value="84.2801" calcext:value-type="float">
            <text:p>84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5</text:p>
          </table:table-cell>
          <table:table-cell office:value-type="float" office:value="56.84" calcext:value-type="float">
            <text:p>56.84</text:p>
          </table:table-cell>
          <table:table-cell office:value-type="float" office:value="0.9" calcext:value-type="float">
            <text:p>0.9</text:p>
          </table:table-cell>
          <table:table-cell office:value-type="float" office:value="-147.7801" calcext:value-type="float">
            <text:p>-147.7801</text:p>
          </table:table-cell>
          <table:table-cell office:value-type="float" office:value="261.4601" calcext:value-type="float">
            <text:p>261.4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6</text:p>
          </table:table-cell>
          <table:table-cell office:value-type="float" office:value="99.42" calcext:value-type="float">
            <text:p>99.42</text:p>
          </table:table-cell>
          <table:table-cell office:value-type="float" office:value="0.9" calcext:value-type="float">
            <text:p>0.9</text:p>
          </table:table-cell>
          <table:table-cell office:value-type="float" office:value="-105.2001" calcext:value-type="float">
            <text:p>-105.2001</text:p>
          </table:table-cell>
          <table:table-cell office:value-type="float" office:value="304.0401" calcext:value-type="float">
            <text:p>304.0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8</text:p>
          </table:table-cell>
          <table:table-cell office:value-type="float" office:value="179.7" calcext:value-type="float">
            <text:p>179.7</text:p>
          </table:table-cell>
          <table:table-cell office:value-type="float" office:value="0.1836" calcext:value-type="float">
            <text:p>0.1836</text:p>
          </table:table-cell>
          <table:table-cell office:value-type="float" office:value="-24.9201" calcext:value-type="float">
            <text:p>-24.9201</text:p>
          </table:table-cell>
          <table:table-cell office:value-type="float" office:value="384.3201" calcext:value-type="float">
            <text:p>384.3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9</text:p>
          </table:table-cell>
          <table:table-cell office:value-type="float" office:value="187.12" calcext:value-type="float">
            <text:p>187.12</text:p>
          </table:table-cell>
          <table:table-cell office:value-type="float" office:value="0.1284" calcext:value-type="float">
            <text:p>0.1284</text:p>
          </table:table-cell>
          <table:table-cell office:value-type="float" office:value="-17.5001" calcext:value-type="float">
            <text:p>-17.5001</text:p>
          </table:table-cell>
          <table:table-cell office:value-type="float" office:value="391.7401" calcext:value-type="float">
            <text:p>391.7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4</text:p>
          </table:table-cell>
          <table:table-cell office:value-type="float" office:value="-102.38" calcext:value-type="float">
            <text:p>-102.38</text:p>
          </table:table-cell>
          <table:table-cell office:value-type="float" office:value="0.9" calcext:value-type="float">
            <text:p>0.9</text:p>
          </table:table-cell>
          <table:table-cell office:value-type="float" office:value="-307.0001" calcext:value-type="float">
            <text:p>-307.0001</text:p>
          </table:table-cell>
          <table:table-cell office:value-type="float" office:value="102.2401" calcext:value-type="float">
            <text:p>102.2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5</text:p>
          </table:table-cell>
          <table:table-cell office:value-type="float" office:value="-166.74" calcext:value-type="float">
            <text:p>-166.74</text:p>
          </table:table-cell>
          <table:table-cell office:value-type="float" office:value="0.3152" calcext:value-type="float">
            <text:p>0.3152</text:p>
          </table:table-cell>
          <table:table-cell office:value-type="float" office:value="-371.3601" calcext:value-type="float">
            <text:p>-371.3601</text:p>
          </table:table-cell>
          <table:table-cell office:value-type="float" office:value="37.8801" calcext:value-type="float">
            <text:p>37.8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6</text:p>
          </table:table-cell>
          <table:table-cell office:value-type="float" office:value="-138.9" calcext:value-type="float">
            <text:p>-138.9</text:p>
          </table:table-cell>
          <table:table-cell office:value-type="float" office:value="0.6641" calcext:value-type="float">
            <text:p>0.6641</text:p>
          </table:table-cell>
          <table:table-cell office:value-type="float" office:value="-343.5201" calcext:value-type="float">
            <text:p>-343.5201</text:p>
          </table:table-cell>
          <table:table-cell office:value-type="float" office:value="65.7201" calcext:value-type="float">
            <text:p>65.7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7</text:p>
          </table:table-cell>
          <table:table-cell office:value-type="float" office:value="-91.74" calcext:value-type="float">
            <text:p>-91.74</text:p>
          </table:table-cell>
          <table:table-cell office:value-type="float" office:value="0.9" calcext:value-type="float">
            <text:p>0.9</text:p>
          </table:table-cell>
          <table:table-cell office:value-type="float" office:value="-296.3601" calcext:value-type="float">
            <text:p>-296.3601</text:p>
          </table:table-cell>
          <table:table-cell office:value-type="float" office:value="112.8801" calcext:value-type="float">
            <text:p>112.8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8</text:p>
          </table:table-cell>
          <table:table-cell office:value-type="float" office:value="-73.06" calcext:value-type="float">
            <text:p>-73.06</text:p>
          </table:table-cell>
          <table:table-cell office:value-type="float" office:value="0.9" calcext:value-type="float">
            <text:p>0.9</text:p>
          </table:table-cell>
          <table:table-cell office:value-type="float" office:value="-277.6801" calcext:value-type="float">
            <text:p>-277.6801</text:p>
          </table:table-cell>
          <table:table-cell office:value-type="float" office:value="131.5601" calcext:value-type="float">
            <text:p>131.5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</text:p>
          </table:table-cell>
          <table:table-cell office:value-type="float" office:value="-163.86" calcext:value-type="float">
            <text:p>-163.86</text:p>
          </table:table-cell>
          <table:table-cell office:value-type="float" office:value="0.3515" calcext:value-type="float">
            <text:p>0.3515</text:p>
          </table:table-cell>
          <table:table-cell office:value-type="float" office:value="-368.4801" calcext:value-type="float">
            <text:p>-368.4801</text:p>
          </table:table-cell>
          <table:table-cell office:value-type="float" office:value="40.7601" calcext:value-type="float">
            <text:p>40.7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0</text:p>
          </table:table-cell>
          <table:table-cell office:value-type="float" office:value="77.34" calcext:value-type="float">
            <text:p>77.34</text:p>
          </table:table-cell>
          <table:table-cell office:value-type="float" office:value="0.9" calcext:value-type="float">
            <text:p>0.9</text:p>
          </table:table-cell>
          <table:table-cell office:value-type="float" office:value="-127.2801" calcext:value-type="float">
            <text:p>-127.2801</text:p>
          </table:table-cell>
          <table:table-cell office:value-type="float" office:value="281.9601" calcext:value-type="float">
            <text:p>281.9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1</text:p>
          </table:table-cell>
          <table:table-cell office:value-type="float" office:value="138.66" calcext:value-type="float">
            <text:p>138.66</text:p>
          </table:table-cell>
          <table:table-cell office:value-type="float" office:value="0.6669" calcext:value-type="float">
            <text:p>0.6669</text:p>
          </table:table-cell>
          <table:table-cell office:value-type="float" office:value="-65.9601" calcext:value-type="float">
            <text:p>-65.9601</text:p>
          </table:table-cell>
          <table:table-cell office:value-type="float" office:value="343.2801" calcext:value-type="float">
            <text:p>343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3</text:p>
          </table:table-cell>
          <table:table-cell office:value-type="float" office:value="70.46" calcext:value-type="float">
            <text:p>70.46</text:p>
          </table:table-cell>
          <table:table-cell office:value-type="float" office:value="0.9" calcext:value-type="float">
            <text:p>0.9</text:p>
          </table:table-cell>
          <table:table-cell office:value-type="float" office:value="-134.1601" calcext:value-type="float">
            <text:p>-134.1601</text:p>
          </table:table-cell>
          <table:table-cell office:value-type="float" office:value="275.0801" calcext:value-type="float">
            <text:p>275.0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7</text:p>
          </table:table-cell>
          <table:table-cell office:value-type="float" office:value="-131.98" calcext:value-type="float">
            <text:p>-131.98</text:p>
          </table:table-cell>
          <table:table-cell office:value-type="float" office:value="0.7462" calcext:value-type="float">
            <text:p>0.7462</text:p>
          </table:table-cell>
          <table:table-cell office:value-type="float" office:value="-336.6001" calcext:value-type="float">
            <text:p>-336.6001</text:p>
          </table:table-cell>
          <table:table-cell office:value-type="float" office:value="72.6401" calcext:value-type="float">
            <text:p>72.6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5</text:p>
          </table:table-cell>
          <table:table-cell office:value-type="float" office:value="-64.36" calcext:value-type="float">
            <text:p>-64.36</text:p>
          </table:table-cell>
          <table:table-cell office:value-type="float" office:value="0.9" calcext:value-type="float">
            <text:p>0.9</text:p>
          </table:table-cell>
          <table:table-cell office:value-type="float" office:value="-268.9801" calcext:value-type="float">
            <text:p>-268.9801</text:p>
          </table:table-cell>
          <table:table-cell office:value-type="float" office:value="140.2601" calcext:value-type="float">
            <text:p>140.2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6</text:p>
          </table:table-cell>
          <table:table-cell office:value-type="float" office:value="-36.52" calcext:value-type="float">
            <text:p>-36.52</text:p>
          </table:table-cell>
          <table:table-cell office:value-type="float" office:value="0.9" calcext:value-type="float">
            <text:p>0.9</text:p>
          </table:table-cell>
          <table:table-cell office:value-type="float" office:value="-241.1401" calcext:value-type="float">
            <text:p>-241.1401</text:p>
          </table:table-cell>
          <table:table-cell office:value-type="float" office:value="168.1001" calcext:value-type="float">
            <text:p>168.1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7</text:p>
          </table:table-cell>
          <table:table-cell office:value-type="float" office:value="10.64" calcext:value-type="float">
            <text:p>10.64</text:p>
          </table:table-cell>
          <table:table-cell office:value-type="float" office:value="0.9" calcext:value-type="float">
            <text:p>0.9</text:p>
          </table:table-cell>
          <table:table-cell office:value-type="float" office:value="-193.9801" calcext:value-type="float">
            <text:p>-193.9801</text:p>
          </table:table-cell>
          <table:table-cell office:value-type="float" office:value="215.2601" calcext:value-type="float">
            <text:p>215.2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8</text:p>
          </table:table-cell>
          <table:table-cell office:value-type="float" office:value="29.32" calcext:value-type="float">
            <text:p>29.32</text:p>
          </table:table-cell>
          <table:table-cell office:value-type="float" office:value="0.9" calcext:value-type="float">
            <text:p>0.9</text:p>
          </table:table-cell>
          <table:table-cell office:value-type="float" office:value="-175.3001" calcext:value-type="float">
            <text:p>-175.3001</text:p>
          </table:table-cell>
          <table:table-cell office:value-type="float" office:value="233.9401" calcext:value-type="float">
            <text:p>233.9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</text:p>
          </table:table-cell>
          <table:table-cell office:value-type="float" office:value="-61.48" calcext:value-type="float">
            <text:p>-61.48</text:p>
          </table:table-cell>
          <table:table-cell office:value-type="float" office:value="0.9" calcext:value-type="float">
            <text:p>0.9</text:p>
          </table:table-cell>
          <table:table-cell office:value-type="float" office:value="-266.1001" calcext:value-type="float">
            <text:p>-266.1001</text:p>
          </table:table-cell>
          <table:table-cell office:value-type="float" office:value="143.1401" calcext:value-type="float">
            <text:p>143.1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0</text:p>
          </table:table-cell>
          <table:table-cell office:value-type="float" office:value="179.72" calcext:value-type="float">
            <text:p>179.72</text:p>
          </table:table-cell>
          <table:table-cell office:value-type="float" office:value="0.1834" calcext:value-type="float">
            <text:p>0.1834</text:p>
          </table:table-cell>
          <table:table-cell office:value-type="float" office:value="-24.9001" calcext:value-type="float">
            <text:p>-24.9001</text:p>
          </table:table-cell>
          <table:table-cell office:value-type="float" office:value="384.3401" calcext:value-type="float">
            <text:p>384.3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3</text:p>
          </table:table-cell>
          <table:table-cell office:value-type="float" office:value="172.84" calcext:value-type="float">
            <text:p>172.84</text:p>
          </table:table-cell>
          <table:table-cell office:value-type="float" office:value="0.2475" calcext:value-type="float">
            <text:p>0.2475</text:p>
          </table:table-cell>
          <table:table-cell office:value-type="float" office:value="-31.7801" calcext:value-type="float">
            <text:p>-31.7801</text:p>
          </table:table-cell>
          <table:table-cell office:value-type="float" office:value="377.4601" calcext:value-type="float">
            <text:p>377.4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7</text:p>
          </table:table-cell>
          <table:table-cell office:value-type="float" office:value="-29.6" calcext:value-type="float">
            <text:p>-29.6</text:p>
          </table:table-cell>
          <table:table-cell office:value-type="float" office:value="0.9" calcext:value-type="float">
            <text:p>0.9</text:p>
          </table:table-cell>
          <table:table-cell office:value-type="float" office:value="-234.2201" calcext:value-type="float">
            <text:p>-234.2201</text:p>
          </table:table-cell>
          <table:table-cell office:value-type="float" office:value="175.0201" calcext:value-type="float">
            <text:p>175.0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6</text:p>
          </table:table-cell>
          <table:table-cell office:value-type="float" office:value="27.84" calcext:value-type="float">
            <text:p>27.84</text:p>
          </table:table-cell>
          <table:table-cell office:value-type="float" office:value="0.9" calcext:value-type="float">
            <text:p>0.9</text:p>
          </table:table-cell>
          <table:table-cell office:value-type="float" office:value="-176.7801" calcext:value-type="float">
            <text:p>-176.7801</text:p>
          </table:table-cell>
          <table:table-cell office:value-type="float" office:value="232.4601" calcext:value-type="float">
            <text:p>232.4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7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-129.6201" calcext:value-type="float">
            <text:p>-129.6201</text:p>
          </table:table-cell>
          <table:table-cell office:value-type="float" office:value="279.6201" calcext:value-type="float">
            <text:p>279.6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8</text:p>
          </table:table-cell>
          <table:table-cell office:value-type="float" office:value="93.68" calcext:value-type="float">
            <text:p>93.68</text:p>
          </table:table-cell>
          <table:table-cell office:value-type="float" office:value="0.9" calcext:value-type="float">
            <text:p>0.9</text:p>
          </table:table-cell>
          <table:table-cell office:value-type="float" office:value="-110.9401" calcext:value-type="float">
            <text:p>-110.9401</text:p>
          </table:table-cell>
          <table:table-cell office:value-type="float" office:value="298.3001" calcext:value-type="float">
            <text:p>298.3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</text:p>
          </table:table-cell>
          <table:table-cell office:value-type="float" office:value="2.88" calcext:value-type="float">
            <text:p>2.88</text:p>
          </table:table-cell>
          <table:table-cell office:value-type="float" office:value="0.9" calcext:value-type="float">
            <text:p>0.9</text:p>
          </table:table-cell>
          <table:table-cell office:value-type="float" office:value="-201.7401" calcext:value-type="float">
            <text:p>-201.7401</text:p>
          </table:table-cell>
          <table:table-cell office:value-type="float" office:value="207.5001" calcext:value-type="float">
            <text:p>207.5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7</text:p>
          </table:table-cell>
          <table:table-cell office:value-type="float" office:value="34.76" calcext:value-type="float">
            <text:p>34.76</text:p>
          </table:table-cell>
          <table:table-cell office:value-type="float" office:value="0.9" calcext:value-type="float">
            <text:p>0.9</text:p>
          </table:table-cell>
          <table:table-cell office:value-type="float" office:value="-169.8601" calcext:value-type="float">
            <text:p>-169.8601</text:p>
          </table:table-cell>
          <table:table-cell office:value-type="float" office:value="239.3801" calcext:value-type="float">
            <text:p>239.3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7</text:p>
          </table:table-cell>
          <table:table-cell office:value-type="float" office:value="47.16" calcext:value-type="float">
            <text:p>47.16</text:p>
          </table:table-cell>
          <table:table-cell office:value-type="float" office:value="0.9" calcext:value-type="float">
            <text:p>0.9</text:p>
          </table:table-cell>
          <table:table-cell office:value-type="float" office:value="-157.4601" calcext:value-type="float">
            <text:p>-157.4601</text:p>
          </table:table-cell>
          <table:table-cell office:value-type="float" office:value="251.7801" calcext:value-type="float">
            <text:p>251.7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8</text:p>
          </table:table-cell>
          <table:table-cell office:value-type="float" office:value="65.84" calcext:value-type="float">
            <text:p>65.84</text:p>
          </table:table-cell>
          <table:table-cell office:value-type="float" office:value="0.9" calcext:value-type="float">
            <text:p>0.9</text:p>
          </table:table-cell>
          <table:table-cell office:value-type="float" office:value="-138.7801" calcext:value-type="float">
            <text:p>-138.7801</text:p>
          </table:table-cell>
          <table:table-cell office:value-type="float" office:value="270.4601" calcext:value-type="float">
            <text:p>270.4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</text:p>
          </table:table-cell>
          <table:table-cell office:value-type="float" office:value="-24.96" calcext:value-type="float">
            <text:p>-24.96</text:p>
          </table:table-cell>
          <table:table-cell office:value-type="float" office:value="0.9" calcext:value-type="float">
            <text:p>0.9</text:p>
          </table:table-cell>
          <table:table-cell office:value-type="float" office:value="-229.5801" calcext:value-type="float">
            <text:p>-229.5801</text:p>
          </table:table-cell>
          <table:table-cell office:value-type="float" office:value="179.6601" calcext:value-type="float">
            <text:p>179.66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7</text:p>
          </table:table-cell>
          <table:table-cell office:value-type="float" office:value="6.92" calcext:value-type="float">
            <text:p>6.92</text:p>
          </table:table-cell>
          <table:table-cell office:value-type="float" office:value="0.9" calcext:value-type="float">
            <text:p>0.9</text:p>
          </table:table-cell>
          <table:table-cell office:value-type="float" office:value="-197.7001" calcext:value-type="float">
            <text:p>-197.7001</text:p>
          </table:table-cell>
          <table:table-cell office:value-type="float" office:value="211.5401" calcext:value-type="float">
            <text:p>211.5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8</text:p>
          </table:table-cell>
          <table:table-cell office:value-type="float" office:value="18.68" calcext:value-type="float">
            <text:p>18.68</text:p>
          </table:table-cell>
          <table:table-cell office:value-type="float" office:value="0.9" calcext:value-type="float">
            <text:p>0.9</text:p>
          </table:table-cell>
          <table:table-cell office:value-type="float" office:value="-185.9401" calcext:value-type="float">
            <text:p>-185.9401</text:p>
          </table:table-cell>
          <table:table-cell office:value-type="float" office:value="223.3001" calcext:value-type="float">
            <text:p>223.3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</text:p>
          </table:table-cell>
          <table:table-cell office:value-type="float" office:value="-72.12" calcext:value-type="float">
            <text:p>-72.12</text:p>
          </table:table-cell>
          <table:table-cell office:value-type="float" office:value="0.9" calcext:value-type="float">
            <text:p>0.9</text:p>
          </table:table-cell>
          <table:table-cell office:value-type="float" office:value="-276.7401" calcext:value-type="float">
            <text:p>-276.7401</text:p>
          </table:table-cell>
          <table:table-cell office:value-type="float" office:value="132.5001" calcext:value-type="float">
            <text:p>132.5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0</text:p>
          </table:table-cell>
          <table:table-cell office:value-type="float" office:value="169.08" calcext:value-type="float">
            <text:p>169.08</text:p>
          </table:table-cell>
          <table:table-cell office:value-type="float" office:value="0.2885" calcext:value-type="float">
            <text:p>0.2885</text:p>
          </table:table-cell>
          <table:table-cell office:value-type="float" office:value="-35.5401" calcext:value-type="float">
            <text:p>-35.5401</text:p>
          </table:table-cell>
          <table:table-cell office:value-type="float" office:value="373.7001" calcext:value-type="float">
            <text:p>373.7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3</text:p>
          </table:table-cell>
          <table:table-cell office:value-type="float" office:value="162.2" calcext:value-type="float">
            <text:p>162.2</text:p>
          </table:table-cell>
          <table:table-cell office:value-type="float" office:value="0.3741" calcext:value-type="float">
            <text:p>0.3741</text:p>
          </table:table-cell>
          <table:table-cell office:value-type="float" office:value="-42.4201" calcext:value-type="float">
            <text:p>-42.4201</text:p>
          </table:table-cell>
          <table:table-cell office:value-type="float" office:value="366.8201" calcext:value-type="float">
            <text:p>366.8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7</text:p>
          </table:table-cell>
          <table:table-cell office:value-type="float" office:value="-40.24" calcext:value-type="float">
            <text:p>-40.24</text:p>
          </table:table-cell>
          <table:table-cell office:value-type="float" office:value="0.9" calcext:value-type="float">
            <text:p>0.9</text:p>
          </table:table-cell>
          <table:table-cell office:value-type="float" office:value="-244.8601" calcext:value-type="float">
            <text:p>-244.8601</text:p>
          </table:table-cell>
          <table:table-cell office:value-type="float" office:value="164.3801" calcext:value-type="float">
            <text:p>164.3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</text:p>
          </table:table-cell>
          <table:table-cell office:value-type="float" office:value="-90.8" calcext:value-type="float">
            <text:p>-90.8</text:p>
          </table:table-cell>
          <table:table-cell office:value-type="float" office:value="0.9" calcext:value-type="float">
            <text:p>0.9</text:p>
          </table:table-cell>
          <table:table-cell office:value-type="float" office:value="-295.4201" calcext:value-type="float">
            <text:p>-295.4201</text:p>
          </table:table-cell>
          <table:table-cell office:value-type="float" office:value="113.8201" calcext:value-type="float">
            <text:p>113.8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0</text:p>
          </table:table-cell>
          <table:table-cell office:value-type="float" office:value="150.4" calcext:value-type="float">
            <text:p>150.4</text:p>
          </table:table-cell>
          <table:table-cell office:value-type="float" office:value="0.5277" calcext:value-type="float">
            <text:p>0.5277</text:p>
          </table:table-cell>
          <table:table-cell office:value-type="float" office:value="-54.2201" calcext:value-type="float">
            <text:p>-54.2201</text:p>
          </table:table-cell>
          <table:table-cell office:value-type="float" office:value="355.0201" calcext:value-type="float">
            <text:p>355.0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3</text:p>
          </table:table-cell>
          <table:table-cell office:value-type="float" office:value="143.52" calcext:value-type="float">
            <text:p>143.52</text:p>
          </table:table-cell>
          <table:table-cell office:value-type="float" office:value="0.6093" calcext:value-type="float">
            <text:p>0.6093</text:p>
          </table:table-cell>
          <table:table-cell office:value-type="float" office:value="-61.1001" calcext:value-type="float">
            <text:p>-61.1001</text:p>
          </table:table-cell>
          <table:table-cell office:value-type="float" office:value="348.1401" calcext:value-type="float">
            <text:p>348.1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7</text:p>
          </table:table-cell>
          <table:table-cell office:value-type="float" office:value="-58.92" calcext:value-type="float">
            <text:p>-58.92</text:p>
          </table:table-cell>
          <table:table-cell office:value-type="float" office:value="0.9" calcext:value-type="float">
            <text:p>0.9</text:p>
          </table:table-cell>
          <table:table-cell office:value-type="float" office:value="-263.5401" calcext:value-type="float">
            <text:p>-263.5401</text:p>
          </table:table-cell>
          <table:table-cell office:value-type="float" office:value="145.7001" calcext:value-type="float">
            <text:p>145.7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2</text:p>
          </table:table-cell>
          <table:table-cell office:value-type="float" office:value="36.28" calcext:value-type="float">
            <text:p>36.28</text:p>
          </table:table-cell>
          <table:table-cell office:value-type="float" office:value="0.9" calcext:value-type="float">
            <text:p>0.9</text:p>
          </table:table-cell>
          <table:table-cell office:value-type="float" office:value="-168.3401" calcext:value-type="float">
            <text:p>-168.3401</text:p>
          </table:table-cell>
          <table:table-cell office:value-type="float" office:value="240.9001" calcext:value-type="float">
            <text:p>240.9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3</text:p>
          </table:table-cell>
          <table:table-cell office:value-type="float" office:value="-47.1" calcext:value-type="float">
            <text:p>-47.1</text:p>
          </table:table-cell>
          <table:table-cell office:value-type="float" office:value="0.9" calcext:value-type="float">
            <text:p>0.9</text:p>
          </table:table-cell>
          <table:table-cell office:value-type="float" office:value="-251.7201" calcext:value-type="float">
            <text:p>-251.7201</text:p>
          </table:table-cell>
          <table:table-cell office:value-type="float" office:value="157.5201" calcext:value-type="float">
            <text:p>157.5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4</text:p>
          </table:table-cell>
          <table:table-cell office:value-type="float" office:value="27.7" calcext:value-type="float">
            <text:p>27.7</text:p>
          </table:table-cell>
          <table:table-cell office:value-type="float" office:value="0.9" calcext:value-type="float">
            <text:p>0.9</text:p>
          </table:table-cell>
          <table:table-cell office:value-type="float" office:value="-176.9201" calcext:value-type="float">
            <text:p>-176.9201</text:p>
          </table:table-cell>
          <table:table-cell office:value-type="float" office:value="232.3201" calcext:value-type="float">
            <text:p>232.3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7</text:p>
          </table:table-cell>
          <table:table-cell office:value-type="float" office:value="31.88" calcext:value-type="float">
            <text:p>31.88</text:p>
          </table:table-cell>
          <table:table-cell office:value-type="float" office:value="0.9" calcext:value-type="float">
            <text:p>0.9</text:p>
          </table:table-cell>
          <table:table-cell office:value-type="float" office:value="-172.7401" calcext:value-type="float">
            <text:p>-172.7401</text:p>
          </table:table-cell>
          <table:table-cell office:value-type="float" office:value="236.5001" calcext:value-type="float">
            <text:p>236.5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1</text:p>
          </table:table-cell>
          <table:table-cell office:value-type="float" office:value="61.32" calcext:value-type="float">
            <text:p>61.32</text:p>
          </table:table-cell>
          <table:table-cell office:value-type="float" office:value="0.9" calcext:value-type="float">
            <text:p>0.9</text:p>
          </table:table-cell>
          <table:table-cell office:value-type="float" office:value="-143.3001" calcext:value-type="float">
            <text:p>-143.3001</text:p>
          </table:table-cell>
          <table:table-cell office:value-type="float" office:value="265.9401" calcext:value-type="float">
            <text:p>265.9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3</text:p>
          </table:table-cell>
          <table:table-cell office:value-type="float" office:value="-6.88" calcext:value-type="float">
            <text:p>-6.88</text:p>
          </table:table-cell>
          <table:table-cell office:value-type="float" office:value="0.9" calcext:value-type="float">
            <text:p>0.9</text:p>
          </table:table-cell>
          <table:table-cell office:value-type="float" office:value="-211.5001" calcext:value-type="float">
            <text:p>-211.5001</text:p>
          </table:table-cell>
          <table:table-cell office:value-type="float" office:value="197.7401" calcext:value-type="float">
            <text:p>197.7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3</text:p>
          </table:table-cell>
          <table:table-cell office:value-type="float" office:value="-68.2" calcext:value-type="float">
            <text:p>-68.2</text:p>
          </table:table-cell>
          <table:table-cell office:value-type="float" office:value="0.9" calcext:value-type="float">
            <text:p>0.9</text:p>
          </table:table-cell>
          <table:table-cell office:value-type="float" office:value="-272.8201" calcext:value-type="float">
            <text:p>-272.8201</text:p>
          </table:table-cell>
          <table:table-cell office:value-type="float" office:value="136.4201" calcext:value-type="float">
            <text:p>136.4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3</text:p>
          </table:table-cell>
          <table:table-cell office:value-type="float" office:value="170.66" calcext:value-type="float">
            <text:p>170.66</text:p>
          </table:table-cell>
          <table:table-cell office:value-type="float" office:value="0.2708" calcext:value-type="float">
            <text:p>0.2708</text:p>
          </table:table-cell>
          <table:table-cell office:value-type="float" office:value="-33.9601" calcext:value-type="float">
            <text:p>-33.9601</text:p>
          </table:table-cell>
          <table:table-cell office:value-type="float" office:value="375.2801" calcext:value-type="float">
            <text:p>375.2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3</text:p>
          </table:table-cell>
          <table:table-cell office:value-type="float" office:value="-83.38" calcext:value-type="float">
            <text:p>-83.38</text:p>
          </table:table-cell>
          <table:table-cell office:value-type="float" office:value="0.9" calcext:value-type="float">
            <text:p>0.9</text:p>
          </table:table-cell>
          <table:table-cell office:value-type="float" office:value="-288.0001" calcext:value-type="float">
            <text:p>-288.0001</text:p>
          </table:table-cell>
          <table:table-cell office:value-type="float" office:value="121.2401" calcext:value-type="float">
            <text:p>121.2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4</text:p>
          </table:table-cell>
          <table:table-cell office:value-type="float" office:value="-8.58" calcext:value-type="float">
            <text:p>-8.58</text:p>
          </table:table-cell>
          <table:table-cell office:value-type="float" office:value="0.9" calcext:value-type="float">
            <text:p>0.9</text:p>
          </table:table-cell>
          <table:table-cell office:value-type="float" office:value="-213.2001" calcext:value-type="float">
            <text:p>-213.2001</text:p>
          </table:table-cell>
          <table:table-cell office:value-type="float" office:value="196.0401" calcext:value-type="float">
            <text:p>196.0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5</text:p>
          </table:table-cell>
          <table:table-cell office:value-type="float" office:value="168.6" calcext:value-type="float">
            <text:p>168.6</text:p>
          </table:table-cell>
          <table:table-cell office:value-type="float" office:value="0.2939" calcext:value-type="float">
            <text:p>0.2939</text:p>
          </table:table-cell>
          <table:table-cell office:value-type="float" office:value="-36.0201" calcext:value-type="float">
            <text:p>-36.0201</text:p>
          </table:table-cell>
          <table:table-cell office:value-type="float" office:value="373.2201" calcext:value-type="float">
            <text:p>373.2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7</text:p>
          </table:table-cell>
          <table:table-cell office:value-type="float" office:value="-202.44" calcext:value-type="float">
            <text:p>-202.44</text:p>
          </table:table-cell>
          <table:table-cell office:value-type="float" office:value="0.0569" calcext:value-type="float">
            <text:p>0.0569</text:p>
          </table:table-cell>
          <table:table-cell office:value-type="float" office:value="-407.0601" calcext:value-type="float">
            <text:p>-407.0601</text:p>
          </table:table-cell>
          <table:table-cell office:value-type="float" office:value="2.1801" calcext:value-type="float">
            <text:p>2.1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5</text:p>
          </table:table-cell>
          <table:table-cell office:value-type="float" office:value="-130.28" calcext:value-type="float">
            <text:p>-130.28</text:p>
          </table:table-cell>
          <table:table-cell office:value-type="float" office:value="0.7663" calcext:value-type="float">
            <text:p>0.7663</text:p>
          </table:table-cell>
          <table:table-cell office:value-type="float" office:value="-334.9001" calcext:value-type="float">
            <text:p>-334.9001</text:p>
          </table:table-cell>
          <table:table-cell office:value-type="float" office:value="74.3401" calcext:value-type="float">
            <text:p>74.3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6</text:p>
          </table:table-cell>
          <table:table-cell office:value-type="float" office:value="-87.7" calcext:value-type="float">
            <text:p>-87.7</text:p>
          </table:table-cell>
          <table:table-cell office:value-type="float" office:value="0.9" calcext:value-type="float">
            <text:p>0.9</text:p>
          </table:table-cell>
          <table:table-cell office:value-type="float" office:value="-292.3201" calcext:value-type="float">
            <text:p>-292.3201</text:p>
          </table:table-cell>
          <table:table-cell office:value-type="float" office:value="116.9201" calcext:value-type="float">
            <text:p>116.9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8</text:p>
          </table:table-cell>
          <table:table-cell office:value-type="float" office:value="-7.42" calcext:value-type="float">
            <text:p>-7.42</text:p>
          </table:table-cell>
          <table:table-cell office:value-type="float" office:value="0.9" calcext:value-type="float">
            <text:p>0.9</text:p>
          </table:table-cell>
          <table:table-cell office:value-type="float" office:value="-212.0401" calcext:value-type="float">
            <text:p>-212.0401</text:p>
          </table:table-cell>
          <table:table-cell office:value-type="float" office:value="197.2001" calcext:value-type="float">
            <text:p>197.2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204.6201" calcext:value-type="float">
            <text:p>-204.6201</text:p>
          </table:table-cell>
          <table:table-cell office:value-type="float" office:value="204.6201" calcext:value-type="float">
            <text:p>204.6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4</text:p>
          </table:table-cell>
          <table:table-cell office:value-type="float" office:value="74.8" calcext:value-type="float">
            <text:p>74.8</text:p>
          </table:table-cell>
          <table:table-cell office:value-type="float" office:value="0.9" calcext:value-type="float">
            <text:p>0.9</text:p>
          </table:table-cell>
          <table:table-cell office:value-type="float" office:value="-129.8201" calcext:value-type="float">
            <text:p>-129.8201</text:p>
          </table:table-cell>
          <table:table-cell office:value-type="float" office:value="279.4201" calcext:value-type="float">
            <text:p>279.4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5</text:p>
          </table:table-cell>
          <table:table-cell office:value-type="float" office:value="177.18" calcext:value-type="float">
            <text:p>177.18</text:p>
          </table:table-cell>
          <table:table-cell office:value-type="float" office:value="0.2058" calcext:value-type="float">
            <text:p>0.2058</text:p>
          </table:table-cell>
          <table:table-cell office:value-type="float" office:value="-27.4401" calcext:value-type="float">
            <text:p>-27.4401</text:p>
          </table:table-cell>
          <table:table-cell office:value-type="float" office:value="381.8001" calcext:value-type="float">
            <text:p>381.8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6</text:p>
          </table:table-cell>
          <table:table-cell office:value-type="float" office:value="42.58" calcext:value-type="float">
            <text:p>42.58</text:p>
          </table:table-cell>
          <table:table-cell office:value-type="float" office:value="0.9" calcext:value-type="float">
            <text:p>0.9</text:p>
          </table:table-cell>
          <table:table-cell office:value-type="float" office:value="-162.0401" calcext:value-type="float">
            <text:p>-162.0401</text:p>
          </table:table-cell>
          <table:table-cell office:value-type="float" office:value="247.2001" calcext:value-type="float">
            <text:p>247.2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8</text:p>
          </table:table-cell>
          <table:table-cell office:value-type="float" office:value="122.86" calcext:value-type="float">
            <text:p>122.86</text:p>
          </table:table-cell>
          <table:table-cell office:value-type="float" office:value="0.8543" calcext:value-type="float">
            <text:p>0.8543</text:p>
          </table:table-cell>
          <table:table-cell office:value-type="float" office:value="-81.7601" calcext:value-type="float">
            <text:p>-81.7601</text:p>
          </table:table-cell>
          <table:table-cell office:value-type="float" office:value="327.4801" calcext:value-type="float">
            <text:p>327.48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9</text:p>
          </table:table-cell>
          <table:table-cell office:value-type="float" office:value="130.28" calcext:value-type="float">
            <text:p>130.28</text:p>
          </table:table-cell>
          <table:table-cell office:value-type="float" office:value="0.7663" calcext:value-type="float">
            <text:p>0.7663</text:p>
          </table:table-cell>
          <table:table-cell office:value-type="float" office:value="-74.3401" calcext:value-type="float">
            <text:p>-74.3401</text:p>
          </table:table-cell>
          <table:table-cell office:value-type="float" office:value="334.9001" calcext:value-type="float">
            <text:p>334.9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8</text:p>
          </table:table-cell>
          <table:table-cell office:value-type="float" office:value="80.28" calcext:value-type="float">
            <text:p>80.28</text:p>
          </table:table-cell>
          <table:table-cell office:value-type="float" office:value="0.9" calcext:value-type="float">
            <text:p>0.9</text:p>
          </table:table-cell>
          <table:table-cell office:value-type="float" office:value="-124.3401" calcext:value-type="float">
            <text:p>-124.3401</text:p>
          </table:table-cell>
          <table:table-cell office:value-type="float" office:value="284.9001" calcext:value-type="float">
            <text:p>284.90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9</text:p>
          </table:table-cell>
          <table:table-cell office:value-type="float" office:value="87.7" calcext:value-type="float">
            <text:p>87.7</text:p>
          </table:table-cell>
          <table:table-cell office:value-type="float" office:value="0.9" calcext:value-type="float">
            <text:p>0.9</text:p>
          </table:table-cell>
          <table:table-cell office:value-type="float" office:value="-116.9201" calcext:value-type="float">
            <text:p>-116.9201</text:p>
          </table:table-cell>
          <table:table-cell office:value-type="float" office:value="292.3201" calcext:value-type="float">
            <text:p>292.3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8</text:p>
          </table:table-cell>
          <table:table-cell office:value-type="string" calcext:value-type="string">
            <text:p>exp9</text:p>
          </table:table-cell>
          <table:table-cell office:value-type="float" office:value="7.42" calcext:value-type="float">
            <text:p>7.42</text:p>
          </table:table-cell>
          <table:table-cell office:value-type="float" office:value="0.9" calcext:value-type="float">
            <text:p>0.9</text:p>
          </table:table-cell>
          <table:table-cell office:value-type="float" office:value="-197.2001" calcext:value-type="float">
            <text:p>-197.2001</text:p>
          </table:table-cell>
          <table:table-cell office:value-type="float" office:value="212.0401" calcext:value-type="float">
            <text:p>212.0401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energy" table:style-name="ta1">
        <table:table-column table:style-name="co6" table:number-columns-repeated="7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0</text:p>
          </table:table-cell>
          <table:table-cell office:value-type="float" office:value="7201.8032" calcext:value-type="float">
            <text:p>7201.8032</text:p>
          </table:table-cell>
          <table:table-cell office:value-type="float" office:value="0.001" calcext:value-type="float">
            <text:p>0.001</text:p>
          </table:table-cell>
          <table:table-cell office:value-type="float" office:value="6923.7371" calcext:value-type="float">
            <text:p>6923.7371</text:p>
          </table:table-cell>
          <table:table-cell office:value-type="float" office:value="7479.8693" calcext:value-type="float">
            <text:p>7479.86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1</text:p>
          </table:table-cell>
          <table:table-cell office:value-type="float" office:value="4949.6754" calcext:value-type="float">
            <text:p>4949.6754</text:p>
          </table:table-cell>
          <table:table-cell office:value-type="float" office:value="0.001" calcext:value-type="float">
            <text:p>0.001</text:p>
          </table:table-cell>
          <table:table-cell office:value-type="float" office:value="4671.6093" calcext:value-type="float">
            <text:p>4671.6093</text:p>
          </table:table-cell>
          <table:table-cell office:value-type="float" office:value="5227.7415" calcext:value-type="float">
            <text:p>5227.74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2</text:p>
          </table:table-cell>
          <table:table-cell office:value-type="float" office:value="-462.1125" calcext:value-type="float">
            <text:p>-462.1125</text:p>
          </table:table-cell>
          <table:table-cell office:value-type="float" office:value="0.001" calcext:value-type="float">
            <text:p>0.001</text:p>
          </table:table-cell>
          <table:table-cell office:value-type="float" office:value="-740.1786" calcext:value-type="float">
            <text:p>-740.1786</text:p>
          </table:table-cell>
          <table:table-cell office:value-type="float" office:value="-184.0464" calcext:value-type="float">
            <text:p>-184.046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3</text:p>
          </table:table-cell>
          <table:table-cell office:value-type="float" office:value="5128.0389" calcext:value-type="float">
            <text:p>5128.0389</text:p>
          </table:table-cell>
          <table:table-cell office:value-type="float" office:value="0.001" calcext:value-type="float">
            <text:p>0.001</text:p>
          </table:table-cell>
          <table:table-cell office:value-type="float" office:value="4849.9728" calcext:value-type="float">
            <text:p>4849.9728</text:p>
          </table:table-cell>
          <table:table-cell office:value-type="float" office:value="5406.105" calcext:value-type="float">
            <text:p>5406.1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4</text:p>
          </table:table-cell>
          <table:table-cell office:value-type="float" office:value="4189.469" calcext:value-type="float">
            <text:p>4189.469</text:p>
          </table:table-cell>
          <table:table-cell office:value-type="float" office:value="0.001" calcext:value-type="float">
            <text:p>0.001</text:p>
          </table:table-cell>
          <table:table-cell office:value-type="float" office:value="3911.4029" calcext:value-type="float">
            <text:p>3911.4029</text:p>
          </table:table-cell>
          <table:table-cell office:value-type="float" office:value="4467.5351" calcext:value-type="float">
            <text:p>4467.53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5</text:p>
          </table:table-cell>
          <table:table-cell office:value-type="float" office:value="6473.3513" calcext:value-type="float">
            <text:p>6473.3513</text:p>
          </table:table-cell>
          <table:table-cell office:value-type="float" office:value="0.001" calcext:value-type="float">
            <text:p>0.001</text:p>
          </table:table-cell>
          <table:table-cell office:value-type="float" office:value="6195.2852" calcext:value-type="float">
            <text:p>6195.2852</text:p>
          </table:table-cell>
          <table:table-cell office:value-type="float" office:value="6751.4174" calcext:value-type="float">
            <text:p>6751.41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6</text:p>
          </table:table-cell>
          <table:table-cell office:value-type="float" office:value="6403.8285" calcext:value-type="float">
            <text:p>6403.8285</text:p>
          </table:table-cell>
          <table:table-cell office:value-type="float" office:value="0.001" calcext:value-type="float">
            <text:p>0.001</text:p>
          </table:table-cell>
          <table:table-cell office:value-type="float" office:value="6125.7624" calcext:value-type="float">
            <text:p>6125.7624</text:p>
          </table:table-cell>
          <table:table-cell office:value-type="float" office:value="6681.8946" calcext:value-type="float">
            <text:p>6681.89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7</text:p>
          </table:table-cell>
          <table:table-cell office:value-type="float" office:value="6190.7984" calcext:value-type="float">
            <text:p>6190.7984</text:p>
          </table:table-cell>
          <table:table-cell office:value-type="float" office:value="0.001" calcext:value-type="float">
            <text:p>0.001</text:p>
          </table:table-cell>
          <table:table-cell office:value-type="float" office:value="5912.7323" calcext:value-type="float">
            <text:p>5912.7323</text:p>
          </table:table-cell>
          <table:table-cell office:value-type="float" office:value="6468.8645" calcext:value-type="float">
            <text:p>6468.86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8</text:p>
          </table:table-cell>
          <table:table-cell office:value-type="float" office:value="6174.1354" calcext:value-type="float">
            <text:p>6174.1354</text:p>
          </table:table-cell>
          <table:table-cell office:value-type="float" office:value="0.001" calcext:value-type="float">
            <text:p>0.001</text:p>
          </table:table-cell>
          <table:table-cell office:value-type="float" office:value="5896.0693" calcext:value-type="float">
            <text:p>5896.0693</text:p>
          </table:table-cell>
          <table:table-cell office:value-type="float" office:value="6452.2015" calcext:value-type="float">
            <text:p>6452.20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</text:p>
          </table:table-cell>
          <table:table-cell office:value-type="float" office:value="3030.8149" calcext:value-type="float">
            <text:p>3030.8149</text:p>
          </table:table-cell>
          <table:table-cell office:value-type="float" office:value="0.001" calcext:value-type="float">
            <text:p>0.001</text:p>
          </table:table-cell>
          <table:table-cell office:value-type="float" office:value="2752.7488" calcext:value-type="float">
            <text:p>2752.7488</text:p>
          </table:table-cell>
          <table:table-cell office:value-type="float" office:value="3308.881" calcext:value-type="float">
            <text:p>3308.8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3</text:p>
          </table:table-cell>
          <table:table-cell office:value-type="float" office:value="373.6434" calcext:value-type="float">
            <text:p>373.6434</text:p>
          </table:table-cell>
          <table:table-cell office:value-type="float" office:value="0.001" calcext:value-type="float">
            <text:p>0.001</text:p>
          </table:table-cell>
          <table:table-cell office:value-type="float" office:value="95.5773" calcext:value-type="float">
            <text:p>95.5773</text:p>
          </table:table-cell>
          <table:table-cell office:value-type="float" office:value="651.7095" calcext:value-type="float">
            <text:p>651.70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4</text:p>
          </table:table-cell>
          <table:table-cell office:value-type="float" office:value="12190.4431" calcext:value-type="float">
            <text:p>12190.4431</text:p>
          </table:table-cell>
          <table:table-cell office:value-type="float" office:value="0.001" calcext:value-type="float">
            <text:p>0.001</text:p>
          </table:table-cell>
          <table:table-cell office:value-type="float" office:value="11912.377" calcext:value-type="float">
            <text:p>11912.377</text:p>
          </table:table-cell>
          <table:table-cell office:value-type="float" office:value="12468.5092" calcext:value-type="float">
            <text:p>12468.50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6</text:p>
          </table:table-cell>
          <table:table-cell office:value-type="float" office:value="-566.5104" calcext:value-type="float">
            <text:p>-566.5104</text:p>
          </table:table-cell>
          <table:table-cell office:value-type="float" office:value="0.001" calcext:value-type="float">
            <text:p>0.001</text:p>
          </table:table-cell>
          <table:table-cell office:value-type="float" office:value="-844.5765" calcext:value-type="float">
            <text:p>-844.5765</text:p>
          </table:table-cell>
          <table:table-cell office:value-type="float" office:value="-288.4443" calcext:value-type="float">
            <text:p>-288.44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7</text:p>
          </table:table-cell>
          <table:table-cell office:value-type="float" office:value="4100.1255" calcext:value-type="float">
            <text:p>4100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3822.0594" calcext:value-type="float">
            <text:p>3822.0594</text:p>
          </table:table-cell>
          <table:table-cell office:value-type="float" office:value="4378.1915" calcext:value-type="float">
            <text:p>4378.19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8</text:p>
          </table:table-cell>
          <table:table-cell office:value-type="float" office:value="-879.3203" calcext:value-type="float">
            <text:p>-879.3203</text:p>
          </table:table-cell>
          <table:table-cell office:value-type="float" office:value="0.001" calcext:value-type="float">
            <text:p>0.001</text:p>
          </table:table-cell>
          <table:table-cell office:value-type="float" office:value="-1157.3864" calcext:value-type="float">
            <text:p>-1157.3864</text:p>
          </table:table-cell>
          <table:table-cell office:value-type="float" office:value="-601.2542" calcext:value-type="float">
            <text:p>-601.25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9</text:p>
          </table:table-cell>
          <table:table-cell office:value-type="float" office:value="-913.8539" calcext:value-type="float">
            <text:p>-913.8539</text:p>
          </table:table-cell>
          <table:table-cell office:value-type="float" office:value="0.001" calcext:value-type="float">
            <text:p>0.001</text:p>
          </table:table-cell>
          <table:table-cell office:value-type="float" office:value="-1191.92" calcext:value-type="float">
            <text:p>-1191.92</text:p>
          </table:table-cell>
          <table:table-cell office:value-type="float" office:value="-635.7878" calcext:value-type="float">
            <text:p>-635.78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1</text:p>
          </table:table-cell>
          <table:table-cell office:value-type="float" office:value="-2252.1279" calcext:value-type="float">
            <text:p>-2252.1279</text:p>
          </table:table-cell>
          <table:table-cell office:value-type="float" office:value="0.001" calcext:value-type="float">
            <text:p>0.001</text:p>
          </table:table-cell>
          <table:table-cell office:value-type="float" office:value="-2530.194" calcext:value-type="float">
            <text:p>-2530.194</text:p>
          </table:table-cell>
          <table:table-cell office:value-type="float" office:value="-1974.0618" calcext:value-type="float">
            <text:p>-1974.06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2</text:p>
          </table:table-cell>
          <table:table-cell office:value-type="float" office:value="-7663.9157" calcext:value-type="float">
            <text:p>-7663.9157</text:p>
          </table:table-cell>
          <table:table-cell office:value-type="float" office:value="0.001" calcext:value-type="float">
            <text:p>0.001</text:p>
          </table:table-cell>
          <table:table-cell office:value-type="float" office:value="-7941.9818" calcext:value-type="float">
            <text:p>-7941.9818</text:p>
          </table:table-cell>
          <table:table-cell office:value-type="float" office:value="-7385.8496" calcext:value-type="float">
            <text:p>-7385.84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3</text:p>
          </table:table-cell>
          <table:table-cell office:value-type="float" office:value="-2073.7643" calcext:value-type="float">
            <text:p>-2073.7643</text:p>
          </table:table-cell>
          <table:table-cell office:value-type="float" office:value="0.001" calcext:value-type="float">
            <text:p>0.001</text:p>
          </table:table-cell>
          <table:table-cell office:value-type="float" office:value="-2351.8304" calcext:value-type="float">
            <text:p>-2351.8304</text:p>
          </table:table-cell>
          <table:table-cell office:value-type="float" office:value="-1795.6982" calcext:value-type="float">
            <text:p>-1795.69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4</text:p>
          </table:table-cell>
          <table:table-cell office:value-type="float" office:value="-3012.3342" calcext:value-type="float">
            <text:p>-3012.3342</text:p>
          </table:table-cell>
          <table:table-cell office:value-type="float" office:value="0.001" calcext:value-type="float">
            <text:p>0.001</text:p>
          </table:table-cell>
          <table:table-cell office:value-type="float" office:value="-3290.4003" calcext:value-type="float">
            <text:p>-3290.4003</text:p>
          </table:table-cell>
          <table:table-cell office:value-type="float" office:value="-2734.2681" calcext:value-type="float">
            <text:p>-2734.26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5</text:p>
          </table:table-cell>
          <table:table-cell office:value-type="float" office:value="-728.4519" calcext:value-type="float">
            <text:p>-728.4519</text:p>
          </table:table-cell>
          <table:table-cell office:value-type="float" office:value="0.001" calcext:value-type="float">
            <text:p>0.001</text:p>
          </table:table-cell>
          <table:table-cell office:value-type="float" office:value="-1006.518" calcext:value-type="float">
            <text:p>-1006.518</text:p>
          </table:table-cell>
          <table:table-cell office:value-type="float" office:value="-450.3858" calcext:value-type="float">
            <text:p>-450.38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6</text:p>
          </table:table-cell>
          <table:table-cell office:value-type="float" office:value="-797.9748" calcext:value-type="float">
            <text:p>-797.9748</text:p>
          </table:table-cell>
          <table:table-cell office:value-type="float" office:value="0.001" calcext:value-type="float">
            <text:p>0.001</text:p>
          </table:table-cell>
          <table:table-cell office:value-type="float" office:value="-1076.0409" calcext:value-type="float">
            <text:p>-1076.0409</text:p>
          </table:table-cell>
          <table:table-cell office:value-type="float" office:value="-519.9087" calcext:value-type="float">
            <text:p>-519.90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7</text:p>
          </table:table-cell>
          <table:table-cell office:value-type="float" office:value="-1011.0049" calcext:value-type="float">
            <text:p>-1011.0049</text:p>
          </table:table-cell>
          <table:table-cell office:value-type="float" office:value="0.001" calcext:value-type="float">
            <text:p>0.001</text:p>
          </table:table-cell>
          <table:table-cell office:value-type="float" office:value="-1289.071" calcext:value-type="float">
            <text:p>-1289.071</text:p>
          </table:table-cell>
          <table:table-cell office:value-type="float" office:value="-732.9388" calcext:value-type="float">
            <text:p>-732.93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8</text:p>
          </table:table-cell>
          <table:table-cell office:value-type="float" office:value="-1027.6679" calcext:value-type="float">
            <text:p>-1027.6679</text:p>
          </table:table-cell>
          <table:table-cell office:value-type="float" office:value="0.001" calcext:value-type="float">
            <text:p>0.001</text:p>
          </table:table-cell>
          <table:table-cell office:value-type="float" office:value="-1305.7339" calcext:value-type="float">
            <text:p>-1305.7339</text:p>
          </table:table-cell>
          <table:table-cell office:value-type="float" office:value="-749.6018" calcext:value-type="float">
            <text:p>-749.60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9</text:p>
          </table:table-cell>
          <table:table-cell office:value-type="float" office:value="-7473.9954" calcext:value-type="float">
            <text:p>-7473.9954</text:p>
          </table:table-cell>
          <table:table-cell office:value-type="float" office:value="0.001" calcext:value-type="float">
            <text:p>0.001</text:p>
          </table:table-cell>
          <table:table-cell office:value-type="float" office:value="-7752.0614" calcext:value-type="float">
            <text:p>-7752.0614</text:p>
          </table:table-cell>
          <table:table-cell office:value-type="float" office:value="-7195.9293" calcext:value-type="float">
            <text:p>-7195.92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</text:p>
          </table:table-cell>
          <table:table-cell office:value-type="float" office:value="-4170.9883" calcext:value-type="float">
            <text:p>-4170.9883</text:p>
          </table:table-cell>
          <table:table-cell office:value-type="float" office:value="0.001" calcext:value-type="float">
            <text:p>0.001</text:p>
          </table:table-cell>
          <table:table-cell office:value-type="float" office:value="-4449.0544" calcext:value-type="float">
            <text:p>-4449.0544</text:p>
          </table:table-cell>
          <table:table-cell office:value-type="float" office:value="-3892.9223" calcext:value-type="float">
            <text:p>-3892.92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0</text:p>
          </table:table-cell>
          <table:table-cell office:value-type="float" office:value="-7036.4223" calcext:value-type="float">
            <text:p>-7036.4223</text:p>
          </table:table-cell>
          <table:table-cell office:value-type="float" office:value="0.001" calcext:value-type="float">
            <text:p>0.001</text:p>
          </table:table-cell>
          <table:table-cell office:value-type="float" office:value="-7314.4884" calcext:value-type="float">
            <text:p>-7314.4884</text:p>
          </table:table-cell>
          <table:table-cell office:value-type="float" office:value="-6758.3562" calcext:value-type="float">
            <text:p>-6758.35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1</text:p>
          </table:table-cell>
          <table:table-cell office:value-type="float" office:value="-7149.4838" calcext:value-type="float">
            <text:p>-7149.4838</text:p>
          </table:table-cell>
          <table:table-cell office:value-type="float" office:value="0.001" calcext:value-type="float">
            <text:p>0.001</text:p>
          </table:table-cell>
          <table:table-cell office:value-type="float" office:value="-7427.5499" calcext:value-type="float">
            <text:p>-7427.5499</text:p>
          </table:table-cell>
          <table:table-cell office:value-type="float" office:value="-6871.4177" calcext:value-type="float">
            <text:p>-6871.41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2</text:p>
          </table:table-cell>
          <table:table-cell office:value-type="float" office:value="-7343.1649" calcext:value-type="float">
            <text:p>-7343.1649</text:p>
          </table:table-cell>
          <table:table-cell office:value-type="float" office:value="0.001" calcext:value-type="float">
            <text:p>0.001</text:p>
          </table:table-cell>
          <table:table-cell office:value-type="float" office:value="-7621.231" calcext:value-type="float">
            <text:p>-7621.231</text:p>
          </table:table-cell>
          <table:table-cell office:value-type="float" office:value="-7065.0988" calcext:value-type="float">
            <text:p>-7065.09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3</text:p>
          </table:table-cell>
          <table:table-cell office:value-type="float" office:value="-6828.1599" calcext:value-type="float">
            <text:p>-6828.1599</text:p>
          </table:table-cell>
          <table:table-cell office:value-type="float" office:value="0.001" calcext:value-type="float">
            <text:p>0.001</text:p>
          </table:table-cell>
          <table:table-cell office:value-type="float" office:value="-7106.226" calcext:value-type="float">
            <text:p>-7106.226</text:p>
          </table:table-cell>
          <table:table-cell office:value-type="float" office:value="-6550.0938" calcext:value-type="float">
            <text:p>-6550.09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4</text:p>
          </table:table-cell>
          <table:table-cell office:value-type="float" office:value="4988.6399" calcext:value-type="float">
            <text:p>4988.6399</text:p>
          </table:table-cell>
          <table:table-cell office:value-type="float" office:value="0.001" calcext:value-type="float">
            <text:p>0.001</text:p>
          </table:table-cell>
          <table:table-cell office:value-type="float" office:value="4710.5738" calcext:value-type="float">
            <text:p>4710.5738</text:p>
          </table:table-cell>
          <table:table-cell office:value-type="float" office:value="5266.706" calcext:value-type="float">
            <text:p>5266.7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3</text:p>
          </table:table-cell>
          <table:table-cell office:value-type="float" office:value="-7055.9671" calcext:value-type="float">
            <text:p>-7055.9671</text:p>
          </table:table-cell>
          <table:table-cell office:value-type="float" office:value="0.001" calcext:value-type="float">
            <text:p>0.001</text:p>
          </table:table-cell>
          <table:table-cell office:value-type="float" office:value="-7334.0332" calcext:value-type="float">
            <text:p>-7334.0332</text:p>
          </table:table-cell>
          <table:table-cell office:value-type="float" office:value="-6777.901" calcext:value-type="float">
            <text:p>-6777.9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4</text:p>
          </table:table-cell>
          <table:table-cell office:value-type="float" office:value="-7429.9782" calcext:value-type="float">
            <text:p>-7429.9782</text:p>
          </table:table-cell>
          <table:table-cell office:value-type="float" office:value="0.001" calcext:value-type="float">
            <text:p>0.001</text:p>
          </table:table-cell>
          <table:table-cell office:value-type="float" office:value="-7708.0443" calcext:value-type="float">
            <text:p>-7708.0443</text:p>
          </table:table-cell>
          <table:table-cell office:value-type="float" office:value="-7151.9122" calcext:value-type="float">
            <text:p>-7151.91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5</text:p>
          </table:table-cell>
          <table:table-cell office:value-type="float" office:value="-6952.9612" calcext:value-type="float">
            <text:p>-6952.9612</text:p>
          </table:table-cell>
          <table:table-cell office:value-type="float" office:value="0.001" calcext:value-type="float">
            <text:p>0.001</text:p>
          </table:table-cell>
          <table:table-cell office:value-type="float" office:value="-7231.0273" calcext:value-type="float">
            <text:p>-7231.0273</text:p>
          </table:table-cell>
          <table:table-cell office:value-type="float" office:value="-6674.8952" calcext:value-type="float">
            <text:p>-6674.89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6</text:p>
          </table:table-cell>
          <table:table-cell office:value-type="float" office:value="-7768.3137" calcext:value-type="float">
            <text:p>-7768.3137</text:p>
          </table:table-cell>
          <table:table-cell office:value-type="float" office:value="0.001" calcext:value-type="float">
            <text:p>0.001</text:p>
          </table:table-cell>
          <table:table-cell office:value-type="float" office:value="-8046.3798" calcext:value-type="float">
            <text:p>-8046.3798</text:p>
          </table:table-cell>
          <table:table-cell office:value-type="float" office:value="-7490.2476" calcext:value-type="float">
            <text:p>-7490.24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7</text:p>
          </table:table-cell>
          <table:table-cell office:value-type="float" office:value="-3101.6778" calcext:value-type="float">
            <text:p>-3101.6778</text:p>
          </table:table-cell>
          <table:table-cell office:value-type="float" office:value="0.001" calcext:value-type="float">
            <text:p>0.001</text:p>
          </table:table-cell>
          <table:table-cell office:value-type="float" office:value="-3379.7439" calcext:value-type="float">
            <text:p>-3379.7439</text:p>
          </table:table-cell>
          <table:table-cell office:value-type="float" office:value="-2823.6117" calcext:value-type="float">
            <text:p>-2823.61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8</text:p>
          </table:table-cell>
          <table:table-cell office:value-type="float" office:value="-8081.1235" calcext:value-type="float">
            <text:p>-8081.1235</text:p>
          </table:table-cell>
          <table:table-cell office:value-type="float" office:value="0.001" calcext:value-type="float">
            <text:p>0.001</text:p>
          </table:table-cell>
          <table:table-cell office:value-type="float" office:value="-8359.1896" calcext:value-type="float">
            <text:p>-8359.1896</text:p>
          </table:table-cell>
          <table:table-cell office:value-type="float" office:value="-7803.0574" calcext:value-type="float">
            <text:p>-7803.05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9</text:p>
          </table:table-cell>
          <table:table-cell office:value-type="float" office:value="-8115.6571" calcext:value-type="float">
            <text:p>-8115.6571</text:p>
          </table:table-cell>
          <table:table-cell office:value-type="float" office:value="0.001" calcext:value-type="float">
            <text:p>0.001</text:p>
          </table:table-cell>
          <table:table-cell office:value-type="float" office:value="-8393.7232" calcext:value-type="float">
            <text:p>-8393.7232</text:p>
          </table:table-cell>
          <table:table-cell office:value-type="float" office:value="-7837.591" calcext:value-type="float">
            <text:p>-7837.5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2</text:p>
          </table:table-cell>
          <table:table-cell office:value-type="float" office:value="-5411.7879" calcext:value-type="float">
            <text:p>-5411.7879</text:p>
          </table:table-cell>
          <table:table-cell office:value-type="float" office:value="0.001" calcext:value-type="float">
            <text:p>0.001</text:p>
          </table:table-cell>
          <table:table-cell office:value-type="float" office:value="-5689.854" calcext:value-type="float">
            <text:p>-5689.854</text:p>
          </table:table-cell>
          <table:table-cell office:value-type="float" office:value="-5133.7218" calcext:value-type="float">
            <text:p>-5133.72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4</text:p>
          </table:table-cell>
          <table:table-cell office:value-type="float" office:value="-760.2064" calcext:value-type="float">
            <text:p>-760.2064</text:p>
          </table:table-cell>
          <table:table-cell office:value-type="float" office:value="0.001" calcext:value-type="float">
            <text:p>0.001</text:p>
          </table:table-cell>
          <table:table-cell office:value-type="float" office:value="-1038.2725" calcext:value-type="float">
            <text:p>-1038.2725</text:p>
          </table:table-cell>
          <table:table-cell office:value-type="float" office:value="-482.1403" calcext:value-type="float">
            <text:p>-482.14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5</text:p>
          </table:table-cell>
          <table:table-cell office:value-type="float" office:value="1523.6759" calcext:value-type="float">
            <text:p>1523.6759</text:p>
          </table:table-cell>
          <table:table-cell office:value-type="float" office:value="0.001" calcext:value-type="float">
            <text:p>0.001</text:p>
          </table:table-cell>
          <table:table-cell office:value-type="float" office:value="1245.6098" calcext:value-type="float">
            <text:p>1245.6098</text:p>
          </table:table-cell>
          <table:table-cell office:value-type="float" office:value="1801.742" calcext:value-type="float">
            <text:p>1801.7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6</text:p>
          </table:table-cell>
          <table:table-cell office:value-type="float" office:value="1454.1531" calcext:value-type="float">
            <text:p>1454.1531</text:p>
          </table:table-cell>
          <table:table-cell office:value-type="float" office:value="0.001" calcext:value-type="float">
            <text:p>0.001</text:p>
          </table:table-cell>
          <table:table-cell office:value-type="float" office:value="1176.087" calcext:value-type="float">
            <text:p>1176.087</text:p>
          </table:table-cell>
          <table:table-cell office:value-type="float" office:value="1732.2192" calcext:value-type="float">
            <text:p>1732.21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7</text:p>
          </table:table-cell>
          <table:table-cell office:value-type="float" office:value="1241.123" calcext:value-type="float">
            <text:p>1241.123</text:p>
          </table:table-cell>
          <table:table-cell office:value-type="float" office:value="0.001" calcext:value-type="float">
            <text:p>0.001</text:p>
          </table:table-cell>
          <table:table-cell office:value-type="float" office:value="963.0569" calcext:value-type="float">
            <text:p>963.0569</text:p>
          </table:table-cell>
          <table:table-cell office:value-type="float" office:value="1519.1891" calcext:value-type="float">
            <text:p>1519.18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8</text:p>
          </table:table-cell>
          <table:table-cell office:value-type="float" office:value="1224.46" calcext:value-type="float">
            <text:p>1224.46</text:p>
          </table:table-cell>
          <table:table-cell office:value-type="float" office:value="0.001" calcext:value-type="float">
            <text:p>0.001</text:p>
          </table:table-cell>
          <table:table-cell office:value-type="float" office:value="946.3939" calcext:value-type="float">
            <text:p>946.3939</text:p>
          </table:table-cell>
          <table:table-cell office:value-type="float" office:value="1502.5261" calcext:value-type="float">
            <text:p>1502.52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9</text:p>
          </table:table-cell>
          <table:table-cell office:value-type="float" office:value="-5221.8675" calcext:value-type="float">
            <text:p>-5221.8675</text:p>
          </table:table-cell>
          <table:table-cell office:value-type="float" office:value="0.001" calcext:value-type="float">
            <text:p>0.001</text:p>
          </table:table-cell>
          <table:table-cell office:value-type="float" office:value="-5499.9336" calcext:value-type="float">
            <text:p>-5499.9336</text:p>
          </table:table-cell>
          <table:table-cell office:value-type="float" office:value="-4943.8014" calcext:value-type="float">
            <text:p>-4943.80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</text:p>
          </table:table-cell>
          <table:table-cell office:value-type="float" office:value="-1918.8605" calcext:value-type="float">
            <text:p>-1918.8605</text:p>
          </table:table-cell>
          <table:table-cell office:value-type="float" office:value="0.001" calcext:value-type="float">
            <text:p>0.001</text:p>
          </table:table-cell>
          <table:table-cell office:value-type="float" office:value="-2196.9266" calcext:value-type="float">
            <text:p>-2196.9266</text:p>
          </table:table-cell>
          <table:table-cell office:value-type="float" office:value="-1640.7944" calcext:value-type="float">
            <text:p>-1640.79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0</text:p>
          </table:table-cell>
          <table:table-cell office:value-type="float" office:value="-4784.2944" calcext:value-type="float">
            <text:p>-4784.2944</text:p>
          </table:table-cell>
          <table:table-cell office:value-type="float" office:value="0.001" calcext:value-type="float">
            <text:p>0.001</text:p>
          </table:table-cell>
          <table:table-cell office:value-type="float" office:value="-5062.3605" calcext:value-type="float">
            <text:p>-5062.3605</text:p>
          </table:table-cell>
          <table:table-cell office:value-type="float" office:value="-4506.2283" calcext:value-type="float">
            <text:p>-4506.22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1</text:p>
          </table:table-cell>
          <table:table-cell office:value-type="float" office:value="-4897.3559" calcext:value-type="float">
            <text:p>-4897.3559</text:p>
          </table:table-cell>
          <table:table-cell office:value-type="float" office:value="0.001" calcext:value-type="float">
            <text:p>0.001</text:p>
          </table:table-cell>
          <table:table-cell office:value-type="float" office:value="-5175.422" calcext:value-type="float">
            <text:p>-5175.422</text:p>
          </table:table-cell>
          <table:table-cell office:value-type="float" office:value="-4619.2898" calcext:value-type="float">
            <text:p>-4619.28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2</text:p>
          </table:table-cell>
          <table:table-cell office:value-type="float" office:value="-5091.0371" calcext:value-type="float">
            <text:p>-5091.0371</text:p>
          </table:table-cell>
          <table:table-cell office:value-type="float" office:value="0.001" calcext:value-type="float">
            <text:p>0.001</text:p>
          </table:table-cell>
          <table:table-cell office:value-type="float" office:value="-5369.1032" calcext:value-type="float">
            <text:p>-5369.1032</text:p>
          </table:table-cell>
          <table:table-cell office:value-type="float" office:value="-4812.971" calcext:value-type="float">
            <text:p>-4812.9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3</text:p>
          </table:table-cell>
          <table:table-cell office:value-type="float" office:value="-4576.032" calcext:value-type="float">
            <text:p>-4576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-4854.0981" calcext:value-type="float">
            <text:p>-4854.0981</text:p>
          </table:table-cell>
          <table:table-cell office:value-type="float" office:value="-4297.9659" calcext:value-type="float">
            <text:p>-4297.96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4</text:p>
          </table:table-cell>
          <table:table-cell office:value-type="float" office:value="7240.7678" calcext:value-type="float">
            <text:p>7240.7678</text:p>
          </table:table-cell>
          <table:table-cell office:value-type="float" office:value="0.001" calcext:value-type="float">
            <text:p>0.001</text:p>
          </table:table-cell>
          <table:table-cell office:value-type="float" office:value="6962.7017" calcext:value-type="float">
            <text:p>6962.7017</text:p>
          </table:table-cell>
          <table:table-cell office:value-type="float" office:value="7518.8339" calcext:value-type="float">
            <text:p>7518.83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3</text:p>
          </table:table-cell>
          <table:table-cell office:value-type="float" office:value="-4803.8392" calcext:value-type="float">
            <text:p>-4803.8392</text:p>
          </table:table-cell>
          <table:table-cell office:value-type="float" office:value="0.001" calcext:value-type="float">
            <text:p>0.001</text:p>
          </table:table-cell>
          <table:table-cell office:value-type="float" office:value="-5081.9053" calcext:value-type="float">
            <text:p>-5081.9053</text:p>
          </table:table-cell>
          <table:table-cell office:value-type="float" office:value="-4525.7731" calcext:value-type="float">
            <text:p>-4525.77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4</text:p>
          </table:table-cell>
          <table:table-cell office:value-type="float" office:value="-5177.8504" calcext:value-type="float">
            <text:p>-5177.8504</text:p>
          </table:table-cell>
          <table:table-cell office:value-type="float" office:value="0.001" calcext:value-type="float">
            <text:p>0.001</text:p>
          </table:table-cell>
          <table:table-cell office:value-type="float" office:value="-5455.9165" calcext:value-type="float">
            <text:p>-5455.9165</text:p>
          </table:table-cell>
          <table:table-cell office:value-type="float" office:value="-4899.7843" calcext:value-type="float">
            <text:p>-4899.78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5</text:p>
          </table:table-cell>
          <table:table-cell office:value-type="float" office:value="-4700.8334" calcext:value-type="float">
            <text:p>-4700.8334</text:p>
          </table:table-cell>
          <table:table-cell office:value-type="float" office:value="0.001" calcext:value-type="float">
            <text:p>0.001</text:p>
          </table:table-cell>
          <table:table-cell office:value-type="float" office:value="-4978.8995" calcext:value-type="float">
            <text:p>-4978.8995</text:p>
          </table:table-cell>
          <table:table-cell office:value-type="float" office:value="-4422.7673" calcext:value-type="float">
            <text:p>-4422.76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6</text:p>
          </table:table-cell>
          <table:table-cell office:value-type="float" office:value="-5516.1858" calcext:value-type="float">
            <text:p>-5516.1858</text:p>
          </table:table-cell>
          <table:table-cell office:value-type="float" office:value="0.001" calcext:value-type="float">
            <text:p>0.001</text:p>
          </table:table-cell>
          <table:table-cell office:value-type="float" office:value="-5794.2519" calcext:value-type="float">
            <text:p>-5794.2519</text:p>
          </table:table-cell>
          <table:table-cell office:value-type="float" office:value="-5238.1197" calcext:value-type="float">
            <text:p>-5238.11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7</text:p>
          </table:table-cell>
          <table:table-cell office:value-type="float" office:value="-849.5499" calcext:value-type="float">
            <text:p>-849.5499</text:p>
          </table:table-cell>
          <table:table-cell office:value-type="float" office:value="0.001" calcext:value-type="float">
            <text:p>0.001</text:p>
          </table:table-cell>
          <table:table-cell office:value-type="float" office:value="-1127.616" calcext:value-type="float">
            <text:p>-1127.616</text:p>
          </table:table-cell>
          <table:table-cell office:value-type="float" office:value="-571.4838" calcext:value-type="float">
            <text:p>-571.48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8</text:p>
          </table:table-cell>
          <table:table-cell office:value-type="float" office:value="-5828.9957" calcext:value-type="float">
            <text:p>-5828.9957</text:p>
          </table:table-cell>
          <table:table-cell office:value-type="float" office:value="0.001" calcext:value-type="float">
            <text:p>0.001</text:p>
          </table:table-cell>
          <table:table-cell office:value-type="float" office:value="-6107.0618" calcext:value-type="float">
            <text:p>-6107.0618</text:p>
          </table:table-cell>
          <table:table-cell office:value-type="float" office:value="-5550.9296" calcext:value-type="float">
            <text:p>-5550.92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9</text:p>
          </table:table-cell>
          <table:table-cell office:value-type="float" office:value="-5863.5292" calcext:value-type="float">
            <text:p>-5863.5292</text:p>
          </table:table-cell>
          <table:table-cell office:value-type="float" office:value="0.001" calcext:value-type="float">
            <text:p>0.001</text:p>
          </table:table-cell>
          <table:table-cell office:value-type="float" office:value="-6141.5953" calcext:value-type="float">
            <text:p>-6141.5953</text:p>
          </table:table-cell>
          <table:table-cell office:value-type="float" office:value="-5585.4631" calcext:value-type="float">
            <text:p>-5585.46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3</text:p>
          </table:table-cell>
          <table:table-cell office:value-type="float" office:value="5590.1514" calcext:value-type="float">
            <text:p>5590.1514</text:p>
          </table:table-cell>
          <table:table-cell office:value-type="float" office:value="0.001" calcext:value-type="float">
            <text:p>0.001</text:p>
          </table:table-cell>
          <table:table-cell office:value-type="float" office:value="5312.0853" calcext:value-type="float">
            <text:p>5312.0853</text:p>
          </table:table-cell>
          <table:table-cell office:value-type="float" office:value="5868.2175" calcext:value-type="float">
            <text:p>5868.21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4</text:p>
          </table:table-cell>
          <table:table-cell office:value-type="float" office:value="4651.5815" calcext:value-type="float">
            <text:p>4651.5815</text:p>
          </table:table-cell>
          <table:table-cell office:value-type="float" office:value="0.001" calcext:value-type="float">
            <text:p>0.001</text:p>
          </table:table-cell>
          <table:table-cell office:value-type="float" office:value="4373.5154" calcext:value-type="float">
            <text:p>4373.5154</text:p>
          </table:table-cell>
          <table:table-cell office:value-type="float" office:value="4929.6476" calcext:value-type="float">
            <text:p>4929.64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5</text:p>
          </table:table-cell>
          <table:table-cell office:value-type="float" office:value="6935.4638" calcext:value-type="float">
            <text:p>6935.4638</text:p>
          </table:table-cell>
          <table:table-cell office:value-type="float" office:value="0.001" calcext:value-type="float">
            <text:p>0.001</text:p>
          </table:table-cell>
          <table:table-cell office:value-type="float" office:value="6657.3977" calcext:value-type="float">
            <text:p>6657.3977</text:p>
          </table:table-cell>
          <table:table-cell office:value-type="float" office:value="7213.5299" calcext:value-type="float">
            <text:p>7213.52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6</text:p>
          </table:table-cell>
          <table:table-cell office:value-type="float" office:value="6865.941" calcext:value-type="float">
            <text:p>6865.941</text:p>
          </table:table-cell>
          <table:table-cell office:value-type="float" office:value="0.001" calcext:value-type="float">
            <text:p>0.001</text:p>
          </table:table-cell>
          <table:table-cell office:value-type="float" office:value="6587.8749" calcext:value-type="float">
            <text:p>6587.8749</text:p>
          </table:table-cell>
          <table:table-cell office:value-type="float" office:value="7144.0071" calcext:value-type="float">
            <text:p>7144.00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7</text:p>
          </table:table-cell>
          <table:table-cell office:value-type="float" office:value="6652.9109" calcext:value-type="float">
            <text:p>6652.9109</text:p>
          </table:table-cell>
          <table:table-cell office:value-type="float" office:value="0.001" calcext:value-type="float">
            <text:p>0.001</text:p>
          </table:table-cell>
          <table:table-cell office:value-type="float" office:value="6374.8448" calcext:value-type="float">
            <text:p>6374.8448</text:p>
          </table:table-cell>
          <table:table-cell office:value-type="float" office:value="6930.977" calcext:value-type="float">
            <text:p>6930.9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8</text:p>
          </table:table-cell>
          <table:table-cell office:value-type="float" office:value="6636.2479" calcext:value-type="float">
            <text:p>6636.2479</text:p>
          </table:table-cell>
          <table:table-cell office:value-type="float" office:value="0.001" calcext:value-type="float">
            <text:p>0.001</text:p>
          </table:table-cell>
          <table:table-cell office:value-type="float" office:value="6358.1818" calcext:value-type="float">
            <text:p>6358.1818</text:p>
          </table:table-cell>
          <table:table-cell office:value-type="float" office:value="6914.314" calcext:value-type="float">
            <text:p>6914.3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</text:p>
          </table:table-cell>
          <table:table-cell office:value-type="float" office:value="3492.9274" calcext:value-type="float">
            <text:p>3492.9274</text:p>
          </table:table-cell>
          <table:table-cell office:value-type="float" office:value="0.001" calcext:value-type="float">
            <text:p>0.001</text:p>
          </table:table-cell>
          <table:table-cell office:value-type="float" office:value="3214.8613" calcext:value-type="float">
            <text:p>3214.8613</text:p>
          </table:table-cell>
          <table:table-cell office:value-type="float" office:value="3770.9935" calcext:value-type="float">
            <text:p>3770.99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0</text:p>
          </table:table-cell>
          <table:table-cell office:value-type="float" office:value="627.4934" calcext:value-type="float">
            <text:p>627.49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4273" calcext:value-type="float">
            <text:p>349.4273</text:p>
          </table:table-cell>
          <table:table-cell office:value-type="float" office:value="905.5595" calcext:value-type="float">
            <text:p>905.55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1</text:p>
          </table:table-cell>
          <table:table-cell office:value-type="float" office:value="514.432" calcext:value-type="float">
            <text:p>514.432</text:p>
          </table:table-cell>
          <table:table-cell office:value-type="float" office:value="0.001" calcext:value-type="float">
            <text:p>0.001</text:p>
          </table:table-cell>
          <table:table-cell office:value-type="float" office:value="236.3659" calcext:value-type="float">
            <text:p>236.3659</text:p>
          </table:table-cell>
          <table:table-cell office:value-type="float" office:value="792.4981" calcext:value-type="float">
            <text:p>792.49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2</text:p>
          </table:table-cell>
          <table:table-cell office:value-type="float" office:value="320.7508" calcext:value-type="float">
            <text:p>320.7508</text:p>
          </table:table-cell>
          <table:table-cell office:value-type="float" office:value="0.0063" calcext:value-type="float">
            <text:p>0.0063</text:p>
          </table:table-cell>
          <table:table-cell office:value-type="float" office:value="42.6847" calcext:value-type="float">
            <text:p>42.6847</text:p>
          </table:table-cell>
          <table:table-cell office:value-type="float" office:value="598.8169" calcext:value-type="float">
            <text:p>598.81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3</text:p>
          </table:table-cell>
          <table:table-cell office:value-type="float" office:value="835.7559" calcext:value-type="float">
            <text:p>835.7559</text:p>
          </table:table-cell>
          <table:table-cell office:value-type="float" office:value="0.001" calcext:value-type="float">
            <text:p>0.001</text:p>
          </table:table-cell>
          <table:table-cell office:value-type="float" office:value="557.6898" calcext:value-type="float">
            <text:p>557.6898</text:p>
          </table:table-cell>
          <table:table-cell office:value-type="float" office:value="1113.822" calcext:value-type="float">
            <text:p>1113.8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4</text:p>
          </table:table-cell>
          <table:table-cell office:value-type="float" office:value="12652.5556" calcext:value-type="float">
            <text:p>12652.5556</text:p>
          </table:table-cell>
          <table:table-cell office:value-type="float" office:value="0.001" calcext:value-type="float">
            <text:p>0.001</text:p>
          </table:table-cell>
          <table:table-cell office:value-type="float" office:value="12374.4895" calcext:value-type="float">
            <text:p>12374.4895</text:p>
          </table:table-cell>
          <table:table-cell office:value-type="float" office:value="12930.6217" calcext:value-type="float">
            <text:p>12930.62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3</text:p>
          </table:table-cell>
          <table:table-cell office:value-type="float" office:value="607.9486" calcext:value-type="float">
            <text:p>607.9486</text:p>
          </table:table-cell>
          <table:table-cell office:value-type="float" office:value="0.001" calcext:value-type="float">
            <text:p>0.001</text:p>
          </table:table-cell>
          <table:table-cell office:value-type="float" office:value="329.8825" calcext:value-type="float">
            <text:p>329.8825</text:p>
          </table:table-cell>
          <table:table-cell office:value-type="float" office:value="886.0147" calcext:value-type="float">
            <text:p>886.01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5</text:p>
          </table:table-cell>
          <table:table-cell office:value-type="float" office:value="710.9545" calcext:value-type="float">
            <text:p>710.9545</text:p>
          </table:table-cell>
          <table:table-cell office:value-type="float" office:value="0.001" calcext:value-type="float">
            <text:p>0.001</text:p>
          </table:table-cell>
          <table:table-cell office:value-type="float" office:value="432.8884" calcext:value-type="float">
            <text:p>432.8884</text:p>
          </table:table-cell>
          <table:table-cell office:value-type="float" office:value="989.0206" calcext:value-type="float">
            <text:p>989.02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7</text:p>
          </table:table-cell>
          <table:table-cell office:value-type="float" office:value="4562.2379" calcext:value-type="float">
            <text:p>4562.2379</text:p>
          </table:table-cell>
          <table:table-cell office:value-type="float" office:value="0.001" calcext:value-type="float">
            <text:p>0.001</text:p>
          </table:table-cell>
          <table:table-cell office:value-type="float" office:value="4284.1719" calcext:value-type="float">
            <text:p>4284.1719</text:p>
          </table:table-cell>
          <table:table-cell office:value-type="float" office:value="4840.304" calcext:value-type="float">
            <text:p>4840.3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8</text:p>
          </table:table-cell>
          <table:table-cell office:value-type="float" office:value="-417.2078" calcext:value-type="float">
            <text:p>-417.2078</text:p>
          </table:table-cell>
          <table:table-cell office:value-type="float" office:value="0.001" calcext:value-type="float">
            <text:p>0.001</text:p>
          </table:table-cell>
          <table:table-cell office:value-type="float" office:value="-695.2739" calcext:value-type="float">
            <text:p>-695.2739</text:p>
          </table:table-cell>
          <table:table-cell office:value-type="float" office:value="-139.1417" calcext:value-type="float">
            <text:p>-139.14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9</text:p>
          </table:table-cell>
          <table:table-cell office:value-type="float" office:value="-451.7414" calcext:value-type="float">
            <text:p>-451.7414</text:p>
          </table:table-cell>
          <table:table-cell office:value-type="float" office:value="0.001" calcext:value-type="float">
            <text:p>0.001</text:p>
          </table:table-cell>
          <table:table-cell office:value-type="float" office:value="-729.8075" calcext:value-type="float">
            <text:p>-729.8075</text:p>
          </table:table-cell>
          <table:table-cell office:value-type="float" office:value="-173.6753" calcext:value-type="float">
            <text:p>-173.675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4</text:p>
          </table:table-cell>
          <table:table-cell office:value-type="float" office:value="-938.5699" calcext:value-type="float">
            <text:p>-938.5699</text:p>
          </table:table-cell>
          <table:table-cell office:value-type="float" office:value="0.001" calcext:value-type="float">
            <text:p>0.001</text:p>
          </table:table-cell>
          <table:table-cell office:value-type="float" office:value="-1216.636" calcext:value-type="float">
            <text:p>-1216.636</text:p>
          </table:table-cell>
          <table:table-cell office:value-type="float" office:value="-660.5038" calcext:value-type="float">
            <text:p>-660.50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5</text:p>
          </table:table-cell>
          <table:table-cell office:value-type="float" office:value="1345.3124" calcext:value-type="float">
            <text:p>1345.3124</text:p>
          </table:table-cell>
          <table:table-cell office:value-type="float" office:value="0.001" calcext:value-type="float">
            <text:p>0.001</text:p>
          </table:table-cell>
          <table:table-cell office:value-type="float" office:value="1067.2463" calcext:value-type="float">
            <text:p>1067.2463</text:p>
          </table:table-cell>
          <table:table-cell office:value-type="float" office:value="1623.3785" calcext:value-type="float">
            <text:p>1623.37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6</text:p>
          </table:table-cell>
          <table:table-cell office:value-type="float" office:value="1275.7896" calcext:value-type="float">
            <text:p>1275.7896</text:p>
          </table:table-cell>
          <table:table-cell office:value-type="float" office:value="0.001" calcext:value-type="float">
            <text:p>0.001</text:p>
          </table:table-cell>
          <table:table-cell office:value-type="float" office:value="997.7235" calcext:value-type="float">
            <text:p>997.7235</text:p>
          </table:table-cell>
          <table:table-cell office:value-type="float" office:value="1553.8557" calcext:value-type="float">
            <text:p>1553.85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7</text:p>
          </table:table-cell>
          <table:table-cell office:value-type="float" office:value="1062.7595" calcext:value-type="float">
            <text:p>1062.7595</text:p>
          </table:table-cell>
          <table:table-cell office:value-type="float" office:value="0.001" calcext:value-type="float">
            <text:p>0.001</text:p>
          </table:table-cell>
          <table:table-cell office:value-type="float" office:value="784.6934" calcext:value-type="float">
            <text:p>784.6934</text:p>
          </table:table-cell>
          <table:table-cell office:value-type="float" office:value="1340.8256" calcext:value-type="float">
            <text:p>1340.82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8</text:p>
          </table:table-cell>
          <table:table-cell office:value-type="float" office:value="1046.0965" calcext:value-type="float">
            <text:p>1046.0965</text:p>
          </table:table-cell>
          <table:table-cell office:value-type="float" office:value="0.001" calcext:value-type="float">
            <text:p>0.001</text:p>
          </table:table-cell>
          <table:table-cell office:value-type="float" office:value="768.0304" calcext:value-type="float">
            <text:p>768.0304</text:p>
          </table:table-cell>
          <table:table-cell office:value-type="float" office:value="1324.1626" calcext:value-type="float">
            <text:p>1324.16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9</text:p>
          </table:table-cell>
          <table:table-cell office:value-type="float" office:value="-5400.231" calcext:value-type="float">
            <text:p>-540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-5678.2971" calcext:value-type="float">
            <text:p>-5678.2971</text:p>
          </table:table-cell>
          <table:table-cell office:value-type="float" office:value="-5122.1649" calcext:value-type="float">
            <text:p>-5122.16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</text:p>
          </table:table-cell>
          <table:table-cell office:value-type="float" office:value="-2097.224" calcext:value-type="float">
            <text:p>-2097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-2375.2901" calcext:value-type="float">
            <text:p>-2375.2901</text:p>
          </table:table-cell>
          <table:table-cell office:value-type="float" office:value="-1819.1579" calcext:value-type="float">
            <text:p>-1819.15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0</text:p>
          </table:table-cell>
          <table:table-cell office:value-type="float" office:value="-4962.658" calcext:value-type="float">
            <text:p>-4962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-5240.7241" calcext:value-type="float">
            <text:p>-5240.7241</text:p>
          </table:table-cell>
          <table:table-cell office:value-type="float" office:value="-4684.5919" calcext:value-type="float">
            <text:p>-4684.59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1</text:p>
          </table:table-cell>
          <table:table-cell office:value-type="float" office:value="-5075.7194" calcext:value-type="float">
            <text:p>-5075.7194</text:p>
          </table:table-cell>
          <table:table-cell office:value-type="float" office:value="0.001" calcext:value-type="float">
            <text:p>0.001</text:p>
          </table:table-cell>
          <table:table-cell office:value-type="float" office:value="-5353.7855" calcext:value-type="float">
            <text:p>-5353.7855</text:p>
          </table:table-cell>
          <table:table-cell office:value-type="float" office:value="-4797.6533" calcext:value-type="float">
            <text:p>-4797.65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2</text:p>
          </table:table-cell>
          <table:table-cell office:value-type="float" office:value="-5269.4006" calcext:value-type="float">
            <text:p>-5269.4006</text:p>
          </table:table-cell>
          <table:table-cell office:value-type="float" office:value="0.001" calcext:value-type="float">
            <text:p>0.001</text:p>
          </table:table-cell>
          <table:table-cell office:value-type="float" office:value="-5547.4667" calcext:value-type="float">
            <text:p>-5547.4667</text:p>
          </table:table-cell>
          <table:table-cell office:value-type="float" office:value="-4991.3345" calcext:value-type="float">
            <text:p>-4991.33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3</text:p>
          </table:table-cell>
          <table:table-cell office:value-type="float" office:value="-4754.3955" calcext:value-type="float">
            <text:p>-4754.3955</text:p>
          </table:table-cell>
          <table:table-cell office:value-type="float" office:value="0.001" calcext:value-type="float">
            <text:p>0.001</text:p>
          </table:table-cell>
          <table:table-cell office:value-type="float" office:value="-5032.4616" calcext:value-type="float">
            <text:p>-5032.4616</text:p>
          </table:table-cell>
          <table:table-cell office:value-type="float" office:value="-4476.3294" calcext:value-type="float">
            <text:p>-4476.32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4</text:p>
          </table:table-cell>
          <table:table-cell office:value-type="float" office:value="7062.4042" calcext:value-type="float">
            <text:p>7062.4042</text:p>
          </table:table-cell>
          <table:table-cell office:value-type="float" office:value="0.001" calcext:value-type="float">
            <text:p>0.001</text:p>
          </table:table-cell>
          <table:table-cell office:value-type="float" office:value="6784.3381" calcext:value-type="float">
            <text:p>6784.3381</text:p>
          </table:table-cell>
          <table:table-cell office:value-type="float" office:value="7340.4703" calcext:value-type="float">
            <text:p>7340.47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3</text:p>
          </table:table-cell>
          <table:table-cell office:value-type="float" office:value="-4982.2028" calcext:value-type="float">
            <text:p>-4982.2028</text:p>
          </table:table-cell>
          <table:table-cell office:value-type="float" office:value="0.001" calcext:value-type="float">
            <text:p>0.001</text:p>
          </table:table-cell>
          <table:table-cell office:value-type="float" office:value="-5260.2688" calcext:value-type="float">
            <text:p>-5260.2688</text:p>
          </table:table-cell>
          <table:table-cell office:value-type="float" office:value="-4704.1367" calcext:value-type="float">
            <text:p>-4704.13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4</text:p>
          </table:table-cell>
          <table:table-cell office:value-type="float" office:value="-5356.2139" calcext:value-type="float">
            <text:p>-5356.2139</text:p>
          </table:table-cell>
          <table:table-cell office:value-type="float" office:value="0.001" calcext:value-type="float">
            <text:p>0.001</text:p>
          </table:table-cell>
          <table:table-cell office:value-type="float" office:value="-5634.28" calcext:value-type="float">
            <text:p>-5634.28</text:p>
          </table:table-cell>
          <table:table-cell office:value-type="float" office:value="-5078.1478" calcext:value-type="float">
            <text:p>-5078.147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5</text:p>
          </table:table-cell>
          <table:table-cell office:value-type="float" office:value="-4879.1969" calcext:value-type="float">
            <text:p>-4879.1969</text:p>
          </table:table-cell>
          <table:table-cell office:value-type="float" office:value="0.001" calcext:value-type="float">
            <text:p>0.001</text:p>
          </table:table-cell>
          <table:table-cell office:value-type="float" office:value="-5157.263" calcext:value-type="float">
            <text:p>-5157.263</text:p>
          </table:table-cell>
          <table:table-cell office:value-type="float" office:value="-4601.1308" calcext:value-type="float">
            <text:p>-4601.13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6</text:p>
          </table:table-cell>
          <table:table-cell office:value-type="float" office:value="-5694.5493" calcext:value-type="float">
            <text:p>-5694.54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972.6154" calcext:value-type="float">
            <text:p>-5972.6154</text:p>
          </table:table-cell>
          <table:table-cell office:value-type="float" office:value="-5416.4832" calcext:value-type="float">
            <text:p>-5416.48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7</text:p>
          </table:table-cell>
          <table:table-cell office:value-type="float" office:value="-1027.9134" calcext:value-type="float">
            <text:p>-1027.913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05.9795" calcext:value-type="float">
            <text:p>-1305.9795</text:p>
          </table:table-cell>
          <table:table-cell office:value-type="float" office:value="-749.8473" calcext:value-type="float">
            <text:p>-749.84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8</text:p>
          </table:table-cell>
          <table:table-cell office:value-type="float" office:value="-6007.3592" calcext:value-type="float">
            <text:p>-6007.3592</text:p>
          </table:table-cell>
          <table:table-cell office:value-type="float" office:value="0.001" calcext:value-type="float">
            <text:p>0.001</text:p>
          </table:table-cell>
          <table:table-cell office:value-type="float" office:value="-6285.4253" calcext:value-type="float">
            <text:p>-6285.4253</text:p>
          </table:table-cell>
          <table:table-cell office:value-type="float" office:value="-5729.2931" calcext:value-type="float">
            <text:p>-5729.29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9</text:p>
          </table:table-cell>
          <table:table-cell office:value-type="float" office:value="-6041.8928" calcext:value-type="float">
            <text:p>-6041.8928</text:p>
          </table:table-cell>
          <table:table-cell office:value-type="float" office:value="0.001" calcext:value-type="float">
            <text:p>0.001</text:p>
          </table:table-cell>
          <table:table-cell office:value-type="float" office:value="-6319.9589" calcext:value-type="float">
            <text:p>-6319.9589</text:p>
          </table:table-cell>
          <table:table-cell office:value-type="float" office:value="-5763.8267" calcext:value-type="float">
            <text:p>-5763.82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5</text:p>
          </table:table-cell>
          <table:table-cell office:value-type="float" office:value="2283.8823" calcext:value-type="float">
            <text:p>2283.8823</text:p>
          </table:table-cell>
          <table:table-cell office:value-type="float" office:value="0.001" calcext:value-type="float">
            <text:p>0.001</text:p>
          </table:table-cell>
          <table:table-cell office:value-type="float" office:value="2005.8162" calcext:value-type="float">
            <text:p>2005.8162</text:p>
          </table:table-cell>
          <table:table-cell office:value-type="float" office:value="2561.9484" calcext:value-type="float">
            <text:p>2561.94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6</text:p>
          </table:table-cell>
          <table:table-cell office:value-type="float" office:value="2214.3595" calcext:value-type="float">
            <text:p>2214.3595</text:p>
          </table:table-cell>
          <table:table-cell office:value-type="float" office:value="0.001" calcext:value-type="float">
            <text:p>0.001</text:p>
          </table:table-cell>
          <table:table-cell office:value-type="float" office:value="1936.2934" calcext:value-type="float">
            <text:p>1936.2934</text:p>
          </table:table-cell>
          <table:table-cell office:value-type="float" office:value="2492.4256" calcext:value-type="float">
            <text:p>2492.42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7</text:p>
          </table:table-cell>
          <table:table-cell office:value-type="float" office:value="2001.3294" calcext:value-type="float">
            <text:p>2001.3294</text:p>
          </table:table-cell>
          <table:table-cell office:value-type="float" office:value="0.001" calcext:value-type="float">
            <text:p>0.001</text:p>
          </table:table-cell>
          <table:table-cell office:value-type="float" office:value="1723.2633" calcext:value-type="float">
            <text:p>1723.2633</text:p>
          </table:table-cell>
          <table:table-cell office:value-type="float" office:value="2279.3955" calcext:value-type="float">
            <text:p>2279.39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8</text:p>
          </table:table-cell>
          <table:table-cell office:value-type="float" office:value="1984.6664" calcext:value-type="float">
            <text:p>1984.6664</text:p>
          </table:table-cell>
          <table:table-cell office:value-type="float" office:value="0.001" calcext:value-type="float">
            <text:p>0.001</text:p>
          </table:table-cell>
          <table:table-cell office:value-type="float" office:value="1706.6003" calcext:value-type="float">
            <text:p>1706.6003</text:p>
          </table:table-cell>
          <table:table-cell office:value-type="float" office:value="2262.7325" calcext:value-type="float">
            <text:p>2262.73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9</text:p>
          </table:table-cell>
          <table:table-cell office:value-type="float" office:value="-4461.6611" calcext:value-type="float">
            <text:p>-4461.6611</text:p>
          </table:table-cell>
          <table:table-cell office:value-type="float" office:value="0.001" calcext:value-type="float">
            <text:p>0.001</text:p>
          </table:table-cell>
          <table:table-cell office:value-type="float" office:value="-4739.7272" calcext:value-type="float">
            <text:p>-4739.7272</text:p>
          </table:table-cell>
          <table:table-cell office:value-type="float" office:value="-4183.595" calcext:value-type="float">
            <text:p>-4183.5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</text:p>
          </table:table-cell>
          <table:table-cell office:value-type="float" office:value="-1158.6541" calcext:value-type="float">
            <text:p>-1158.6541</text:p>
          </table:table-cell>
          <table:table-cell office:value-type="float" office:value="0.001" calcext:value-type="float">
            <text:p>0.001</text:p>
          </table:table-cell>
          <table:table-cell office:value-type="float" office:value="-1436.7202" calcext:value-type="float">
            <text:p>-1436.7202</text:p>
          </table:table-cell>
          <table:table-cell office:value-type="float" office:value="-880.588" calcext:value-type="float">
            <text:p>-880.5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0</text:p>
          </table:table-cell>
          <table:table-cell office:value-type="float" office:value="-4024.0881" calcext:value-type="float">
            <text:p>-4024.0881</text:p>
          </table:table-cell>
          <table:table-cell office:value-type="float" office:value="0.001" calcext:value-type="float">
            <text:p>0.001</text:p>
          </table:table-cell>
          <table:table-cell office:value-type="float" office:value="-4302.1542" calcext:value-type="float">
            <text:p>-4302.1542</text:p>
          </table:table-cell>
          <table:table-cell office:value-type="float" office:value="-3746.022" calcext:value-type="float">
            <text:p>-3746.0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1</text:p>
          </table:table-cell>
          <table:table-cell office:value-type="float" office:value="-4137.1495" calcext:value-type="float">
            <text:p>-4137.1495</text:p>
          </table:table-cell>
          <table:table-cell office:value-type="float" office:value="0.001" calcext:value-type="float">
            <text:p>0.001</text:p>
          </table:table-cell>
          <table:table-cell office:value-type="float" office:value="-4415.2156" calcext:value-type="float">
            <text:p>-4415.2156</text:p>
          </table:table-cell>
          <table:table-cell office:value-type="float" office:value="-3859.0834" calcext:value-type="float">
            <text:p>-3859.08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2</text:p>
          </table:table-cell>
          <table:table-cell office:value-type="float" office:value="-4330.8307" calcext:value-type="float">
            <text:p>-4330.8307</text:p>
          </table:table-cell>
          <table:table-cell office:value-type="float" office:value="0.001" calcext:value-type="float">
            <text:p>0.001</text:p>
          </table:table-cell>
          <table:table-cell office:value-type="float" office:value="-4608.8968" calcext:value-type="float">
            <text:p>-4608.8968</text:p>
          </table:table-cell>
          <table:table-cell office:value-type="float" office:value="-4052.7646" calcext:value-type="float">
            <text:p>-4052.76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3</text:p>
          </table:table-cell>
          <table:table-cell office:value-type="float" office:value="-3815.8256" calcext:value-type="float">
            <text:p>-3815.8256</text:p>
          </table:table-cell>
          <table:table-cell office:value-type="float" office:value="0.001" calcext:value-type="float">
            <text:p>0.001</text:p>
          </table:table-cell>
          <table:table-cell office:value-type="float" office:value="-4093.8917" calcext:value-type="float">
            <text:p>-4093.8917</text:p>
          </table:table-cell>
          <table:table-cell office:value-type="float" office:value="-3537.7595" calcext:value-type="float">
            <text:p>-3537.759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4</text:p>
          </table:table-cell>
          <table:table-cell office:value-type="float" office:value="8000.9741" calcext:value-type="float">
            <text:p>8000.9741</text:p>
          </table:table-cell>
          <table:table-cell office:value-type="float" office:value="0.001" calcext:value-type="float">
            <text:p>0.001</text:p>
          </table:table-cell>
          <table:table-cell office:value-type="float" office:value="7722.908" calcext:value-type="float">
            <text:p>7722.908</text:p>
          </table:table-cell>
          <table:table-cell office:value-type="float" office:value="8279.0402" calcext:value-type="float">
            <text:p>8279.04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3</text:p>
          </table:table-cell>
          <table:table-cell office:value-type="float" office:value="-4043.6328" calcext:value-type="float">
            <text:p>-4043.6328</text:p>
          </table:table-cell>
          <table:table-cell office:value-type="float" office:value="0.001" calcext:value-type="float">
            <text:p>0.001</text:p>
          </table:table-cell>
          <table:table-cell office:value-type="float" office:value="-4321.6989" calcext:value-type="float">
            <text:p>-4321.6989</text:p>
          </table:table-cell>
          <table:table-cell office:value-type="float" office:value="-3765.5668" calcext:value-type="float">
            <text:p>-3765.56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4</text:p>
          </table:table-cell>
          <table:table-cell office:value-type="float" office:value="-4417.644" calcext:value-type="float">
            <text:p>-4417.644</text:p>
          </table:table-cell>
          <table:table-cell office:value-type="float" office:value="0.001" calcext:value-type="float">
            <text:p>0.001</text:p>
          </table:table-cell>
          <table:table-cell office:value-type="float" office:value="-4695.7101" calcext:value-type="float">
            <text:p>-4695.7101</text:p>
          </table:table-cell>
          <table:table-cell office:value-type="float" office:value="-4139.5779" calcext:value-type="float">
            <text:p>-4139.57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5</text:p>
          </table:table-cell>
          <table:table-cell office:value-type="float" office:value="-3940.627" calcext:value-type="float">
            <text:p>-3940.627</text:p>
          </table:table-cell>
          <table:table-cell office:value-type="float" office:value="0.001" calcext:value-type="float">
            <text:p>0.001</text:p>
          </table:table-cell>
          <table:table-cell office:value-type="float" office:value="-4218.6931" calcext:value-type="float">
            <text:p>-4218.6931</text:p>
          </table:table-cell>
          <table:table-cell office:value-type="float" office:value="-3662.5609" calcext:value-type="float">
            <text:p>-3662.56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6</text:p>
          </table:table-cell>
          <table:table-cell office:value-type="float" office:value="-4755.9794" calcext:value-type="float">
            <text:p>-4755.9794</text:p>
          </table:table-cell>
          <table:table-cell office:value-type="float" office:value="0.001" calcext:value-type="float">
            <text:p>0.001</text:p>
          </table:table-cell>
          <table:table-cell office:value-type="float" office:value="-5034.0455" calcext:value-type="float">
            <text:p>-5034.0455</text:p>
          </table:table-cell>
          <table:table-cell office:value-type="float" office:value="-4477.9133" calcext:value-type="float">
            <text:p>-4477.91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8</text:p>
          </table:table-cell>
          <table:table-cell office:value-type="float" office:value="-5068.7893" calcext:value-type="float">
            <text:p>-5068.78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346.8554" calcext:value-type="float">
            <text:p>-5346.8554</text:p>
          </table:table-cell>
          <table:table-cell office:value-type="float" office:value="-4790.7232" calcext:value-type="float">
            <text:p>-4790.72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9</text:p>
          </table:table-cell>
          <table:table-cell office:value-type="float" office:value="-5103.3229" calcext:value-type="float">
            <text:p>-5103.3229</text:p>
          </table:table-cell>
          <table:table-cell office:value-type="float" office:value="0.001" calcext:value-type="float">
            <text:p>0.001</text:p>
          </table:table-cell>
          <table:table-cell office:value-type="float" office:value="-5381.389" calcext:value-type="float">
            <text:p>-5381.389</text:p>
          </table:table-cell>
          <table:table-cell office:value-type="float" office:value="-4825.2568" calcext:value-type="float">
            <text:p>-4825.25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7</text:p>
          </table:table-cell>
          <table:table-cell office:value-type="float" office:value="-282.5529" calcext:value-type="float">
            <text:p>-282.5529</text:p>
          </table:table-cell>
          <table:table-cell office:value-type="float" office:value="0.0412" calcext:value-type="float">
            <text:p>0.0412</text:p>
          </table:table-cell>
          <table:table-cell office:value-type="float" office:value="-560.619" calcext:value-type="float">
            <text:p>-560.619</text:p>
          </table:table-cell>
          <table:table-cell office:value-type="float" office:value="-4.4868" calcext:value-type="float">
            <text:p>-4.48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8</text:p>
          </table:table-cell>
          <table:table-cell office:value-type="float" office:value="-299.2159" calcext:value-type="float">
            <text:p>-299.2159</text:p>
          </table:table-cell>
          <table:table-cell office:value-type="float" office:value="0.019" calcext:value-type="float">
            <text:p>0.019</text:p>
          </table:table-cell>
          <table:table-cell office:value-type="float" office:value="-577.282" calcext:value-type="float">
            <text:p>-577.282</text:p>
          </table:table-cell>
          <table:table-cell office:value-type="float" office:value="-21.1498" calcext:value-type="float">
            <text:p>-21.14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9</text:p>
          </table:table-cell>
          <table:table-cell office:value-type="float" office:value="-6745.5434" calcext:value-type="float">
            <text:p>-6745.5434</text:p>
          </table:table-cell>
          <table:table-cell office:value-type="float" office:value="0.001" calcext:value-type="float">
            <text:p>0.001</text:p>
          </table:table-cell>
          <table:table-cell office:value-type="float" office:value="-7023.6095" calcext:value-type="float">
            <text:p>-7023.6095</text:p>
          </table:table-cell>
          <table:table-cell office:value-type="float" office:value="-6467.4773" calcext:value-type="float">
            <text:p>-6467.47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</text:p>
          </table:table-cell>
          <table:table-cell office:value-type="float" office:value="-3442.5364" calcext:value-type="float">
            <text:p>-3442.5364</text:p>
          </table:table-cell>
          <table:table-cell office:value-type="float" office:value="0.001" calcext:value-type="float">
            <text:p>0.001</text:p>
          </table:table-cell>
          <table:table-cell office:value-type="float" office:value="-3720.6025" calcext:value-type="float">
            <text:p>-3720.6025</text:p>
          </table:table-cell>
          <table:table-cell office:value-type="float" office:value="-3164.4703" calcext:value-type="float">
            <text:p>-3164.47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0</text:p>
          </table:table-cell>
          <table:table-cell office:value-type="float" office:value="-6307.9704" calcext:value-type="float">
            <text:p>-6307.9704</text:p>
          </table:table-cell>
          <table:table-cell office:value-type="float" office:value="0.001" calcext:value-type="float">
            <text:p>0.001</text:p>
          </table:table-cell>
          <table:table-cell office:value-type="float" office:value="-6586.0365" calcext:value-type="float">
            <text:p>-6586.0365</text:p>
          </table:table-cell>
          <table:table-cell office:value-type="float" office:value="-6029.9043" calcext:value-type="float">
            <text:p>-6029.90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1</text:p>
          </table:table-cell>
          <table:table-cell office:value-type="float" office:value="-6421.0318" calcext:value-type="float">
            <text:p>-6421.0318</text:p>
          </table:table-cell>
          <table:table-cell office:value-type="float" office:value="0.001" calcext:value-type="float">
            <text:p>0.001</text:p>
          </table:table-cell>
          <table:table-cell office:value-type="float" office:value="-6699.0979" calcext:value-type="float">
            <text:p>-6699.0979</text:p>
          </table:table-cell>
          <table:table-cell office:value-type="float" office:value="-6142.9657" calcext:value-type="float">
            <text:p>-6142.96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2</text:p>
          </table:table-cell>
          <table:table-cell office:value-type="float" office:value="-6614.713" calcext:value-type="float">
            <text:p>-6614.713</text:p>
          </table:table-cell>
          <table:table-cell office:value-type="float" office:value="0.001" calcext:value-type="float">
            <text:p>0.001</text:p>
          </table:table-cell>
          <table:table-cell office:value-type="float" office:value="-6892.7791" calcext:value-type="float">
            <text:p>-6892.7791</text:p>
          </table:table-cell>
          <table:table-cell office:value-type="float" office:value="-6336.6469" calcext:value-type="float">
            <text:p>-6336.64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3</text:p>
          </table:table-cell>
          <table:table-cell office:value-type="float" office:value="-6099.7079" calcext:value-type="float">
            <text:p>-6099.7079</text:p>
          </table:table-cell>
          <table:table-cell office:value-type="float" office:value="0.001" calcext:value-type="float">
            <text:p>0.001</text:p>
          </table:table-cell>
          <table:table-cell office:value-type="float" office:value="-6377.774" calcext:value-type="float">
            <text:p>-6377.774</text:p>
          </table:table-cell>
          <table:table-cell office:value-type="float" office:value="-5821.6418" calcext:value-type="float">
            <text:p>-5821.641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4</text:p>
          </table:table-cell>
          <table:table-cell office:value-type="float" office:value="5717.0918" calcext:value-type="float">
            <text:p>5717.0918</text:p>
          </table:table-cell>
          <table:table-cell office:value-type="float" office:value="0.001" calcext:value-type="float">
            <text:p>0.001</text:p>
          </table:table-cell>
          <table:table-cell office:value-type="float" office:value="5439.0257" calcext:value-type="float">
            <text:p>5439.0257</text:p>
          </table:table-cell>
          <table:table-cell office:value-type="float" office:value="5995.1579" calcext:value-type="float">
            <text:p>5995.15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3</text:p>
          </table:table-cell>
          <table:table-cell office:value-type="float" office:value="-6327.5152" calcext:value-type="float">
            <text:p>-6327.5152</text:p>
          </table:table-cell>
          <table:table-cell office:value-type="float" office:value="0.001" calcext:value-type="float">
            <text:p>0.001</text:p>
          </table:table-cell>
          <table:table-cell office:value-type="float" office:value="-6605.5813" calcext:value-type="float">
            <text:p>-6605.5813</text:p>
          </table:table-cell>
          <table:table-cell office:value-type="float" office:value="-6049.4491" calcext:value-type="float">
            <text:p>-6049.44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4</text:p>
          </table:table-cell>
          <table:table-cell office:value-type="float" office:value="-6701.5263" calcext:value-type="float">
            <text:p>-6701.5263</text:p>
          </table:table-cell>
          <table:table-cell office:value-type="float" office:value="0.001" calcext:value-type="float">
            <text:p>0.001</text:p>
          </table:table-cell>
          <table:table-cell office:value-type="float" office:value="-6979.5924" calcext:value-type="float">
            <text:p>-6979.5924</text:p>
          </table:table-cell>
          <table:table-cell office:value-type="float" office:value="-6423.4602" calcext:value-type="float">
            <text:p>-6423.46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5</text:p>
          </table:table-cell>
          <table:table-cell office:value-type="float" office:value="-6224.5093" calcext:value-type="float">
            <text:p>-6224.5093</text:p>
          </table:table-cell>
          <table:table-cell office:value-type="float" office:value="0.001" calcext:value-type="float">
            <text:p>0.001</text:p>
          </table:table-cell>
          <table:table-cell office:value-type="float" office:value="-6502.5754" calcext:value-type="float">
            <text:p>-6502.5754</text:p>
          </table:table-cell>
          <table:table-cell office:value-type="float" office:value="-5946.4432" calcext:value-type="float">
            <text:p>-5946.44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6</text:p>
          </table:table-cell>
          <table:table-cell office:value-type="float" office:value="-7039.8617" calcext:value-type="float">
            <text:p>-7039.8617</text:p>
          </table:table-cell>
          <table:table-cell office:value-type="float" office:value="0.001" calcext:value-type="float">
            <text:p>0.001</text:p>
          </table:table-cell>
          <table:table-cell office:value-type="float" office:value="-7317.9278" calcext:value-type="float">
            <text:p>-7317.9278</text:p>
          </table:table-cell>
          <table:table-cell office:value-type="float" office:value="-6761.7956" calcext:value-type="float">
            <text:p>-6761.79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7</text:p>
          </table:table-cell>
          <table:table-cell office:value-type="float" office:value="-2373.2259" calcext:value-type="float">
            <text:p>-2373.2259</text:p>
          </table:table-cell>
          <table:table-cell office:value-type="float" office:value="0.001" calcext:value-type="float">
            <text:p>0.001</text:p>
          </table:table-cell>
          <table:table-cell office:value-type="float" office:value="-2651.292" calcext:value-type="float">
            <text:p>-2651.292</text:p>
          </table:table-cell>
          <table:table-cell office:value-type="float" office:value="-2095.1598" calcext:value-type="float">
            <text:p>-2095.15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8</text:p>
          </table:table-cell>
          <table:table-cell office:value-type="float" office:value="-7352.6716" calcext:value-type="float">
            <text:p>-7352.6716</text:p>
          </table:table-cell>
          <table:table-cell office:value-type="float" office:value="0.001" calcext:value-type="float">
            <text:p>0.001</text:p>
          </table:table-cell>
          <table:table-cell office:value-type="float" office:value="-7630.7377" calcext:value-type="float">
            <text:p>-7630.7377</text:p>
          </table:table-cell>
          <table:table-cell office:value-type="float" office:value="-7074.6055" calcext:value-type="float">
            <text:p>-7074.60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9</text:p>
          </table:table-cell>
          <table:table-cell office:value-type="float" office:value="-7387.2052" calcext:value-type="float">
            <text:p>-7387.2052</text:p>
          </table:table-cell>
          <table:table-cell office:value-type="float" office:value="0.001" calcext:value-type="float">
            <text:p>0.001</text:p>
          </table:table-cell>
          <table:table-cell office:value-type="float" office:value="-7665.2713" calcext:value-type="float">
            <text:p>-7665.2713</text:p>
          </table:table-cell>
          <table:table-cell office:value-type="float" office:value="-7109.1391" calcext:value-type="float">
            <text:p>-7109.13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9</text:p>
          </table:table-cell>
          <table:table-cell office:value-type="float" office:value="-6676.0206" calcext:value-type="float">
            <text:p>-6676.0206</text:p>
          </table:table-cell>
          <table:table-cell office:value-type="float" office:value="0.001" calcext:value-type="float">
            <text:p>0.001</text:p>
          </table:table-cell>
          <table:table-cell office:value-type="float" office:value="-6954.0867" calcext:value-type="float">
            <text:p>-6954.0867</text:p>
          </table:table-cell>
          <table:table-cell office:value-type="float" office:value="-6397.9545" calcext:value-type="float">
            <text:p>-6397.95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</text:p>
          </table:table-cell>
          <table:table-cell office:value-type="float" office:value="-3373.0136" calcext:value-type="float">
            <text:p>-3373.0136</text:p>
          </table:table-cell>
          <table:table-cell office:value-type="float" office:value="0.001" calcext:value-type="float">
            <text:p>0.001</text:p>
          </table:table-cell>
          <table:table-cell office:value-type="float" office:value="-3651.0797" calcext:value-type="float">
            <text:p>-3651.0797</text:p>
          </table:table-cell>
          <table:table-cell office:value-type="float" office:value="-3094.9475" calcext:value-type="float">
            <text:p>-3094.94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0</text:p>
          </table:table-cell>
          <table:table-cell office:value-type="float" office:value="-6238.4475" calcext:value-type="float">
            <text:p>-6238.44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516.5136" calcext:value-type="float">
            <text:p>-6516.5136</text:p>
          </table:table-cell>
          <table:table-cell office:value-type="float" office:value="-5960.3814" calcext:value-type="float">
            <text:p>-5960.38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1</text:p>
          </table:table-cell>
          <table:table-cell office:value-type="float" office:value="-6351.509" calcext:value-type="float">
            <text:p>-6351.509</text:p>
          </table:table-cell>
          <table:table-cell office:value-type="float" office:value="0.001" calcext:value-type="float">
            <text:p>0.001</text:p>
          </table:table-cell>
          <table:table-cell office:value-type="float" office:value="-6629.5751" calcext:value-type="float">
            <text:p>-6629.5751</text:p>
          </table:table-cell>
          <table:table-cell office:value-type="float" office:value="-6073.4429" calcext:value-type="float">
            <text:p>-6073.44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2</text:p>
          </table:table-cell>
          <table:table-cell office:value-type="float" office:value="-6545.1902" calcext:value-type="float">
            <text:p>-6545.1902</text:p>
          </table:table-cell>
          <table:table-cell office:value-type="float" office:value="0.001" calcext:value-type="float">
            <text:p>0.001</text:p>
          </table:table-cell>
          <table:table-cell office:value-type="float" office:value="-6823.2563" calcext:value-type="float">
            <text:p>-6823.2563</text:p>
          </table:table-cell>
          <table:table-cell office:value-type="float" office:value="-6267.1241" calcext:value-type="float">
            <text:p>-6267.12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3</text:p>
          </table:table-cell>
          <table:table-cell office:value-type="float" office:value="-6030.1851" calcext:value-type="float">
            <text:p>-6030.1851</text:p>
          </table:table-cell>
          <table:table-cell office:value-type="float" office:value="0.001" calcext:value-type="float">
            <text:p>0.001</text:p>
          </table:table-cell>
          <table:table-cell office:value-type="float" office:value="-6308.2512" calcext:value-type="float">
            <text:p>-6308.2512</text:p>
          </table:table-cell>
          <table:table-cell office:value-type="float" office:value="-5752.119" calcext:value-type="float">
            <text:p>-5752.11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4</text:p>
          </table:table-cell>
          <table:table-cell office:value-type="float" office:value="5786.6147" calcext:value-type="float">
            <text:p>5786.6147</text:p>
          </table:table-cell>
          <table:table-cell office:value-type="float" office:value="0.001" calcext:value-type="float">
            <text:p>0.001</text:p>
          </table:table-cell>
          <table:table-cell office:value-type="float" office:value="5508.5486" calcext:value-type="float">
            <text:p>5508.5486</text:p>
          </table:table-cell>
          <table:table-cell office:value-type="float" office:value="6064.6808" calcext:value-type="float">
            <text:p>6064.68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3</text:p>
          </table:table-cell>
          <table:table-cell office:value-type="float" office:value="-6257.9923" calcext:value-type="float">
            <text:p>-6257.9923</text:p>
          </table:table-cell>
          <table:table-cell office:value-type="float" office:value="0.001" calcext:value-type="float">
            <text:p>0.001</text:p>
          </table:table-cell>
          <table:table-cell office:value-type="float" office:value="-6536.0584" calcext:value-type="float">
            <text:p>-6536.0584</text:p>
          </table:table-cell>
          <table:table-cell office:value-type="float" office:value="-5979.9262" calcext:value-type="float">
            <text:p>-5979.92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4</text:p>
          </table:table-cell>
          <table:table-cell office:value-type="float" office:value="-6632.0035" calcext:value-type="float">
            <text:p>-6632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-6910.0696" calcext:value-type="float">
            <text:p>-6910.0696</text:p>
          </table:table-cell>
          <table:table-cell office:value-type="float" office:value="-6353.9374" calcext:value-type="float">
            <text:p>-6353.93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5</text:p>
          </table:table-cell>
          <table:table-cell office:value-type="float" office:value="-6154.9865" calcext:value-type="float">
            <text:p>-6154.9865</text:p>
          </table:table-cell>
          <table:table-cell office:value-type="float" office:value="0.001" calcext:value-type="float">
            <text:p>0.001</text:p>
          </table:table-cell>
          <table:table-cell office:value-type="float" office:value="-6433.0526" calcext:value-type="float">
            <text:p>-6433.0526</text:p>
          </table:table-cell>
          <table:table-cell office:value-type="float" office:value="-5876.9204" calcext:value-type="float">
            <text:p>-5876.92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6</text:p>
          </table:table-cell>
          <table:table-cell office:value-type="float" office:value="-6970.3389" calcext:value-type="float">
            <text:p>-6970.3389</text:p>
          </table:table-cell>
          <table:table-cell office:value-type="float" office:value="0.001" calcext:value-type="float">
            <text:p>0.001</text:p>
          </table:table-cell>
          <table:table-cell office:value-type="float" office:value="-7248.405" calcext:value-type="float">
            <text:p>-7248.405</text:p>
          </table:table-cell>
          <table:table-cell office:value-type="float" office:value="-6692.2728" calcext:value-type="float">
            <text:p>-6692.27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7</text:p>
          </table:table-cell>
          <table:table-cell office:value-type="float" office:value="-2303.703" calcext:value-type="float">
            <text:p>-2303.703</text:p>
          </table:table-cell>
          <table:table-cell office:value-type="float" office:value="0.001" calcext:value-type="float">
            <text:p>0.001</text:p>
          </table:table-cell>
          <table:table-cell office:value-type="float" office:value="-2581.7691" calcext:value-type="float">
            <text:p>-2581.7691</text:p>
          </table:table-cell>
          <table:table-cell office:value-type="float" office:value="-2025.6369" calcext:value-type="float">
            <text:p>-2025.63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8</text:p>
          </table:table-cell>
          <table:table-cell office:value-type="float" office:value="-7283.1488" calcext:value-type="float">
            <text:p>-7283.1488</text:p>
          </table:table-cell>
          <table:table-cell office:value-type="float" office:value="0.001" calcext:value-type="float">
            <text:p>0.001</text:p>
          </table:table-cell>
          <table:table-cell office:value-type="float" office:value="-7561.2149" calcext:value-type="float">
            <text:p>-7561.2149</text:p>
          </table:table-cell>
          <table:table-cell office:value-type="float" office:value="-7005.0827" calcext:value-type="float">
            <text:p>-7005.08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9</text:p>
          </table:table-cell>
          <table:table-cell office:value-type="float" office:value="-7317.6823" calcext:value-type="float">
            <text:p>-7317.6823</text:p>
          </table:table-cell>
          <table:table-cell office:value-type="float" office:value="0.001" calcext:value-type="float">
            <text:p>0.001</text:p>
          </table:table-cell>
          <table:table-cell office:value-type="float" office:value="-7595.7484" calcext:value-type="float">
            <text:p>-7595.7484</text:p>
          </table:table-cell>
          <table:table-cell office:value-type="float" office:value="-7039.6162" calcext:value-type="float">
            <text:p>-7039.61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9</text:p>
          </table:table-cell>
          <table:table-cell office:value-type="float" office:value="-6462.9905" calcext:value-type="float">
            <text:p>-6462.990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41.0566" calcext:value-type="float">
            <text:p>-6741.0566</text:p>
          </table:table-cell>
          <table:table-cell office:value-type="float" office:value="-6184.9244" calcext:value-type="float">
            <text:p>-6184.92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</text:p>
          </table:table-cell>
          <table:table-cell office:value-type="float" office:value="-3159.9835" calcext:value-type="float">
            <text:p>-3159.9835</text:p>
          </table:table-cell>
          <table:table-cell office:value-type="float" office:value="0.001" calcext:value-type="float">
            <text:p>0.001</text:p>
          </table:table-cell>
          <table:table-cell office:value-type="float" office:value="-3438.0496" calcext:value-type="float">
            <text:p>-3438.0496</text:p>
          </table:table-cell>
          <table:table-cell office:value-type="float" office:value="-2881.9174" calcext:value-type="float">
            <text:p>-2881.91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0</text:p>
          </table:table-cell>
          <table:table-cell office:value-type="float" office:value="-6025.4174" calcext:value-type="float">
            <text:p>-6025.4174</text:p>
          </table:table-cell>
          <table:table-cell office:value-type="float" office:value="0.001" calcext:value-type="float">
            <text:p>0.001</text:p>
          </table:table-cell>
          <table:table-cell office:value-type="float" office:value="-6303.4835" calcext:value-type="float">
            <text:p>-6303.4835</text:p>
          </table:table-cell>
          <table:table-cell office:value-type="float" office:value="-5747.3513" calcext:value-type="float">
            <text:p>-5747.35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1</text:p>
          </table:table-cell>
          <table:table-cell office:value-type="float" office:value="-6138.4789" calcext:value-type="float">
            <text:p>-6138.4789</text:p>
          </table:table-cell>
          <table:table-cell office:value-type="float" office:value="0.001" calcext:value-type="float">
            <text:p>0.001</text:p>
          </table:table-cell>
          <table:table-cell office:value-type="float" office:value="-6416.545" calcext:value-type="float">
            <text:p>-6416.545</text:p>
          </table:table-cell>
          <table:table-cell office:value-type="float" office:value="-5860.4128" calcext:value-type="float">
            <text:p>-5860.41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2</text:p>
          </table:table-cell>
          <table:table-cell office:value-type="float" office:value="-6332.1601" calcext:value-type="float">
            <text:p>-6332.1601</text:p>
          </table:table-cell>
          <table:table-cell office:value-type="float" office:value="0.001" calcext:value-type="float">
            <text:p>0.001</text:p>
          </table:table-cell>
          <table:table-cell office:value-type="float" office:value="-6610.2262" calcext:value-type="float">
            <text:p>-6610.2262</text:p>
          </table:table-cell>
          <table:table-cell office:value-type="float" office:value="-6054.094" calcext:value-type="float">
            <text:p>-6054.09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3</text:p>
          </table:table-cell>
          <table:table-cell office:value-type="float" office:value="-5817.155" calcext:value-type="float">
            <text:p>-5817.155</text:p>
          </table:table-cell>
          <table:table-cell office:value-type="float" office:value="0.001" calcext:value-type="float">
            <text:p>0.001</text:p>
          </table:table-cell>
          <table:table-cell office:value-type="float" office:value="-6095.2211" calcext:value-type="float">
            <text:p>-6095.2211</text:p>
          </table:table-cell>
          <table:table-cell office:value-type="float" office:value="-5539.0889" calcext:value-type="float">
            <text:p>-5539.08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4</text:p>
          </table:table-cell>
          <table:table-cell office:value-type="float" office:value="5999.6448" calcext:value-type="float">
            <text:p>5999.6448</text:p>
          </table:table-cell>
          <table:table-cell office:value-type="float" office:value="0.001" calcext:value-type="float">
            <text:p>0.001</text:p>
          </table:table-cell>
          <table:table-cell office:value-type="float" office:value="5721.5787" calcext:value-type="float">
            <text:p>5721.5787</text:p>
          </table:table-cell>
          <table:table-cell office:value-type="float" office:value="6277.7109" calcext:value-type="float">
            <text:p>6277.71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3</text:p>
          </table:table-cell>
          <table:table-cell office:value-type="float" office:value="-6044.9622" calcext:value-type="float">
            <text:p>-6044.9622</text:p>
          </table:table-cell>
          <table:table-cell office:value-type="float" office:value="0.001" calcext:value-type="float">
            <text:p>0.001</text:p>
          </table:table-cell>
          <table:table-cell office:value-type="float" office:value="-6323.0283" calcext:value-type="float">
            <text:p>-6323.0283</text:p>
          </table:table-cell>
          <table:table-cell office:value-type="float" office:value="-5766.8961" calcext:value-type="float">
            <text:p>-5766.89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4</text:p>
          </table:table-cell>
          <table:table-cell office:value-type="float" office:value="-6418.9734" calcext:value-type="float">
            <text:p>-6418.9734</text:p>
          </table:table-cell>
          <table:table-cell office:value-type="float" office:value="0.001" calcext:value-type="float">
            <text:p>0.001</text:p>
          </table:table-cell>
          <table:table-cell office:value-type="float" office:value="-6697.0395" calcext:value-type="float">
            <text:p>-6697.0395</text:p>
          </table:table-cell>
          <table:table-cell office:value-type="float" office:value="-6140.9073" calcext:value-type="float">
            <text:p>-6140.90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5</text:p>
          </table:table-cell>
          <table:table-cell office:value-type="float" office:value="-5941.9564" calcext:value-type="float">
            <text:p>-5941.9564</text:p>
          </table:table-cell>
          <table:table-cell office:value-type="float" office:value="0.001" calcext:value-type="float">
            <text:p>0.001</text:p>
          </table:table-cell>
          <table:table-cell office:value-type="float" office:value="-6220.0225" calcext:value-type="float">
            <text:p>-6220.0225</text:p>
          </table:table-cell>
          <table:table-cell office:value-type="float" office:value="-5663.8903" calcext:value-type="float">
            <text:p>-5663.89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6</text:p>
          </table:table-cell>
          <table:table-cell office:value-type="float" office:value="-6757.3088" calcext:value-type="float">
            <text:p>-6757.3088</text:p>
          </table:table-cell>
          <table:table-cell office:value-type="float" office:value="0.001" calcext:value-type="float">
            <text:p>0.001</text:p>
          </table:table-cell>
          <table:table-cell office:value-type="float" office:value="-7035.3749" calcext:value-type="float">
            <text:p>-7035.3749</text:p>
          </table:table-cell>
          <table:table-cell office:value-type="float" office:value="-6479.2427" calcext:value-type="float">
            <text:p>-6479.24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7</text:p>
          </table:table-cell>
          <table:table-cell office:value-type="float" office:value="-2090.6729" calcext:value-type="float">
            <text:p>-2090.6729</text:p>
          </table:table-cell>
          <table:table-cell office:value-type="float" office:value="0.001" calcext:value-type="float">
            <text:p>0.001</text:p>
          </table:table-cell>
          <table:table-cell office:value-type="float" office:value="-2368.739" calcext:value-type="float">
            <text:p>-2368.739</text:p>
          </table:table-cell>
          <table:table-cell office:value-type="float" office:value="-1812.6068" calcext:value-type="float">
            <text:p>-1812.60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8</text:p>
          </table:table-cell>
          <table:table-cell office:value-type="float" office:value="-7070.1187" calcext:value-type="float">
            <text:p>-7070.1187</text:p>
          </table:table-cell>
          <table:table-cell office:value-type="float" office:value="0.001" calcext:value-type="float">
            <text:p>0.001</text:p>
          </table:table-cell>
          <table:table-cell office:value-type="float" office:value="-7348.1848" calcext:value-type="float">
            <text:p>-7348.1848</text:p>
          </table:table-cell>
          <table:table-cell office:value-type="float" office:value="-6792.0526" calcext:value-type="float">
            <text:p>-6792.05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9</text:p>
          </table:table-cell>
          <table:table-cell office:value-type="float" office:value="-7104.6522" calcext:value-type="float">
            <text:p>-7104.6522</text:p>
          </table:table-cell>
          <table:table-cell office:value-type="float" office:value="0.001" calcext:value-type="float">
            <text:p>0.001</text:p>
          </table:table-cell>
          <table:table-cell office:value-type="float" office:value="-7382.7183" calcext:value-type="float">
            <text:p>-7382.7183</text:p>
          </table:table-cell>
          <table:table-cell office:value-type="float" office:value="-6826.5861" calcext:value-type="float">
            <text:p>-6826.58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19</text:p>
          </table:table-cell>
          <table:table-cell office:value-type="float" office:value="-6446.3275" calcext:value-type="float">
            <text:p>-6446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-6724.3936" calcext:value-type="float">
            <text:p>-6724.3936</text:p>
          </table:table-cell>
          <table:table-cell office:value-type="float" office:value="-6168.2614" calcext:value-type="float">
            <text:p>-6168.26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</text:p>
          </table:table-cell>
          <table:table-cell office:value-type="float" office:value="-3143.3205" calcext:value-type="float">
            <text:p>-3143.3205</text:p>
          </table:table-cell>
          <table:table-cell office:value-type="float" office:value="0.001" calcext:value-type="float">
            <text:p>0.001</text:p>
          </table:table-cell>
          <table:table-cell office:value-type="float" office:value="-3421.3866" calcext:value-type="float">
            <text:p>-3421.3866</text:p>
          </table:table-cell>
          <table:table-cell office:value-type="float" office:value="-2865.2544" calcext:value-type="float">
            <text:p>-2865.25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0</text:p>
          </table:table-cell>
          <table:table-cell office:value-type="float" office:value="-6008.7545" calcext:value-type="float">
            <text:p>-6008.7545</text:p>
          </table:table-cell>
          <table:table-cell office:value-type="float" office:value="0.001" calcext:value-type="float">
            <text:p>0.001</text:p>
          </table:table-cell>
          <table:table-cell office:value-type="float" office:value="-6286.8206" calcext:value-type="float">
            <text:p>-6286.8206</text:p>
          </table:table-cell>
          <table:table-cell office:value-type="float" office:value="-5730.6884" calcext:value-type="float">
            <text:p>-5730.68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1</text:p>
          </table:table-cell>
          <table:table-cell office:value-type="float" office:value="-6121.8159" calcext:value-type="float">
            <text:p>-6121.8159</text:p>
          </table:table-cell>
          <table:table-cell office:value-type="float" office:value="0.001" calcext:value-type="float">
            <text:p>0.001</text:p>
          </table:table-cell>
          <table:table-cell office:value-type="float" office:value="-6399.882" calcext:value-type="float">
            <text:p>-6399.882</text:p>
          </table:table-cell>
          <table:table-cell office:value-type="float" office:value="-5843.7498" calcext:value-type="float">
            <text:p>-5843.74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2</text:p>
          </table:table-cell>
          <table:table-cell office:value-type="float" office:value="-6315.4971" calcext:value-type="float">
            <text:p>-6315.4971</text:p>
          </table:table-cell>
          <table:table-cell office:value-type="float" office:value="0.001" calcext:value-type="float">
            <text:p>0.001</text:p>
          </table:table-cell>
          <table:table-cell office:value-type="float" office:value="-6593.5632" calcext:value-type="float">
            <text:p>-6593.5632</text:p>
          </table:table-cell>
          <table:table-cell office:value-type="float" office:value="-6037.431" calcext:value-type="float">
            <text:p>-6037.4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3</text:p>
          </table:table-cell>
          <table:table-cell office:value-type="float" office:value="-5800.492" calcext:value-type="float">
            <text:p>-5800.492</text:p>
          </table:table-cell>
          <table:table-cell office:value-type="float" office:value="0.001" calcext:value-type="float">
            <text:p>0.001</text:p>
          </table:table-cell>
          <table:table-cell office:value-type="float" office:value="-6078.5581" calcext:value-type="float">
            <text:p>-6078.5581</text:p>
          </table:table-cell>
          <table:table-cell office:value-type="float" office:value="-5522.4259" calcext:value-type="float">
            <text:p>-5522.42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4</text:p>
          </table:table-cell>
          <table:table-cell office:value-type="float" office:value="6016.3077" calcext:value-type="float">
            <text:p>6016.3077</text:p>
          </table:table-cell>
          <table:table-cell office:value-type="float" office:value="0.001" calcext:value-type="float">
            <text:p>0.001</text:p>
          </table:table-cell>
          <table:table-cell office:value-type="float" office:value="5738.2416" calcext:value-type="float">
            <text:p>5738.2416</text:p>
          </table:table-cell>
          <table:table-cell office:value-type="float" office:value="6294.3738" calcext:value-type="float">
            <text:p>6294.37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3</text:p>
          </table:table-cell>
          <table:table-cell office:value-type="float" office:value="-6028.2992" calcext:value-type="float">
            <text:p>-6028.2992</text:p>
          </table:table-cell>
          <table:table-cell office:value-type="float" office:value="0.001" calcext:value-type="float">
            <text:p>0.001</text:p>
          </table:table-cell>
          <table:table-cell office:value-type="float" office:value="-6306.3653" calcext:value-type="float">
            <text:p>-6306.3653</text:p>
          </table:table-cell>
          <table:table-cell office:value-type="float" office:value="-5750.2331" calcext:value-type="float">
            <text:p>-5750.23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4</text:p>
          </table:table-cell>
          <table:table-cell office:value-type="float" office:value="-6402.3104" calcext:value-type="float">
            <text:p>-6402.3104</text:p>
          </table:table-cell>
          <table:table-cell office:value-type="float" office:value="0.001" calcext:value-type="float">
            <text:p>0.001</text:p>
          </table:table-cell>
          <table:table-cell office:value-type="float" office:value="-6680.3765" calcext:value-type="float">
            <text:p>-6680.3765</text:p>
          </table:table-cell>
          <table:table-cell office:value-type="float" office:value="-6124.2443" calcext:value-type="float">
            <text:p>-6124.24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5</text:p>
          </table:table-cell>
          <table:table-cell office:value-type="float" office:value="-5925.2934" calcext:value-type="float">
            <text:p>-5925.2934</text:p>
          </table:table-cell>
          <table:table-cell office:value-type="float" office:value="0.001" calcext:value-type="float">
            <text:p>0.001</text:p>
          </table:table-cell>
          <table:table-cell office:value-type="float" office:value="-6203.3595" calcext:value-type="float">
            <text:p>-6203.3595</text:p>
          </table:table-cell>
          <table:table-cell office:value-type="float" office:value="-5647.2273" calcext:value-type="float">
            <text:p>-5647.22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6</text:p>
          </table:table-cell>
          <table:table-cell office:value-type="float" office:value="-6740.6458" calcext:value-type="float">
            <text:p>-6740.6458</text:p>
          </table:table-cell>
          <table:table-cell office:value-type="float" office:value="0.001" calcext:value-type="float">
            <text:p>0.001</text:p>
          </table:table-cell>
          <table:table-cell office:value-type="float" office:value="-7018.7119" calcext:value-type="float">
            <text:p>-7018.7119</text:p>
          </table:table-cell>
          <table:table-cell office:value-type="float" office:value="-6462.5797" calcext:value-type="float">
            <text:p>-6462.57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7</text:p>
          </table:table-cell>
          <table:table-cell office:value-type="float" office:value="-2074.0099" calcext:value-type="float">
            <text:p>-2074.0099</text:p>
          </table:table-cell>
          <table:table-cell office:value-type="float" office:value="0.001" calcext:value-type="float">
            <text:p>0.001</text:p>
          </table:table-cell>
          <table:table-cell office:value-type="float" office:value="-2352.076" calcext:value-type="float">
            <text:p>-2352.076</text:p>
          </table:table-cell>
          <table:table-cell office:value-type="float" office:value="-1795.9438" calcext:value-type="float">
            <text:p>-1795.94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8</text:p>
          </table:table-cell>
          <table:table-cell office:value-type="float" office:value="-7053.4557" calcext:value-type="float">
            <text:p>-7053.4557</text:p>
          </table:table-cell>
          <table:table-cell office:value-type="float" office:value="0.001" calcext:value-type="float">
            <text:p>0.001</text:p>
          </table:table-cell>
          <table:table-cell office:value-type="float" office:value="-7331.5218" calcext:value-type="float">
            <text:p>-7331.5218</text:p>
          </table:table-cell>
          <table:table-cell office:value-type="float" office:value="-6775.3896" calcext:value-type="float">
            <text:p>-6775.38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9</text:p>
          </table:table-cell>
          <table:table-cell office:value-type="float" office:value="-7087.9893" calcext:value-type="float">
            <text:p>-7087.9893</text:p>
          </table:table-cell>
          <table:table-cell office:value-type="float" office:value="0.001" calcext:value-type="float">
            <text:p>0.001</text:p>
          </table:table-cell>
          <table:table-cell office:value-type="float" office:value="-7366.0554" calcext:value-type="float">
            <text:p>-7366.0554</text:p>
          </table:table-cell>
          <table:table-cell office:value-type="float" office:value="-6809.9232" calcext:value-type="float">
            <text:p>-6809.92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</text:p>
          </table:table-cell>
          <table:table-cell office:value-type="float" office:value="3303.007" calcext:value-type="float">
            <text:p>3303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3024.9409" calcext:value-type="float">
            <text:p>3024.9409</text:p>
          </table:table-cell>
          <table:table-cell office:value-type="float" office:value="3581.0731" calcext:value-type="float">
            <text:p>3581.07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0</text:p>
          </table:table-cell>
          <table:table-cell office:value-type="float" office:value="437.573" calcext:value-type="float">
            <text:p>437.573</text:p>
          </table:table-cell>
          <table:table-cell office:value-type="float" office:value="0.001" calcext:value-type="float">
            <text:p>0.001</text:p>
          </table:table-cell>
          <table:table-cell office:value-type="float" office:value="159.5069" calcext:value-type="float">
            <text:p>159.5069</text:p>
          </table:table-cell>
          <table:table-cell office:value-type="float" office:value="715.6391" calcext:value-type="float">
            <text:p>715.63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1</text:p>
          </table:table-cell>
          <table:table-cell office:value-type="float" office:value="324.5116" calcext:value-type="float">
            <text:p>324.5116</text:p>
          </table:table-cell>
          <table:table-cell office:value-type="float" office:value="0.0052" calcext:value-type="float">
            <text:p>0.0052</text:p>
          </table:table-cell>
          <table:table-cell office:value-type="float" office:value="46.4455" calcext:value-type="float">
            <text:p>46.4455</text:p>
          </table:table-cell>
          <table:table-cell office:value-type="float" office:value="602.5777" calcext:value-type="float">
            <text:p>602.57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3</text:p>
          </table:table-cell>
          <table:table-cell office:value-type="float" office:value="645.8355" calcext:value-type="float">
            <text:p>645.8355</text:p>
          </table:table-cell>
          <table:table-cell office:value-type="float" office:value="0.001" calcext:value-type="float">
            <text:p>0.001</text:p>
          </table:table-cell>
          <table:table-cell office:value-type="float" office:value="367.7694" calcext:value-type="float">
            <text:p>367.7694</text:p>
          </table:table-cell>
          <table:table-cell office:value-type="float" office:value="923.9016" calcext:value-type="float">
            <text:p>923.90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4</text:p>
          </table:table-cell>
          <table:table-cell office:value-type="float" office:value="12462.6352" calcext:value-type="float">
            <text:p>12462.6352</text:p>
          </table:table-cell>
          <table:table-cell office:value-type="float" office:value="0.001" calcext:value-type="float">
            <text:p>0.001</text:p>
          </table:table-cell>
          <table:table-cell office:value-type="float" office:value="12184.5691" calcext:value-type="float">
            <text:p>12184.5691</text:p>
          </table:table-cell>
          <table:table-cell office:value-type="float" office:value="12740.7013" calcext:value-type="float">
            <text:p>12740.70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3</text:p>
          </table:table-cell>
          <table:table-cell office:value-type="float" office:value="418.0283" calcext:value-type="float">
            <text:p>418.0283</text:p>
          </table:table-cell>
          <table:table-cell office:value-type="float" office:value="0.001" calcext:value-type="float">
            <text:p>0.001</text:p>
          </table:table-cell>
          <table:table-cell office:value-type="float" office:value="139.9622" calcext:value-type="float">
            <text:p>139.9622</text:p>
          </table:table-cell>
          <table:table-cell office:value-type="float" office:value="696.0944" calcext:value-type="float">
            <text:p>696.094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5</text:p>
          </table:table-cell>
          <table:table-cell office:value-type="float" office:value="521.0341" calcext:value-type="float">
            <text:p>521.0341</text:p>
          </table:table-cell>
          <table:table-cell office:value-type="float" office:value="0.001" calcext:value-type="float">
            <text:p>0.001</text:p>
          </table:table-cell>
          <table:table-cell office:value-type="float" office:value="242.968" calcext:value-type="float">
            <text:p>242.968</text:p>
          </table:table-cell>
          <table:table-cell office:value-type="float" office:value="799.1002" calcext:value-type="float">
            <text:p>799.10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6</text:p>
          </table:table-cell>
          <table:table-cell office:value-type="float" office:value="-294.3183" calcext:value-type="float">
            <text:p>-294.3183</text:p>
          </table:table-cell>
          <table:table-cell office:value-type="float" office:value="0.024" calcext:value-type="float">
            <text:p>0.024</text:p>
          </table:table-cell>
          <table:table-cell office:value-type="float" office:value="-572.3844" calcext:value-type="float">
            <text:p>-572.3844</text:p>
          </table:table-cell>
          <table:table-cell office:value-type="float" office:value="-16.2522" calcext:value-type="float">
            <text:p>-16.25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7</text:p>
          </table:table-cell>
          <table:table-cell office:value-type="float" office:value="4372.3176" calcext:value-type="float">
            <text:p>4372.3176</text:p>
          </table:table-cell>
          <table:table-cell office:value-type="float" office:value="0.001" calcext:value-type="float">
            <text:p>0.001</text:p>
          </table:table-cell>
          <table:table-cell office:value-type="float" office:value="4094.2515" calcext:value-type="float">
            <text:p>4094.2515</text:p>
          </table:table-cell>
          <table:table-cell office:value-type="float" office:value="4650.3837" calcext:value-type="float">
            <text:p>4650.38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8</text:p>
          </table:table-cell>
          <table:table-cell office:value-type="float" office:value="-607.1282" calcext:value-type="float">
            <text:p>-607.1282</text:p>
          </table:table-cell>
          <table:table-cell office:value-type="float" office:value="0.001" calcext:value-type="float">
            <text:p>0.001</text:p>
          </table:table-cell>
          <table:table-cell office:value-type="float" office:value="-885.1943" calcext:value-type="float">
            <text:p>-885.1943</text:p>
          </table:table-cell>
          <table:table-cell office:value-type="float" office:value="-329.0621" calcext:value-type="float">
            <text:p>-329.06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9</text:p>
          </table:table-cell>
          <table:table-cell office:value-type="float" office:value="-641.6618" calcext:value-type="float">
            <text:p>-641.6618</text:p>
          </table:table-cell>
          <table:table-cell office:value-type="float" office:value="0.001" calcext:value-type="float">
            <text:p>0.001</text:p>
          </table:table-cell>
          <table:table-cell office:value-type="float" office:value="-919.7279" calcext:value-type="float">
            <text:p>-919.7279</text:p>
          </table:table-cell>
          <table:table-cell office:value-type="float" office:value="-363.5957" calcext:value-type="float">
            <text:p>-363.59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0</text:p>
          </table:table-cell>
          <table:table-cell office:value-type="float" office:value="-2865.434" calcext:value-type="float">
            <text:p>-2865.434</text:p>
          </table:table-cell>
          <table:table-cell office:value-type="float" office:value="0.001" calcext:value-type="float">
            <text:p>0.001</text:p>
          </table:table-cell>
          <table:table-cell office:value-type="float" office:value="-3143.5001" calcext:value-type="float">
            <text:p>-3143.5001</text:p>
          </table:table-cell>
          <table:table-cell office:value-type="float" office:value="-2587.3679" calcext:value-type="float">
            <text:p>-2587.36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1</text:p>
          </table:table-cell>
          <table:table-cell office:value-type="float" office:value="-2978.4954" calcext:value-type="float">
            <text:p>-2978.4954</text:p>
          </table:table-cell>
          <table:table-cell office:value-type="float" office:value="0.001" calcext:value-type="float">
            <text:p>0.001</text:p>
          </table:table-cell>
          <table:table-cell office:value-type="float" office:value="-3256.5615" calcext:value-type="float">
            <text:p>-3256.5615</text:p>
          </table:table-cell>
          <table:table-cell office:value-type="float" office:value="-2700.4293" calcext:value-type="float">
            <text:p>-2700.42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2</text:p>
          </table:table-cell>
          <table:table-cell office:value-type="float" office:value="-3172.1766" calcext:value-type="float">
            <text:p>-3172.1766</text:p>
          </table:table-cell>
          <table:table-cell office:value-type="float" office:value="0.001" calcext:value-type="float">
            <text:p>0.001</text:p>
          </table:table-cell>
          <table:table-cell office:value-type="float" office:value="-3450.2427" calcext:value-type="float">
            <text:p>-3450.2427</text:p>
          </table:table-cell>
          <table:table-cell office:value-type="float" office:value="-2894.1105" calcext:value-type="float">
            <text:p>-2894.11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3</text:p>
          </table:table-cell>
          <table:table-cell office:value-type="float" office:value="-2657.1715" calcext:value-type="float">
            <text:p>-2657.1715</text:p>
          </table:table-cell>
          <table:table-cell office:value-type="float" office:value="0.001" calcext:value-type="float">
            <text:p>0.001</text:p>
          </table:table-cell>
          <table:table-cell office:value-type="float" office:value="-2935.2376" calcext:value-type="float">
            <text:p>-2935.2376</text:p>
          </table:table-cell>
          <table:table-cell office:value-type="float" office:value="-2379.1054" calcext:value-type="float">
            <text:p>-2379.10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4</text:p>
          </table:table-cell>
          <table:table-cell office:value-type="float" office:value="9159.6282" calcext:value-type="float">
            <text:p>9159.6282</text:p>
          </table:table-cell>
          <table:table-cell office:value-type="float" office:value="0.001" calcext:value-type="float">
            <text:p>0.001</text:p>
          </table:table-cell>
          <table:table-cell office:value-type="float" office:value="8881.5621" calcext:value-type="float">
            <text:p>8881.5621</text:p>
          </table:table-cell>
          <table:table-cell office:value-type="float" office:value="9437.6943" calcext:value-type="float">
            <text:p>9437.69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3</text:p>
          </table:table-cell>
          <table:table-cell office:value-type="float" office:value="-2884.9787" calcext:value-type="float">
            <text:p>-2884.9787</text:p>
          </table:table-cell>
          <table:table-cell office:value-type="float" office:value="0.001" calcext:value-type="float">
            <text:p>0.001</text:p>
          </table:table-cell>
          <table:table-cell office:value-type="float" office:value="-3163.0448" calcext:value-type="float">
            <text:p>-3163.0448</text:p>
          </table:table-cell>
          <table:table-cell office:value-type="float" office:value="-2606.9126" calcext:value-type="float">
            <text:p>-2606.91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4</text:p>
          </table:table-cell>
          <table:table-cell office:value-type="float" office:value="-3258.9899" calcext:value-type="float">
            <text:p>-3258.9899</text:p>
          </table:table-cell>
          <table:table-cell office:value-type="float" office:value="0.001" calcext:value-type="float">
            <text:p>0.001</text:p>
          </table:table-cell>
          <table:table-cell office:value-type="float" office:value="-3537.056" calcext:value-type="float">
            <text:p>-3537.056</text:p>
          </table:table-cell>
          <table:table-cell office:value-type="float" office:value="-2980.9238" calcext:value-type="float">
            <text:p>-2980.92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5</text:p>
          </table:table-cell>
          <table:table-cell office:value-type="float" office:value="-2781.9729" calcext:value-type="float">
            <text:p>-2781.9729</text:p>
          </table:table-cell>
          <table:table-cell office:value-type="float" office:value="0.001" calcext:value-type="float">
            <text:p>0.001</text:p>
          </table:table-cell>
          <table:table-cell office:value-type="float" office:value="-3060.039" calcext:value-type="float">
            <text:p>-3060.039</text:p>
          </table:table-cell>
          <table:table-cell office:value-type="float" office:value="-2503.9068" calcext:value-type="float">
            <text:p>-2503.90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6</text:p>
          </table:table-cell>
          <table:table-cell office:value-type="float" office:value="-3597.3253" calcext:value-type="float">
            <text:p>-3597.3253</text:p>
          </table:table-cell>
          <table:table-cell office:value-type="float" office:value="0.001" calcext:value-type="float">
            <text:p>0.001</text:p>
          </table:table-cell>
          <table:table-cell office:value-type="float" office:value="-3875.3914" calcext:value-type="float">
            <text:p>-3875.3914</text:p>
          </table:table-cell>
          <table:table-cell office:value-type="float" office:value="-3319.2592" calcext:value-type="float">
            <text:p>-3319.25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7</text:p>
          </table:table-cell>
          <table:table-cell office:value-type="float" office:value="1069.3106" calcext:value-type="float">
            <text:p>1069.3106</text:p>
          </table:table-cell>
          <table:table-cell office:value-type="float" office:value="0.001" calcext:value-type="float">
            <text:p>0.001</text:p>
          </table:table-cell>
          <table:table-cell office:value-type="float" office:value="791.2445" calcext:value-type="float">
            <text:p>791.2445</text:p>
          </table:table-cell>
          <table:table-cell office:value-type="float" office:value="1347.3767" calcext:value-type="float">
            <text:p>1347.37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8</text:p>
          </table:table-cell>
          <table:table-cell office:value-type="float" office:value="-3910.1352" calcext:value-type="float">
            <text:p>-3910.1352</text:p>
          </table:table-cell>
          <table:table-cell office:value-type="float" office:value="0.001" calcext:value-type="float">
            <text:p>0.001</text:p>
          </table:table-cell>
          <table:table-cell office:value-type="float" office:value="-4188.2013" calcext:value-type="float">
            <text:p>-4188.2013</text:p>
          </table:table-cell>
          <table:table-cell office:value-type="float" office:value="-3632.0691" calcext:value-type="float">
            <text:p>-3632.06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9</text:p>
          </table:table-cell>
          <table:table-cell office:value-type="float" office:value="-3944.6688" calcext:value-type="float">
            <text:p>-3944.6688</text:p>
          </table:table-cell>
          <table:table-cell office:value-type="float" office:value="0.001" calcext:value-type="float">
            <text:p>0.001</text:p>
          </table:table-cell>
          <table:table-cell office:value-type="float" office:value="-4222.7349" calcext:value-type="float">
            <text:p>-4222.7349</text:p>
          </table:table-cell>
          <table:table-cell office:value-type="float" office:value="-3666.6027" calcext:value-type="float">
            <text:p>-3666.60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2</text:p>
          </table:table-cell>
          <table:table-cell office:value-type="float" office:value="-306.7426" calcext:value-type="float">
            <text:p>-306.7426</text:p>
          </table:table-cell>
          <table:table-cell office:value-type="float" office:value="0.0131" calcext:value-type="float">
            <text:p>0.0131</text:p>
          </table:table-cell>
          <table:table-cell office:value-type="float" office:value="-584.8087" calcext:value-type="float">
            <text:p>-584.8087</text:p>
          </table:table-cell>
          <table:table-cell office:value-type="float" office:value="-28.6765" calcext:value-type="float">
            <text:p>-28.67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4</text:p>
          </table:table-cell>
          <table:table-cell office:value-type="float" office:value="12025.0622" calcext:value-type="float">
            <text:p>12025.0622</text:p>
          </table:table-cell>
          <table:table-cell office:value-type="float" office:value="0.001" calcext:value-type="float">
            <text:p>0.001</text:p>
          </table:table-cell>
          <table:table-cell office:value-type="float" office:value="11746.9961" calcext:value-type="float">
            <text:p>11746.9961</text:p>
          </table:table-cell>
          <table:table-cell office:value-type="float" office:value="12303.1283" calcext:value-type="float">
            <text:p>12303.128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4</text:p>
          </table:table-cell>
          <table:table-cell office:value-type="float" office:value="-393.5559" calcext:value-type="float">
            <text:p>-393.5559</text:p>
          </table:table-cell>
          <table:table-cell office:value-type="float" office:value="0.001" calcext:value-type="float">
            <text:p>0.001</text:p>
          </table:table-cell>
          <table:table-cell office:value-type="float" office:value="-671.622" calcext:value-type="float">
            <text:p>-671.622</text:p>
          </table:table-cell>
          <table:table-cell office:value-type="float" office:value="-115.4898" calcext:value-type="float">
            <text:p>-115.48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6</text:p>
          </table:table-cell>
          <table:table-cell office:value-type="float" office:value="-731.8913" calcext:value-type="float">
            <text:p>-731.8913</text:p>
          </table:table-cell>
          <table:table-cell office:value-type="float" office:value="0.001" calcext:value-type="float">
            <text:p>0.001</text:p>
          </table:table-cell>
          <table:table-cell office:value-type="float" office:value="-1009.9574" calcext:value-type="float">
            <text:p>-1009.9574</text:p>
          </table:table-cell>
          <table:table-cell office:value-type="float" office:value="-453.8252" calcext:value-type="float">
            <text:p>-453.82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7</text:p>
          </table:table-cell>
          <table:table-cell office:value-type="float" office:value="3934.7445" calcext:value-type="float">
            <text:p>3934.7445</text:p>
          </table:table-cell>
          <table:table-cell office:value-type="float" office:value="0.001" calcext:value-type="float">
            <text:p>0.001</text:p>
          </table:table-cell>
          <table:table-cell office:value-type="float" office:value="3656.6784" calcext:value-type="float">
            <text:p>3656.6784</text:p>
          </table:table-cell>
          <table:table-cell office:value-type="float" office:value="4212.8106" calcext:value-type="float">
            <text:p>4212.810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8</text:p>
          </table:table-cell>
          <table:table-cell office:value-type="float" office:value="-1044.7012" calcext:value-type="float">
            <text:p>-1044.7012</text:p>
          </table:table-cell>
          <table:table-cell office:value-type="float" office:value="0.001" calcext:value-type="float">
            <text:p>0.001</text:p>
          </table:table-cell>
          <table:table-cell office:value-type="float" office:value="-1322.7673" calcext:value-type="float">
            <text:p>-1322.7673</text:p>
          </table:table-cell>
          <table:table-cell office:value-type="float" office:value="-766.6351" calcext:value-type="float">
            <text:p>-766.63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9</text:p>
          </table:table-cell>
          <table:table-cell office:value-type="float" office:value="-1079.2348" calcext:value-type="float">
            <text:p>-1079.2348</text:p>
          </table:table-cell>
          <table:table-cell office:value-type="float" office:value="0.001" calcext:value-type="float">
            <text:p>0.001</text:p>
          </table:table-cell>
          <table:table-cell office:value-type="float" office:value="-1357.3009" calcext:value-type="float">
            <text:p>-1357.3009</text:p>
          </table:table-cell>
          <table:table-cell office:value-type="float" office:value="-801.1687" calcext:value-type="float">
            <text:p>-801.16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3</text:p>
          </table:table-cell>
          <table:table-cell office:value-type="float" office:value="321.3239" calcext:value-type="float">
            <text:p>321.3239</text:p>
          </table:table-cell>
          <table:table-cell office:value-type="float" office:value="0.0061" calcext:value-type="float">
            <text:p>0.0061</text:p>
          </table:table-cell>
          <table:table-cell office:value-type="float" office:value="43.2578" calcext:value-type="float">
            <text:p>43.2578</text:p>
          </table:table-cell>
          <table:table-cell office:value-type="float" office:value="599.39" calcext:value-type="float">
            <text:p>599.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4</text:p>
          </table:table-cell>
          <table:table-cell office:value-type="float" office:value="12138.1236" calcext:value-type="float">
            <text:p>12138.1236</text:p>
          </table:table-cell>
          <table:table-cell office:value-type="float" office:value="0.001" calcext:value-type="float">
            <text:p>0.001</text:p>
          </table:table-cell>
          <table:table-cell office:value-type="float" office:value="11860.0575" calcext:value-type="float">
            <text:p>11860.0575</text:p>
          </table:table-cell>
          <table:table-cell office:value-type="float" office:value="12416.1897" calcext:value-type="float">
            <text:p>12416.18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4</text:p>
          </table:table-cell>
          <table:table-cell office:value-type="float" office:value="-280.4945" calcext:value-type="float">
            <text:p>-280.4945</text:p>
          </table:table-cell>
          <table:table-cell office:value-type="float" office:value="0.0451" calcext:value-type="float">
            <text:p>0.0451</text:p>
          </table:table-cell>
          <table:table-cell office:value-type="float" office:value="-558.5606" calcext:value-type="float">
            <text:p>-558.5606</text:p>
          </table:table-cell>
          <table:table-cell office:value-type="float" office:value="-2.4284" calcext:value-type="float">
            <text:p>-2.42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6</text:p>
          </table:table-cell>
          <table:table-cell office:value-type="float" office:value="-618.8299" calcext:value-type="float">
            <text:p>-618.8299</text:p>
          </table:table-cell>
          <table:table-cell office:value-type="float" office:value="0.001" calcext:value-type="float">
            <text:p>0.001</text:p>
          </table:table-cell>
          <table:table-cell office:value-type="float" office:value="-896.896" calcext:value-type="float">
            <text:p>-896.896</text:p>
          </table:table-cell>
          <table:table-cell office:value-type="float" office:value="-340.7638" calcext:value-type="float">
            <text:p>-340.76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7</text:p>
          </table:table-cell>
          <table:table-cell office:value-type="float" office:value="4047.806" calcext:value-type="float">
            <text:p>4047.806</text:p>
          </table:table-cell>
          <table:table-cell office:value-type="float" office:value="0.001" calcext:value-type="float">
            <text:p>0.001</text:p>
          </table:table-cell>
          <table:table-cell office:value-type="float" office:value="3769.7399" calcext:value-type="float">
            <text:p>3769.7399</text:p>
          </table:table-cell>
          <table:table-cell office:value-type="float" office:value="4325.8721" calcext:value-type="float">
            <text:p>4325.87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8</text:p>
          </table:table-cell>
          <table:table-cell office:value-type="float" office:value="-931.6398" calcext:value-type="float">
            <text:p>-931.6398</text:p>
          </table:table-cell>
          <table:table-cell office:value-type="float" office:value="0.001" calcext:value-type="float">
            <text:p>0.001</text:p>
          </table:table-cell>
          <table:table-cell office:value-type="float" office:value="-1209.7059" calcext:value-type="float">
            <text:p>-1209.7059</text:p>
          </table:table-cell>
          <table:table-cell office:value-type="float" office:value="-653.5737" calcext:value-type="float">
            <text:p>-653.57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9</text:p>
          </table:table-cell>
          <table:table-cell office:value-type="float" office:value="-966.1734" calcext:value-type="float">
            <text:p>-966.1734</text:p>
          </table:table-cell>
          <table:table-cell office:value-type="float" office:value="0.001" calcext:value-type="float">
            <text:p>0.001</text:p>
          </table:table-cell>
          <table:table-cell office:value-type="float" office:value="-1244.2395" calcext:value-type="float">
            <text:p>-1244.2395</text:p>
          </table:table-cell>
          <table:table-cell office:value-type="float" office:value="-688.1073" calcext:value-type="float">
            <text:p>-688.10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3</text:p>
          </table:table-cell>
          <table:table-cell office:value-type="float" office:value="515.0051" calcext:value-type="float">
            <text:p>515.0051</text:p>
          </table:table-cell>
          <table:table-cell office:value-type="float" office:value="0.001" calcext:value-type="float">
            <text:p>0.001</text:p>
          </table:table-cell>
          <table:table-cell office:value-type="float" office:value="236.939" calcext:value-type="float">
            <text:p>236.939</text:p>
          </table:table-cell>
          <table:table-cell office:value-type="float" office:value="793.0712" calcext:value-type="float">
            <text:p>793.07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4</text:p>
          </table:table-cell>
          <table:table-cell office:value-type="float" office:value="12331.8048" calcext:value-type="float">
            <text:p>12331.8048</text:p>
          </table:table-cell>
          <table:table-cell office:value-type="float" office:value="0.001" calcext:value-type="float">
            <text:p>0.001</text:p>
          </table:table-cell>
          <table:table-cell office:value-type="float" office:value="12053.7387" calcext:value-type="float">
            <text:p>12053.7387</text:p>
          </table:table-cell>
          <table:table-cell office:value-type="float" office:value="12609.8709" calcext:value-type="float">
            <text:p>12609.87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3</text:p>
          </table:table-cell>
          <table:table-cell office:value-type="float" office:value="287.1978" calcext:value-type="float">
            <text:p>287.1978</text:p>
          </table:table-cell>
          <table:table-cell office:value-type="float" office:value="0.0334" calcext:value-type="float">
            <text:p>0.0334</text:p>
          </table:table-cell>
          <table:table-cell office:value-type="float" office:value="9.1317" calcext:value-type="float">
            <text:p>9.1317</text:p>
          </table:table-cell>
          <table:table-cell office:value-type="float" office:value="565.2639" calcext:value-type="float">
            <text:p>565.26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5</text:p>
          </table:table-cell>
          <table:table-cell office:value-type="float" office:value="390.2037" calcext:value-type="float">
            <text:p>390.2037</text:p>
          </table:table-cell>
          <table:table-cell office:value-type="float" office:value="0.001" calcext:value-type="float">
            <text:p>0.001</text:p>
          </table:table-cell>
          <table:table-cell office:value-type="float" office:value="112.1376" calcext:value-type="float">
            <text:p>112.1376</text:p>
          </table:table-cell>
          <table:table-cell office:value-type="float" office:value="668.2698" calcext:value-type="float">
            <text:p>668.26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6</text:p>
          </table:table-cell>
          <table:table-cell office:value-type="float" office:value="-425.1487" calcext:value-type="float">
            <text:p>-425.1487</text:p>
          </table:table-cell>
          <table:table-cell office:value-type="float" office:value="0.001" calcext:value-type="float">
            <text:p>0.001</text:p>
          </table:table-cell>
          <table:table-cell office:value-type="float" office:value="-703.2148" calcext:value-type="float">
            <text:p>-703.2148</text:p>
          </table:table-cell>
          <table:table-cell office:value-type="float" office:value="-147.0826" calcext:value-type="float">
            <text:p>-147.08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7</text:p>
          </table:table-cell>
          <table:table-cell office:value-type="float" office:value="4241.4871" calcext:value-type="float">
            <text:p>4241.4871</text:p>
          </table:table-cell>
          <table:table-cell office:value-type="float" office:value="0.001" calcext:value-type="float">
            <text:p>0.001</text:p>
          </table:table-cell>
          <table:table-cell office:value-type="float" office:value="3963.421" calcext:value-type="float">
            <text:p>3963.421</text:p>
          </table:table-cell>
          <table:table-cell office:value-type="float" office:value="4519.5532" calcext:value-type="float">
            <text:p>4519.55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8</text:p>
          </table:table-cell>
          <table:table-cell office:value-type="float" office:value="-737.9586" calcext:value-type="float">
            <text:p>-737.9586</text:p>
          </table:table-cell>
          <table:table-cell office:value-type="float" office:value="0.001" calcext:value-type="float">
            <text:p>0.001</text:p>
          </table:table-cell>
          <table:table-cell office:value-type="float" office:value="-1016.0247" calcext:value-type="float">
            <text:p>-1016.0247</text:p>
          </table:table-cell>
          <table:table-cell office:value-type="float" office:value="-459.8925" calcext:value-type="float">
            <text:p>-459.89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9</text:p>
          </table:table-cell>
          <table:table-cell office:value-type="float" office:value="-772.4922" calcext:value-type="float">
            <text:p>-772.4922</text:p>
          </table:table-cell>
          <table:table-cell office:value-type="float" office:value="0.001" calcext:value-type="float">
            <text:p>0.001</text:p>
          </table:table-cell>
          <table:table-cell office:value-type="float" office:value="-1050.5583" calcext:value-type="float">
            <text:p>-1050.5583</text:p>
          </table:table-cell>
          <table:table-cell office:value-type="float" office:value="-494.4261" calcext:value-type="float">
            <text:p>-494.42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24</text:p>
          </table:table-cell>
          <table:table-cell office:value-type="float" office:value="11816.7998" calcext:value-type="float">
            <text:p>11816.7998</text:p>
          </table:table-cell>
          <table:table-cell office:value-type="float" office:value="0.001" calcext:value-type="float">
            <text:p>0.001</text:p>
          </table:table-cell>
          <table:table-cell office:value-type="float" office:value="11538.7337" calcext:value-type="float">
            <text:p>11538.7337</text:p>
          </table:table-cell>
          <table:table-cell office:value-type="float" office:value="12094.8659" calcext:value-type="float">
            <text:p>12094.86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4</text:p>
          </table:table-cell>
          <table:table-cell office:value-type="float" office:value="-601.8184" calcext:value-type="float">
            <text:p>-601.8184</text:p>
          </table:table-cell>
          <table:table-cell office:value-type="float" office:value="0.001" calcext:value-type="float">
            <text:p>0.001</text:p>
          </table:table-cell>
          <table:table-cell office:value-type="float" office:value="-879.8845" calcext:value-type="float">
            <text:p>-879.8845</text:p>
          </table:table-cell>
          <table:table-cell office:value-type="float" office:value="-323.7523" calcext:value-type="float">
            <text:p>-323.75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6</text:p>
          </table:table-cell>
          <table:table-cell office:value-type="float" office:value="-940.1538" calcext:value-type="float">
            <text:p>-940.1538</text:p>
          </table:table-cell>
          <table:table-cell office:value-type="float" office:value="0.001" calcext:value-type="float">
            <text:p>0.001</text:p>
          </table:table-cell>
          <table:table-cell office:value-type="float" office:value="-1218.2199" calcext:value-type="float">
            <text:p>-1218.2199</text:p>
          </table:table-cell>
          <table:table-cell office:value-type="float" office:value="-662.0877" calcext:value-type="float">
            <text:p>-662.08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7</text:p>
          </table:table-cell>
          <table:table-cell office:value-type="float" office:value="3726.4821" calcext:value-type="float">
            <text:p>3726.4821</text:p>
          </table:table-cell>
          <table:table-cell office:value-type="float" office:value="0.001" calcext:value-type="float">
            <text:p>0.001</text:p>
          </table:table-cell>
          <table:table-cell office:value-type="float" office:value="3448.416" calcext:value-type="float">
            <text:p>3448.416</text:p>
          </table:table-cell>
          <table:table-cell office:value-type="float" office:value="4004.5482" calcext:value-type="float">
            <text:p>4004.54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8</text:p>
          </table:table-cell>
          <table:table-cell office:value-type="float" office:value="-1252.9637" calcext:value-type="float">
            <text:p>-1252.9637</text:p>
          </table:table-cell>
          <table:table-cell office:value-type="float" office:value="0.001" calcext:value-type="float">
            <text:p>0.001</text:p>
          </table:table-cell>
          <table:table-cell office:value-type="float" office:value="-1531.0298" calcext:value-type="float">
            <text:p>-1531.0298</text:p>
          </table:table-cell>
          <table:table-cell office:value-type="float" office:value="-974.8976" calcext:value-type="float">
            <text:p>-974.89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9</text:p>
          </table:table-cell>
          <table:table-cell office:value-type="float" office:value="-1287.4972" calcext:value-type="float">
            <text:p>-1287.4972</text:p>
          </table:table-cell>
          <table:table-cell office:value-type="float" office:value="0.001" calcext:value-type="float">
            <text:p>0.001</text:p>
          </table:table-cell>
          <table:table-cell office:value-type="float" office:value="-1565.5633" calcext:value-type="float">
            <text:p>-1565.5633</text:p>
          </table:table-cell>
          <table:table-cell office:value-type="float" office:value="-1009.4311" calcext:value-type="float">
            <text:p>-1009.43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3</text:p>
          </table:table-cell>
          <table:table-cell office:value-type="float" office:value="-12044.607" calcext:value-type="float">
            <text:p>-12044.607</text:p>
          </table:table-cell>
          <table:table-cell office:value-type="float" office:value="0.001" calcext:value-type="float">
            <text:p>0.001</text:p>
          </table:table-cell>
          <table:table-cell office:value-type="float" office:value="-12322.6731" calcext:value-type="float">
            <text:p>-12322.6731</text:p>
          </table:table-cell>
          <table:table-cell office:value-type="float" office:value="-11766.5409" calcext:value-type="float">
            <text:p>-11766.54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4</text:p>
          </table:table-cell>
          <table:table-cell office:value-type="float" office:value="-12418.6181" calcext:value-type="float">
            <text:p>-12418.6181</text:p>
          </table:table-cell>
          <table:table-cell office:value-type="float" office:value="0.001" calcext:value-type="float">
            <text:p>0.001</text:p>
          </table:table-cell>
          <table:table-cell office:value-type="float" office:value="-12696.6842" calcext:value-type="float">
            <text:p>-12696.6842</text:p>
          </table:table-cell>
          <table:table-cell office:value-type="float" office:value="-12140.552" calcext:value-type="float">
            <text:p>-12140.5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5</text:p>
          </table:table-cell>
          <table:table-cell office:value-type="float" office:value="-11941.6011" calcext:value-type="float">
            <text:p>-11941.6011</text:p>
          </table:table-cell>
          <table:table-cell office:value-type="float" office:value="0.001" calcext:value-type="float">
            <text:p>0.001</text:p>
          </table:table-cell>
          <table:table-cell office:value-type="float" office:value="-12219.6672" calcext:value-type="float">
            <text:p>-12219.6672</text:p>
          </table:table-cell>
          <table:table-cell office:value-type="float" office:value="-11663.535" calcext:value-type="float">
            <text:p>-11663.5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6</text:p>
          </table:table-cell>
          <table:table-cell office:value-type="float" office:value="-12756.9536" calcext:value-type="float">
            <text:p>-12756.9536</text:p>
          </table:table-cell>
          <table:table-cell office:value-type="float" office:value="0.001" calcext:value-type="float">
            <text:p>0.001</text:p>
          </table:table-cell>
          <table:table-cell office:value-type="float" office:value="-13035.0197" calcext:value-type="float">
            <text:p>-13035.0197</text:p>
          </table:table-cell>
          <table:table-cell office:value-type="float" office:value="-12478.8875" calcext:value-type="float">
            <text:p>-12478.88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7</text:p>
          </table:table-cell>
          <table:table-cell office:value-type="float" office:value="-8090.3177" calcext:value-type="float">
            <text:p>-8090.3177</text:p>
          </table:table-cell>
          <table:table-cell office:value-type="float" office:value="0.001" calcext:value-type="float">
            <text:p>0.001</text:p>
          </table:table-cell>
          <table:table-cell office:value-type="float" office:value="-8368.3838" calcext:value-type="float">
            <text:p>-8368.3838</text:p>
          </table:table-cell>
          <table:table-cell office:value-type="float" office:value="-7812.2516" calcext:value-type="float">
            <text:p>-7812.25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8</text:p>
          </table:table-cell>
          <table:table-cell office:value-type="float" office:value="-13069.7634" calcext:value-type="float">
            <text:p>-13069.763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347.8295" calcext:value-type="float">
            <text:p>-13347.8295</text:p>
          </table:table-cell>
          <table:table-cell office:value-type="float" office:value="-12791.6973" calcext:value-type="float">
            <text:p>-12791.69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9</text:p>
          </table:table-cell>
          <table:table-cell office:value-type="float" office:value="-13104.297" calcext:value-type="float">
            <text:p>-13104.297</text:p>
          </table:table-cell>
          <table:table-cell office:value-type="float" office:value="0.001" calcext:value-type="float">
            <text:p>0.001</text:p>
          </table:table-cell>
          <table:table-cell office:value-type="float" office:value="-13382.3631" calcext:value-type="float">
            <text:p>-13382.3631</text:p>
          </table:table-cell>
          <table:table-cell office:value-type="float" office:value="-12826.2309" calcext:value-type="float">
            <text:p>-12826.23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4</text:p>
          </table:table-cell>
          <table:table-cell office:value-type="float" office:value="-374.0112" calcext:value-type="float">
            <text:p>-374.0112</text:p>
          </table:table-cell>
          <table:table-cell office:value-type="float" office:value="0.001" calcext:value-type="float">
            <text:p>0.001</text:p>
          </table:table-cell>
          <table:table-cell office:value-type="float" office:value="-652.0773" calcext:value-type="float">
            <text:p>-652.0773</text:p>
          </table:table-cell>
          <table:table-cell office:value-type="float" office:value="-95.9451" calcext:value-type="float">
            <text:p>-95.94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6</text:p>
          </table:table-cell>
          <table:table-cell office:value-type="float" office:value="-712.3466" calcext:value-type="float">
            <text:p>-712.3466</text:p>
          </table:table-cell>
          <table:table-cell office:value-type="float" office:value="0.001" calcext:value-type="float">
            <text:p>0.001</text:p>
          </table:table-cell>
          <table:table-cell office:value-type="float" office:value="-990.4127" calcext:value-type="float">
            <text:p>-990.4127</text:p>
          </table:table-cell>
          <table:table-cell office:value-type="float" office:value="-434.2805" calcext:value-type="float">
            <text:p>-434.28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7</text:p>
          </table:table-cell>
          <table:table-cell office:value-type="float" office:value="3954.2893" calcext:value-type="float">
            <text:p>3954.2893</text:p>
          </table:table-cell>
          <table:table-cell office:value-type="float" office:value="0.001" calcext:value-type="float">
            <text:p>0.001</text:p>
          </table:table-cell>
          <table:table-cell office:value-type="float" office:value="3676.2232" calcext:value-type="float">
            <text:p>3676.2232</text:p>
          </table:table-cell>
          <table:table-cell office:value-type="float" office:value="4232.3554" calcext:value-type="float">
            <text:p>4232.355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8</text:p>
          </table:table-cell>
          <table:table-cell office:value-type="float" office:value="-1025.1564" calcext:value-type="float">
            <text:p>-1025.1564</text:p>
          </table:table-cell>
          <table:table-cell office:value-type="float" office:value="0.001" calcext:value-type="float">
            <text:p>0.001</text:p>
          </table:table-cell>
          <table:table-cell office:value-type="float" office:value="-1303.2225" calcext:value-type="float">
            <text:p>-1303.2225</text:p>
          </table:table-cell>
          <table:table-cell office:value-type="float" office:value="-747.0903" calcext:value-type="float">
            <text:p>-747.09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9</text:p>
          </table:table-cell>
          <table:table-cell office:value-type="float" office:value="-1059.69" calcext:value-type="float">
            <text:p>-1059.69</text:p>
          </table:table-cell>
          <table:table-cell office:value-type="float" office:value="0.001" calcext:value-type="float">
            <text:p>0.001</text:p>
          </table:table-cell>
          <table:table-cell office:value-type="float" office:value="-1337.7561" calcext:value-type="float">
            <text:p>-1337.7561</text:p>
          </table:table-cell>
          <table:table-cell office:value-type="float" office:value="-781.6239" calcext:value-type="float">
            <text:p>-781.62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5</text:p>
          </table:table-cell>
          <table:table-cell office:value-type="float" office:value="477.017" calcext:value-type="float">
            <text:p>477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198.9509" calcext:value-type="float">
            <text:p>198.9509</text:p>
          </table:table-cell>
          <table:table-cell office:value-type="float" office:value="755.0831" calcext:value-type="float">
            <text:p>755.08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6</text:p>
          </table:table-cell>
          <table:table-cell office:value-type="float" office:value="-338.3354" calcext:value-type="float">
            <text:p>-338.33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616.4015" calcext:value-type="float">
            <text:p>-616.4015</text:p>
          </table:table-cell>
          <table:table-cell office:value-type="float" office:value="-60.2693" calcext:value-type="float">
            <text:p>-60.26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7</text:p>
          </table:table-cell>
          <table:table-cell office:value-type="float" office:value="4328.3005" calcext:value-type="float">
            <text:p>4328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4050.2344" calcext:value-type="float">
            <text:p>4050.2344</text:p>
          </table:table-cell>
          <table:table-cell office:value-type="float" office:value="4606.3666" calcext:value-type="float">
            <text:p>4606.36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float" office:value="-651.1453" calcext:value-type="float">
            <text:p>-651.1453</text:p>
          </table:table-cell>
          <table:table-cell office:value-type="float" office:value="0.001" calcext:value-type="float">
            <text:p>0.001</text:p>
          </table:table-cell>
          <table:table-cell office:value-type="float" office:value="-929.2114" calcext:value-type="float">
            <text:p>-929.2114</text:p>
          </table:table-cell>
          <table:table-cell office:value-type="float" office:value="-373.0792" calcext:value-type="float">
            <text:p>-373.07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9</text:p>
          </table:table-cell>
          <table:table-cell office:value-type="float" office:value="-685.6789" calcext:value-type="float">
            <text:p>-685.6789</text:p>
          </table:table-cell>
          <table:table-cell office:value-type="float" office:value="0.001" calcext:value-type="float">
            <text:p>0.001</text:p>
          </table:table-cell>
          <table:table-cell office:value-type="float" office:value="-963.745" calcext:value-type="float">
            <text:p>-963.745</text:p>
          </table:table-cell>
          <table:table-cell office:value-type="float" office:value="-407.6128" calcext:value-type="float">
            <text:p>-407.61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6</text:p>
          </table:table-cell>
          <table:table-cell office:value-type="float" office:value="-815.3524" calcext:value-type="float">
            <text:p>-815.3524</text:p>
          </table:table-cell>
          <table:table-cell office:value-type="float" office:value="0.001" calcext:value-type="float">
            <text:p>0.001</text:p>
          </table:table-cell>
          <table:table-cell office:value-type="float" office:value="-1093.4185" calcext:value-type="float">
            <text:p>-1093.4185</text:p>
          </table:table-cell>
          <table:table-cell office:value-type="float" office:value="-537.2863" calcext:value-type="float">
            <text:p>-537.28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7</text:p>
          </table:table-cell>
          <table:table-cell office:value-type="float" office:value="3851.2835" calcext:value-type="float">
            <text:p>3851.2835</text:p>
          </table:table-cell>
          <table:table-cell office:value-type="float" office:value="0.001" calcext:value-type="float">
            <text:p>0.001</text:p>
          </table:table-cell>
          <table:table-cell office:value-type="float" office:value="3573.2174" calcext:value-type="float">
            <text:p>3573.2174</text:p>
          </table:table-cell>
          <table:table-cell office:value-type="float" office:value="4129.3496" calcext:value-type="float">
            <text:p>4129.349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8</text:p>
          </table:table-cell>
          <table:table-cell office:value-type="float" office:value="-1128.1623" calcext:value-type="float">
            <text:p>-1128.1623</text:p>
          </table:table-cell>
          <table:table-cell office:value-type="float" office:value="0.001" calcext:value-type="float">
            <text:p>0.001</text:p>
          </table:table-cell>
          <table:table-cell office:value-type="float" office:value="-1406.2284" calcext:value-type="float">
            <text:p>-1406.2284</text:p>
          </table:table-cell>
          <table:table-cell office:value-type="float" office:value="-850.0962" calcext:value-type="float">
            <text:p>-850.09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9</text:p>
          </table:table-cell>
          <table:table-cell office:value-type="float" office:value="-1162.6959" calcext:value-type="float">
            <text:p>-1162.6959</text:p>
          </table:table-cell>
          <table:table-cell office:value-type="float" office:value="0.001" calcext:value-type="float">
            <text:p>0.001</text:p>
          </table:table-cell>
          <table:table-cell office:value-type="float" office:value="-1440.762" calcext:value-type="float">
            <text:p>-1440.762</text:p>
          </table:table-cell>
          <table:table-cell office:value-type="float" office:value="-884.6298" calcext:value-type="float">
            <text:p>-884.62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7</text:p>
          </table:table-cell>
          <table:table-cell office:value-type="float" office:value="4666.6359" calcext:value-type="float">
            <text:p>4666.6359</text:p>
          </table:table-cell>
          <table:table-cell office:value-type="float" office:value="0.001" calcext:value-type="float">
            <text:p>0.001</text:p>
          </table:table-cell>
          <table:table-cell office:value-type="float" office:value="4388.5698" calcext:value-type="float">
            <text:p>4388.5698</text:p>
          </table:table-cell>
          <table:table-cell office:value-type="float" office:value="4944.702" calcext:value-type="float">
            <text:p>4944.7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8</text:p>
          </table:table-cell>
          <table:table-cell office:value-type="float" office:value="-312.8099" calcext:value-type="float">
            <text:p>-312.8099</text:p>
          </table:table-cell>
          <table:table-cell office:value-type="float" office:value="0.0096" calcext:value-type="float">
            <text:p>0.0096</text:p>
          </table:table-cell>
          <table:table-cell office:value-type="float" office:value="-590.876" calcext:value-type="float">
            <text:p>-590.876</text:p>
          </table:table-cell>
          <table:table-cell office:value-type="float" office:value="-34.7438" calcext:value-type="float">
            <text:p>-34.74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9</text:p>
          </table:table-cell>
          <table:table-cell office:value-type="float" office:value="-347.3435" calcext:value-type="float">
            <text:p>-347.3435</text:p>
          </table:table-cell>
          <table:table-cell office:value-type="float" office:value="0.0014" calcext:value-type="float">
            <text:p>0.0014</text:p>
          </table:table-cell>
          <table:table-cell office:value-type="float" office:value="-625.4095" calcext:value-type="float">
            <text:p>-625.4095</text:p>
          </table:table-cell>
          <table:table-cell office:value-type="float" office:value="-69.2774" calcext:value-type="float">
            <text:p>-69.27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8</text:p>
          </table:table-cell>
          <table:table-cell office:value-type="float" office:value="-4979.4457" calcext:value-type="float">
            <text:p>-4979.4457</text:p>
          </table:table-cell>
          <table:table-cell office:value-type="float" office:value="0.001" calcext:value-type="float">
            <text:p>0.001</text:p>
          </table:table-cell>
          <table:table-cell office:value-type="float" office:value="-5257.5118" calcext:value-type="float">
            <text:p>-5257.5118</text:p>
          </table:table-cell>
          <table:table-cell office:value-type="float" office:value="-4701.3797" calcext:value-type="float">
            <text:p>-4701.37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9</text:p>
          </table:table-cell>
          <table:table-cell office:value-type="float" office:value="-5013.9793" calcext:value-type="float">
            <text:p>-5013.9793</text:p>
          </table:table-cell>
          <table:table-cell office:value-type="float" office:value="0.001" calcext:value-type="float">
            <text:p>0.001</text:p>
          </table:table-cell>
          <table:table-cell office:value-type="float" office:value="-5292.0454" calcext:value-type="float">
            <text:p>-5292.0454</text:p>
          </table:table-cell>
          <table:table-cell office:value-type="float" office:value="-4735.9132" calcext:value-type="float">
            <text:p>-4735.91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9</text:p>
          </table:table-cell>
          <table:table-cell office:value-type="float" office:value="-272.1921" calcext:value-type="float">
            <text:p>-272.1921</text:p>
          </table:table-cell>
          <table:table-cell office:value-type="float" office:value="0.0646" calcext:value-type="float">
            <text:p>0.0646</text:p>
          </table:table-cell>
          <table:table-cell office:value-type="float" office:value="-550.2582" calcext:value-type="float">
            <text:p>-550.2582</text:p>
          </table:table-cell>
          <table:table-cell office:value-type="float" office:value="5.874" calcext:value-type="float">
            <text:p>5.8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0</text:p>
          </table:table-cell>
          <table:table-cell office:value-type="float" office:value="165.3809" calcext:value-type="float">
            <text:p>165.3809</text:p>
          </table:table-cell>
          <table:table-cell office:value-type="float" office:value="0.8681" calcext:value-type="float">
            <text:p>0.8681</text:p>
          </table:table-cell>
          <table:table-cell office:value-type="float" office:value="-112.6852" calcext:value-type="float">
            <text:p>-112.6852</text:p>
          </table:table-cell>
          <table:table-cell office:value-type="float" office:value="443.447" calcext:value-type="float">
            <text:p>443.4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0.9" calcext:value-type="float">
            <text:p>0.9</text:p>
          </table:table-cell>
          <table:table-cell office:value-type="float" office:value="-225.7466" calcext:value-type="float">
            <text:p>-225.7466</text:p>
          </table:table-cell>
          <table:table-cell office:value-type="float" office:value="330.3856" calcext:value-type="float">
            <text:p>330.38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2</text:p>
          </table:table-cell>
          <table:table-cell office:value-type="float" office:value="-141.3617" calcext:value-type="float">
            <text:p>-141.3617</text:p>
          </table:table-cell>
          <table:table-cell office:value-type="float" office:value="0.9" calcext:value-type="float">
            <text:p>0.9</text:p>
          </table:table-cell>
          <table:table-cell office:value-type="float" office:value="-419.4278" calcext:value-type="float">
            <text:p>-419.4278</text:p>
          </table:table-cell>
          <table:table-cell office:value-type="float" office:value="136.7044" calcext:value-type="float">
            <text:p>136.70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3</text:p>
          </table:table-cell>
          <table:table-cell office:value-type="float" office:value="145.8361" calcext:value-type="float">
            <text:p>145.8361</text:p>
          </table:table-cell>
          <table:table-cell office:value-type="float" office:value="0.9" calcext:value-type="float">
            <text:p>0.9</text:p>
          </table:table-cell>
          <table:table-cell office:value-type="float" office:value="-132.23" calcext:value-type="float">
            <text:p>-132.23</text:p>
          </table:table-cell>
          <table:table-cell office:value-type="float" office:value="423.9022" calcext:value-type="float">
            <text:p>423.9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4</text:p>
          </table:table-cell>
          <table:table-cell office:value-type="float" office:value="-228.175" calcext:value-type="float">
            <text:p>-228.175</text:p>
          </table:table-cell>
          <table:table-cell office:value-type="float" office:value="0.3018" calcext:value-type="float">
            <text:p>0.3018</text:p>
          </table:table-cell>
          <table:table-cell office:value-type="float" office:value="-506.2411" calcext:value-type="float">
            <text:p>-506.2411</text:p>
          </table:table-cell>
          <table:table-cell office:value-type="float" office:value="49.8911" calcext:value-type="float">
            <text:p>49.89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5</text:p>
          </table:table-cell>
          <table:table-cell office:value-type="float" office:value="248.842" calcext:value-type="float">
            <text:p>248.842</text:p>
          </table:table-cell>
          <table:table-cell office:value-type="float" office:value="0.1571" calcext:value-type="float">
            <text:p>0.1571</text:p>
          </table:table-cell>
          <table:table-cell office:value-type="float" office:value="-29.2241" calcext:value-type="float">
            <text:p>-29.2241</text:p>
          </table:table-cell>
          <table:table-cell office:value-type="float" office:value="526.9081" calcext:value-type="float">
            <text:p>526.908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3</text:p>
          </table:table-cell>
          <table:table-cell office:value-type="float" office:value="178.3635" calcext:value-type="float">
            <text:p>178.3635</text:p>
          </table:table-cell>
          <table:table-cell office:value-type="float" office:value="0.7548" calcext:value-type="float">
            <text:p>0.7548</text:p>
          </table:table-cell>
          <table:table-cell office:value-type="float" office:value="-99.7026" calcext:value-type="float">
            <text:p>-99.7026</text:p>
          </table:table-cell>
          <table:table-cell office:value-type="float" office:value="456.4296" calcext:value-type="float">
            <text:p>456.42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9</text:p>
          </table:table-cell>
          <table:table-cell office:value-type="float" office:value="189.9204" calcext:value-type="float">
            <text:p>189.9204</text:p>
          </table:table-cell>
          <table:table-cell office:value-type="float" office:value="0.6539" calcext:value-type="float">
            <text:p>0.6539</text:p>
          </table:table-cell>
          <table:table-cell office:value-type="float" office:value="-88.1457" calcext:value-type="float">
            <text:p>-88.1457</text:p>
          </table:table-cell>
          <table:table-cell office:value-type="float" office:value="467.9865" calcext:value-type="float">
            <text:p>467.98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4</text:p>
          </table:table-cell>
          <table:table-cell office:value-type="float" office:value="233.9375" calcext:value-type="float">
            <text:p>233.9375</text:p>
          </table:table-cell>
          <table:table-cell office:value-type="float" office:value="0.2548" calcext:value-type="float">
            <text:p>0.2548</text:p>
          </table:table-cell>
          <table:table-cell office:value-type="float" office:value="-44.1286" calcext:value-type="float">
            <text:p>-44.1286</text:p>
          </table:table-cell>
          <table:table-cell office:value-type="float" office:value="512.0036" calcext:value-type="float">
            <text:p>512.00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6</text:p>
          </table:table-cell>
          <table:table-cell office:value-type="float" office:value="-104.3979" calcext:value-type="float">
            <text:p>-104.3979</text:p>
          </table:table-cell>
          <table:table-cell office:value-type="float" office:value="0.9" calcext:value-type="float">
            <text:p>0.9</text:p>
          </table:table-cell>
          <table:table-cell office:value-type="float" office:value="-382.464" calcext:value-type="float">
            <text:p>-382.464</text:p>
          </table:table-cell>
          <table:table-cell office:value-type="float" office:value="173.6682" calcext:value-type="float">
            <text:p>173.66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7</text:p>
          </table:table-cell>
          <table:table-cell office:value-type="float" office:value="-89.3435" calcext:value-type="float">
            <text:p>-89.3435</text:p>
          </table:table-cell>
          <table:table-cell office:value-type="float" office:value="0.9" calcext:value-type="float">
            <text:p>0.9</text:p>
          </table:table-cell>
          <table:table-cell office:value-type="float" office:value="-367.4096" calcext:value-type="float">
            <text:p>-367.4096</text:p>
          </table:table-cell>
          <table:table-cell office:value-type="float" office:value="188.7226" calcext:value-type="float">
            <text:p>188.72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6</text:p>
          </table:table-cell>
          <table:table-cell office:value-type="float" office:value="-69.5228" calcext:value-type="float">
            <text:p>-69.5228</text:p>
          </table:table-cell>
          <table:table-cell office:value-type="float" office:value="0.9" calcext:value-type="float">
            <text:p>0.9</text:p>
          </table:table-cell>
          <table:table-cell office:value-type="float" office:value="-347.5889" calcext:value-type="float">
            <text:p>-347.5889</text:p>
          </table:table-cell>
          <table:table-cell office:value-type="float" office:value="208.5433" calcext:value-type="float">
            <text:p>208.54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7</text:p>
          </table:table-cell>
          <table:table-cell office:value-type="float" office:value="-213.0301" calcext:value-type="float">
            <text:p>-213.0301</text:p>
          </table:table-cell>
          <table:table-cell office:value-type="float" office:value="0.4489" calcext:value-type="float">
            <text:p>0.4489</text:p>
          </table:table-cell>
          <table:table-cell office:value-type="float" office:value="-491.0962" calcext:value-type="float">
            <text:p>-491.0962</text:p>
          </table:table-cell>
          <table:table-cell office:value-type="float" office:value="65.036" calcext:value-type="float">
            <text:p>65.0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8</text:p>
          </table:table-cell>
          <table:table-cell office:value-type="float" office:value="-229.6931" calcext:value-type="float">
            <text:p>-229.6931</text:p>
          </table:table-cell>
          <table:table-cell office:value-type="float" office:value="0.2891" calcext:value-type="float">
            <text:p>0.2891</text:p>
          </table:table-cell>
          <table:table-cell office:value-type="float" office:value="-507.7592" calcext:value-type="float">
            <text:p>-507.7592</text:p>
          </table:table-cell>
          <table:table-cell office:value-type="float" office:value="48.373" calcext:value-type="float">
            <text:p>48.3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8</text:p>
          </table:table-cell>
          <table:table-cell office:value-type="float" office:value="-16.663" calcext:value-type="float">
            <text:p>-16.663</text:p>
          </table:table-cell>
          <table:table-cell office:value-type="float" office:value="0.9" calcext:value-type="float">
            <text:p>0.9</text:p>
          </table:table-cell>
          <table:table-cell office:value-type="float" office:value="-294.7291" calcext:value-type="float">
            <text:p>-294.7291</text:p>
          </table:table-cell>
          <table:table-cell office:value-type="float" office:value="261.4031" calcext:value-type="float">
            <text:p>261.40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2</text:p>
          </table:table-cell>
          <table:table-cell office:value-type="float" office:value="130.8304" calcext:value-type="float">
            <text:p>130.8304</text:p>
          </table:table-cell>
          <table:table-cell office:value-type="float" office:value="0.9" calcext:value-type="float">
            <text:p>0.9</text:p>
          </table:table-cell>
          <table:table-cell office:value-type="float" office:value="-147.2357" calcext:value-type="float">
            <text:p>-147.2357</text:p>
          </table:table-cell>
          <table:table-cell office:value-type="float" office:value="408.8965" calcext:value-type="float">
            <text:p>408.89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4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0.9" calcext:value-type="float">
            <text:p>0.9</text:p>
          </table:table-cell>
          <table:table-cell office:value-type="float" office:value="-234.049" calcext:value-type="float">
            <text:p>-234.049</text:p>
          </table:table-cell>
          <table:table-cell office:value-type="float" office:value="322.0832" calcext:value-type="float">
            <text:p>322.08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1</text:p>
          </table:table-cell>
          <table:table-cell office:value-type="float" office:value="-113.0614" calcext:value-type="float">
            <text:p>-113.0614</text:p>
          </table:table-cell>
          <table:table-cell office:value-type="float" office:value="0.9" calcext:value-type="float">
            <text:p>0.9</text:p>
          </table:table-cell>
          <table:table-cell office:value-type="float" office:value="-391.1275" calcext:value-type="float">
            <text:p>-391.1275</text:p>
          </table:table-cell>
          <table:table-cell office:value-type="float" office:value="165.0047" calcext:value-type="float">
            <text:p>165.00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3</text:p>
          </table:table-cell>
          <table:table-cell office:value-type="float" office:value="208.2624" calcext:value-type="float">
            <text:p>208.2624</text:p>
          </table:table-cell>
          <table:table-cell office:value-type="float" office:value="0.4937" calcext:value-type="float">
            <text:p>0.4937</text:p>
          </table:table-cell>
          <table:table-cell office:value-type="float" office:value="-69.8037" calcext:value-type="float">
            <text:p>-69.8037</text:p>
          </table:table-cell>
          <table:table-cell office:value-type="float" office:value="486.3285" calcext:value-type="float">
            <text:p>486.32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3</text:p>
          </table:table-cell>
          <table:table-cell office:value-type="float" office:value="-19.5448" calcext:value-type="float">
            <text:p>-19.5448</text:p>
          </table:table-cell>
          <table:table-cell office:value-type="float" office:value="0.9" calcext:value-type="float">
            <text:p>0.9</text:p>
          </table:table-cell>
          <table:table-cell office:value-type="float" office:value="-297.6109" calcext:value-type="float">
            <text:p>-297.6109</text:p>
          </table:table-cell>
          <table:table-cell office:value-type="float" office:value="258.5213" calcext:value-type="float">
            <text:p>258.52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5</text:p>
          </table:table-cell>
          <table:table-cell office:value-type="float" office:value="83.4611" calcext:value-type="float">
            <text:p>83.4611</text:p>
          </table:table-cell>
          <table:table-cell office:value-type="float" office:value="0.9" calcext:value-type="float">
            <text:p>0.9</text:p>
          </table:table-cell>
          <table:table-cell office:value-type="float" office:value="-194.605" calcext:value-type="float">
            <text:p>-194.605</text:p>
          </table:table-cell>
          <table:table-cell office:value-type="float" office:value="361.5272" calcext:value-type="float">
            <text:p>361.52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2</text:p>
          </table:table-cell>
          <table:table-cell office:value-type="float" office:value="-193.6812" calcext:value-type="float">
            <text:p>-193.6812</text:p>
          </table:table-cell>
          <table:table-cell office:value-type="float" office:value="0.6211" calcext:value-type="float">
            <text:p>0.6211</text:p>
          </table:table-cell>
          <table:table-cell office:value-type="float" office:value="-471.7473" calcext:value-type="float">
            <text:p>-471.7473</text:p>
          </table:table-cell>
          <table:table-cell office:value-type="float" office:value="84.3849" calcext:value-type="float">
            <text:p>84.38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3</text:p>
          </table:table-cell>
          <table:table-cell office:value-type="float" office:value="93.5167" calcext:value-type="float">
            <text:p>93.5167</text:p>
          </table:table-cell>
          <table:table-cell office:value-type="float" office:value="0.9" calcext:value-type="float">
            <text:p>0.9</text:p>
          </table:table-cell>
          <table:table-cell office:value-type="float" office:value="-184.5494" calcext:value-type="float">
            <text:p>-184.5494</text:p>
          </table:table-cell>
          <table:table-cell office:value-type="float" office:value="371.5828" calcext:value-type="float">
            <text:p>371.58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5</text:p>
          </table:table-cell>
          <table:table-cell office:value-type="float" office:value="196.5225" calcext:value-type="float">
            <text:p>196.5225</text:p>
          </table:table-cell>
          <table:table-cell office:value-type="float" office:value="0.5963" calcext:value-type="float">
            <text:p>0.5963</text:p>
          </table:table-cell>
          <table:table-cell office:value-type="float" office:value="-81.5436" calcext:value-type="float">
            <text:p>-81.5436</text:p>
          </table:table-cell>
          <table:table-cell office:value-type="float" office:value="474.5886" calcext:value-type="float">
            <text:p>474.58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4</text:p>
          </table:table-cell>
          <table:table-cell office:value-type="float" office:value="-86.8133" calcext:value-type="float">
            <text:p>-86.8133</text:p>
          </table:table-cell>
          <table:table-cell office:value-type="float" office:value="0.9" calcext:value-type="float">
            <text:p>0.9</text:p>
          </table:table-cell>
          <table:table-cell office:value-type="float" office:value="-364.8794" calcext:value-type="float">
            <text:p>-364.8794</text:p>
          </table:table-cell>
          <table:table-cell office:value-type="float" office:value="191.2528" calcext:value-type="float">
            <text:p>191.25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3</text:p>
          </table:table-cell>
          <table:table-cell office:value-type="float" office:value="-227.8072" calcext:value-type="float">
            <text:p>-227.8072</text:p>
          </table:table-cell>
          <table:table-cell office:value-type="float" office:value="0.3049" calcext:value-type="float">
            <text:p>0.3049</text:p>
          </table:table-cell>
          <table:table-cell office:value-type="float" office:value="-505.8733" calcext:value-type="float">
            <text:p>-505.8733</text:p>
          </table:table-cell>
          <table:table-cell office:value-type="float" office:value="50.2589" calcext:value-type="float">
            <text:p>50.25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5</text:p>
          </table:table-cell>
          <table:table-cell office:value-type="float" office:value="-124.8014" calcext:value-type="float">
            <text:p>-124.8014</text:p>
          </table:table-cell>
          <table:table-cell office:value-type="float" office:value="0.9" calcext:value-type="float">
            <text:p>0.9</text:p>
          </table:table-cell>
          <table:table-cell office:value-type="float" office:value="-402.8675" calcext:value-type="float">
            <text:p>-402.8675</text:p>
          </table:table-cell>
          <table:table-cell office:value-type="float" office:value="153.2647" calcext:value-type="float">
            <text:p>153.26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5</text:p>
          </table:table-cell>
          <table:table-cell office:value-type="float" office:value="103.0058" calcext:value-type="float">
            <text:p>103.0058</text:p>
          </table:table-cell>
          <table:table-cell office:value-type="float" office:value="0.9" calcext:value-type="float">
            <text:p>0.9</text:p>
          </table:table-cell>
          <table:table-cell office:value-type="float" office:value="-175.0603" calcext:value-type="float">
            <text:p>-175.0603</text:p>
          </table:table-cell>
          <table:table-cell office:value-type="float" office:value="381.0719" calcext:value-type="float">
            <text:p>381.07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8</text:p>
          </table:table-cell>
          <table:table-cell office:value-type="string" calcext:value-type="string">
            <text:p>exp9</text:p>
          </table:table-cell>
          <table:table-cell office:value-type="float" office:value="-34.5336" calcext:value-type="float">
            <text:p>-34.5336</text:p>
          </table:table-cell>
          <table:table-cell office:value-type="float" office:value="0.9" calcext:value-type="float">
            <text:p>0.9</text:p>
          </table:table-cell>
          <table:table-cell office:value-type="float" office:value="-312.5997" calcext:value-type="float">
            <text:p>-312.5997</text:p>
          </table:table-cell>
          <table:table-cell office:value-type="float" office:value="243.5325" calcext:value-type="float">
            <text:p>243.5325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error" table:style-name="ta1">
        <table:table-column table:style-name="co6" table:number-columns-repeated="7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0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9" calcext:value-type="float">
            <text:p>0.9</text:p>
          </table:table-cell>
          <table:table-cell office:value-type="float" office:value="-0.7899" calcext:value-type="float">
            <text:p>-0.7899</text:p>
          </table:table-cell>
          <table:table-cell office:value-type="float" office:value="0.7886" calcext:value-type="float">
            <text:p>0.78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1</text:p>
          </table:table-cell>
          <table:table-cell office:value-type="float" office:value="-0.0978" calcext:value-type="float">
            <text:p>-0.0978</text:p>
          </table:table-cell>
          <table:table-cell office:value-type="float" office:value="0.9" calcext:value-type="float">
            <text:p>0.9</text:p>
          </table:table-cell>
          <table:table-cell office:value-type="float" office:value="-0.8871" calcext:value-type="float">
            <text:p>-0.8871</text:p>
          </table:table-cell>
          <table:table-cell office:value-type="float" office:value="0.6915" calcext:value-type="float">
            <text:p>0.69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9" calcext:value-type="float">
            <text:p>0.9</text:p>
          </table:table-cell>
          <table:table-cell office:value-type="float" office:value="-0.518" calcext:value-type="float">
            <text:p>-0.518</text:p>
          </table:table-cell>
          <table:table-cell office:value-type="float" office:value="1.0605" calcext:value-type="float">
            <text:p>1.06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3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0.9" calcext:value-type="float">
            <text:p>0.9</text:p>
          </table:table-cell>
          <table:table-cell office:value-type="float" office:value="-0.7986" calcext:value-type="float">
            <text:p>-0.7986</text:p>
          </table:table-cell>
          <table:table-cell office:value-type="float" office:value="0.7799" calcext:value-type="float">
            <text:p>0.77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4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9" calcext:value-type="float">
            <text:p>0.9</text:p>
          </table:table-cell>
          <table:table-cell office:value-type="float" office:value="-0.7942" calcext:value-type="float">
            <text:p>-0.7942</text:p>
          </table:table-cell>
          <table:table-cell office:value-type="float" office:value="0.7844" calcext:value-type="float">
            <text:p>0.78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5</text:p>
          </table:table-cell>
          <table:table-cell office:value-type="float" office:value="-0.0674" calcext:value-type="float">
            <text:p>-0.0674</text:p>
          </table:table-cell>
          <table:table-cell office:value-type="float" office:value="0.9" calcext:value-type="float">
            <text:p>0.9</text:p>
          </table:table-cell>
          <table:table-cell office:value-type="float" office:value="-0.8567" calcext:value-type="float">
            <text:p>-0.8567</text:p>
          </table:table-cell>
          <table:table-cell office:value-type="float" office:value="0.7218" calcext:value-type="float">
            <text:p>0.72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9" calcext:value-type="float">
            <text:p>0.9</text:p>
          </table:table-cell>
          <table:table-cell office:value-type="float" office:value="-0.808" calcext:value-type="float">
            <text:p>-0.808</text:p>
          </table:table-cell>
          <table:table-cell office:value-type="float" office:value="0.7706" calcext:value-type="float">
            <text:p>0.77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7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0.9" calcext:value-type="float">
            <text:p>0.9</text:p>
          </table:table-cell>
          <table:table-cell office:value-type="float" office:value="-0.8155" calcext:value-type="float">
            <text:p>-0.8155</text:p>
          </table:table-cell>
          <table:table-cell office:value-type="float" office:value="0.763" calcext:value-type="float">
            <text:p>0.76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8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9" calcext:value-type="float">
            <text:p>0.9</text:p>
          </table:table-cell>
          <table:table-cell office:value-type="float" office:value="-0.6788" calcext:value-type="float">
            <text:p>-0.6788</text:p>
          </table:table-cell>
          <table:table-cell office:value-type="float" office:value="0.8998" calcext:value-type="float">
            <text:p>0.89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19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9" calcext:value-type="float">
            <text:p>0.9</text:p>
          </table:table-cell>
          <table:table-cell office:value-type="float" office:value="-0.6163" calcext:value-type="float">
            <text:p>-0.6163</text:p>
          </table:table-cell>
          <table:table-cell office:value-type="float" office:value="0.9622" calcext:value-type="float">
            <text:p>0.96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</text:p>
          </table:table-cell>
          <table:table-cell office:value-type="float" office:value="-0.0949" calcext:value-type="float">
            <text:p>-0.0949</text:p>
          </table:table-cell>
          <table:table-cell office:value-type="float" office:value="0.9" calcext:value-type="float">
            <text:p>0.9</text:p>
          </table:table-cell>
          <table:table-cell office:value-type="float" office:value="-0.8841" calcext:value-type="float">
            <text:p>-0.8841</text:p>
          </table:table-cell>
          <table:table-cell office:value-type="float" office:value="0.6944" calcext:value-type="float">
            <text:p>0.69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0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" calcext:value-type="float">
            <text:p>0.9</text:p>
          </table:table-cell>
          <table:table-cell office:value-type="float" office:value="-0.8562" calcext:value-type="float">
            <text:p>-0.8562</text:p>
          </table:table-cell>
          <table:table-cell office:value-type="float" office:value="0.7223" calcext:value-type="float">
            <text:p>0.72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" calcext:value-type="float">
            <text:p>0.9</text:p>
          </table:table-cell>
          <table:table-cell office:value-type="float" office:value="-0.8043" calcext:value-type="float">
            <text:p>-0.8043</text:p>
          </table:table-cell>
          <table:table-cell office:value-type="float" office:value="0.7742" calcext:value-type="float">
            <text:p>0.77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2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9" calcext:value-type="float">
            <text:p>0.9</text:p>
          </table:table-cell>
          <table:table-cell office:value-type="float" office:value="-0.6362" calcext:value-type="float">
            <text:p>-0.6362</text:p>
          </table:table-cell>
          <table:table-cell office:value-type="float" office:value="0.9423" calcext:value-type="float">
            <text:p>0.94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3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9" calcext:value-type="float">
            <text:p>0.9</text:p>
          </table:table-cell>
          <table:table-cell office:value-type="float" office:value="-0.8363" calcext:value-type="float">
            <text:p>-0.8363</text:p>
          </table:table-cell>
          <table:table-cell office:value-type="float" office:value="0.7422" calcext:value-type="float">
            <text:p>0.74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3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9" calcext:value-type="float">
            <text:p>0.9</text:p>
          </table:table-cell>
          <table:table-cell office:value-type="float" office:value="-0.7347" calcext:value-type="float">
            <text:p>-0.7347</text:p>
          </table:table-cell>
          <table:table-cell office:value-type="float" office:value="0.8438" calcext:value-type="float">
            <text:p>0.84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4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9" calcext:value-type="float">
            <text:p>0.9</text:p>
          </table:table-cell>
          <table:table-cell office:value-type="float" office:value="-0.5726" calcext:value-type="float">
            <text:p>-0.5726</text:p>
          </table:table-cell>
          <table:table-cell office:value-type="float" office:value="1.0059" calcext:value-type="float">
            <text:p>1.00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247" calcext:value-type="float">
            <text:p>0.6247</text:p>
          </table:table-cell>
          <table:table-cell office:value-type="float" office:value="-0.2407" calcext:value-type="float">
            <text:p>-0.2407</text:p>
          </table:table-cell>
          <table:table-cell office:value-type="float" office:value="1.3378" calcext:value-type="float">
            <text:p>1.33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9" calcext:value-type="float">
            <text:p>0.9</text:p>
          </table:table-cell>
          <table:table-cell office:value-type="float" office:value="-0.7594" calcext:value-type="float">
            <text:p>-0.7594</text:p>
          </table:table-cell>
          <table:table-cell office:value-type="float" office:value="0.8191" calcext:value-type="float">
            <text:p>0.81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1</text:p>
          </table:table-cell>
          <table:table-cell office:value-type="float" office:value="-0.0972" calcext:value-type="float">
            <text:p>-0.0972</text:p>
          </table:table-cell>
          <table:table-cell office:value-type="float" office:value="0.9" calcext:value-type="float">
            <text:p>0.9</text:p>
          </table:table-cell>
          <table:table-cell office:value-type="float" office:value="-0.8865" calcext:value-type="float">
            <text:p>-0.8865</text:p>
          </table:table-cell>
          <table:table-cell office:value-type="float" office:value="0.6921" calcext:value-type="float">
            <text:p>0.69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2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9" calcext:value-type="float">
            <text:p>0.9</text:p>
          </table:table-cell>
          <table:table-cell office:value-type="float" office:value="-0.5174" calcext:value-type="float">
            <text:p>-0.5174</text:p>
          </table:table-cell>
          <table:table-cell office:value-type="float" office:value="1.0611" calcext:value-type="float">
            <text:p>1.06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3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9" calcext:value-type="float">
            <text:p>0.9</text:p>
          </table:table-cell>
          <table:table-cell office:value-type="float" office:value="-0.798" calcext:value-type="float">
            <text:p>-0.798</text:p>
          </table:table-cell>
          <table:table-cell office:value-type="float" office:value="0.7805" calcext:value-type="float">
            <text:p>0.78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4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" calcext:value-type="float">
            <text:p>0.9</text:p>
          </table:table-cell>
          <table:table-cell office:value-type="float" office:value="-0.7935" calcext:value-type="float">
            <text:p>-0.7935</text:p>
          </table:table-cell>
          <table:table-cell office:value-type="float" office:value="0.785" calcext:value-type="float">
            <text:p>0.7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5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0.9" calcext:value-type="float">
            <text:p>0.9</text:p>
          </table:table-cell>
          <table:table-cell office:value-type="float" office:value="-0.8561" calcext:value-type="float">
            <text:p>-0.8561</text:p>
          </table:table-cell>
          <table:table-cell office:value-type="float" office:value="0.7225" calcext:value-type="float">
            <text:p>0.72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6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" calcext:value-type="float">
            <text:p>0.9</text:p>
          </table:table-cell>
          <table:table-cell office:value-type="float" office:value="-0.8073" calcext:value-type="float">
            <text:p>-0.8073</text:p>
          </table:table-cell>
          <table:table-cell office:value-type="float" office:value="0.7712" calcext:value-type="float">
            <text:p>0.77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" calcext:value-type="float">
            <text:p>0.9</text:p>
          </table:table-cell>
          <table:table-cell office:value-type="float" office:value="-0.8149" calcext:value-type="float">
            <text:p>-0.8149</text:p>
          </table:table-cell>
          <table:table-cell office:value-type="float" office:value="0.7637" calcext:value-type="float">
            <text:p>0.76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9" calcext:value-type="float">
            <text:p>0.9</text:p>
          </table:table-cell>
          <table:table-cell office:value-type="float" office:value="-0.6781" calcext:value-type="float">
            <text:p>-0.6781</text:p>
          </table:table-cell>
          <table:table-cell office:value-type="float" office:value="0.9004" calcext:value-type="float">
            <text:p>0.9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1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9" calcext:value-type="float">
            <text:p>0.9</text:p>
          </table:table-cell>
          <table:table-cell office:value-type="float" office:value="-0.6157" calcext:value-type="float">
            <text:p>-0.6157</text:p>
          </table:table-cell>
          <table:table-cell office:value-type="float" office:value="0.9628" calcext:value-type="float">
            <text:p>0.96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</text:p>
          </table:table-cell>
          <table:table-cell office:value-type="float" office:value="-0.0942" calcext:value-type="float">
            <text:p>-0.0942</text:p>
          </table:table-cell>
          <table:table-cell office:value-type="float" office:value="0.9" calcext:value-type="float">
            <text:p>0.9</text:p>
          </table:table-cell>
          <table:table-cell office:value-type="float" office:value="-0.8835" calcext:value-type="float">
            <text:p>-0.8835</text:p>
          </table:table-cell>
          <table:table-cell office:value-type="float" office:value="0.695" calcext:value-type="float">
            <text:p>0.6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0</text:p>
          </table:table-cell>
          <table:table-cell office:value-type="float" office:value="-0.0664" calcext:value-type="float">
            <text:p>-0.0664</text:p>
          </table:table-cell>
          <table:table-cell office:value-type="float" office:value="0.9" calcext:value-type="float">
            <text:p>0.9</text:p>
          </table:table-cell>
          <table:table-cell office:value-type="float" office:value="-0.8556" calcext:value-type="float">
            <text:p>-0.8556</text:p>
          </table:table-cell>
          <table:table-cell office:value-type="float" office:value="0.7229" calcext:value-type="float">
            <text:p>0.72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9" calcext:value-type="float">
            <text:p>0.9</text:p>
          </table:table-cell>
          <table:table-cell office:value-type="float" office:value="-0.8037" calcext:value-type="float">
            <text:p>-0.8037</text:p>
          </table:table-cell>
          <table:table-cell office:value-type="float" office:value="0.7748" calcext:value-type="float">
            <text:p>0.77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9" calcext:value-type="float">
            <text:p>0.9</text:p>
          </table:table-cell>
          <table:table-cell office:value-type="float" office:value="-0.6356" calcext:value-type="float">
            <text:p>-0.6356</text:p>
          </table:table-cell>
          <table:table-cell office:value-type="float" office:value="0.9429" calcext:value-type="float">
            <text:p>0.94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3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0.9" calcext:value-type="float">
            <text:p>0.9</text:p>
          </table:table-cell>
          <table:table-cell office:value-type="float" office:value="-0.8357" calcext:value-type="float">
            <text:p>-0.8357</text:p>
          </table:table-cell>
          <table:table-cell office:value-type="float" office:value="0.7428" calcext:value-type="float">
            <text:p>0.74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" calcext:value-type="float">
            <text:p>0.9</text:p>
          </table:table-cell>
          <table:table-cell office:value-type="float" office:value="-0.7341" calcext:value-type="float">
            <text:p>-0.7341</text:p>
          </table:table-cell>
          <table:table-cell office:value-type="float" office:value="0.8445" calcext:value-type="float">
            <text:p>0.84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4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9" calcext:value-type="float">
            <text:p>0.9</text:p>
          </table:table-cell>
          <table:table-cell office:value-type="float" office:value="-0.572" calcext:value-type="float">
            <text:p>-0.572</text:p>
          </table:table-cell>
          <table:table-cell office:value-type="float" office:value="1.0065" calcext:value-type="float">
            <text:p>1.00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6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228" calcext:value-type="float">
            <text:p>0.6228</text:p>
          </table:table-cell>
          <table:table-cell office:value-type="float" office:value="-0.2401" calcext:value-type="float">
            <text:p>-0.2401</text:p>
          </table:table-cell>
          <table:table-cell office:value-type="float" office:value="1.3384" calcext:value-type="float">
            <text:p>1.33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9" calcext:value-type="float">
            <text:p>0.9</text:p>
          </table:table-cell>
          <table:table-cell office:value-type="float" office:value="-0.7588" calcext:value-type="float">
            <text:p>-0.7588</text:p>
          </table:table-cell>
          <table:table-cell office:value-type="float" office:value="0.8197" calcext:value-type="float">
            <text:p>0.81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2</text:p>
          </table:table-cell>
          <table:table-cell office:value-type="float" office:value="0.369" calcext:value-type="float">
            <text:p>0.369</text:p>
          </table:table-cell>
          <table:table-cell office:value-type="float" office:value="0.9" calcext:value-type="float">
            <text:p>0.9</text:p>
          </table:table-cell>
          <table:table-cell office:value-type="float" office:value="-0.4202" calcext:value-type="float">
            <text:p>-0.4202</text:p>
          </table:table-cell>
          <table:table-cell office:value-type="float" office:value="1.1583" calcext:value-type="float">
            <text:p>1.158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3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9" calcext:value-type="float">
            <text:p>0.9</text:p>
          </table:table-cell>
          <table:table-cell office:value-type="float" office:value="-0.7008" calcext:value-type="float">
            <text:p>-0.7008</text:p>
          </table:table-cell>
          <table:table-cell office:value-type="float" office:value="0.8777" calcext:value-type="float">
            <text:p>0.87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4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9" calcext:value-type="float">
            <text:p>0.9</text:p>
          </table:table-cell>
          <table:table-cell office:value-type="float" office:value="-0.6963" calcext:value-type="float">
            <text:p>-0.6963</text:p>
          </table:table-cell>
          <table:table-cell office:value-type="float" office:value="0.8822" calcext:value-type="float">
            <text:p>0.88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9" calcext:value-type="float">
            <text:p>0.9</text:p>
          </table:table-cell>
          <table:table-cell office:value-type="float" office:value="-0.7589" calcext:value-type="float">
            <text:p>-0.7589</text:p>
          </table:table-cell>
          <table:table-cell office:value-type="float" office:value="0.8197" calcext:value-type="float">
            <text:p>0.81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6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9" calcext:value-type="float">
            <text:p>0.9</text:p>
          </table:table-cell>
          <table:table-cell office:value-type="float" office:value="-0.7101" calcext:value-type="float">
            <text:p>-0.7101</text:p>
          </table:table-cell>
          <table:table-cell office:value-type="float" office:value="0.8684" calcext:value-type="float">
            <text:p>0.86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9" calcext:value-type="float">
            <text:p>0.9</text:p>
          </table:table-cell>
          <table:table-cell office:value-type="float" office:value="-0.7177" calcext:value-type="float">
            <text:p>-0.7177</text:p>
          </table:table-cell>
          <table:table-cell office:value-type="float" office:value="0.8608" calcext:value-type="float">
            <text:p>0.86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9" calcext:value-type="float">
            <text:p>0.9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9976" calcext:value-type="float">
            <text:p>0.99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19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9" calcext:value-type="float">
            <text:p>0.9</text:p>
          </table:table-cell>
          <table:table-cell office:value-type="float" office:value="-0.5185" calcext:value-type="float">
            <text:p>-0.5185</text:p>
          </table:table-cell>
          <table:table-cell office:value-type="float" office:value="1.06" calcext:value-type="float">
            <text:p>1.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" calcext:value-type="float">
            <text:p>0.9</text:p>
          </table:table-cell>
          <table:table-cell office:value-type="float" office:value="-0.7863" calcext:value-type="float">
            <text:p>-0.7863</text:p>
          </table:table-cell>
          <table:table-cell office:value-type="float" office:value="0.7922" calcext:value-type="float">
            <text:p>0.79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0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9" calcext:value-type="float">
            <text:p>0.9</text:p>
          </table:table-cell>
          <table:table-cell office:value-type="float" office:value="-0.7584" calcext:value-type="float">
            <text:p>-0.7584</text:p>
          </table:table-cell>
          <table:table-cell office:value-type="float" office:value="0.8201" calcext:value-type="float">
            <text:p>0.82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1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9" calcext:value-type="float">
            <text:p>0.9</text:p>
          </table:table-cell>
          <table:table-cell office:value-type="float" office:value="-0.7065" calcext:value-type="float">
            <text:p>-0.7065</text:p>
          </table:table-cell>
          <table:table-cell office:value-type="float" office:value="0.872" calcext:value-type="float">
            <text:p>0.8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9" calcext:value-type="float">
            <text:p>0.9</text:p>
          </table:table-cell>
          <table:table-cell office:value-type="float" office:value="-0.5384" calcext:value-type="float">
            <text:p>-0.5384</text:p>
          </table:table-cell>
          <table:table-cell office:value-type="float" office:value="1.0401" calcext:value-type="float">
            <text:p>1.04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9" calcext:value-type="float">
            <text:p>0.9</text:p>
          </table:table-cell>
          <table:table-cell office:value-type="float" office:value="-0.7385" calcext:value-type="float">
            <text:p>-0.7385</text:p>
          </table:table-cell>
          <table:table-cell office:value-type="float" office:value="0.84" calcext:value-type="float">
            <text:p>0.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3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9" calcext:value-type="float">
            <text:p>0.9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0.9417" calcext:value-type="float">
            <text:p>0.94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4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9" calcext:value-type="float">
            <text:p>0.9</text:p>
          </table:table-cell>
          <table:table-cell office:value-type="float" office:value="-0.4748" calcext:value-type="float">
            <text:p>-0.4748</text:p>
          </table:table-cell>
          <table:table-cell office:value-type="float" office:value="1.1037" calcext:value-type="float">
            <text:p>1.10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6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3056" calcext:value-type="float">
            <text:p>0.3056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1.4356" calcext:value-type="float">
            <text:p>1.43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7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9" calcext:value-type="float">
            <text:p>0.9</text:p>
          </table:table-cell>
          <table:table-cell office:value-type="float" office:value="-0.6616" calcext:value-type="float">
            <text:p>-0.6616</text:p>
          </table:table-cell>
          <table:table-cell office:value-type="float" office:value="0.9169" calcext:value-type="float">
            <text:p>0.91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3</text:p>
          </table:table-cell>
          <table:table-cell office:value-type="float" office:value="-0.2806" calcext:value-type="float">
            <text:p>-0.2806</text:p>
          </table:table-cell>
          <table:table-cell office:value-type="float" office:value="0.9" calcext:value-type="float">
            <text:p>0.9</text:p>
          </table:table-cell>
          <table:table-cell office:value-type="float" office:value="-1.0699" calcext:value-type="float">
            <text:p>-1.0699</text:p>
          </table:table-cell>
          <table:table-cell office:value-type="float" office:value="0.5086" calcext:value-type="float">
            <text:p>0.50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4</text:p>
          </table:table-cell>
          <table:table-cell office:value-type="float" office:value="-0.2761" calcext:value-type="float">
            <text:p>-0.2761</text:p>
          </table:table-cell>
          <table:table-cell office:value-type="float" office:value="0.9" calcext:value-type="float">
            <text:p>0.9</text:p>
          </table:table-cell>
          <table:table-cell office:value-type="float" office:value="-1.0654" calcext:value-type="float">
            <text:p>-1.0654</text:p>
          </table:table-cell>
          <table:table-cell office:value-type="float" office:value="0.5131" calcext:value-type="float">
            <text:p>0.51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5</text:p>
          </table:table-cell>
          <table:table-cell office:value-type="float" office:value="-0.3386" calcext:value-type="float">
            <text:p>-0.3386</text:p>
          </table:table-cell>
          <table:table-cell office:value-type="float" office:value="0.9" calcext:value-type="float">
            <text:p>0.9</text:p>
          </table:table-cell>
          <table:table-cell office:value-type="float" office:value="-1.1279" calcext:value-type="float">
            <text:p>-1.1279</text:p>
          </table:table-cell>
          <table:table-cell office:value-type="float" office:value="0.4506" calcext:value-type="float">
            <text:p>0.45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6</text:p>
          </table:table-cell>
          <table:table-cell office:value-type="float" office:value="-0.2899" calcext:value-type="float">
            <text:p>-0.2899</text:p>
          </table:table-cell>
          <table:table-cell office:value-type="float" office:value="0.9" calcext:value-type="float">
            <text:p>0.9</text:p>
          </table:table-cell>
          <table:table-cell office:value-type="float" office:value="-1.0792" calcext:value-type="float">
            <text:p>-1.0792</text:p>
          </table:table-cell>
          <table:table-cell office:value-type="float" office:value="0.4993" calcext:value-type="float">
            <text:p>0.49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7</text:p>
          </table:table-cell>
          <table:table-cell office:value-type="float" office:value="-0.2975" calcext:value-type="float">
            <text:p>-0.2975</text:p>
          </table:table-cell>
          <table:table-cell office:value-type="float" office:value="0.9" calcext:value-type="float">
            <text:p>0.9</text:p>
          </table:table-cell>
          <table:table-cell office:value-type="float" office:value="-1.0867" calcext:value-type="float">
            <text:p>-1.0867</text:p>
          </table:table-cell>
          <table:table-cell office:value-type="float" office:value="0.4918" calcext:value-type="float">
            <text:p>0.49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8</text:p>
          </table:table-cell>
          <table:table-cell office:value-type="float" office:value="-0.1607" calcext:value-type="float">
            <text:p>-0.1607</text:p>
          </table:table-cell>
          <table:table-cell office:value-type="float" office:value="0.9" calcext:value-type="float">
            <text:p>0.9</text:p>
          </table:table-cell>
          <table:table-cell office:value-type="float" office:value="-0.95" calcext:value-type="float">
            <text:p>-0.95</text:p>
          </table:table-cell>
          <table:table-cell office:value-type="float" office:value="0.6285" calcext:value-type="float">
            <text:p>0.62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19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0.9" calcext:value-type="float">
            <text:p>0.9</text:p>
          </table:table-cell>
          <table:table-cell office:value-type="float" office:value="-0.8876" calcext:value-type="float">
            <text:p>-0.8876</text:p>
          </table:table-cell>
          <table:table-cell office:value-type="float" office:value="0.6909" calcext:value-type="float">
            <text:p>0.69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</text:p>
          </table:table-cell>
          <table:table-cell office:value-type="float" office:value="-0.3661" calcext:value-type="float">
            <text:p>-0.3661</text:p>
          </table:table-cell>
          <table:table-cell office:value-type="float" office:value="0.9" calcext:value-type="float">
            <text:p>0.9</text:p>
          </table:table-cell>
          <table:table-cell office:value-type="float" office:value="-1.1554" calcext:value-type="float">
            <text:p>-1.1554</text:p>
          </table:table-cell>
          <table:table-cell office:value-type="float" office:value="0.4232" calcext:value-type="float">
            <text:p>0.42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0</text:p>
          </table:table-cell>
          <table:table-cell office:value-type="float" office:value="-0.3382" calcext:value-type="float">
            <text:p>-0.3382</text:p>
          </table:table-cell>
          <table:table-cell office:value-type="float" office:value="0.9" calcext:value-type="float">
            <text:p>0.9</text:p>
          </table:table-cell>
          <table:table-cell office:value-type="float" office:value="-1.1275" calcext:value-type="float">
            <text:p>-1.1275</text:p>
          </table:table-cell>
          <table:table-cell office:value-type="float" office:value="0.451" calcext:value-type="float">
            <text:p>0.4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1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0.9" calcext:value-type="float">
            <text:p>0.9</text:p>
          </table:table-cell>
          <table:table-cell office:value-type="float" office:value="-1.0755" calcext:value-type="float">
            <text:p>-1.0755</text:p>
          </table:table-cell>
          <table:table-cell office:value-type="float" office:value="0.503" calcext:value-type="float">
            <text:p>0.5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2</text:p>
          </table:table-cell>
          <table:table-cell office:value-type="float" office:value="-0.1182" calcext:value-type="float">
            <text:p>-0.1182</text:p>
          </table:table-cell>
          <table:table-cell office:value-type="float" office:value="0.9" calcext:value-type="float">
            <text:p>0.9</text:p>
          </table:table-cell>
          <table:table-cell office:value-type="float" office:value="-0.9074" calcext:value-type="float">
            <text:p>-0.9074</text:p>
          </table:table-cell>
          <table:table-cell office:value-type="float" office:value="0.6711" calcext:value-type="float">
            <text:p>0.67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3</text:p>
          </table:table-cell>
          <table:table-cell office:value-type="float" office:value="-0.3183" calcext:value-type="float">
            <text:p>-0.3183</text:p>
          </table:table-cell>
          <table:table-cell office:value-type="float" office:value="0.9" calcext:value-type="float">
            <text:p>0.9</text:p>
          </table:table-cell>
          <table:table-cell office:value-type="float" office:value="-1.1075" calcext:value-type="float">
            <text:p>-1.1075</text:p>
          </table:table-cell>
          <table:table-cell office:value-type="float" office:value="0.471" calcext:value-type="float">
            <text:p>0.4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3</text:p>
          </table:table-cell>
          <table:table-cell office:value-type="float" office:value="-0.2167" calcext:value-type="float">
            <text:p>-0.2167</text:p>
          </table:table-cell>
          <table:table-cell office:value-type="float" office:value="0.9" calcext:value-type="float">
            <text:p>0.9</text:p>
          </table:table-cell>
          <table:table-cell office:value-type="float" office:value="-1.0059" calcext:value-type="float">
            <text:p>-1.0059</text:p>
          </table:table-cell>
          <table:table-cell office:value-type="float" office:value="0.5726" calcext:value-type="float">
            <text:p>0.57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4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9" calcext:value-type="float">
            <text:p>0.9</text:p>
          </table:table-cell>
          <table:table-cell office:value-type="float" office:value="-0.8439" calcext:value-type="float">
            <text:p>-0.8439</text:p>
          </table:table-cell>
          <table:table-cell office:value-type="float" office:value="0.7346" calcext:value-type="float">
            <text:p>0.73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6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9" calcext:value-type="float">
            <text:p>0.9</text:p>
          </table:table-cell>
          <table:table-cell office:value-type="float" office:value="-0.5119" calcext:value-type="float">
            <text:p>-0.5119</text:p>
          </table:table-cell>
          <table:table-cell office:value-type="float" office:value="1.0666" calcext:value-type="float">
            <text:p>1.06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7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0.9" calcext:value-type="float">
            <text:p>0.9</text:p>
          </table:table-cell>
          <table:table-cell office:value-type="float" office:value="-1.0306" calcext:value-type="float">
            <text:p>-1.0306</text:p>
          </table:table-cell>
          <table:table-cell office:value-type="float" office:value="0.5479" calcext:value-type="float">
            <text:p>0.54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" calcext:value-type="float">
            <text:p>0.9</text:p>
          </table:table-cell>
          <table:table-cell office:value-type="float" office:value="-0.7848" calcext:value-type="float">
            <text:p>-0.7848</text:p>
          </table:table-cell>
          <table:table-cell office:value-type="float" office:value="0.7937" calcext:value-type="float">
            <text:p>0.79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5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9" calcext:value-type="float">
            <text:p>0.9</text:p>
          </table:table-cell>
          <table:table-cell office:value-type="float" office:value="-0.8473" calcext:value-type="float">
            <text:p>-0.8473</text:p>
          </table:table-cell>
          <table:table-cell office:value-type="float" office:value="0.7312" calcext:value-type="float">
            <text:p>0.73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9" calcext:value-type="float">
            <text:p>0.9</text:p>
          </table:table-cell>
          <table:table-cell office:value-type="float" office:value="-0.7986" calcext:value-type="float">
            <text:p>-0.7986</text:p>
          </table:table-cell>
          <table:table-cell office:value-type="float" office:value="0.7799" calcext:value-type="float">
            <text:p>0.77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7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9" calcext:value-type="float">
            <text:p>0.9</text:p>
          </table:table-cell>
          <table:table-cell office:value-type="float" office:value="-0.8061" calcext:value-type="float">
            <text:p>-0.8061</text:p>
          </table:table-cell>
          <table:table-cell office:value-type="float" office:value="0.7724" calcext:value-type="float">
            <text:p>0.77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9" calcext:value-type="float">
            <text:p>0.9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0.9091" calcext:value-type="float">
            <text:p>0.90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19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9" calcext:value-type="float">
            <text:p>0.9</text:p>
          </table:table-cell>
          <table:table-cell office:value-type="float" office:value="-0.607" calcext:value-type="float">
            <text:p>-0.607</text:p>
          </table:table-cell>
          <table:table-cell office:value-type="float" office:value="0.9716" calcext:value-type="float">
            <text:p>0.97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</text:p>
          </table:table-cell>
          <table:table-cell office:value-type="float" office:value="-0.0855" calcext:value-type="float">
            <text:p>-0.0855</text:p>
          </table:table-cell>
          <table:table-cell office:value-type="float" office:value="0.9" calcext:value-type="float">
            <text:p>0.9</text:p>
          </table:table-cell>
          <table:table-cell office:value-type="float" office:value="-0.8747" calcext:value-type="float">
            <text:p>-0.8747</text:p>
          </table:table-cell>
          <table:table-cell office:value-type="float" office:value="0.7038" calcext:value-type="float">
            <text:p>0.70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0</text:p>
          </table:table-cell>
          <table:table-cell office:value-type="float" office:value="-0.0576" calcext:value-type="float">
            <text:p>-0.0576</text:p>
          </table:table-cell>
          <table:table-cell office:value-type="float" office:value="0.9" calcext:value-type="float">
            <text:p>0.9</text:p>
          </table:table-cell>
          <table:table-cell office:value-type="float" office:value="-0.8469" calcext:value-type="float">
            <text:p>-0.8469</text:p>
          </table:table-cell>
          <table:table-cell office:value-type="float" office:value="0.7317" calcext:value-type="float">
            <text:p>0.73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9" calcext:value-type="float">
            <text:p>0.9</text:p>
          </table:table-cell>
          <table:table-cell office:value-type="float" office:value="-0.7949" calcext:value-type="float">
            <text:p>-0.7949</text:p>
          </table:table-cell>
          <table:table-cell office:value-type="float" office:value="0.7836" calcext:value-type="float">
            <text:p>0.78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2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9" calcext:value-type="float">
            <text:p>0.9</text:p>
          </table:table-cell>
          <table:table-cell office:value-type="float" office:value="-0.6268" calcext:value-type="float">
            <text:p>-0.6268</text:p>
          </table:table-cell>
          <table:table-cell office:value-type="float" office:value="0.9517" calcext:value-type="float">
            <text:p>0.95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3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0.9" calcext:value-type="float">
            <text:p>0.9</text:p>
          </table:table-cell>
          <table:table-cell office:value-type="float" office:value="-0.8269" calcext:value-type="float">
            <text:p>-0.8269</text:p>
          </table:table-cell>
          <table:table-cell office:value-type="float" office:value="0.7516" calcext:value-type="float">
            <text:p>0.75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3</text:p>
          </table:table-cell>
          <table:table-cell office:value-type="float" office:value="0.064" calcext:value-type="float">
            <text:p>0.064</text:p>
          </table:table-cell>
          <table:table-cell office:value-type="float" office:value="0.9" calcext:value-type="float">
            <text:p>0.9</text:p>
          </table:table-cell>
          <table:table-cell office:value-type="float" office:value="-0.7253" calcext:value-type="float">
            <text:p>-0.7253</text:p>
          </table:table-cell>
          <table:table-cell office:value-type="float" office:value="0.8532" calcext:value-type="float">
            <text:p>0.85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4</text:p>
          </table:table-cell>
          <table:table-cell office:value-type="float" office:value="0.226" calcext:value-type="float">
            <text:p>0.226</text:p>
          </table:table-cell>
          <table:table-cell office:value-type="float" office:value="0.9" calcext:value-type="float">
            <text:p>0.9</text:p>
          </table:table-cell>
          <table:table-cell office:value-type="float" office:value="-0.5633" calcext:value-type="float">
            <text:p>-0.5633</text:p>
          </table:table-cell>
          <table:table-cell office:value-type="float" office:value="1.0153" calcext:value-type="float">
            <text:p>1.01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6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5959" calcext:value-type="float">
            <text:p>0.5959</text:p>
          </table:table-cell>
          <table:table-cell office:value-type="float" office:value="-0.2313" calcext:value-type="float">
            <text:p>-0.2313</text:p>
          </table:table-cell>
          <table:table-cell office:value-type="float" office:value="1.3472" calcext:value-type="float">
            <text:p>1.34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7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9" calcext:value-type="float">
            <text:p>0.9</text:p>
          </table:table-cell>
          <table:table-cell office:value-type="float" office:value="-0.75" calcext:value-type="float">
            <text:p>-0.75</text:p>
          </table:table-cell>
          <table:table-cell office:value-type="float" office:value="0.8285" calcext:value-type="float">
            <text:p>0.82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9" calcext:value-type="float">
            <text:p>0.9</text:p>
          </table:table-cell>
          <table:table-cell office:value-type="float" office:value="-0.8518" calcext:value-type="float">
            <text:p>-0.8518</text:p>
          </table:table-cell>
          <table:table-cell office:value-type="float" office:value="0.7267" calcext:value-type="float">
            <text:p>0.72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6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9" calcext:value-type="float">
            <text:p>0.9</text:p>
          </table:table-cell>
          <table:table-cell office:value-type="float" office:value="-0.8031" calcext:value-type="float">
            <text:p>-0.8031</text:p>
          </table:table-cell>
          <table:table-cell office:value-type="float" office:value="0.7755" calcext:value-type="float">
            <text:p>0.77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7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0.9" calcext:value-type="float">
            <text:p>0.9</text:p>
          </table:table-cell>
          <table:table-cell office:value-type="float" office:value="-0.8106" calcext:value-type="float">
            <text:p>-0.8106</text:p>
          </table:table-cell>
          <table:table-cell office:value-type="float" office:value="0.7679" calcext:value-type="float">
            <text:p>0.76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8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" calcext:value-type="float">
            <text:p>0.9</text:p>
          </table:table-cell>
          <table:table-cell office:value-type="float" office:value="-0.6739" calcext:value-type="float">
            <text:p>-0.6739</text:p>
          </table:table-cell>
          <table:table-cell office:value-type="float" office:value="0.9046" calcext:value-type="float">
            <text:p>0.90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19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9" calcext:value-type="float">
            <text:p>0.9</text:p>
          </table:table-cell>
          <table:table-cell office:value-type="float" office:value="-0.6114" calcext:value-type="float">
            <text:p>-0.6114</text:p>
          </table:table-cell>
          <table:table-cell office:value-type="float" office:value="0.9671" calcext:value-type="float">
            <text:p>0.96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</text:p>
          </table:table-cell>
          <table:table-cell office:value-type="float" office:value="-0.09" calcext:value-type="float">
            <text:p>-0.09</text:p>
          </table:table-cell>
          <table:table-cell office:value-type="float" office:value="0.9" calcext:value-type="float">
            <text:p>0.9</text:p>
          </table:table-cell>
          <table:table-cell office:value-type="float" office:value="-0.8792" calcext:value-type="float">
            <text:p>-0.8792</text:p>
          </table:table-cell>
          <table:table-cell office:value-type="float" office:value="0.6993" calcext:value-type="float">
            <text:p>0.69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0</text:p>
          </table:table-cell>
          <table:table-cell office:value-type="float" office:value="-0.0621" calcext:value-type="float">
            <text:p>-0.0621</text:p>
          </table:table-cell>
          <table:table-cell office:value-type="float" office:value="0.9" calcext:value-type="float">
            <text:p>0.9</text:p>
          </table:table-cell>
          <table:table-cell office:value-type="float" office:value="-0.8513" calcext:value-type="float">
            <text:p>-0.8513</text:p>
          </table:table-cell>
          <table:table-cell office:value-type="float" office:value="0.7272" calcext:value-type="float">
            <text:p>0.72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1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" calcext:value-type="float">
            <text:p>0.9</text:p>
          </table:table-cell>
          <table:table-cell office:value-type="float" office:value="-0.7994" calcext:value-type="float">
            <text:p>-0.7994</text:p>
          </table:table-cell>
          <table:table-cell office:value-type="float" office:value="0.7791" calcext:value-type="float">
            <text:p>0.77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2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9" calcext:value-type="float">
            <text:p>0.9</text:p>
          </table:table-cell>
          <table:table-cell office:value-type="float" office:value="-0.6313" calcext:value-type="float">
            <text:p>-0.6313</text:p>
          </table:table-cell>
          <table:table-cell office:value-type="float" office:value="0.9472" calcext:value-type="float">
            <text:p>0.94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3</text:p>
          </table:table-cell>
          <table:table-cell office:value-type="float" office:value="-0.0422" calcext:value-type="float">
            <text:p>-0.0422</text:p>
          </table:table-cell>
          <table:table-cell office:value-type="float" office:value="0.9" calcext:value-type="float">
            <text:p>0.9</text:p>
          </table:table-cell>
          <table:table-cell office:value-type="float" office:value="-0.8314" calcext:value-type="float">
            <text:p>-0.8314</text:p>
          </table:table-cell>
          <table:table-cell office:value-type="float" office:value="0.7471" calcext:value-type="float">
            <text:p>0.74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3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9" calcext:value-type="float">
            <text:p>0.9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0.8487" calcext:value-type="float">
            <text:p>0.84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4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9" calcext:value-type="float">
            <text:p>0.9</text:p>
          </table:table-cell>
          <table:table-cell office:value-type="float" office:value="-0.5677" calcext:value-type="float">
            <text:p>-0.5677</text:p>
          </table:table-cell>
          <table:table-cell office:value-type="float" office:value="1.0108" calcext:value-type="float">
            <text:p>1.01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6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6097" calcext:value-type="float">
            <text:p>0.6097</text:p>
          </table:table-cell>
          <table:table-cell office:value-type="float" office:value="-0.2358" calcext:value-type="float">
            <text:p>-0.2358</text:p>
          </table:table-cell>
          <table:table-cell office:value-type="float" office:value="1.3427" calcext:value-type="float">
            <text:p>1.34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9" calcext:value-type="float">
            <text:p>0.9</text:p>
          </table:table-cell>
          <table:table-cell office:value-type="float" office:value="-0.7545" calcext:value-type="float">
            <text:p>-0.7545</text:p>
          </table:table-cell>
          <table:table-cell office:value-type="float" office:value="0.824" calcext:value-type="float">
            <text:p>0.8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6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9" calcext:value-type="float">
            <text:p>0.9</text:p>
          </table:table-cell>
          <table:table-cell office:value-type="float" office:value="-0.7405" calcext:value-type="float">
            <text:p>-0.7405</text:p>
          </table:table-cell>
          <table:table-cell office:value-type="float" office:value="0.838" calcext:value-type="float">
            <text:p>0.8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9" calcext:value-type="float">
            <text:p>0.9</text:p>
          </table:table-cell>
          <table:table-cell office:value-type="float" office:value="-0.7481" calcext:value-type="float">
            <text:p>-0.7481</text:p>
          </table:table-cell>
          <table:table-cell office:value-type="float" office:value="0.8305" calcext:value-type="float">
            <text:p>0.83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8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9" calcext:value-type="float">
            <text:p>0.9</text:p>
          </table:table-cell>
          <table:table-cell office:value-type="float" office:value="-0.6114" calcext:value-type="float">
            <text:p>-0.6114</text:p>
          </table:table-cell>
          <table:table-cell office:value-type="float" office:value="0.9672" calcext:value-type="float">
            <text:p>0.96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19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9" calcext:value-type="float">
            <text:p>0.9</text:p>
          </table:table-cell>
          <table:table-cell office:value-type="float" office:value="-0.5489" calcext:value-type="float">
            <text:p>-0.5489</text:p>
          </table:table-cell>
          <table:table-cell office:value-type="float" office:value="1.0296" calcext:value-type="float">
            <text:p>1.02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9" calcext:value-type="float">
            <text:p>0.9</text:p>
          </table:table-cell>
          <table:table-cell office:value-type="float" office:value="-0.8167" calcext:value-type="float">
            <text:p>-0.8167</text:p>
          </table:table-cell>
          <table:table-cell office:value-type="float" office:value="0.7618" calcext:value-type="float">
            <text:p>0.76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" calcext:value-type="float">
            <text:p>0.9</text:p>
          </table:table-cell>
          <table:table-cell office:value-type="float" office:value="-0.7888" calcext:value-type="float">
            <text:p>-0.7888</text:p>
          </table:table-cell>
          <table:table-cell office:value-type="float" office:value="0.7897" calcext:value-type="float">
            <text:p>0.78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1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9" calcext:value-type="float">
            <text:p>0.9</text:p>
          </table:table-cell>
          <table:table-cell office:value-type="float" office:value="-0.7369" calcext:value-type="float">
            <text:p>-0.7369</text:p>
          </table:table-cell>
          <table:table-cell office:value-type="float" office:value="0.8416" calcext:value-type="float">
            <text:p>0.84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2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9" calcext:value-type="float">
            <text:p>0.9</text:p>
          </table:table-cell>
          <table:table-cell office:value-type="float" office:value="-0.5688" calcext:value-type="float">
            <text:p>-0.5688</text:p>
          </table:table-cell>
          <table:table-cell office:value-type="float" office:value="1.0097" calcext:value-type="float">
            <text:p>1.00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3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9" calcext:value-type="float">
            <text:p>0.9</text:p>
          </table:table-cell>
          <table:table-cell office:value-type="float" office:value="-0.7689" calcext:value-type="float">
            <text:p>-0.7689</text:p>
          </table:table-cell>
          <table:table-cell office:value-type="float" office:value="0.8096" calcext:value-type="float">
            <text:p>0.80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3</text:p>
          </table:table-cell>
          <table:table-cell office:value-type="float" office:value="0.122" calcext:value-type="float">
            <text:p>0.122</text:p>
          </table:table-cell>
          <table:table-cell office:value-type="float" office:value="0.9" calcext:value-type="float">
            <text:p>0.9</text:p>
          </table:table-cell>
          <table:table-cell office:value-type="float" office:value="-0.6673" calcext:value-type="float">
            <text:p>-0.6673</text:p>
          </table:table-cell>
          <table:table-cell office:value-type="float" office:value="0.9113" calcext:value-type="float">
            <text:p>0.91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4</text:p>
          </table:table-cell>
          <table:table-cell office:value-type="float" office:value="0.284" calcext:value-type="float">
            <text:p>0.284</text:p>
          </table:table-cell>
          <table:table-cell office:value-type="float" office:value="0.9" calcext:value-type="float">
            <text:p>0.9</text:p>
          </table:table-cell>
          <table:table-cell office:value-type="float" office:value="-0.5052" calcext:value-type="float">
            <text:p>-0.5052</text:p>
          </table:table-cell>
          <table:table-cell office:value-type="float" office:value="1.0733" calcext:value-type="float">
            <text:p>1.07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6</text:p>
          </table:table-cell>
          <table:table-cell office:value-type="float" office:value="0.616" calcext:value-type="float">
            <text:p>0.616</text:p>
          </table:table-cell>
          <table:table-cell office:value-type="float" office:value="0.4088" calcext:value-type="float">
            <text:p>0.4088</text:p>
          </table:table-cell>
          <table:table-cell office:value-type="float" office:value="-0.1733" calcext:value-type="float">
            <text:p>-0.1733</text:p>
          </table:table-cell>
          <table:table-cell office:value-type="float" office:value="1.4052" calcext:value-type="float">
            <text:p>1.40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9" calcext:value-type="float">
            <text:p>0.9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8865" calcext:value-type="float">
            <text:p>0.88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9" calcext:value-type="float">
            <text:p>0.9</text:p>
          </table:table-cell>
          <table:table-cell office:value-type="float" office:value="-0.7968" calcext:value-type="float">
            <text:p>-0.7968</text:p>
          </table:table-cell>
          <table:table-cell office:value-type="float" office:value="0.7817" calcext:value-type="float">
            <text:p>0.78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8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" calcext:value-type="float">
            <text:p>0.9</text:p>
          </table:table-cell>
          <table:table-cell office:value-type="float" office:value="-0.6601" calcext:value-type="float">
            <text:p>-0.6601</text:p>
          </table:table-cell>
          <table:table-cell office:value-type="float" office:value="0.9185" calcext:value-type="float">
            <text:p>0.91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19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9" calcext:value-type="float">
            <text:p>0.9</text:p>
          </table:table-cell>
          <table:table-cell office:value-type="float" office:value="-0.5976" calcext:value-type="float">
            <text:p>-0.5976</text:p>
          </table:table-cell>
          <table:table-cell office:value-type="float" office:value="0.9809" calcext:value-type="float">
            <text:p>0.98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</text:p>
          </table:table-cell>
          <table:table-cell office:value-type="float" office:value="-0.0762" calcext:value-type="float">
            <text:p>-0.0762</text:p>
          </table:table-cell>
          <table:table-cell office:value-type="float" office:value="0.9" calcext:value-type="float">
            <text:p>0.9</text:p>
          </table:table-cell>
          <table:table-cell office:value-type="float" office:value="-0.8654" calcext:value-type="float">
            <text:p>-0.8654</text:p>
          </table:table-cell>
          <table:table-cell office:value-type="float" office:value="0.7131" calcext:value-type="float">
            <text:p>0.71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0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0.9" calcext:value-type="float">
            <text:p>0.9</text:p>
          </table:table-cell>
          <table:table-cell office:value-type="float" office:value="-0.8375" calcext:value-type="float">
            <text:p>-0.8375</text:p>
          </table:table-cell>
          <table:table-cell office:value-type="float" office:value="0.741" calcext:value-type="float">
            <text:p>0.7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" calcext:value-type="float">
            <text:p>0.9</text:p>
          </table:table-cell>
          <table:table-cell office:value-type="float" office:value="-0.7856" calcext:value-type="float">
            <text:p>-0.7856</text:p>
          </table:table-cell>
          <table:table-cell office:value-type="float" office:value="0.7929" calcext:value-type="float">
            <text:p>0.79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2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9" calcext:value-type="float">
            <text:p>0.9</text:p>
          </table:table-cell>
          <table:table-cell office:value-type="float" office:value="-0.6175" calcext:value-type="float">
            <text:p>-0.6175</text:p>
          </table:table-cell>
          <table:table-cell office:value-type="float" office:value="0.961" calcext:value-type="float">
            <text:p>0.9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3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9" calcext:value-type="float">
            <text:p>0.9</text:p>
          </table:table-cell>
          <table:table-cell office:value-type="float" office:value="-0.8176" calcext:value-type="float">
            <text:p>-0.8176</text:p>
          </table:table-cell>
          <table:table-cell office:value-type="float" office:value="0.7609" calcext:value-type="float">
            <text:p>0.76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3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9" calcext:value-type="float">
            <text:p>0.9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8625" calcext:value-type="float">
            <text:p>0.86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" calcext:value-type="float">
            <text:p>0.9</text:p>
          </table:table-cell>
          <table:table-cell office:value-type="float" office:value="-0.5539" calcext:value-type="float">
            <text:p>-0.5539</text:p>
          </table:table-cell>
          <table:table-cell office:value-type="float" office:value="1.0246" calcext:value-type="float">
            <text:p>1.02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672" calcext:value-type="float">
            <text:p>0.5672</text:p>
          </table:table-cell>
          <table:table-cell office:value-type="float" office:value="-0.222" calcext:value-type="float">
            <text:p>-0.222</text:p>
          </table:table-cell>
          <table:table-cell office:value-type="float" office:value="1.3565" calcext:value-type="float">
            <text:p>1.35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9" calcext:value-type="float">
            <text:p>0.9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0.8378" calcext:value-type="float">
            <text:p>0.83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8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9" calcext:value-type="float">
            <text:p>0.9</text:p>
          </table:table-cell>
          <table:table-cell office:value-type="float" office:value="-0.6525" calcext:value-type="float">
            <text:p>-0.6525</text:p>
          </table:table-cell>
          <table:table-cell office:value-type="float" office:value="0.926" calcext:value-type="float">
            <text:p>0.9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19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9" calcext:value-type="float">
            <text:p>0.9</text:p>
          </table:table-cell>
          <table:table-cell office:value-type="float" office:value="-0.5901" calcext:value-type="float">
            <text:p>-0.5901</text:p>
          </table:table-cell>
          <table:table-cell office:value-type="float" office:value="0.9884" calcext:value-type="float">
            <text:p>0.98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0.9" calcext:value-type="float">
            <text:p>0.9</text:p>
          </table:table-cell>
          <table:table-cell office:value-type="float" office:value="-0.8579" calcext:value-type="float">
            <text:p>-0.8579</text:p>
          </table:table-cell>
          <table:table-cell office:value-type="float" office:value="0.7206" calcext:value-type="float">
            <text:p>0.72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0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9" calcext:value-type="float">
            <text:p>0.9</text:p>
          </table:table-cell>
          <table:table-cell office:value-type="float" office:value="-0.83" calcext:value-type="float">
            <text:p>-0.83</text:p>
          </table:table-cell>
          <table:table-cell office:value-type="float" office:value="0.7485" calcext:value-type="float">
            <text:p>0.74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" calcext:value-type="float">
            <text:p>0.9</text:p>
          </table:table-cell>
          <table:table-cell office:value-type="float" office:value="-0.7781" calcext:value-type="float">
            <text:p>-0.7781</text:p>
          </table:table-cell>
          <table:table-cell office:value-type="float" office:value="0.8004" calcext:value-type="float">
            <text:p>0.8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2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9" calcext:value-type="float">
            <text:p>0.9</text:p>
          </table:table-cell>
          <table:table-cell office:value-type="float" office:value="-0.61" calcext:value-type="float">
            <text:p>-0.61</text:p>
          </table:table-cell>
          <table:table-cell office:value-type="float" office:value="0.9685" calcext:value-type="float">
            <text:p>0.96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9" calcext:value-type="float">
            <text:p>0.9</text:p>
          </table:table-cell>
          <table:table-cell office:value-type="float" office:value="-0.8101" calcext:value-type="float">
            <text:p>-0.8101</text:p>
          </table:table-cell>
          <table:table-cell office:value-type="float" office:value="0.7684" calcext:value-type="float">
            <text:p>0.76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3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9" calcext:value-type="float">
            <text:p>0.9</text:p>
          </table:table-cell>
          <table:table-cell office:value-type="float" office:value="-0.7085" calcext:value-type="float">
            <text:p>-0.7085</text:p>
          </table:table-cell>
          <table:table-cell office:value-type="float" office:value="0.8701" calcext:value-type="float">
            <text:p>0.87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4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" calcext:value-type="float">
            <text:p>0.9</text:p>
          </table:table-cell>
          <table:table-cell office:value-type="float" office:value="-0.5464" calcext:value-type="float">
            <text:p>-0.5464</text:p>
          </table:table-cell>
          <table:table-cell office:value-type="float" office:value="1.0321" calcext:value-type="float">
            <text:p>1.03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6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441" calcext:value-type="float">
            <text:p>0.5441</text:p>
          </table:table-cell>
          <table:table-cell office:value-type="float" office:value="-0.2145" calcext:value-type="float">
            <text:p>-0.2145</text:p>
          </table:table-cell>
          <table:table-cell office:value-type="float" office:value="1.364" calcext:value-type="float">
            <text:p>1.3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7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9" calcext:value-type="float">
            <text:p>0.9</text:p>
          </table:table-cell>
          <table:table-cell office:value-type="float" office:value="-0.7332" calcext:value-type="float">
            <text:p>-0.7332</text:p>
          </table:table-cell>
          <table:table-cell office:value-type="float" office:value="0.8453" calcext:value-type="float">
            <text:p>0.84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19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9" calcext:value-type="float">
            <text:p>0.9</text:p>
          </table:table-cell>
          <table:table-cell office:value-type="float" office:value="-0.7268" calcext:value-type="float">
            <text:p>-0.7268</text:p>
          </table:table-cell>
          <table:table-cell office:value-type="float" office:value="0.8517" calcext:value-type="float">
            <text:p>0.85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</text:p>
          </table:table-cell>
          <table:table-cell office:value-type="float" office:value="-0.2054" calcext:value-type="float">
            <text:p>-0.2054</text:p>
          </table:table-cell>
          <table:table-cell office:value-type="float" office:value="0.9" calcext:value-type="float">
            <text:p>0.9</text:p>
          </table:table-cell>
          <table:table-cell office:value-type="float" office:value="-0.9946" calcext:value-type="float">
            <text:p>-0.9946</text:p>
          </table:table-cell>
          <table:table-cell office:value-type="float" office:value="0.5839" calcext:value-type="float">
            <text:p>0.58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0</text:p>
          </table:table-cell>
          <table:table-cell office:value-type="float" office:value="-0.1775" calcext:value-type="float">
            <text:p>-0.1775</text:p>
          </table:table-cell>
          <table:table-cell office:value-type="float" office:value="0.9" calcext:value-type="float">
            <text:p>0.9</text:p>
          </table:table-cell>
          <table:table-cell office:value-type="float" office:value="-0.9667" calcext:value-type="float">
            <text:p>-0.9667</text:p>
          </table:table-cell>
          <table:table-cell office:value-type="float" office:value="0.6118" calcext:value-type="float">
            <text:p>0.61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1</text:p>
          </table:table-cell>
          <table:table-cell office:value-type="float" office:value="-0.1255" calcext:value-type="float">
            <text:p>-0.1255</text:p>
          </table:table-cell>
          <table:table-cell office:value-type="float" office:value="0.9" calcext:value-type="float">
            <text:p>0.9</text:p>
          </table:table-cell>
          <table:table-cell office:value-type="float" office:value="-0.9148" calcext:value-type="float">
            <text:p>-0.9148</text:p>
          </table:table-cell>
          <table:table-cell office:value-type="float" office:value="0.6637" calcext:value-type="float">
            <text:p>0.66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9" calcext:value-type="float">
            <text:p>0.9</text:p>
          </table:table-cell>
          <table:table-cell office:value-type="float" office:value="-0.7467" calcext:value-type="float">
            <text:p>-0.7467</text:p>
          </table:table-cell>
          <table:table-cell office:value-type="float" office:value="0.8318" calcext:value-type="float">
            <text:p>0.83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3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9" calcext:value-type="float">
            <text:p>0.9</text:p>
          </table:table-cell>
          <table:table-cell office:value-type="float" office:value="-0.9468" calcext:value-type="float">
            <text:p>-0.9468</text:p>
          </table:table-cell>
          <table:table-cell office:value-type="float" office:value="0.6317" calcext:value-type="float">
            <text:p>0.63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3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9" calcext:value-type="float">
            <text:p>0.9</text:p>
          </table:table-cell>
          <table:table-cell office:value-type="float" office:value="-0.8452" calcext:value-type="float">
            <text:p>-0.8452</text:p>
          </table:table-cell>
          <table:table-cell office:value-type="float" office:value="0.7333" calcext:value-type="float">
            <text:p>0.73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4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9" calcext:value-type="float">
            <text:p>0.9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0.8954" calcext:value-type="float">
            <text:p>0.89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6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9" calcext:value-type="float">
            <text:p>0.9</text:p>
          </table:table-cell>
          <table:table-cell office:value-type="float" office:value="-0.3512" calcext:value-type="float">
            <text:p>-0.3512</text:p>
          </table:table-cell>
          <table:table-cell office:value-type="float" office:value="1.2273" calcext:value-type="float">
            <text:p>1.22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7</text:p>
          </table:table-cell>
          <table:table-cell office:value-type="float" office:value="-0.0806" calcext:value-type="float">
            <text:p>-0.0806</text:p>
          </table:table-cell>
          <table:table-cell office:value-type="float" office:value="0.9" calcext:value-type="float">
            <text:p>0.9</text:p>
          </table:table-cell>
          <table:table-cell office:value-type="float" office:value="-0.8699" calcext:value-type="float">
            <text:p>-0.8699</text:p>
          </table:table-cell>
          <table:table-cell office:value-type="float" office:value="0.7086" calcext:value-type="float">
            <text:p>0.70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</text:p>
          </table:table-cell>
          <table:table-cell office:value-type="float" office:value="-0.2678" calcext:value-type="float">
            <text:p>-0.2678</text:p>
          </table:table-cell>
          <table:table-cell office:value-type="float" office:value="0.9" calcext:value-type="float">
            <text:p>0.9</text:p>
          </table:table-cell>
          <table:table-cell office:value-type="float" office:value="-1.057" calcext:value-type="float">
            <text:p>-1.057</text:p>
          </table:table-cell>
          <table:table-cell office:value-type="float" office:value="0.5215" calcext:value-type="float">
            <text:p>0.52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0</text:p>
          </table:table-cell>
          <table:table-cell office:value-type="float" office:value="-0.2399" calcext:value-type="float">
            <text:p>-0.2399</text:p>
          </table:table-cell>
          <table:table-cell office:value-type="float" office:value="0.9" calcext:value-type="float">
            <text:p>0.9</text:p>
          </table:table-cell>
          <table:table-cell office:value-type="float" office:value="-1.0292" calcext:value-type="float">
            <text:p>-1.0292</text:p>
          </table:table-cell>
          <table:table-cell office:value-type="float" office:value="0.5494" calcext:value-type="float">
            <text:p>0.54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1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9" calcext:value-type="float">
            <text:p>0.9</text:p>
          </table:table-cell>
          <table:table-cell office:value-type="float" office:value="-0.9772" calcext:value-type="float">
            <text:p>-0.9772</text:p>
          </table:table-cell>
          <table:table-cell office:value-type="float" office:value="0.6013" calcext:value-type="float">
            <text:p>0.60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2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0.9" calcext:value-type="float">
            <text:p>0.9</text:p>
          </table:table-cell>
          <table:table-cell office:value-type="float" office:value="-0.8091" calcext:value-type="float">
            <text:p>-0.8091</text:p>
          </table:table-cell>
          <table:table-cell office:value-type="float" office:value="0.7694" calcext:value-type="float">
            <text:p>0.76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3</text:p>
          </table:table-cell>
          <table:table-cell office:value-type="float" office:value="-0.22" calcext:value-type="float">
            <text:p>-0.22</text:p>
          </table:table-cell>
          <table:table-cell office:value-type="float" office:value="0.9" calcext:value-type="float">
            <text:p>0.9</text:p>
          </table:table-cell>
          <table:table-cell office:value-type="float" office:value="-1.0092" calcext:value-type="float">
            <text:p>-1.0092</text:p>
          </table:table-cell>
          <table:table-cell office:value-type="float" office:value="0.5693" calcext:value-type="float">
            <text:p>0.56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3</text:p>
          </table:table-cell>
          <table:table-cell office:value-type="float" office:value="-0.1183" calcext:value-type="float">
            <text:p>-0.1183</text:p>
          </table:table-cell>
          <table:table-cell office:value-type="float" office:value="0.9" calcext:value-type="float">
            <text:p>0.9</text:p>
          </table:table-cell>
          <table:table-cell office:value-type="float" office:value="-0.9076" calcext:value-type="float">
            <text:p>-0.9076</text:p>
          </table:table-cell>
          <table:table-cell office:value-type="float" office:value="0.6709" calcext:value-type="float">
            <text:p>0.67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4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9" calcext:value-type="float">
            <text:p>0.9</text:p>
          </table:table-cell>
          <table:table-cell office:value-type="float" office:value="-0.7456" calcext:value-type="float">
            <text:p>-0.7456</text:p>
          </table:table-cell>
          <table:table-cell office:value-type="float" office:value="0.833" calcext:value-type="float">
            <text:p>0.8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6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9" calcext:value-type="float">
            <text:p>0.9</text:p>
          </table:table-cell>
          <table:table-cell office:value-type="float" office:value="-0.4136" calcext:value-type="float">
            <text:p>-0.4136</text:p>
          </table:table-cell>
          <table:table-cell office:value-type="float" office:value="1.1649" calcext:value-type="float">
            <text:p>1.16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7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9" calcext:value-type="float">
            <text:p>0.9</text:p>
          </table:table-cell>
          <table:table-cell office:value-type="float" office:value="-0.9323" calcext:value-type="float">
            <text:p>-0.9323</text:p>
          </table:table-cell>
          <table:table-cell office:value-type="float" office:value="0.6462" calcext:value-type="float">
            <text:p>0.64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0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9" calcext:value-type="float">
            <text:p>0.9</text:p>
          </table:table-cell>
          <table:table-cell office:value-type="float" office:value="-0.7614" calcext:value-type="float">
            <text:p>-0.7614</text:p>
          </table:table-cell>
          <table:table-cell office:value-type="float" office:value="0.8171" calcext:value-type="float">
            <text:p>0.81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1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9" calcext:value-type="float">
            <text:p>0.9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8691" calcext:value-type="float">
            <text:p>0.86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2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9" calcext:value-type="float">
            <text:p>0.9</text:p>
          </table:table-cell>
          <table:table-cell office:value-type="float" office:value="-0.5413" calcext:value-type="float">
            <text:p>-0.5413</text:p>
          </table:table-cell>
          <table:table-cell office:value-type="float" office:value="1.0372" calcext:value-type="float">
            <text:p>1.03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9" calcext:value-type="float">
            <text:p>0.9</text:p>
          </table:table-cell>
          <table:table-cell office:value-type="float" office:value="-0.7414" calcext:value-type="float">
            <text:p>-0.7414</text:p>
          </table:table-cell>
          <table:table-cell office:value-type="float" office:value="0.8371" calcext:value-type="float">
            <text:p>0.83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3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9" calcext:value-type="float">
            <text:p>0.9</text:p>
          </table:table-cell>
          <table:table-cell office:value-type="float" office:value="-0.6398" calcext:value-type="float">
            <text:p>-0.6398</text:p>
          </table:table-cell>
          <table:table-cell office:value-type="float" office:value="0.9387" calcext:value-type="float">
            <text:p>0.93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4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9" calcext:value-type="float">
            <text:p>0.9</text:p>
          </table:table-cell>
          <table:table-cell office:value-type="float" office:value="-0.4778" calcext:value-type="float">
            <text:p>-0.4778</text:p>
          </table:table-cell>
          <table:table-cell office:value-type="float" office:value="1.1007" calcext:value-type="float">
            <text:p>1.10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6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3144" calcext:value-type="float">
            <text:p>0.3144</text:p>
          </table:table-cell>
          <table:table-cell office:value-type="float" office:value="-0.1458" calcext:value-type="float">
            <text:p>-0.1458</text:p>
          </table:table-cell>
          <table:table-cell office:value-type="float" office:value="1.4327" calcext:value-type="float">
            <text:p>1.43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7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9" calcext:value-type="float">
            <text:p>0.9</text:p>
          </table:table-cell>
          <table:table-cell office:value-type="float" office:value="-0.6645" calcext:value-type="float">
            <text:p>-0.6645</text:p>
          </table:table-cell>
          <table:table-cell office:value-type="float" office:value="0.914" calcext:value-type="float">
            <text:p>0.91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1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9" calcext:value-type="float">
            <text:p>0.9</text:p>
          </table:table-cell>
          <table:table-cell office:value-type="float" office:value="-0.7373" calcext:value-type="float">
            <text:p>-0.7373</text:p>
          </table:table-cell>
          <table:table-cell office:value-type="float" office:value="0.8412" calcext:value-type="float">
            <text:p>0.84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2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-0.5692" calcext:value-type="float">
            <text:p>-0.5692</text:p>
          </table:table-cell>
          <table:table-cell office:value-type="float" office:value="1.0093" calcext:value-type="float">
            <text:p>1.00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9" calcext:value-type="float">
            <text:p>0.9</text:p>
          </table:table-cell>
          <table:table-cell office:value-type="float" office:value="-0.7693" calcext:value-type="float">
            <text:p>-0.7693</text:p>
          </table:table-cell>
          <table:table-cell office:value-type="float" office:value="0.8092" calcext:value-type="float">
            <text:p>0.80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3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9" calcext:value-type="float">
            <text:p>0.9</text:p>
          </table:table-cell>
          <table:table-cell office:value-type="float" office:value="-0.6677" calcext:value-type="float">
            <text:p>-0.6677</text:p>
          </table:table-cell>
          <table:table-cell office:value-type="float" office:value="0.9108" calcext:value-type="float">
            <text:p>0.91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4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9" calcext:value-type="float">
            <text:p>0.9</text:p>
          </table:table-cell>
          <table:table-cell office:value-type="float" office:value="-0.5057" calcext:value-type="float">
            <text:p>-0.5057</text:p>
          </table:table-cell>
          <table:table-cell office:value-type="float" office:value="1.0729" calcext:value-type="float">
            <text:p>1.07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4104" calcext:value-type="float">
            <text:p>0.4104</text:p>
          </table:table-cell>
          <table:table-cell office:value-type="float" office:value="-0.1737" calcext:value-type="float">
            <text:p>-0.1737</text:p>
          </table:table-cell>
          <table:table-cell office:value-type="float" office:value="1.4048" calcext:value-type="float">
            <text:p>1.40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9" calcext:value-type="float">
            <text:p>0.9</text:p>
          </table:table-cell>
          <table:table-cell office:value-type="float" office:value="-0.6924" calcext:value-type="float">
            <text:p>-0.6924</text:p>
          </table:table-cell>
          <table:table-cell office:value-type="float" office:value="0.8861" calcext:value-type="float">
            <text:p>0.88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9" calcext:value-type="float">
            <text:p>0.9</text:p>
          </table:table-cell>
          <table:table-cell office:value-type="float" office:value="-0.6212" calcext:value-type="float">
            <text:p>-0.6212</text:p>
          </table:table-cell>
          <table:table-cell office:value-type="float" office:value="0.9574" calcext:value-type="float">
            <text:p>0.95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9" calcext:value-type="float">
            <text:p>0.9</text:p>
          </table:table-cell>
          <table:table-cell office:value-type="float" office:value="-0.8213" calcext:value-type="float">
            <text:p>-0.8213</text:p>
          </table:table-cell>
          <table:table-cell office:value-type="float" office:value="0.7572" calcext:value-type="float">
            <text:p>0.75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9" calcext:value-type="float">
            <text:p>0.9</text:p>
          </table:table-cell>
          <table:table-cell office:value-type="float" office:value="-0.7196" calcext:value-type="float">
            <text:p>-0.7196</text:p>
          </table:table-cell>
          <table:table-cell office:value-type="float" office:value="0.8589" calcext:value-type="float">
            <text:p>0.85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4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" calcext:value-type="float">
            <text:p>0.9</text:p>
          </table:table-cell>
          <table:table-cell office:value-type="float" office:value="-0.5576" calcext:value-type="float">
            <text:p>-0.5576</text:p>
          </table:table-cell>
          <table:table-cell office:value-type="float" office:value="1.0209" calcext:value-type="float">
            <text:p>1.02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5" calcext:value-type="float">
            <text:p>0.5785</text:p>
          </table:table-cell>
          <table:table-cell office:value-type="float" office:value="-0.2257" calcext:value-type="float">
            <text:p>-0.2257</text:p>
          </table:table-cell>
          <table:table-cell office:value-type="float" office:value="1.3529" calcext:value-type="float">
            <text:p>1.35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7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9" calcext:value-type="float">
            <text:p>0.9</text:p>
          </table:table-cell>
          <table:table-cell office:value-type="float" office:value="-0.7443" calcext:value-type="float">
            <text:p>-0.7443</text:p>
          </table:table-cell>
          <table:table-cell office:value-type="float" office:value="0.8342" calcext:value-type="float">
            <text:p>0.83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3</text:p>
          </table:table-cell>
          <table:table-cell office:value-type="float" office:value="-0.2001" calcext:value-type="float">
            <text:p>-0.2001</text:p>
          </table:table-cell>
          <table:table-cell office:value-type="float" office:value="0.9" calcext:value-type="float">
            <text:p>0.9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5892" calcext:value-type="float">
            <text:p>0.58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3</text:p>
          </table:table-cell>
          <table:table-cell office:value-type="float" office:value="-0.0985" calcext:value-type="float">
            <text:p>-0.0985</text:p>
          </table:table-cell>
          <table:table-cell office:value-type="float" office:value="0.9" calcext:value-type="float">
            <text:p>0.9</text:p>
          </table:table-cell>
          <table:table-cell office:value-type="float" office:value="-0.8877" calcext:value-type="float">
            <text:p>-0.8877</text:p>
          </table:table-cell>
          <table:table-cell office:value-type="float" office:value="0.6908" calcext:value-type="float">
            <text:p>0.69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4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9" calcext:value-type="float">
            <text:p>0.9</text:p>
          </table:table-cell>
          <table:table-cell office:value-type="float" office:value="-0.7257" calcext:value-type="float">
            <text:p>-0.7257</text:p>
          </table:table-cell>
          <table:table-cell office:value-type="float" office:value="0.8528" calcext:value-type="float">
            <text:p>0.85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6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9" calcext:value-type="float">
            <text:p>0.9</text:p>
          </table:table-cell>
          <table:table-cell office:value-type="float" office:value="-0.3938" calcext:value-type="float">
            <text:p>-0.3938</text:p>
          </table:table-cell>
          <table:table-cell office:value-type="float" office:value="1.1848" calcext:value-type="float">
            <text:p>1.18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7</text:p>
          </table:table-cell>
          <table:table-cell office:value-type="float" office:value="-0.1232" calcext:value-type="float">
            <text:p>-0.1232</text:p>
          </table:table-cell>
          <table:table-cell office:value-type="float" office:value="0.9" calcext:value-type="float">
            <text:p>0.9</text:p>
          </table:table-cell>
          <table:table-cell office:value-type="float" office:value="-0.9124" calcext:value-type="float">
            <text:p>-0.9124</text:p>
          </table:table-cell>
          <table:table-cell office:value-type="float" office:value="0.6661" calcext:value-type="float">
            <text:p>0.66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3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9" calcext:value-type="float">
            <text:p>0.9</text:p>
          </table:table-cell>
          <table:table-cell office:value-type="float" office:value="-0.6876" calcext:value-type="float">
            <text:p>-0.6876</text:p>
          </table:table-cell>
          <table:table-cell office:value-type="float" office:value="0.8909" calcext:value-type="float">
            <text:p>0.89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4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9" calcext:value-type="float">
            <text:p>0.9</text:p>
          </table:table-cell>
          <table:table-cell office:value-type="float" office:value="-0.5256" calcext:value-type="float">
            <text:p>-0.5256</text:p>
          </table:table-cell>
          <table:table-cell office:value-type="float" office:value="1.0529" calcext:value-type="float">
            <text:p>1.05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6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4794" calcext:value-type="float">
            <text:p>0.4794</text:p>
          </table:table-cell>
          <table:table-cell office:value-type="float" office:value="-0.1936" calcext:value-type="float">
            <text:p>-0.1936</text:p>
          </table:table-cell>
          <table:table-cell office:value-type="float" office:value="1.3849" calcext:value-type="float">
            <text:p>1.38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7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" calcext:value-type="float">
            <text:p>0.9</text:p>
          </table:table-cell>
          <table:table-cell office:value-type="float" office:value="-0.7123" calcext:value-type="float">
            <text:p>-0.7123</text:p>
          </table:table-cell>
          <table:table-cell office:value-type="float" office:value="0.8662" calcext:value-type="float">
            <text:p>0.86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4</text:p>
          </table:table-cell>
          <table:table-cell office:value-type="float" office:value="0.162" calcext:value-type="float">
            <text:p>0.162</text:p>
          </table:table-cell>
          <table:table-cell office:value-type="float" office:value="0.9" calcext:value-type="float">
            <text:p>0.9</text:p>
          </table:table-cell>
          <table:table-cell office:value-type="float" office:value="-0.6272" calcext:value-type="float">
            <text:p>-0.6272</text:p>
          </table:table-cell>
          <table:table-cell office:value-type="float" office:value="0.9513" calcext:value-type="float">
            <text:p>0.95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6</text:p>
          </table:table-cell>
          <table:table-cell office:value-type="float" office:value="0.494" calcext:value-type="float">
            <text:p>0.494</text:p>
          </table:table-cell>
          <table:table-cell office:value-type="float" office:value="0.7926" calcext:value-type="float">
            <text:p>0.7926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1.2832" calcext:value-type="float">
            <text:p>1.28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7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0.9" calcext:value-type="float">
            <text:p>0.9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7645" calcext:value-type="float">
            <text:p>0.76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6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9" calcext:value-type="float">
            <text:p>0.9</text:p>
          </table:table-cell>
          <table:table-cell office:value-type="float" office:value="-0.4573" calcext:value-type="float">
            <text:p>-0.4573</text:p>
          </table:table-cell>
          <table:table-cell office:value-type="float" office:value="1.1212" calcext:value-type="float">
            <text:p>1.12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7</text:p>
          </table:table-cell>
          <table:table-cell office:value-type="float" office:value="-0.1868" calcext:value-type="float">
            <text:p>-0.1868</text:p>
          </table:table-cell>
          <table:table-cell office:value-type="float" office:value="0.9" calcext:value-type="float">
            <text:p>0.9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6025" calcext:value-type="float">
            <text:p>0.60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7</text:p>
          </table:table-cell>
          <table:table-cell office:value-type="float" office:value="-0.5187" calcext:value-type="float">
            <text:p>-0.5187</text:p>
          </table:table-cell>
          <table:table-cell office:value-type="float" office:value="0.7166" calcext:value-type="float">
            <text:p>0.7166</text:p>
          </table:table-cell>
          <table:table-cell office:value-type="float" office:value="-1.308" calcext:value-type="float">
            <text:p>-1.308</text:p>
          </table:table-cell>
          <table:table-cell office:value-type="float" office:value="0.2706" calcext:value-type="float">
            <text:p>0.27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8</text:p>
          </table:table-cell>
          <table:table-cell office:value-type="string" calcext:value-type="string">
            <text:p>exp9</text:p>
          </table:table-cell>
          <table:table-cell office:value-type="float" office:value="0.261" calcext:value-type="float">
            <text:p>0.261</text:p>
          </table:table-cell>
          <table:table-cell office:value-type="float" office:value="0.9" calcext:value-type="float">
            <text:p>0.9</text:p>
          </table:table-cell>
          <table:table-cell office:value-type="float" office:value="-0.5283" calcext:value-type="float">
            <text:p>-0.5283</text:p>
          </table:table-cell>
          <table:table-cell office:value-type="float" office:value="1.0503" calcext:value-type="float">
            <text:p>1.05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24</text:p>
          </table:table-cell>
          <table:table-cell office:value-type="float" office:value="18.4762" calcext:value-type="float">
            <text:p>18.4762</text:p>
          </table:table-cell>
          <table:table-cell office:value-type="float" office:value="0.001" calcext:value-type="float">
            <text:p>0.001</text:p>
          </table:table-cell>
          <table:table-cell office:value-type="float" office:value="17.687" calcext:value-type="float">
            <text:p>17.687</text:p>
          </table:table-cell>
          <table:table-cell office:value-type="float" office:value="19.2655" calcext:value-type="float">
            <text:p>19.26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5</text:p>
          </table:table-cell>
          <table:table-cell office:value-type="float" office:value="1.8046" calcext:value-type="float">
            <text:p>1.804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53" calcext:value-type="float">
            <text:p>1.0153</text:p>
          </table:table-cell>
          <table:table-cell office:value-type="float" office:value="2.5939" calcext:value-type="float">
            <text:p>2.59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8</text:p>
          </table:table-cell>
          <table:table-cell office:value-type="float" office:value="2.7894" calcext:value-type="float">
            <text:p>2.7894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02" calcext:value-type="float">
            <text:p>2.0002</text:p>
          </table:table-cell>
          <table:table-cell office:value-type="float" office:value="3.5787" calcext:value-type="float">
            <text:p>3.57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</text:p>
          </table:table-cell>
          <table:table-cell office:value-type="string" calcext:value-type="string">
            <text:p>exp9</text:p>
          </table:table-cell>
          <table:table-cell office:value-type="float" office:value="3.0504" calcext:value-type="float">
            <text:p>3.0504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12" calcext:value-type="float">
            <text:p>2.2612</text:p>
          </table:table-cell>
          <table:table-cell office:value-type="float" office:value="3.8397" calcext:value-type="float">
            <text:p>3.839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24</text:p>
          </table:table-cell>
          <table:table-cell office:value-type="float" office:value="18.4768" calcext:value-type="float">
            <text:p>18.4768</text:p>
          </table:table-cell>
          <table:table-cell office:value-type="float" office:value="0.001" calcext:value-type="float">
            <text:p>0.001</text:p>
          </table:table-cell>
          <table:table-cell office:value-type="float" office:value="17.6876" calcext:value-type="float">
            <text:p>17.6876</text:p>
          </table:table-cell>
          <table:table-cell office:value-type="float" office:value="19.2661" calcext:value-type="float">
            <text:p>19.26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5</text:p>
          </table:table-cell>
          <table:table-cell office:value-type="float" office:value="1.8052" calcext:value-type="float">
            <text:p>1.805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6" calcext:value-type="float">
            <text:p>1.016</text:p>
          </table:table-cell>
          <table:table-cell office:value-type="float" office:value="2.5945" calcext:value-type="float">
            <text:p>2.59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8</text:p>
          </table:table-cell>
          <table:table-cell office:value-type="float" office:value="2.79" calcext:value-type="float">
            <text:p>2.79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08" calcext:value-type="float">
            <text:p>2.0008</text:p>
          </table:table-cell>
          <table:table-cell office:value-type="float" office:value="3.5793" calcext:value-type="float">
            <text:p>3.57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0</text:p>
          </table:table-cell>
          <table:table-cell office:value-type="string" calcext:value-type="string">
            <text:p>exp9</text:p>
          </table:table-cell>
          <table:table-cell office:value-type="float" office:value="3.051" calcext:value-type="float">
            <text:p>3.051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18" calcext:value-type="float">
            <text:p>2.2618</text:p>
          </table:table-cell>
          <table:table-cell office:value-type="float" office:value="3.8403" calcext:value-type="float">
            <text:p>3.84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24</text:p>
          </table:table-cell>
          <table:table-cell office:value-type="float" office:value="18.574" calcext:value-type="float">
            <text:p>18.574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848" calcext:value-type="float">
            <text:p>17.7848</text:p>
          </table:table-cell>
          <table:table-cell office:value-type="float" office:value="19.3633" calcext:value-type="float">
            <text:p>19.36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5</text:p>
          </table:table-cell>
          <table:table-cell office:value-type="float" office:value="1.9024" calcext:value-type="float">
            <text:p>1.902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31" calcext:value-type="float">
            <text:p>1.1131</text:p>
          </table:table-cell>
          <table:table-cell office:value-type="float" office:value="2.6917" calcext:value-type="float">
            <text:p>2.69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8</text:p>
          </table:table-cell>
          <table:table-cell office:value-type="float" office:value="2.8872" calcext:value-type="float">
            <text:p>2.8872</text:p>
          </table:table-cell>
          <table:table-cell office:value-type="float" office:value="0.001" calcext:value-type="float">
            <text:p>0.001</text:p>
          </table:table-cell>
          <table:table-cell office:value-type="float" office:value="2.098" calcext:value-type="float">
            <text:p>2.098</text:p>
          </table:table-cell>
          <table:table-cell office:value-type="float" office:value="3.6765" calcext:value-type="float">
            <text:p>3.67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1</text:p>
          </table:table-cell>
          <table:table-cell office:value-type="string" calcext:value-type="string">
            <text:p>exp9</text:p>
          </table:table-cell>
          <table:table-cell office:value-type="float" office:value="3.1482" calcext:value-type="float">
            <text:p>3.1482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9" calcext:value-type="float">
            <text:p>2.359</text:p>
          </table:table-cell>
          <table:table-cell office:value-type="float" office:value="3.9375" calcext:value-type="float">
            <text:p>3.937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24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7.4157" calcext:value-type="float">
            <text:p>17.4157</text:p>
          </table:table-cell>
          <table:table-cell office:value-type="float" office:value="18.9943" calcext:value-type="float">
            <text:p>18.99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5</text:p>
          </table:table-cell>
          <table:table-cell office:value-type="float" office:value="1.5334" calcext:value-type="float">
            <text:p>1.5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41" calcext:value-type="float">
            <text:p>0.7441</text:p>
          </table:table-cell>
          <table:table-cell office:value-type="float" office:value="2.3226" calcext:value-type="float">
            <text:p>2.32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8</text:p>
          </table:table-cell>
          <table:table-cell office:value-type="float" office:value="2.5182" calcext:value-type="float">
            <text:p>2.5182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89" calcext:value-type="float">
            <text:p>1.7289</text:p>
          </table:table-cell>
          <table:table-cell office:value-type="float" office:value="3.3074" calcext:value-type="float">
            <text:p>3.30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2</text:p>
          </table:table-cell>
          <table:table-cell office:value-type="string" calcext:value-type="string">
            <text:p>exp9</text:p>
          </table:table-cell>
          <table:table-cell office:value-type="float" office:value="2.7792" calcext:value-type="float">
            <text:p>2.779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99" calcext:value-type="float">
            <text:p>1.9899</text:p>
          </table:table-cell>
          <table:table-cell office:value-type="float" office:value="3.5684" calcext:value-type="float">
            <text:p>3.56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24</text:p>
          </table:table-cell>
          <table:table-cell office:value-type="float" office:value="18.4856" calcext:value-type="float">
            <text:p>18.4856</text:p>
          </table:table-cell>
          <table:table-cell office:value-type="float" office:value="0.001" calcext:value-type="float">
            <text:p>0.001</text:p>
          </table:table-cell>
          <table:table-cell office:value-type="float" office:value="17.6964" calcext:value-type="float">
            <text:p>17.6964</text:p>
          </table:table-cell>
          <table:table-cell office:value-type="float" office:value="19.2749" calcext:value-type="float">
            <text:p>19.27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5</text:p>
          </table:table-cell>
          <table:table-cell office:value-type="float" office:value="1.814" calcext:value-type="float">
            <text:p>1.81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47" calcext:value-type="float">
            <text:p>1.0247</text:p>
          </table:table-cell>
          <table:table-cell office:value-type="float" office:value="2.6032" calcext:value-type="float">
            <text:p>2.60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8</text:p>
          </table:table-cell>
          <table:table-cell office:value-type="float" office:value="2.7988" calcext:value-type="float">
            <text:p>2.798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95" calcext:value-type="float">
            <text:p>2.0095</text:p>
          </table:table-cell>
          <table:table-cell office:value-type="float" office:value="3.5881" calcext:value-type="float">
            <text:p>3.58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3</text:p>
          </table:table-cell>
          <table:table-cell office:value-type="string" calcext:value-type="string">
            <text:p>exp9</text:p>
          </table:table-cell>
          <table:table-cell office:value-type="float" office:value="3.0598" calcext:value-type="float">
            <text:p>3.0598</text:p>
          </table:table-cell>
          <table:table-cell office:value-type="float" office:value="0.001" calcext:value-type="float">
            <text:p>0.001</text:p>
          </table:table-cell>
          <table:table-cell office:value-type="float" office:value="2.2705" calcext:value-type="float">
            <text:p>2.2705</text:p>
          </table:table-cell>
          <table:table-cell office:value-type="float" office:value="3.8491" calcext:value-type="float">
            <text:p>3.84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24</text:p>
          </table:table-cell>
          <table:table-cell office:value-type="float" office:value="18.4811" calcext:value-type="float">
            <text:p>18.4811</text:p>
          </table:table-cell>
          <table:table-cell office:value-type="float" office:value="0.001" calcext:value-type="float">
            <text:p>0.001</text:p>
          </table:table-cell>
          <table:table-cell office:value-type="float" office:value="17.6919" calcext:value-type="float">
            <text:p>17.6919</text:p>
          </table:table-cell>
          <table:table-cell office:value-type="float" office:value="19.2704" calcext:value-type="float">
            <text:p>19.27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5</text:p>
          </table:table-cell>
          <table:table-cell office:value-type="float" office:value="1.8095" calcext:value-type="float">
            <text:p>1.8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02" calcext:value-type="float">
            <text:p>1.0202</text:p>
          </table:table-cell>
          <table:table-cell office:value-type="float" office:value="2.5987" calcext:value-type="float">
            <text:p>2.59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8</text:p>
          </table:table-cell>
          <table:table-cell office:value-type="float" office:value="2.7943" calcext:value-type="float">
            <text:p>2.7943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51" calcext:value-type="float">
            <text:p>2.0051</text:p>
          </table:table-cell>
          <table:table-cell office:value-type="float" office:value="3.5836" calcext:value-type="float">
            <text:p>3.58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4</text:p>
          </table:table-cell>
          <table:table-cell office:value-type="string" calcext:value-type="string">
            <text:p>exp9</text:p>
          </table:table-cell>
          <table:table-cell office:value-type="float" office:value="3.0553" calcext:value-type="float">
            <text:p>3.0553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61" calcext:value-type="float">
            <text:p>2.2661</text:p>
          </table:table-cell>
          <table:table-cell office:value-type="float" office:value="3.8446" calcext:value-type="float">
            <text:p>3.84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24</text:p>
          </table:table-cell>
          <table:table-cell office:value-type="float" office:value="18.5436" calcext:value-type="float">
            <text:p>18.5436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544" calcext:value-type="float">
            <text:p>17.7544</text:p>
          </table:table-cell>
          <table:table-cell office:value-type="float" office:value="19.3329" calcext:value-type="float">
            <text:p>19.332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5</text:p>
          </table:table-cell>
          <table:table-cell office:value-type="float" office:value="1.872" calcext:value-type="float">
            <text:p>1.8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7" calcext:value-type="float">
            <text:p>1.0827</text:p>
          </table:table-cell>
          <table:table-cell office:value-type="float" office:value="2.6613" calcext:value-type="float">
            <text:p>2.6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8</text:p>
          </table:table-cell>
          <table:table-cell office:value-type="float" office:value="2.8568" calcext:value-type="float">
            <text:p>2.856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76" calcext:value-type="float">
            <text:p>2.0676</text:p>
          </table:table-cell>
          <table:table-cell office:value-type="float" office:value="3.6461" calcext:value-type="float">
            <text:p>3.64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5</text:p>
          </table:table-cell>
          <table:table-cell office:value-type="string" calcext:value-type="string">
            <text:p>exp9</text:p>
          </table:table-cell>
          <table:table-cell office:value-type="float" office:value="3.1178" calcext:value-type="float">
            <text:p>3.1178</text:p>
          </table:table-cell>
          <table:table-cell office:value-type="float" office:value="0.001" calcext:value-type="float">
            <text:p>0.001</text:p>
          </table:table-cell>
          <table:table-cell office:value-type="float" office:value="2.3286" calcext:value-type="float">
            <text:p>2.3286</text:p>
          </table:table-cell>
          <table:table-cell office:value-type="float" office:value="3.9071" calcext:value-type="float">
            <text:p>3.90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24</text:p>
          </table:table-cell>
          <table:table-cell office:value-type="float" office:value="18.4949" calcext:value-type="float">
            <text:p>18.4949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057" calcext:value-type="float">
            <text:p>17.7057</text:p>
          </table:table-cell>
          <table:table-cell office:value-type="float" office:value="19.2842" calcext:value-type="float">
            <text:p>19.28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5</text:p>
          </table:table-cell>
          <table:table-cell office:value-type="float" office:value="1.8233" calcext:value-type="float">
            <text:p>1.82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126" calcext:value-type="float">
            <text:p>2.61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8</text:p>
          </table:table-cell>
          <table:table-cell office:value-type="float" office:value="2.8081" calcext:value-type="float">
            <text:p>2.8081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89" calcext:value-type="float">
            <text:p>2.0189</text:p>
          </table:table-cell>
          <table:table-cell office:value-type="float" office:value="3.5974" calcext:value-type="float">
            <text:p>3.597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6</text:p>
          </table:table-cell>
          <table:table-cell office:value-type="string" calcext:value-type="string">
            <text:p>exp9</text:p>
          </table:table-cell>
          <table:table-cell office:value-type="float" office:value="3.0691" calcext:value-type="float">
            <text:p>3.0691</text:p>
          </table:table-cell>
          <table:table-cell office:value-type="float" office:value="0.001" calcext:value-type="float">
            <text:p>0.001</text:p>
          </table:table-cell>
          <table:table-cell office:value-type="float" office:value="2.2799" calcext:value-type="float">
            <text:p>2.2799</text:p>
          </table:table-cell>
          <table:table-cell office:value-type="float" office:value="3.8584" calcext:value-type="float">
            <text:p>3.85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24</text:p>
          </table:table-cell>
          <table:table-cell office:value-type="float" office:value="18.5024" calcext:value-type="float">
            <text:p>18.5024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132" calcext:value-type="float">
            <text:p>17.7132</text:p>
          </table:table-cell>
          <table:table-cell office:value-type="float" office:value="19.2917" calcext:value-type="float">
            <text:p>19.29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5</text:p>
          </table:table-cell>
          <table:table-cell office:value-type="float" office:value="1.8308" calcext:value-type="float">
            <text:p>1.83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16" calcext:value-type="float">
            <text:p>1.0416</text:p>
          </table:table-cell>
          <table:table-cell office:value-type="float" office:value="2.6201" calcext:value-type="float">
            <text:p>2.62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8</text:p>
          </table:table-cell>
          <table:table-cell office:value-type="float" office:value="2.8156" calcext:value-type="float">
            <text:p>2.8156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64" calcext:value-type="float">
            <text:p>2.0264</text:p>
          </table:table-cell>
          <table:table-cell office:value-type="float" office:value="3.6049" calcext:value-type="float">
            <text:p>3.60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7</text:p>
          </table:table-cell>
          <table:table-cell office:value-type="string" calcext:value-type="string">
            <text:p>exp9</text:p>
          </table:table-cell>
          <table:table-cell office:value-type="float" office:value="3.0766" calcext:value-type="float">
            <text:p>3.0766</text:p>
          </table:table-cell>
          <table:table-cell office:value-type="float" office:value="0.001" calcext:value-type="float">
            <text:p>0.001</text:p>
          </table:table-cell>
          <table:table-cell office:value-type="float" office:value="2.2874" calcext:value-type="float">
            <text:p>2.2874</text:p>
          </table:table-cell>
          <table:table-cell office:value-type="float" office:value="3.8659" calcext:value-type="float">
            <text:p>3.86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24</text:p>
          </table:table-cell>
          <table:table-cell office:value-type="float" office:value="18.3657" calcext:value-type="float">
            <text:p>18.3657</text:p>
          </table:table-cell>
          <table:table-cell office:value-type="float" office:value="0.001" calcext:value-type="float">
            <text:p>0.001</text:p>
          </table:table-cell>
          <table:table-cell office:value-type="float" office:value="17.5765" calcext:value-type="float">
            <text:p>17.5765</text:p>
          </table:table-cell>
          <table:table-cell office:value-type="float" office:value="19.155" calcext:value-type="float">
            <text:p>19.1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5</text:p>
          </table:table-cell>
          <table:table-cell office:value-type="float" office:value="1.6941" calcext:value-type="float">
            <text:p>1.69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48" calcext:value-type="float">
            <text:p>0.9048</text:p>
          </table:table-cell>
          <table:table-cell office:value-type="float" office:value="2.4834" calcext:value-type="float">
            <text:p>2.483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8</text:p>
          </table:table-cell>
          <table:table-cell office:value-type="float" office:value="2.6789" calcext:value-type="float">
            <text:p>2.67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97" calcext:value-type="float">
            <text:p>1.8897</text:p>
          </table:table-cell>
          <table:table-cell office:value-type="float" office:value="3.4682" calcext:value-type="float">
            <text:p>3.46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8</text:p>
          </table:table-cell>
          <table:table-cell office:value-type="string" calcext:value-type="string">
            <text:p>exp9</text:p>
          </table:table-cell>
          <table:table-cell office:value-type="float" office:value="2.9399" calcext:value-type="float">
            <text:p>2.9399</text:p>
          </table:table-cell>
          <table:table-cell office:value-type="float" office:value="0.001" calcext:value-type="float">
            <text:p>0.001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7292" calcext:value-type="float">
            <text:p>3.729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24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0.001" calcext:value-type="float">
            <text:p>0.001</text:p>
          </table:table-cell>
          <table:table-cell office:value-type="float" office:value="17.5141" calcext:value-type="float">
            <text:p>17.5141</text:p>
          </table:table-cell>
          <table:table-cell office:value-type="float" office:value="19.0926" calcext:value-type="float">
            <text:p>19.09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5</text:p>
          </table:table-cell>
          <table:table-cell office:value-type="float" office:value="1.6317" calcext:value-type="float">
            <text:p>1.63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24" calcext:value-type="float">
            <text:p>0.8424</text:p>
          </table:table-cell>
          <table:table-cell office:value-type="float" office:value="2.4209" calcext:value-type="float">
            <text:p>2.42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8</text:p>
          </table:table-cell>
          <table:table-cell office:value-type="float" office:value="2.6165" calcext:value-type="float">
            <text:p>2.6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72" calcext:value-type="float">
            <text:p>1.8272</text:p>
          </table:table-cell>
          <table:table-cell office:value-type="float" office:value="3.4058" calcext:value-type="float">
            <text:p>3.40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19</text:p>
          </table:table-cell>
          <table:table-cell office:value-type="string" calcext:value-type="string">
            <text:p>exp9</text:p>
          </table:table-cell>
          <table:table-cell office:value-type="float" office:value="2.8775" calcext:value-type="float">
            <text:p>2.87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82" calcext:value-type="float">
            <text:p>2.0882</text:p>
          </table:table-cell>
          <table:table-cell office:value-type="float" office:value="3.6668" calcext:value-type="float">
            <text:p>3.66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24</text:p>
          </table:table-cell>
          <table:table-cell office:value-type="float" office:value="18.5711" calcext:value-type="float">
            <text:p>18.5711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818" calcext:value-type="float">
            <text:p>17.7818</text:p>
          </table:table-cell>
          <table:table-cell office:value-type="float" office:value="19.3604" calcext:value-type="float">
            <text:p>19.36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5</text:p>
          </table:table-cell>
          <table:table-cell office:value-type="float" office:value="1.8995" calcext:value-type="float">
            <text:p>1.89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02" calcext:value-type="float">
            <text:p>1.1102</text:p>
          </table:table-cell>
          <table:table-cell office:value-type="float" office:value="2.6887" calcext:value-type="float">
            <text:p>2.688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8</text:p>
          </table:table-cell>
          <table:table-cell office:value-type="float" office:value="2.8843" calcext:value-type="float">
            <text:p>2.8843</text:p>
          </table:table-cell>
          <table:table-cell office:value-type="float" office:value="0.001" calcext:value-type="float">
            <text:p>0.001</text:p>
          </table:table-cell>
          <table:table-cell office:value-type="float" office:value="2.095" calcext:value-type="float">
            <text:p>2.095</text:p>
          </table:table-cell>
          <table:table-cell office:value-type="float" office:value="3.6735" calcext:value-type="float">
            <text:p>3.67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exp9</text:p>
          </table:table-cell>
          <table:table-cell office:value-type="float" office:value="3.1453" calcext:value-type="float">
            <text:p>3.1453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6" calcext:value-type="float">
            <text:p>2.356</text:p>
          </table:table-cell>
          <table:table-cell office:value-type="float" office:value="3.9345" calcext:value-type="float">
            <text:p>3.93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24</text:p>
          </table:table-cell>
          <table:table-cell office:value-type="float" office:value="18.5432" calcext:value-type="float">
            <text:p>18.5432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539" calcext:value-type="float">
            <text:p>17.7539</text:p>
          </table:table-cell>
          <table:table-cell office:value-type="float" office:value="19.3325" calcext:value-type="float">
            <text:p>19.33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5</text:p>
          </table:table-cell>
          <table:table-cell office:value-type="float" office:value="1.8716" calcext:value-type="float">
            <text:p>1.87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3" calcext:value-type="float">
            <text:p>1.0823</text:p>
          </table:table-cell>
          <table:table-cell office:value-type="float" office:value="2.6608" calcext:value-type="float">
            <text:p>2.66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8</text:p>
          </table:table-cell>
          <table:table-cell office:value-type="float" office:value="2.8564" calcext:value-type="float">
            <text:p>2.8564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71" calcext:value-type="float">
            <text:p>2.0671</text:p>
          </table:table-cell>
          <table:table-cell office:value-type="float" office:value="3.6457" calcext:value-type="float">
            <text:p>3.64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0</text:p>
          </table:table-cell>
          <table:table-cell office:value-type="string" calcext:value-type="string">
            <text:p>exp9</text:p>
          </table:table-cell>
          <table:table-cell office:value-type="float" office:value="3.1174" calcext:value-type="float">
            <text:p>3.1174</text:p>
          </table:table-cell>
          <table:table-cell office:value-type="float" office:value="0.001" calcext:value-type="float">
            <text:p>0.001</text:p>
          </table:table-cell>
          <table:table-cell office:value-type="float" office:value="2.3281" calcext:value-type="float">
            <text:p>2.3281</text:p>
          </table:table-cell>
          <table:table-cell office:value-type="float" office:value="3.9067" calcext:value-type="float">
            <text:p>3.90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24</text:p>
          </table:table-cell>
          <table:table-cell office:value-type="float" office:value="18.4913" calcext:value-type="float">
            <text:p>18.4913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02" calcext:value-type="float">
            <text:p>17.702</text:p>
          </table:table-cell>
          <table:table-cell office:value-type="float" office:value="19.2805" calcext:value-type="float">
            <text:p>19.28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5</text:p>
          </table:table-cell>
          <table:table-cell office:value-type="float" office:value="1.8196" calcext:value-type="float">
            <text:p>1.819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04" calcext:value-type="float">
            <text:p>1.0304</text:p>
          </table:table-cell>
          <table:table-cell office:value-type="float" office:value="2.6089" calcext:value-type="float">
            <text:p>2.60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8</text:p>
          </table:table-cell>
          <table:table-cell office:value-type="float" office:value="2.8045" calcext:value-type="float">
            <text:p>2.804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52" calcext:value-type="float">
            <text:p>2.0152</text:p>
          </table:table-cell>
          <table:table-cell office:value-type="float" office:value="3.5937" calcext:value-type="float">
            <text:p>3.59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1</text:p>
          </table:table-cell>
          <table:table-cell office:value-type="string" calcext:value-type="string">
            <text:p>exp9</text:p>
          </table:table-cell>
          <table:table-cell office:value-type="float" office:value="3.0655" calcext:value-type="float">
            <text:p>3.0655</text:p>
          </table:table-cell>
          <table:table-cell office:value-type="float" office:value="0.001" calcext:value-type="float">
            <text:p>0.001</text:p>
          </table:table-cell>
          <table:table-cell office:value-type="float" office:value="2.2762" calcext:value-type="float">
            <text:p>2.2762</text:p>
          </table:table-cell>
          <table:table-cell office:value-type="float" office:value="3.8547" calcext:value-type="float">
            <text:p>3.854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24</text:p>
          </table:table-cell>
          <table:table-cell office:value-type="float" office:value="18.3232" calcext:value-type="float">
            <text:p>18.3232</text:p>
          </table:table-cell>
          <table:table-cell office:value-type="float" office:value="0.001" calcext:value-type="float">
            <text:p>0.001</text:p>
          </table:table-cell>
          <table:table-cell office:value-type="float" office:value="17.5339" calcext:value-type="float">
            <text:p>17.5339</text:p>
          </table:table-cell>
          <table:table-cell office:value-type="float" office:value="19.1124" calcext:value-type="float">
            <text:p>19.11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5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23" calcext:value-type="float">
            <text:p>0.8623</text:p>
          </table:table-cell>
          <table:table-cell office:value-type="float" office:value="2.4408" calcext:value-type="float">
            <text:p>2.44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8</text:p>
          </table:table-cell>
          <table:table-cell office:value-type="float" office:value="2.6364" calcext:value-type="float">
            <text:p>2.63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8471" calcext:value-type="float">
            <text:p>1.8471</text:p>
          </table:table-cell>
          <table:table-cell office:value-type="float" office:value="3.4256" calcext:value-type="float">
            <text:p>3.42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2</text:p>
          </table:table-cell>
          <table:table-cell office:value-type="string" calcext:value-type="string">
            <text:p>exp9</text:p>
          </table:table-cell>
          <table:table-cell office:value-type="float" office:value="2.8974" calcext:value-type="float">
            <text:p>2.8974</text:p>
          </table:table-cell>
          <table:table-cell office:value-type="float" office:value="0.001" calcext:value-type="float">
            <text:p>0.001</text:p>
          </table:table-cell>
          <table:table-cell office:value-type="float" office:value="2.1081" calcext:value-type="float">
            <text:p>2.1081</text:p>
          </table:table-cell>
          <table:table-cell office:value-type="float" office:value="3.6866" calcext:value-type="float">
            <text:p>3.68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24</text:p>
          </table:table-cell>
          <table:table-cell office:value-type="float" office:value="18.5233" calcext:value-type="float">
            <text:p>18.5233</text:p>
          </table:table-cell>
          <table:table-cell office:value-type="float" office:value="0.001" calcext:value-type="float">
            <text:p>0.001</text:p>
          </table:table-cell>
          <table:table-cell office:value-type="float" office:value="17.734" calcext:value-type="float">
            <text:p>17.734</text:p>
          </table:table-cell>
          <table:table-cell office:value-type="float" office:value="19.3125" calcext:value-type="float">
            <text:p>19.31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5</text:p>
          </table:table-cell>
          <table:table-cell office:value-type="float" office:value="1.8516" calcext:value-type="float">
            <text:p>1.85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24" calcext:value-type="float">
            <text:p>1.0624</text:p>
          </table:table-cell>
          <table:table-cell office:value-type="float" office:value="2.6409" calcext:value-type="float">
            <text:p>2.640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8</text:p>
          </table:table-cell>
          <table:table-cell office:value-type="float" office:value="2.8365" calcext:value-type="float">
            <text:p>2.83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472" calcext:value-type="float">
            <text:p>2.0472</text:p>
          </table:table-cell>
          <table:table-cell office:value-type="float" office:value="3.6257" calcext:value-type="float">
            <text:p>3.62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3</text:p>
          </table:table-cell>
          <table:table-cell office:value-type="string" calcext:value-type="string">
            <text:p>exp9</text:p>
          </table:table-cell>
          <table:table-cell office:value-type="float" office:value="3.0975" calcext:value-type="float">
            <text:p>3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3082" calcext:value-type="float">
            <text:p>2.3082</text:p>
          </table:table-cell>
          <table:table-cell office:value-type="float" office:value="3.8867" calcext:value-type="float">
            <text:p>3.886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3</text:p>
          </table:table-cell>
          <table:table-cell office:value-type="float" office:value="-18.4216" calcext:value-type="float">
            <text:p>-18.4216</text:p>
          </table:table-cell>
          <table:table-cell office:value-type="float" office:value="0.001" calcext:value-type="float">
            <text:p>0.001</text:p>
          </table:table-cell>
          <table:table-cell office:value-type="float" office:value="-19.2109" calcext:value-type="float">
            <text:p>-19.2109</text:p>
          </table:table-cell>
          <table:table-cell office:value-type="float" office:value="-17.6324" calcext:value-type="float">
            <text:p>-17.63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4</text:p>
          </table:table-cell>
          <table:table-cell office:value-type="float" office:value="-18.2596" calcext:value-type="float">
            <text:p>-18.2596</text:p>
          </table:table-cell>
          <table:table-cell office:value-type="float" office:value="0.001" calcext:value-type="float">
            <text:p>0.001</text:p>
          </table:table-cell>
          <table:table-cell office:value-type="float" office:value="-19.0489" calcext:value-type="float">
            <text:p>-19.0489</text:p>
          </table:table-cell>
          <table:table-cell office:value-type="float" office:value="-17.4704" calcext:value-type="float">
            <text:p>-17.470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5</text:p>
          </table:table-cell>
          <table:table-cell office:value-type="float" office:value="-16.6716" calcext:value-type="float">
            <text:p>-16.6716</text:p>
          </table:table-cell>
          <table:table-cell office:value-type="float" office:value="0.001" calcext:value-type="float">
            <text:p>0.001</text:p>
          </table:table-cell>
          <table:table-cell office:value-type="float" office:value="-17.4609" calcext:value-type="float">
            <text:p>-17.4609</text:p>
          </table:table-cell>
          <table:table-cell office:value-type="float" office:value="-15.8824" calcext:value-type="float">
            <text:p>-15.88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6</text:p>
          </table:table-cell>
          <table:table-cell office:value-type="float" office:value="-17.9277" calcext:value-type="float">
            <text:p>-17.9277</text:p>
          </table:table-cell>
          <table:table-cell office:value-type="float" office:value="0.001" calcext:value-type="float">
            <text:p>0.001</text:p>
          </table:table-cell>
          <table:table-cell office:value-type="float" office:value="-18.7169" calcext:value-type="float">
            <text:p>-18.7169</text:p>
          </table:table-cell>
          <table:table-cell office:value-type="float" office:value="-17.1384" calcext:value-type="float">
            <text:p>-17.138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7</text:p>
          </table:table-cell>
          <table:table-cell office:value-type="float" office:value="-18.4464" calcext:value-type="float">
            <text:p>-18.4464</text:p>
          </table:table-cell>
          <table:table-cell office:value-type="float" office:value="0.001" calcext:value-type="float">
            <text:p>0.001</text:p>
          </table:table-cell>
          <table:table-cell office:value-type="float" office:value="-19.2356" calcext:value-type="float">
            <text:p>-19.2356</text:p>
          </table:table-cell>
          <table:table-cell office:value-type="float" office:value="-17.6571" calcext:value-type="float">
            <text:p>-17.65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8</text:p>
          </table:table-cell>
          <table:table-cell office:value-type="float" office:value="-15.6868" calcext:value-type="float">
            <text:p>-15.6868</text:p>
          </table:table-cell>
          <table:table-cell office:value-type="float" office:value="0.001" calcext:value-type="float">
            <text:p>0.001</text:p>
          </table:table-cell>
          <table:table-cell office:value-type="float" office:value="-16.4761" calcext:value-type="float">
            <text:p>-16.4761</text:p>
          </table:table-cell>
          <table:table-cell office:value-type="float" office:value="-14.8976" calcext:value-type="float">
            <text:p>-14.89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24</text:p>
          </table:table-cell>
          <table:table-cell office:value-type="string" calcext:value-type="string">
            <text:p>exp9</text:p>
          </table:table-cell>
          <table:table-cell office:value-type="float" office:value="-15.4258" calcext:value-type="float">
            <text:p>-15.4258</text:p>
          </table:table-cell>
          <table:table-cell office:value-type="float" office:value="0.001" calcext:value-type="float">
            <text:p>0.001</text:p>
          </table:table-cell>
          <table:table-cell office:value-type="float" office:value="-16.2151" calcext:value-type="float">
            <text:p>-16.2151</text:p>
          </table:table-cell>
          <table:table-cell office:value-type="float" office:value="-14.6365" calcext:value-type="float">
            <text:p>-14.636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5</text:p>
          </table:table-cell>
          <table:table-cell office:value-type="float" office:value="1.75" calcext:value-type="float">
            <text:p>1.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08" calcext:value-type="float">
            <text:p>0.9608</text:p>
          </table:table-cell>
          <table:table-cell office:value-type="float" office:value="2.5393" calcext:value-type="float">
            <text:p>2.539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8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001" calcext:value-type="float">
            <text:p>0.001</text:p>
          </table:table-cell>
          <table:table-cell office:value-type="float" office:value="1.9456" calcext:value-type="float">
            <text:p>1.9456</text:p>
          </table:table-cell>
          <table:table-cell office:value-type="float" office:value="3.5241" calcext:value-type="float">
            <text:p>3.52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office:value-type="string" calcext:value-type="string">
            <text:p>exp9</text:p>
          </table:table-cell>
          <table:table-cell office:value-type="float" office:value="2.9958" calcext:value-type="float">
            <text:p>2.9958</text:p>
          </table:table-cell>
          <table:table-cell office:value-type="float" office:value="0.001" calcext:value-type="float">
            <text:p>0.001</text:p>
          </table:table-cell>
          <table:table-cell office:value-type="float" office:value="2.2066" calcext:value-type="float">
            <text:p>2.2066</text:p>
          </table:table-cell>
          <table:table-cell office:value-type="float" office:value="3.7851" calcext:value-type="float">
            <text:p>3.78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5</text:p>
          </table:table-cell>
          <table:table-cell office:value-type="float" office:value="1.588" calcext:value-type="float">
            <text:p>1.5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87" calcext:value-type="float">
            <text:p>0.7987</text:p>
          </table:table-cell>
          <table:table-cell office:value-type="float" office:value="2.3772" calcext:value-type="float">
            <text:p>2.37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float" office:value="2.5728" calcext:value-type="float">
            <text:p>2.5728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35" calcext:value-type="float">
            <text:p>1.7835</text:p>
          </table:table-cell>
          <table:table-cell office:value-type="float" office:value="3.3621" calcext:value-type="float">
            <text:p>3.362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4</text:p>
          </table:table-cell>
          <table:table-cell office:value-type="string" calcext:value-type="string">
            <text:p>exp9</text:p>
          </table:table-cell>
          <table:table-cell office:value-type="float" office:value="2.8338" calcext:value-type="float">
            <text:p>2.833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445" calcext:value-type="float">
            <text:p>2.0445</text:p>
          </table:table-cell>
          <table:table-cell office:value-type="float" office:value="3.6231" calcext:value-type="float">
            <text:p>3.62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6</text:p>
          </table:table-cell>
          <table:table-cell office:value-type="float" office:value="-1.256" calcext:value-type="float">
            <text:p>-1.256</text:p>
          </table:table-cell>
          <table:table-cell office:value-type="float" office:value="0.001" calcext:value-type="float">
            <text:p>0.001</text:p>
          </table:table-cell>
          <table:table-cell office:value-type="float" office:value="-2.0453" calcext:value-type="float">
            <text:p>-2.0453</text:p>
          </table:table-cell>
          <table:table-cell office:value-type="float" office:value="-0.4668" calcext:value-type="float">
            <text:p>-0.466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7</text:p>
          </table:table-cell>
          <table:table-cell office:value-type="float" office:value="-1.7747" calcext:value-type="float">
            <text:p>-1.7747</text:p>
          </table:table-cell>
          <table:table-cell office:value-type="float" office:value="0.001" calcext:value-type="float">
            <text:p>0.001</text:p>
          </table:table-cell>
          <table:table-cell office:value-type="float" office:value="-2.564" calcext:value-type="float">
            <text:p>-2.564</text:p>
          </table:table-cell>
          <table:table-cell office:value-type="float" office:value="-0.9855" calcext:value-type="float">
            <text:p>-0.985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8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956" calcext:value-type="float">
            <text:p>0.1956</text:p>
          </table:table-cell>
          <table:table-cell office:value-type="float" office:value="1.7741" calcext:value-type="float">
            <text:p>1.77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5</text:p>
          </table:table-cell>
          <table:table-cell office:value-type="string" calcext:value-type="string">
            <text:p>exp9</text:p>
          </table:table-cell>
          <table:table-cell office:value-type="float" office:value="1.2458" calcext:value-type="float">
            <text:p>1.24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66" calcext:value-type="float">
            <text:p>0.4566</text:p>
          </table:table-cell>
          <table:table-cell office:value-type="float" office:value="2.0351" calcext:value-type="float">
            <text:p>2.03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8</text:p>
          </table:table-cell>
          <table:table-cell office:value-type="float" office:value="2.2409" calcext:value-type="float">
            <text:p>2.240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16" calcext:value-type="float">
            <text:p>1.4516</text:p>
          </table:table-cell>
          <table:table-cell office:value-type="float" office:value="3.0301" calcext:value-type="float">
            <text:p>3.03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6</text:p>
          </table:table-cell>
          <table:table-cell office:value-type="string" calcext:value-type="string">
            <text:p>exp9</text:p>
          </table:table-cell>
          <table:table-cell office:value-type="float" office:value="2.5019" calcext:value-type="float">
            <text:p>2.50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7126" calcext:value-type="float">
            <text:p>1.7126</text:p>
          </table:table-cell>
          <table:table-cell office:value-type="float" office:value="3.2911" calcext:value-type="float">
            <text:p>3.29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8</text:p>
          </table:table-cell>
          <table:table-cell office:value-type="float" office:value="2.7596" calcext:value-type="float">
            <text:p>2.7596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03" calcext:value-type="float">
            <text:p>1.9703</text:p>
          </table:table-cell>
          <table:table-cell office:value-type="float" office:value="3.5488" calcext:value-type="float">
            <text:p>3.54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exp7</text:p>
          </table:table-cell>
          <table:table-cell office:value-type="string" calcext:value-type="string">
            <text:p>exp9</text:p>
          </table:table-cell>
          <table:table-cell office:value-type="float" office:value="3.0206" calcext:value-type="float">
            <text:p>3.0206</text:p>
          </table:table-cell>
          <table:table-cell office:value-type="float" office:value="0.001" calcext:value-type="float">
            <text:p>0.001</text:p>
          </table:table-cell>
          <table:table-cell office:value-type="float" office:value="2.2313" calcext:value-type="float">
            <text:p>2.2313</text:p>
          </table:table-cell>
          <table:table-cell office:value-type="float" office:value="3.8098" calcext:value-type="float">
            <text:p>3.8098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1" table:target-range-address="speed.B1:speed.H276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energy.B1:energy.H276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error.B1:error.H2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20:20:07.184933037</dc:date>
    <meta:editing-duration>PT11H31M56S</meta:editing-duration>
    <meta:editing-cycles>3</meta:editing-cycles>
    <meta:generator>LibreOffice/6.0.7.3$Linux_X86_64 LibreOffice_project/00m0$Build-3</meta:generator>
    <meta:document-statistic meta:table-count="4" meta:cell-count="5971" meta:object-count="0"/>
  </office:meta>
</office:document-meta>
</file>